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middle" fo:wrap-option="wrap"/>
    </style:style>
    <style:style style:name="ce5" style:family="table-cell" style:parent-style-name="Default" style:data-style-name="N0">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top" fo:wrap-option="wrap"/>
    </style:style>
    <style:style style:name="ce8" style:family="table-cell" style:parent-style-name="Default" style:data-style-name="N0">
      <style:table-cell-properties style:vertical-align="middle" fo:wrap-option="wrap"/>
      <style:text-properties fo:font-style="italic" style:font-style-asian="italic" style:font-style-complex="italic"/>
    </style:style>
    <style:style style:name="ce9" style:family="table-cell" style:parent-style-name="Hyperlink" style:data-style-name="N0">
      <style:table-cell-properties style:vertical-align="middle" fo:wrap-option="wrap"/>
      <style:text-properties fo:color="#000000" style:text-underline-style="none" style:text-underline-type="none"/>
    </style:style>
    <style:style style:name="ce10"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ce11" style:family="table-cell" style:parent-style-name="Hyperlink" style:data-style-name="N0">
      <style:table-cell-properties style:vertical-align="middle" fo:wrap-option="wrap"/>
      <style:text-properties fo:color="#0563C1" style:text-underline-style="solid" style:text-underline-type="single"/>
    </style:style>
    <style:style style:name="ce12" style:family="table-cell" style:parent-style-name="Default" style:data-style-name="N0">
      <style:table-cell-properties style:vertical-align="middle" fo:wrap-option="wrap"/>
      <style:text-properties style:text-underline-style="solid" style:text-underline-type="single"/>
    </style:style>
    <style:style style:name="ce13" style:family="table-cell" style:parent-style-name="Default" style:data-style-name="N0">
      <style:table-cell-properties style:vertical-align="middle" fo:wrap-option="wrap"/>
      <style:text-properties fo:font-size="12pt" style:font-size-asian="12pt" style:font-size-complex="12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24895833333333cm"/>
    </style:style>
    <style:style style:name="co2" style:family="table-column">
      <style:table-column-properties fo:break-before="auto" style:column-width="5.58270833333333cm"/>
    </style:style>
    <style:style style:name="co3" style:family="table-column">
      <style:table-column-properties fo:break-before="auto" style:column-width="6.16479166666667cm"/>
    </style:style>
    <style:style style:name="co4" style:family="table-column">
      <style:table-column-properties fo:break-before="auto" style:column-width="15.6104166666667cm"/>
    </style:style>
    <style:style style:name="co5" style:family="table-column">
      <style:table-column-properties fo:break-before="auto" style:column-width="4.63020833333333cm"/>
    </style:style>
    <style:style style:name="co6" style:family="table-column">
      <style:table-column-properties fo:break-before="auto" style:column-width="2.51354166666667cm"/>
    </style:style>
    <style:style style:name="co7" style:family="table-column">
      <style:table-column-properties fo:break-before="auto" style:column-width="3.94229166666667cm"/>
    </style:style>
    <style:style style:name="co8" style:family="table-column">
      <style:table-column-properties fo:break-before="auto" style:column-width="1.69333333333333cm"/>
    </style:style>
    <style:style style:name="ro1" style:family="table-row">
      <style:table-row-properties style:row-height="30pt" style:use-optimal-row-height="true" fo:break-before="auto"/>
    </style:style>
    <style:style style:name="ro2" style:family="table-row">
      <style:table-row-properties style:row-height="249pt" style:use-optimal-row-height="false" fo:break-before="auto"/>
    </style:style>
    <style:style style:name="ro3" style:family="table-row">
      <style:table-row-properties style:row-height="408.75pt" style:use-optimal-row-height="false" fo:break-before="auto"/>
    </style:style>
    <style:style style:name="ro4" style:family="table-row">
      <style:table-row-properties style:row-height="345pt" style:use-optimal-row-height="true" fo:break-before="auto"/>
    </style:style>
    <style:style style:name="ro5" style:family="table-row">
      <style:table-row-properties style:row-height="390pt" style:use-optimal-row-height="true" fo:break-before="auto"/>
    </style:style>
    <style:style style:name="ro6" style:family="table-row">
      <style:table-row-properties style:row-height="360pt" style:use-optimal-row-height="true" fo:break-before="auto"/>
    </style:style>
    <style:style style:name="ro7" style:family="table-row">
      <style:table-row-properties style:row-height="409.5pt" style:use-optimal-row-height="true" fo:break-before="auto"/>
    </style:style>
    <style:style style:name="ro8" style:family="table-row">
      <style:table-row-properties style:row-height="300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375pt" style:use-optimal-row-height="true" fo:break-before="auto"/>
    </style:style>
    <style:style style:name="ro11" style:family="table-row">
      <style:table-row-properties style:row-height="330pt" style:use-optimal-row-height="true" fo:break-before="auto"/>
    </style:style>
    <style:style style:name="ro12" style:family="table-row">
      <style:table-row-properties style:row-height="405pt" style:use-optimal-row-height="true" fo:break-before="auto"/>
    </style:style>
    <style:style style:name="ro13" style:family="table-row">
      <style:table-row-properties style:row-height="270pt" style:use-optimal-row-height="true" fo:break-before="auto"/>
    </style:style>
    <style:style style:name="ro14" style:family="table-row">
      <style:table-row-properties style:row-height="255pt" style:use-optimal-row-height="true" fo:break-before="auto"/>
    </style:style>
    <style:style style:name="ro15" style:family="table-row">
      <style:table-row-properties style:row-height="240pt" style:use-optimal-row-height="true" fo:break-before="auto"/>
    </style:style>
    <style:style style:name="ro16" style:family="table-row">
      <style:table-row-properties style:row-height="315pt" style:use-optimal-row-height="true" fo:break-before="auto"/>
    </style:style>
    <style:style style:name="ro17" style:family="table-row">
      <style:table-row-properties style:row-height="210pt" style:use-optimal-row-height="true" fo:break-before="auto"/>
    </style:style>
    <style:style style:name="ro18" style:family="table-row">
      <style:table-row-properties style:row-height="225pt" style:use-optimal-row-height="true" fo:break-before="auto"/>
    </style:style>
    <style:style style:name="ro19" style:family="table-row">
      <style:table-row-properties style:row-height="195pt" style:use-optimal-row-height="true" fo:break-before="auto"/>
    </style:style>
    <style:style style:name="ro20"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4"/>
        <table:table-column table:style-name="co2" table:default-cell-style-name="ce4"/>
        <table:table-column table:style-name="co3" table:default-cell-style-name="ce5"/>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16377" table:default-cell-style-name="ce4"/>
        <table:table-row table:style-name="ro1">
          <table:table-cell office:value-type="string" table:style-name="ce2">
            <text:p>Numéro<text:s/></text:p>
          </table:table-cell>
          <table:table-cell office:value-type="string" table:style-name="ce2">
            <text:p>Nom du POI</text:p>
          </table:table-cell>
          <table:table-cell office:value-type="string" table:style-name="ce3">
            <text:p>texte court</text:p>
          </table:table-cell>
          <table:table-cell office:value-type="string" table:style-name="ce2">
            <text:p>texte long<text:s/></text:p>
          </table:table-cell>
          <table:table-cell office:value-type="string" table:style-name="ce2">
            <text:p>parcours</text:p>
          </table:table-cell>
          <table:table-cell office:value-type="string" table:style-name="ce4">
            <text:p>tags</text:p>
          </table:table-cell>
          <table:table-cell office:value-type="string" table:style-name="ce4">
            <text:p>coordonnées GPS (à récupérer sur OSM)</text:p>
          </table:table-cell>
          <table:table-cell table:number-columns-repeated="16377"/>
        </table:table-row>
        <table:table-row table:style-name="ro2">
          <table:table-cell office:value-type="float" office:value="1" table:style-name="ce4">
            <text:p>1</text:p>
          </table:table-cell>
          <table:table-cell office:value-type="string" table:style-name="ce4">
            <text:p>Diane</text:p>
          </table:table-cell>
          <table:table-cell office:value-type="string" table:style-name="ce5">
            <text:p>la statue de Diane/Artémis domine les jardins du château</text:p>
          </table:table-cell>
          <table:table-cell office:value-type="string" table:style-name="ce4">
            <text:p>Cette statue est présente dans le jardin de Clères depuis les années 1920. Il s’agit d’une représentation de la Déesse Diane ou Artémis. Cette statue est en béton pierre. Elle a été réalisée à partir d’un moule datant du 18e ou du 19e siècle copiant la Diane de Versailles qui est en marbre.</text:p>
            <text:p><text:s/>Cette représentation est elle-même une copie romaine d’époque impériale (IIe siècle d’un original grec en bronze (4e siècle AD) attribuée au sculpteur Léocharès. Mais cette attribution est soumise à débat.</text:p>
            <text:p>La déesse est représentée en marche, la main posée sur les bois d’un petit cerf qui a été ajouté au XVIIe siècle par le restaurateur Barthélémy Prieur. De la main droite, elle attrape une flèche dans son carquois. Elle tenait un arc de sa main gauche, remplacé par le cerf.<text:s/></text:p>
            <text:p>Cette déesse est la protectrice des animaux sauvages et de la nature. Elle est aussi la déesse de la chasse et de la lune. Elle est la sœur jumelle de dieu Apollon.<text:s/></text:p>
            <text:p>Cette statue est très représentée dans les jardins Arts and Crafts.</text:p>
            <text:p/>
          </table:table-cell>
          <table:table-cell office:value-type="string" table:style-name="ce4">
            <text:p>patrimoine; jardin</text:p>
          </table:table-cell>
          <table:table-cell office:value-type="string" table:style-name="ce4">
            <text:p>statue</text:p>
          </table:table-cell>
          <table:table-cell office:value-type="string" table:style-name="ce4">
            <office:annotation draw:style-name="a0" svg:x="14.4166666666667in" svg:y="0.104166666666667in" svg:width="1.5in" svg:height="0.822916666666667in">
              <dc:creator/>
              <text:p>Commentaire :</text:p>
              <text:p><text:s text:c="4"/>Pour la liste des parcours :<text:s/></text:p>
              <text:p>- Patrimoine</text:p>
              <text:p>- jardin</text:p>
              <text:p>- les arbres</text:p>
              <text:p>- EEP<text:s/></text:p>
              <text:p>- les incontournables</text:p>
              <text:p>- accessibles PMR</text:p>
              <text:p>- les mammifères</text:p>
              <text:p>- les oiseaux<text:s/></text:p>
              <text:p>- psittaciformes</text:p>
              <text:p>- Madagascar</text:p>
              <text:p>- Asie</text:p>
              <text:p>- Afrique</text:p>
              <text:p>- Amérique<text:s/></text:p>
              <text:p>- Australie</text:p>
              <text:p>- Europe</text:p>
              <text:p>- pratique</text:p>
              <text:p/>
              <text:p>Réponse :</text:p>
              <text:p><text:s text:c="4"/>-les carnivores</text:p>
              <text:p/>
              <text:p>Réponse :</text:p>
              <text:p><text:s text:c="4"/>- Arctique</text:p>
              <text:p>- Océanie</text:p>
            </office:annotation>
            <text:p>49.59636, 1.10653</text:p>
          </table:table-cell>
          <table:table-cell table:number-columns-repeated="16377"/>
        </table:table-row>
        <table:table-row table:style-name="ro3">
          <table:table-cell office:value-type="float" office:value="2" table:style-name="ce4">
            <text:p>2</text:p>
          </table:table-cell>
          <table:table-cell office:value-type="string" table:style-name="ce6">
            <text:p>Amazone à front bleu</text:p>
          </table:table-cell>
          <table:table-cell office:value-type="string" table:style-name="ce5">
            <text:p>L’amazone à front bleu est un oiseau de la famille des Psittacidés réputé pour son intelligence</text:p>
          </table:table-cell>
          <table:table-cell office:value-type="string" table:style-name="ce7">
            <text:p>Nom commun : Amazone à front bleu</text:p>
            <text:p>Nom scientifique : Amazona aestiva</text:p>
            <text:p>Famille : Psittacidés</text:p>
            <text:p>Habitat : savane, palmeraie, forêt subtropicale avec de grands arbres fournissant des cavités pour les nids</text:p>
            <text:p>Localisation géographique : Argentine, Bolivie, Brésil, Paraguay</text:p>
            <text:p>Taille : 33 à 38 cm</text:p>
            <text:p>Poids : env. 400 g</text:p>
            <text:p>Espérance de vie : jusqu’à 70 ans en captivité</text:p>
            <text:p>Reproduction : octobre à mars. Le nid est fait dans la cavité d’un tronc d’arbre à environ 9m de hauteur ou plus. Plus occasionnellement, il peut être à flanc de falaise ou dans un nid arboricole de termites. En moyenne, la ponte est de 3 œufs (1-5) ; incubation (en captivité par la femelle seulement) de 23-25 jours. Les poussins pèsent entre 12 et 22 g à l'éclosion. Les oisillons prennent leur plein envol environ 56 jours après l'éclosion. Il faut généralement 9 semaines pour que les poussins deviennent indépendants, les deux sexes atteignent la maturité sexuelle vers l'âge de 2 à 4 ans.<text:s/></text:p>
            <text:p>Régime alimentaire : végétarien (Graines, fruits et quelques fleurs)<text:s/></text:p>
            <text:p>Description : Leur corps entier est principalement composé d'un plumage vert vif. Des plumes bleues se trouvent sur le bec et le haut de la tête, des plumes jaunes entourent les yeux. La répartition du jaune et du bleu varie pour chaque oiseau. Il y a du rouge sur les ailes.</text:p>
            <text:p>Ce plumage quasiment tout vert leur permet de se confondre dans leur environnement arboricole.</text:p>
            <text:p>Conservation : la déforestation est une préoccupation majeure pour ces oiseaux. Dépendant de grands arbres pour la reproduction, l'exploitation forestière et l'aménagement paysager de leur milieu naturel réduisent les sites de nidification potentiels. De plus, l’espèce est fortement piégée pour le commerce des oiseaux de cage. La population est en déclin, l’amazone à front bleu est classée « quasi menacée » sur la liste rouge de l’UICN.</text:p>
            <text:p/>
          </table:table-cell>
          <table:table-cell office:value-type="string" table:style-name="ce4">
            <text:p>oiseaux; psittaciformes; Amérique</text:p>
          </table:table-cell>
          <table:table-cell table:number-columns-repeated="16379" table:style-name="ce4"/>
        </table:table-row>
        <table:table-row table:style-name="ro4">
          <table:table-cell office:value-type="float" office:value="3" table:style-name="ce4">
            <text:p>3</text:p>
          </table:table-cell>
          <table:table-cell office:value-type="string" table:style-name="ce6">
            <text:p>Bernache à crinière</text:p>
          </table:table-cell>
          <table:table-cell office:value-type="string" table:style-name="ce5">
            <text:p>La bernache à crinière est une espèce d’oiseau appartenant à la famille des anatidés, endémique de l’Australie</text:p>
          </table:table-cell>
          <table:table-cell office:value-type="string" table:style-name="ce7">
            <text:p>Nom commun : Canard à crinière – bernache à crinière</text:p>
            <text:p>Nom scientifique : Chenoneta jubata</text:p>
            <text:p>Famille : Anatidés</text:p>
            <text:p>Habitat : Marais et zones herbeuses, souvent entourées par une forêt ouverte.</text:p>
            <text:p>Répartition géographique : Sud-Ouest et Est de l’Australie, Tasmanie.</text:p>
            <text:p>Taille : 44 à 56 cm</text:p>
            <text:p>Poids : 660 à 980 g</text:p>
            <text:p>Espérance de vie : 15 à 20 ans</text:p>
            <text:p>Reproduction : La saison de reproduction commence en août, mais dépend de la saison des pluies. Le canard à crinière nidifie en couple. Le nid est souvent dans le creux d’un arbre. La femelle pond 8 à 11 œufs, qui seront couvés 28 jours. Les jeunes quitteront le nid vers 57 jours.</text:p>
            <text:p>Régime alimentaire : Essentiellement végétarien.</text:p>
            <text:p>Description : Dimorphisme sexuel. La femelle est dans les tons bruns, mouchetée de blanc. Le dessus est brun et noir, la tête brune avec deux traits blancs, l’un partant du bec et passant en dessous de l’œil, l’autre partant du dessus de l’œil, les deux s’étirant derrière la tête. Le mâle est quant à lui gris, avec le dessus des ailes plus clair, le dos et le ventre noirs, le poitrail clair moucheté de noir, et la tête marron-noir, avec une petite crinière au niveau de la nuque.</text:p>
            <text:p>Conservation : Espèce localement commune, considérée comme nuisible dans certaines zones où elle cause des dégâts dans les cultures. Inscrite en « préoccupation mineure » sur la liste rouge de l’UICN.</text:p>
            <text:p/>
          </table:table-cell>
          <table:table-cell office:value-type="string" table:style-name="ce4">
            <text:p>oiseaux; Australie; Océanie</text:p>
          </table:table-cell>
          <table:table-cell table:number-columns-repeated="16379" table:style-name="ce4"/>
        </table:table-row>
        <table:table-row table:style-name="ro5">
          <table:table-cell office:value-type="float" office:value="4" table:style-name="ce4">
            <text:p>4</text:p>
          </table:table-cell>
          <table:table-cell office:value-type="string" table:style-name="ce6">
            <text:p>Bernache cravant</text:p>
          </table:table-cell>
          <table:table-cell office:value-type="string" table:style-name="ce4">
            <text:p>La bernache cravant est une petite espèce d’oie vivant dans toute la zone actique</text:p>
          </table:table-cell>
          <table:table-cell office:value-type="string" table:style-name="ce7">
            <text:p>Nom commun : Bernache cravant</text:p>
            <text:p>Nom scientifique : Branta bernicla</text:p>
            <text:p>Famille : Anatidés</text:p>
            <text:p>Habitat : Sites de nidification dans les toundras arctiques, hivernages le long des estuaires, dans les vasières.</text:p>
            <text:p>Localisation géographique : Nidification en zone arctique : Sibérie, Alaska, Canada, Groenland. Hivernage le long des côtes américaines, européennes, chinoise, coréenne et japonaise.</text:p>
            <text:p>Taille : 55 à 66 cm</text:p>
            <text:p>Poids : 0,8 à 2,2 kg</text:p>
            <text:p>Espérance de vie : 11 ans en moyenne, avec un record de plus de 20 ans en captivité</text:p>
            <text:p>Reproduction : La saison de reproduction débute en juin. Les bernaches cravants nichent en général en colonies. Le nid est une simple dépression au sol, garnie d’herbes, de mousses et de duvet. La femelle y pond en moyenne 3 à 5 œufs, qui seront incubés 24 à 26 jours. Les oisons seront capables de voler dès 40 jours.<text:s/></text:p>
            <text:p>Régime alimentaire : La bernache cravant est exclusivement végétarienne. Elle se nourrit d’herbe, de mousse, de lichen et de plantes aquatiques.</text:p>
            <text:p>Description : La bernache cravant est une petite oie. Sa tête, son cou et sa poitrine sont noirs, avec une tache blanche de chaque côté du cou. Le reste du corps est gris-brun, le croupion blanc. Le bec et les pattes sont quant à eux noirs.</text:p>
            <text:p>Conservation : La taille globale de la population est estimée entre 560 000 et 650 000 individus. La tendance à la hausse ou la baisse est inconnue, car certaines populations sont en hausse alors que d’autres sont en déclin. Ses menaces principales sont la chasse et la réduction de leurs réserves de nourriture. L’espèce est classée « en préoccupation mineure » sur la liste rouge de l’UICN.</text:p>
            <text:p/>
          </table:table-cell>
          <table:table-cell office:value-type="string" table:style-name="ce4">
            <text:p>oiseaux; Arctique</text:p>
          </table:table-cell>
          <table:table-cell table:number-columns-repeated="16379" table:style-name="ce4"/>
        </table:table-row>
        <table:table-row table:style-name="ro4">
          <table:table-cell office:value-type="float" office:value="5" table:style-name="ce4">
            <text:p>5</text:p>
          </table:table-cell>
          <table:table-cell office:value-type="string" table:style-name="ce6">
            <text:p>Bernache de Magellan</text:p>
          </table:table-cell>
          <table:table-cell office:value-type="string" table:style-name="ce4">
            <text:p>La bernache de Magellan est une espèce d’oie que l’on nomme aussi ouette de Magellan</text:p>
          </table:table-cell>
          <table:table-cell office:value-type="string" table:style-name="ce7">
            <text:p>Nom commun : Ouette de Magellan – Bernache de Magellan</text:p>
            <text:p>Nom scientifique : Chloephaga picta</text:p>
            <text:p>Famille : Anatidés</text:p>
            <text:p>Habitat : Espèce non associée à l’eau, l’ouette de Magellan fréquente plutôt les prairies et landes arables.<text:s/></text:p>
            <text:p>Répartition géographique : Sud de l’Amérique du Sud, Chili et Argentine, jusqu’à la Terre de Feu, et les îles Falkland.<text:s/></text:p>
            <text:p>Taille : 60 à 72,5 cm</text:p>
            <text:p>Poids : 2,7 à 3,2 kg</text:p>
            <text:p>Espérance de vie : Jusqu’à 25 ans en captivité</text:p>
            <text:p>Reproduction : La saison de reproduction commence en septembre dans les îles Falkland, et en octobre-novembre sur le continent. L’ouette de Magellan nidifie en couple. Le nid est au sol, dans la végétation, souvent près de l’eau. La femelle pond 5 à 8 œufs, qui seront couvés environ 30 jours. Les jeunes seront autonomes vers 9 à 10 semaines, et mature sexuellement vers 3 ans.</text:p>
            <text:p>Régime alimentaire : Presque exclusivement végétarienne, l’ouette de Magellan broute principalement l’herbe.</text:p>
            <text:p>Description : Il existe chez cette espèce un fort dimorphisme sexuel, le mâle ayant un plumage blanc, avec des ailes foncées, la femelle brun-roux. Les deux sont fortement rayés, sauf au niveau de la tête et du cou.</text:p>
            <text:p>Conservation : L’espèce est en déclin, même si certaines populations locales sont stables. Espèce considér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6">
          <table:table-cell office:value-type="float" office:value="6" table:style-name="ce4">
            <text:p>6</text:p>
          </table:table-cell>
          <table:table-cell office:value-type="string" table:style-name="ce6">
            <text:p>Canard à bec tacheté</text:p>
          </table:table-cell>
          <table:table-cell office:value-type="string" table:style-name="ce4">
            <text:p>Le canard à bec tacheté est une espèce d’anatidés vivant uniquement en Asie du Sur-Est</text:p>
          </table:table-cell>
          <table:table-cell office:value-type="string" table:style-name="ce7">
            <text:p>Nom commun : Canard à bec tacheté</text:p>
            <text:p>Nom scientifique : Anas poecilorhyncha</text:p>
            <text:p>Famille : Anatidés</text:p>
            <text:p>Habitat : Une grande variété de zones humides, de préférence ouvertes, avec une végétation abondante.</text:p>
            <text:p>Localisation géographique : Asie du Sud-Est, du Pakistan à Hong-Kong.<text:s/></text:p>
            <text:p>Taille : 55 à 63 cm</text:p>
            <text:p>Poids : 750 à 1500 g</text:p>
            <text:p>Espérance de vie :<text:s/></text:p>
            <text:p>Reproduction : La saison de reproduction varie localement, et dépend de la saison des pluies. Les canards à becs tacheté sont monogames. Le nid est en général au sol, caché dans la végétation, mais la femelle peut également parfois pondre dans le creux d’un arbre. Elle dépose en moyenne 7 à 9 œufs, qu’elle commencera à couver dès le dernier œuf pondu. L’incubation dure 24 jours environ.</text:p>
            <text:p>Régime alimentaire : Essentiellement végétarien, le canard à bec tacheté mange principalement de l’herbe, des roseaux et autres plantes aquatiques, mais il peut également ingurgiter des insectes et des larves.</text:p>
            <text:p>Description : Mâles et femelle sont similaires : Tête claire, avec la calotte foncée, un trait noir au niveau de l’œil, partant de la base du bec vers la nuque. Cou, poitrine, ventre et flancs beiges, tachetés du plus fin vers le plus grossier. Manteau et dessus des ailes bruns, croupion noir. Bec noir avec une tache jaune au bout, pattes orangées.</text:p>
            <text:p>Conservation : Taille de la population inconnue, mais estimée en déclin. L’espèce est classée « en préoccupation mineure » sur la liste rouge de l’UICN.</text:p>
            <text:p/>
          </table:table-cell>
          <table:table-cell office:value-type="string" table:style-name="ce4">
            <text:p>oiseaux; Asie</text:p>
          </table:table-cell>
          <table:table-cell table:number-columns-repeated="16379" table:style-name="ce4"/>
        </table:table-row>
        <table:table-row table:style-name="ro7">
          <table:table-cell office:value-type="float" office:value="7" table:style-name="ce4">
            <text:p>7</text:p>
          </table:table-cell>
          <table:table-cell office:value-type="string" table:style-name="ce6">
            <text:p>Canard à faucilles</text:p>
          </table:table-cell>
          <table:table-cell office:value-type="string" table:style-name="ce4">
            <text:p>Le canard à faucilles doit son nom à ses rémiges tertiaires (plumes des ailes), en forme de faucilles.</text:p>
          </table:table-cell>
          <table:table-cell office:value-type="string" table:style-name="ce7">
            <text:p>Nom commun : Canard à faucilles</text:p>
            <text:p>Nom scientifique : Mareca falcata</text:p>
            <text:p>Famille : Anatidés</text:p>
            <text:p>Habitat : Lacs d’eau douce, rivières, étangs, et lagons pendant la période de nidification. Prairies inondées et zones côtières en saison hivernale.</text:p>
            <text:p>Localisation géographique : Canard endémique de l’Asie orientale : Sud de la Russie et Mongolie en période de reproduction, hivernage plus au sud, de la Chine et de la Corée à l’Inde, en passant par le Japon.</text:p>
            <text:p>Taille : 46 à 54 cm</text:p>
            <text:p>Poids : 420 à 720 g</text:p>
            <text:p>Espérance de vie : inconnue</text:p>
            <text:p>Reproduction : La saison commence en mai-juin. Le nid est au sol, fait de végétation, souvent près de l’eau. La femelle y dépose 6-9 œufs, qui seront incubés 24-26 jours.<text:s/></text:p>
            <text:p>Régime alimentaire : Le canard à faucilles est principalement végétarien : Il se nourrit d’herbes, de graines, de plantes cultivée et de plantes aquatiques. Il mange également quelques invertébrés aquatiques.</text:p>
            <text:p>Description : Chez cette espèce, le dimorphisme sexuel est flagrant en plumage nuptial. En plumage d’éclipse, mâle et femelle se ressemblent beaucoup. Plumage dans les tons bruns, plus foncé sur le dessus, plus clair sur le dessous, presque beige au niveau du bas-ventre. Les plumes elles-mêmes sont plus foncées dans leur partie basse. La tête, brun-grisâtre, possède une courte huppe. En plumage nuptial, le mâle a la tête vert irisé avec quelques reflets pourpres. Le cou et le haut de la gorge sont blancs, séparés par un collier noir. Le reste du plumage est dans les tons gris, finement strié. Le dessus des ailes est foncé, le dessous est clair. Les tertiaires, grises et noires, sont allongées et incurvées.<text:s/></text:p>
            <text:p>Conservation : En 2007, la taille de la population était estimée à plus de 89 000 individus, mais elle est en net déclin, notamment du fait de la chasse. L’espèce est classée « quasi menacée » sur la liste rouge de l’UICN.</text:p>
            <text:p/>
          </table:table-cell>
          <table:table-cell office:value-type="string" table:style-name="ce4">
            <text:p>oiseaux; Asie</text:p>
          </table:table-cell>
          <table:table-cell table:number-columns-repeated="16379" table:style-name="ce4"/>
        </table:table-row>
        <table:table-row table:style-name="ro7">
          <table:table-cell office:value-type="float" office:value="8" table:style-name="ce4">
            <text:p>8</text:p>
          </table:table-cell>
          <table:table-cell office:value-type="string" table:style-name="ce6">
            <text:p>Canard carolin</text:p>
          </table:table-cell>
          <table:table-cell office:value-type="string" table:style-name="ce4">
            <text:p>Le canard carolin doit son nom à la Caroline, état des Etats-Unis dans lequel les premiers individus ont été capturés</text:p>
          </table:table-cell>
          <table:table-cell office:value-type="string" table:style-name="ce7">
            <text:p>Nom commun : Canard carolin – canard branchu</text:p>
            <text:p>Nom scientifique : Aix sponsa</text:p>
            <text:p>Famille : Anatidés</text:p>
            <text:p>Habitat : Marais, étangs, lacs, de préférence avec une couverture végétale.</text:p>
            <text:p>Localisation géographique : Canada, États-Unis, Cuba et Nord du Mexique</text:p>
            <text:p>Taille : 43 à 54 cm</text:p>
            <text:p>Poids : 450 à 870 g</text:p>
            <text:p>Espérance de vie : 15 ans dans la nature</text:p>
            <text:p>Reproduction : La saison reproduction commence entre février et avril. La femelle pond dans le creux d’un arbre, souvent près de l’eau. Elle dépose 10-15 œufs, qui seront couvés 28-30 jours. Très rapidement (quelques jours) les canetons peuvent sauter du nid. Ils se blessent rarement. Mais on compte beaucoup de mortalité, due à la prédation.</text:p>
            <text:p>Régime alimentaire : Le canard carolin est omnivore. Il se nourrit de graines, plantes aquatiques et insectes.</text:p>
            <text:p>Description : Le mâle en plumage d’éclipse ressemble beaucoup à la femelle : Dominante gris-brun tacheté, avec la gorge blanche et la tête grise. Une tache blanche entoure l’œil et se termine en trait vers la nuque. Un second trait blanc court le long de la base du bec, qui est gris chez la femelle, rose-rouge chez le mâle. Les pattes sont jaunes. En plumage nuptial, le mâle arbore un camaïeu de couleurs : dessus de la tête et joues bleu-vert irisé, couverture auriculaire noire. Deux traits blanc parallèles partent, l’un du bec, l’autre de l’arrière de l’œil, vers la nuque. Deux autres traits blancs partent de la gorge vers le bec et le long du cou. Le contour de l’œil, rouge, rappelle la couleur du bec. La poitrine est pourpre striée de beige, et le ventre et le bas-ventre sont blancs. Deux barres verticales noire et blanche séparent la poitrine des flancs, beiges. Le dos et le croupion sont noirs. Les ailes sont sombres.</text:p>
            <text:p>Conservation : La taille de la population est inconnue, mais en hausse. L’espèce est class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5">
          <table:table-cell office:value-type="float" office:value="9" table:style-name="ce4">
            <text:p>9</text:p>
          </table:table-cell>
          <table:table-cell office:value-type="string" table:style-name="ce6">
            <text:p>Canard chipeau</text:p>
          </table:table-cell>
          <table:table-cell office:value-type="string" table:style-name="ce4">
            <text:p>Le canard chipeau est sans doute l’espèce de canard la plus proche du canard colvert.</text:p>
          </table:table-cell>
          <table:table-cell office:value-type="string" table:style-name="ce7">
            <text:p>Nom commun : Canard chipeau</text:p>
            <text:p>Nom scientifique : Mareca strepera</text:p>
            <text:p>Famille : Anatidés</text:p>
            <text:p>Habitat : Marais à végétation abondante, prairies inondées</text:p>
            <text:p>Localisation géographique : Amérique du Nord, Europe, Asie, Moyen-Orient, Nord et Est de l’Afrique</text:p>
            <text:p>Taille : 46 à 58 cm</text:p>
            <text:p>Poids : 850 à 990 g<text:s/></text:p>
            <text:p>Espérance de vie : jusqu’à 19 ans dans la nature</text:p>
            <text:p>Reproduction : La saison de reproduction commence en avril-mai. Le canard chipeau est monogame. Le nid est fait d’herbes, de feuilles et de duvet, caché dans la végétation dense. La femelle y dépose 8 à 12 œufs, qui seront incubés 24-26 jours. Les canetons pourront voler vers 45 à 50 jours.</text:p>
            <text:p>Régime alimentaire : Le canard chipeau est majoritairement végétarien. Il se nourrit d’herbe et de plantes aquatiques, dont il mange toutes les parties (racine, tige, feuille et graine). En période de reproduction, des invertébrés aquatiques sont souvent ajoutés au menu.</text:p>
            <text:p>Description : Comme chez beaucoup de canards, il existe un dimorphisme sexuel chez cette espèce, bien que les deux aient des couleurs assez ternes. En effet, le mâle est dans les tons gris-bruns, avec le croupion noir et le ventre blanc. La femelle est quant à elle plutôt brune tachetée de noire, avec le ventre blanc. Son bec est jaune-orange, contrairement à celui du mâle, gris. Enfin mâle et femelle ont les pattes jaune-orange.</text:p>
            <text:p>Conservation : En 2015, la population de canard chipeau était estimée entre 4,3 et 4,9 millions d’individus, en hausse. Mais des menaces planent sur elle, comme la pollution, la chasse, ou encore à prédation des nids. Elle est ainsi classée « en préoccupation mineure » sur la liste rouge de l’UICN.</text:p>
            <text:p/>
          </table:table-cell>
          <table:table-cell office:value-type="string" table:style-name="ce4">
            <text:p>Oiseaux; Amérique; Europe; Asie</text:p>
          </table:table-cell>
          <table:table-cell table:number-columns-repeated="16379" table:style-name="ce4"/>
        </table:table-row>
        <table:table-row table:style-name="ro4">
          <table:table-cell office:value-type="float" office:value="10" table:style-name="ce4">
            <text:p>10</text:p>
          </table:table-cell>
          <table:table-cell office:value-type="string" table:style-name="ce6">
            <text:p>Canard mandarin</text:p>
          </table:table-cell>
          <table:table-cell office:value-type="string" table:style-name="ce5">
            <text:p>En France, le canard mandarin est l’espèce de canard ornementale la plus répandue.</text:p>
          </table:table-cell>
          <table:table-cell office:value-type="string" table:style-name="ce7">
            <text:p>Nom commun : Canard mandarin</text:p>
            <text:p>Nom scientifique : Aix galericulata</text:p>
            <text:p>Famille : Anatidés</text:p>
            <text:p>Habitat : Lacs, étangs, rivières, marais entourés d’une forêt dense.</text:p>
            <text:p>Répartition géographique : Sud-Est de la Russie, Nord-Est de la Chine, Japon.</text:p>
            <text:p>Taille : 41 à 51 cm</text:p>
            <text:p>Poids : 444 à 500 g</text:p>
            <text:p>Espérance de vie : 4 à 8 ans dans la nature, jusqu’à 12 ans en captivité</text:p>
            <text:p>Reproduction : La saison de reproduction commence en avril. Le canard mandarin nidifie en couple. Le nid est souvent dans le creux d’un arbre. La femelle pond 9 à 12 œufs, qui seront couvés 28 à 30 jours. Les jeunes quitteront le nid vers 40-45 jours, et seront mature sexuellement vers 1 an.</text:p>
            <text:p>Régime alimentaire : Graines, plantes aquatiques, escargots, insectes et petits poissons.</text:p>
            <text:p>Description : En plumage d’éclipse, le mâle ressemble beaucoup à la femelle, poitrail et dessous des ailes bun moucheté, ventre blanc, dessus brun, contour de l’œil blanc, avec un trait partant vers l’arrière de la tête. Le bec est quant à lui rouge, alors que celui de la femelle sera gris rosé. Sa livrée nuptiale est plus colorée : Dessus de la têt brun-vert, puis blanc en redescendant vers les yeux, et enfin roux des yeux jusqu’à la gorge. Poitrail brun avec des bandes noires et blanches, ventre blanc. Les ailes sont beiges avec l’extrémité rousse qui remonte pour former un « toit » au-dessus du dos, brun.</text:p>
            <text:p>Conservation : Espèce relativement commune, mais la population globale amorce un déclin. Espèce classée « en préoccupation mineure » sur la liste rouge de l’UICN.</text:p>
            <text:p/>
          </table:table-cell>
          <table:table-cell office:value-type="string" table:style-name="ce4">
            <text:p>oiseaux; Asie</text:p>
          </table:table-cell>
          <table:table-cell table:number-columns-repeated="16379" table:style-name="ce4"/>
        </table:table-row>
        <table:table-row table:style-name="ro6">
          <table:table-cell office:value-type="float" office:value="11" table:style-name="ce4">
            <text:p>11</text:p>
          </table:table-cell>
          <table:table-cell office:value-type="string" table:style-name="ce6">
            <text:p>Canard pilet</text:p>
          </table:table-cell>
          <table:table-cell office:value-type="string" table:style-name="ce4">
            <text:p>Le terme « pilet » viendrait de l’ancien français, désignant un carreau d’arbalète ou un javelot, et faisant référence aux longues plumes pointues de la queue du canard.</text:p>
          </table:table-cell>
          <table:table-cell office:value-type="string" table:style-name="ce7">
            <text:p>Nom commun : Canard pilet</text:p>
            <text:p>Nom scientifique : Anas acuta</text:p>
            <text:p>Famille : Anatidés</text:p>
            <text:p>Habitat : Zones humides ouvertes (marais, lacs, prairie humide, toundra…)</text:p>
            <text:p>Localisation géographique : Le canard pilet niche dans le nord de l’hémisphère nord du globe, et hiverne dans les régions plus basses, en Amérique centrale, en Afrique et dans le Sud-Est asiatique.</text:p>
            <text:p>Taille : 50 à 65 cm</text:p>
            <text:p>Poids : 600 à 1050 g</text:p>
            <text:p>Espérance de vie : jusqu’à 22 ans dans la nature</text:p>
            <text:p>Reproduction : La saison de reproduction commence en avril-mai. L’espèce est grégaire, mais les couples se forment pendant la migration vers les sites de nidification. Le nid est un amas de végétaux et de plumes sur le sol, dissimulé dans la végétation. La femelle y dépose 7 à 9 œufs, qui sont incubés 22 à 24 jours. Les canetons peuvent voler au bout de 45 jours.</text:p>
            <text:p>Régime alimentaire : Essentiellement végétarien, le canard pilet mange des graines, feuilles et tubercules, qu’il broute sur la terre ferme, et également des plantes aquatiques. Il peut également se nourrir de petits invertébrés (crustacés, mollusques, insectes, vers….)</text:p>
            <text:p>Description : D’un naturel élégant, le mâle est gris, avec le ventre et le cou blancs, qui se termine par un trait sur le côté du cou, la tête brun-noir, et une longue queue élancée. La femelle, de silhouette identique, a un plumage beaucoup plus discret, brun moucheté.</text:p>
            <text:p>Conservation : En Europe, la population est estimée entre 419 000 et 539 000 individus, avec un déclin de 25% en 20 ans, dû à la diminution des zones humide, l’expansion de l’industrie, la pollution… Espèce classée « en préoccupation mineure » sur la liste rouge de l’UICN.</text:p>
            <text:p/>
          </table:table-cell>
          <table:table-cell office:value-type="string" table:style-name="ce4">
            <text:p>oiseaux; Arctique</text:p>
          </table:table-cell>
          <table:table-cell table:number-columns-repeated="16379" table:style-name="ce4"/>
        </table:table-row>
        <table:table-row table:style-name="ro8">
          <table:table-cell office:value-type="float" office:value="12" table:style-name="ce4">
            <text:p>12</text:p>
          </table:table-cell>
          <table:table-cell office:value-type="string" table:style-name="ce6">
            <text:p>Canard siffleur du Chili</text:p>
          </table:table-cell>
          <table:table-cell office:value-type="string" table:style-name="ce4">
            <text:p>Il est aussi appelé canard de Chiloé, en référence à une petite île côtière du Chili où l’espèce est présente.</text:p>
          </table:table-cell>
          <table:table-cell office:value-type="string" table:style-name="ce7">
            <text:p>Nom commun : Canard siffleur du Chili – Canard de Chiloé</text:p>
            <text:p>Nom scientifique : Mareca sibilatrix</text:p>
            <text:p>Famille : Anatidés</text:p>
            <text:p>Habitat : Zones humides terrestres (lacs, lagons, rivières, tourbières…)</text:p>
            <text:p>Localisation géographique : Argentine, Brésil, Chili, Uruguay, îles Falkland</text:p>
            <text:p>Taille : 43 à 54 cm</text:p>
            <text:p>Poids : 820 à 940 g</text:p>
            <text:p>Espérance de vie : 20 ans dans la nature, jusqu’à 30 ans en captivité</text:p>
            <text:p>Reproduction : La saison de reproduction commence en août-septembre. Les canards de Chiloé se retrouvent en couples ou en petits groupes. Le nid est un simple trou dans le sol, au milieu de la végétation. La femelle y dépose 5 à 8 œufs, qui seront incubés 26 jours.<text:s/></text:p>
            <text:p>Régime alimentaire : Essentiellement végétarien, le canard de Chiloé mange principalement de l’herbe, du carex, des roseaux et aux plantes aquatiques.</text:p>
            <text:p>Description : La dominante du plumage est gris-noir rayé de blanc sur le dessus et le poitrail, roux sur les flancs. La tête est irisée vert foncé, avec une partie blanche entre les yeux et le bec, et une tache blanche au niveau des joues. La femelle est légèrement plus terne que le mâle.</text:p>
            <text:p>Conservation : Taille de la population inconnue, mais stable. Espèce classée « en préoccupation mineure » sur la liste rouge de l’UICN.</text:p>
            <text:p/>
          </table:table-cell>
          <table:table-cell office:value-type="string" table:style-name="ce4">
            <text:p>oiseaux; Amérique</text:p>
          </table:table-cell>
          <table:table-cell table:number-columns-repeated="16379" table:style-name="ce4"/>
        </table:table-row>
        <table:table-row table:style-name="ro6">
          <table:table-cell office:value-type="float" office:value="13" table:style-name="ce4">
            <text:p>13</text:p>
          </table:table-cell>
          <table:table-cell office:value-type="string" table:style-name="ce6">
            <text:p>Canard siffleur</text:p>
          </table:table-cell>
          <table:table-cell office:value-type="string" table:style-name="ce4">
            <text:p>Le canard siffleur doit son nom au cri caractéristique du mâle.</text:p>
          </table:table-cell>
          <table:table-cell office:value-type="string" table:style-name="ce7">
            <text:p>Nom commun : Canard siffleur – canard siffleur d’Europe</text:p>
            <text:p>Nom scientifique : Mareca penelope</text:p>
            <text:p>Famille : Anatidés</text:p>
            <text:p>Habitat : Marais d’eau douce, fleuves, lacs</text:p>
            <text:p>Localisation géographique : Nord de l’Eurasie, Islande, régions côtières d’Europe.</text:p>
            <text:p>Taille : 45 à 51 cm</text:p>
            <text:p>Poids : 415 à 970 g</text:p>
            <text:p>Espérance de vie : jusqu’à 18 ans, le record dépassant les 35 ans !</text:p>
            <text:p>Reproduction : La saison de reproduction commence en général en avril-mai. Une dépression dans le sol est utilisée pour former le nid, dans les hautes herbes, fait d’herbes et de tiges. La femelle pond en moyenne 8-9 œufs, qu’elle couvera pendant 24-25 jours. Les canetons sont nidifuges, et quittent le nid 24h après l’éclosion. Ils seront autonomes vers 40-45 jours, et mature sexuellement vers 2 ans.</text:p>
            <text:p>Régime alimentaire : Essentiellement végétarien, le canard siffleur mange surtout de l’herbe et du carex (feuilles, tiges, racines et graines). Mais il peut également manger quelques insectes.</text:p>
            <text:p>Description : Le plumage nuptial du mâle siffleur d’Europe est à dominante grise, avec la tête et le poitrail roux, et le front doré. La femelle est dans les tons brun-roux, avec le ventre blanc.</text:p>
            <text:p>Conservation : La population globale est estimée à environ 3 000 000 d’individus, stable à certains endroits, en déclin à d’autres, notamment à cause des perturbations d’origine humaine (activités récréatives, chasse, pollution, drainage…etc). L’espèce est inscrite « en préoccupation mineure » sur la liste rouge de l’UICN.</text:p>
            <text:p/>
          </table:table-cell>
          <table:table-cell office:value-type="string" table:style-name="ce4">
            <text:p>oiseaux; Europe; Asie</text:p>
          </table:table-cell>
          <table:table-cell table:number-columns-repeated="16379" table:style-name="ce4"/>
        </table:table-row>
        <table:table-row table:style-name="ro7">
          <table:table-cell office:value-type="float" office:value="14" table:style-name="ce4">
            <text:p>14</text:p>
          </table:table-cell>
          <table:table-cell office:value-type="string" table:style-name="ce6">
            <text:p>Canard souchet</text:p>
          </table:table-cell>
          <table:table-cell office:value-type="string" table:style-name="ce4">
            <text:p>Le canard souchet se distingue des autres canards par son grand bec en spatule.</text:p>
          </table:table-cell>
          <table:table-cell office:value-type="string" table:style-name="ce7">
            <text:p>Nom commun : Canard souchet –Souchet d’Europe</text:p>
            <text:p>Nom scientifique : Spatula clypeata</text:p>
            <text:p>Famille : Anatidés</text:p>
            <text:p>Habitat : Grande variété de zones humides, avec une préférence pour les lacs et marais végétalisés.</text:p>
            <text:p>Localisation géographique : On retrouve le canard souchet dans toute l’Amérique du nord, toute l’Eurasie du Nord, et en hiver, il migre vers l’Amérique centrale, l’Asie du Sud-Est et certains pays d’Afrique.</text:p>
            <text:p>Taille : 43 à 56 cm</text:p>
            <text:p>Poids : 470 à 1000 g</text:p>
            <text:p>Espérance de vie : 18 ans</text:p>
            <text:p>Reproduction : La période de reproduction a lieu en avril-mai. Les souchets forment des couples ou des petits groupes. Le nid est un simple trou dans l’herbe, couvert de duvet. La femelle y dépose 9 à 11 œufs, qu’elle couve 22-23 jours. Les canetons pourront voler vers 40-45 jours.<text:s/></text:p>
            <text:p>Régime alimentaire : Omnivore. Le souchet filtre l’eau grâce à son large bec en spatule, et se nourrit de petits invertébrés aquatiques et de plantes.</text:p>
            <text:p>Description : Les canards souchets sont reconnaissable à leur bec élargi au bout (noir pour le mâle, plus clair pour la femelle). Le mâle a la tête verte, contrastant avec ses yeux jaunes, sa poitrine et l’arrière de ses flancs sont blancs, son ventre et ses flancs roux, le dessus de ses ailes, et son dos jusqu’à la queue noir avec un peu de blanc. La base de ses ailes est bleue. La femelle est quant à elle beaucoup moins colorée, comme la plupart des autres canes. Son plumage est à dominante marron, les plumes étant plus claires au centre, et plus foncés à l’extrémité.<text:s/></text:p>
            <text:p>Conservation : Population estimée entre 6,5 et 7 millions d’individus, mais en déclin. L’espèce est menacée par la réduction de son habitat, la prédation des nids, sa fragilité face à la grippe aviaire et au botulisme aviaire. Elle souffre également de troubles de la reproduction liés à l’accumulation de sélénium dans les tissus hépatiques (le sélénium contenu dans les eaux de drainage agricoles souterraines utilisées pour la gestion des zones humides en Californie a conduit à la bioaccumulation de l'élément dans la chaîne alimentaire). L’espèce est classée « en préoccupation mineure » sur la liste rouge de l’UICN.</text:p>
            <text:p/>
          </table:table-cell>
          <table:table-cell office:value-type="string" table:style-name="ce4">
            <text:p>Oiseaux; Amérique; Europe; Asie</text:p>
          </table:table-cell>
          <table:table-cell table:number-columns-repeated="16379" table:style-name="ce4"/>
        </table:table-row>
        <table:table-row table:style-name="ro9">
          <table:table-cell office:value-type="float" office:value="15" table:style-name="ce4">
            <text:p>15</text:p>
          </table:table-cell>
          <table:table-cell office:value-type="string" table:style-name="ce4">
            <text:p>Conure tiriba</text:p>
          </table:table-cell>
          <table:table-cell office:value-type="string" table:style-name="ce4">
            <text:p>La conure tiriba est aussi appelée conure à poitrine bleue.</text:p>
          </table:table-cell>
          <table:table-cell office:value-type="string" table:style-name="ce4">
            <text:p>Nom commun : Conure tiriba ou conure à poitrine bleue</text:p>
            <text:p>Nom scientifique : Pyrrhura cruentata</text:p>
            <text:p>Famille : Psittacidés</text:p>
            <text:p>Habitat : Forêt humide de plaine, pâturages, plantations</text:p>
            <text:p>Localisation géographique : Brésil</text:p>
            <text:p>Taille : 30 cm</text:p>
            <text:p>Poids : 90 à 100 g</text:p>
            <text:p>Espérance de vie : 25 ans</text:p>
            <text:p>Reproduction : De juin à octobre. La femelle pond 2 à 4 œufs, dans une cavité d'arbre. L'incubation dure 22 à 25 jours. Les jeunes restent au nid environ 45 jours.</text:p>
            <text:p>Régime alimentaire : Fruits et graines</text:p>
            <text:p>Description : Plumage à prédominance verte. Front et calotte gris-brun, reste de la tête rouge orangé. Le bas des joues est quant à lui vert clair, et la poitrine bleu azur, avec un liseré de la même couleur qui remonte derrière la nuque. Le ventre et le croupion sont rouges. Les rémiges primaires sont bleues, et la queue est verte dessus et rouge dessous.</text:p>
            <text:p>Conservation : Population estimée entre 3500 et 15 000 individus, effectif en déclin, à cause de la réduction de son habitat. L’espèce est classée « vulnérable » sur la liste rouge de l’UICN.</text:p>
            <text:p/>
          </table:table-cell>
          <table:table-cell office:value-type="string" table:style-name="ce4">
            <text:p>oiseaux; psittaciformes; Amérique</text:p>
          </table:table-cell>
          <table:table-cell table:number-columns-repeated="16379" table:style-name="ce4"/>
        </table:table-row>
        <table:table-row table:style-name="ro4">
          <table:table-cell office:value-type="float" office:value="16" table:style-name="ce4">
            <text:p>16</text:p>
          </table:table-cell>
          <table:table-cell office:value-type="string" table:style-name="ce4">
            <text:p>Cygne coscoroba</text:p>
          </table:table-cell>
          <table:table-cell office:value-type="string" table:style-name="ce4">
            <text:p>Le coscoroba est une espèce intermédiaire entre le cygne et l’oie.</text:p>
          </table:table-cell>
          <table:table-cell office:value-type="string" table:style-name="ce4">
            <text:p>Nom commun : Coscoroba blanc – cygne coscoroba</text:p>
            <text:p>Nom scientifique : Coscoroba coscoroba</text:p>
            <text:p>Famille : Anatidés</text:p>
            <text:p>Habitat : Lacs d’eau douce, de préférence entourés de végétation</text:p>
            <text:p>Localisation géographique : Sud de l’Amérique du Sud. Uruguay, Argentine, Brésil, Chili, Paraguay, îles Falklands</text:p>
            <text:p>Taille : 90 à 115 cm</text:p>
            <text:p>Poids : 3,2 à 5,4 kg</text:p>
            <text:p>Espérance de vie : Jusqu’à 20 ans dans la nature, 36 ans en captivité.</text:p>
            <text:p>Reproduction : La période de reproduction se situe au printemps austral, entre octobre et décembre. Les coscorobas sont monogames. Le nid est fait de plantes aquatiques, près de l’eau. Le mâle monte la garde pendant que la femelle couve ses 4 à 7 œufs. L’incubation dure environ 35 jours.</text:p>
            <text:p>Régime alimentaire : Varié. Le coscoroba se nourrit aussi bien de plantes que de petits invertébrés aquatiques ou de petits poissons.</text:p>
            <text:p>Description : Espèce intermédiaire entre le cygne et l’oie, de récentes études génétiques l’apparente plus à l’oie céréops. Il n’existe pas de dimorphisme sexuel chez cette espèce, hormis que la femelle est plus petite que le mâle. Les deux sont entièrement blancs, avec le bout des rémiges noir, et le bec et les pattes rouges.</text:p>
            <text:p>Conservation : La population est estimée entre 10 000 et 25 000 individus et supposée stable, en l’absence de preuve de déclin ou de menaces. L’espèce est tout de mêm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17" table:style-name="ce4">
            <text:p>17</text:p>
          </table:table-cell>
          <table:table-cell office:value-type="string" table:style-name="ce4">
            <text:p>Cygne à col noir</text:p>
          </table:table-cell>
          <table:table-cell office:value-type="string" table:style-name="ce5">
            <text:p>Le cygne à col noir est reconnaissable à sa livrée blanche tranchant avec son cou ébène.</text:p>
          </table:table-cell>
          <table:table-cell office:value-type="string" table:style-name="ce4">
            <text:p>Nom commun : cygne à cou noir – cygne à col noir</text:p>
            <text:p>Nom scientifique : Cygnus melancoryphus</text:p>
            <text:p>Famille : Anatidés</text:p>
            <text:p>Habitat : marais, lacs, lagunes, eau douce ou saumâtre.</text:p>
            <text:p>Localisation géographique : Amérique du Sud. Uruguay, Argentine, Brésil, Chili, îles Falkland.</text:p>
            <text:p>Taille : 102 à 124 cm</text:p>
            <text:p>Poids : 3,5 à 6,7 kg</text:p>
            <text:p>Espérance de vie : Jusqu’à 30 ans dans la nature</text:p>
            <text:p>Reproduction : La saison commence en juillet. Les cygnes à cou noir sont monogames. Le mâle défendra sa femelle et son nid de manière agressive. Le nid est large, fait de végétation, près de l’eau, et parfois même flottant un peu dessus. La femelle y pondra 4 à 7 œufs, qui seront couvés environ 35 jours. Les parents sont très protecteurs. Ils peuvent porter leurs petits sur le dos. Les jeunes resteront avec leurs parents entre 8 et 14 mois, et seront matures sexuellement à 2 ans.</text:p>
            <text:p>Régime alimentaire : Presque entièrement végétarien. Le cygne à cou noir mange des plantes aquatiques et des algues, mais ne dédaigne pas quelques invertébrés aquatiques, notamment des insectes.</text:p>
            <text:p>Description : Le cygne à col noir a la tête et le cou noir, et le reste du plumage blanc. Un trait noir part de la base du bec et s’étend derrière l’œil jusqu’à la nuque. Les adultes possèdent une caroncule rouge à la base du bec. Il n’existe pas de dimorphisme sexuel chez cette espèce, mais les femelles sont en général plus petites.</text:p>
            <text:p>Conservation : Espèce relativement commune sur son aire de répartition.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1">
          <table:table-cell office:value-type="float" office:value="18" table:style-name="ce4">
            <text:p>18</text:p>
          </table:table-cell>
          <table:table-cell office:value-type="string" table:style-name="ce4">
            <text:p>Dindo ocellé</text:p>
          </table:table-cell>
          <table:table-cell office:value-type="string" table:style-name="ce4">
            <text:p>Le dindon ocellé est ainsi appelé à cause des ocelles qu’il porte sur les plumes de sa queue, comme le paon.</text:p>
          </table:table-cell>
          <table:table-cell office:value-type="string" table:style-name="ce4">
            <text:p>Nom commun : Dindon ocellé</text:p>
            <text:p>Nom scientifique : Meleagris ocellata</text:p>
            <text:p>Famille : Phasianidae</text:p>
            <text:p>Habitat : Forêts, savanes, prairies artificielles. Les dindons sont plutôt terrestres, mais se regroupent dans les arbres pour dormir la nuit.</text:p>
            <text:p>Localisation géographique : Le Dindon ocellé est endémique de la péninsule du Yucatán et des régions avoisinantes : sud du Tabasco, nord-est des Chiapas, Bélize et nord du Guatemala.</text:p>
            <text:p>Taille : 70 à 100 cm de long</text:p>
            <text:p>Poids : 3 à 5 kg (femelle plus petite que le mâle)</text:p>
            <text:p>Espérance de vie : pas trouvé, mais son cousin le dindon sauvage entre 10 net 12 ans…</text:p>
            <text:p>Reproduction : De mai à juillet. La femelle dépose 8 à 15 œufs dans un nid au sol. La période d'incubation dure généralement 28 jours. Les jeunes sont précoces et capables de quitter le nid après la première nuit. Ils suivent ensuite leur mère jusqu'à ce qu'ils soient capables de se débrouiller seuls et qu’ils intègrent un groupe pour dormir la nuit.</text:p>
            <text:p>Régime alimentaire : Les dindons ocellés sont omnivores et consomment une grande variété de plantes (feuilles, fruits), d’insectes et de graines.</text:p>
            <text:p>Description : La tête des dindons ocellés est nue, bleue, avec des verrues orange-rouge. Les plumes sont bleues-vertes, avec du blanc et des teintes cuivrées. Les pattes sont rouges.</text:p>
            <text:p>Conservation : Classé NT dans la liste rouge de l’UICN. Menaces principales : Chasse (nourriture, commerce, sport) et destruction de son habitat.</text:p>
            <text:p/>
          </table:table-cell>
          <table:table-cell office:value-type="string" table:style-name="ce4">
            <text:p>oiseaux; Amérique</text:p>
          </table:table-cell>
          <table:table-cell table:number-columns-repeated="16379"/>
        </table:table-row>
        <table:table-row table:style-name="ro7">
          <table:table-cell office:value-type="float" office:value="19" table:style-name="ce4">
            <text:p>19</text:p>
          </table:table-cell>
          <table:table-cell office:value-type="string" table:style-name="ce4">
            <text:p>Emeu</text:p>
          </table:table-cell>
          <table:table-cell office:value-type="string" table:style-name="ce4">
            <text:p>L’émeu de possède pas de grandes ailes, contrairement à l’autruche.</text:p>
          </table:table-cell>
          <table:table-cell office:value-type="string" table:style-name="ce4">
            <text:p>Nom commun : Emeu</text:p>
            <text:p>Nom scientifique : Dromaius novaehollandiae</text:p>
            <text:p>Famille : Casuariidés</text:p>
            <text:p>Habitat : Forêt ouverte et plaine semi-aride</text:p>
            <text:p>Localisation géographique : Australie</text:p>
            <text:p>Taille : 150 à 190 cm</text:p>
            <text:p>Poids : 30 à 55 kg</text:p>
            <text:p>Espérance de vie : 5 à 10 ans à l’état sauvage / 15 à 20 ans en captivité</text:p>
            <text:p>Reproduction : L'émeu s'apparie en décembre-janvier. Avant la copulation, la femelle émet un son qui ressemble à un battement de tambour. Pour le mâle c'est le signal qu'il faut commencer à construire le nid sur le territoire où la femelle le rejoindra plus tard.<text:s/></text:p>
            <text:p>Le nid est construit en coupe avec des herbes et peut faire jusqu’à un mètre de diamètre. En avril-mai, la femelle pond de 9 à 11 gros œufs vert foncé. Le mâle les couve alors que la femelle s'en va. Pendant cette période, le mâle ne mange pas et ne boit pas, il vit sur ses réserves de graisse. Les poussins éclosent au bout de 56 jours et quittent rapidement le nid. Ils font entre 440 et 500 grammes.<text:s/></text:p>
            <text:p>Régime alimentaire : omnivore (fleurs, graines, fruits, racines, insectes, petites vertébrés<text:s/></text:p>
            <text:p>Cet animal parcourt de longs trajets en quête de nourriture</text:p>
            <text:p/>
            <text:p>Description : L'émeu appartient au groupe des ratites dont l’une des particularités est l’absence d’une partie osseuse de la poitrine intervenant dans le vol. Après l’autruche, c’est le deuxième plus grand oiseau de la planète.</text:p>
            <text:p>Son plumage long et frisé est brun foncé à brun-gris. Les faces latérales du cou sont couvertes par une peau nue, bleue. Le bec est gris foncé, les ailes sont atrophiées et cachées sous les plumes. Elles peuvent être écartées par temps chaud pour favoriser le refroidissement corporel. Le corps massif est porté par deux grandes pattes grises munies de trois grands orteils dirigés vers l’avant (adaptation à la course) à chaque pied. Ces pattes puissantes leurs permettent de se déplacer très rapidement (environ 50 km/h) et de se défendre.<text:s/></text:p>
            <text:p>Les poussins ont un crâne tacheté et un corps duveteux rayé de bandes noires et brunes.<text:s/></text:p>
            <text:p>En dehors de la saison de reproduction, l'émeu est un oiseau grégaire, vivant en petites bandes.<text:s/></text:p>
            <text:p/>
            <text:p>Conservation : Jusqu'au XVIIIème siècle, plusieurs espèces d'émeus habitaient l'Australie et les îles environnantes. Ces populations ont été anéanties par les premiers colons. Ces oiseaux furent tués pour leur chair ainsi que leur huile extraite de leur corps et utilisée comme médicament ou pour l'éclairage. Les émeus d'Australie ont survécu malgré plusieurs campagnes officielles visant à réduire leurs effectifs en raison des dégâts occasionnés dans les champs de céréales.<text:s/></text:p>
            <text:p>Actuellement la population d’émeu est stable. L’espèce a le statut LC (préoccupation mineure) sur la liste rouge UICN des espèces menacées.</text:p>
            <text:p/>
          </table:table-cell>
          <table:table-cell office:value-type="string" table:style-name="ce4">
            <text:p>oiseaux; Australie; Océanie</text:p>
          </table:table-cell>
          <table:table-cell table:number-columns-repeated="16379"/>
        </table:table-row>
        <table:table-row table:style-name="ro10">
          <table:table-cell office:value-type="float" office:value="20" table:style-name="ce4">
            <text:p>20</text:p>
          </table:table-cell>
          <table:table-cell office:value-type="string" table:style-name="ce4">
            <text:p>Eperonnier chinquis</text:p>
          </table:table-cell>
          <table:table-cell office:value-type="string" table:style-name="ce4">
            <text:p>Pendant la saison des amours, le mâle éperonnier chinquis fait la roue, comme le paon, mais soit de manière frontale, soit de manière latérale.</text:p>
          </table:table-cell>
          <table:table-cell office:value-type="string" table:style-name="ce4">
            <text:p>Nom commun : Eperonnier chinquis</text:p>
            <text:p>Nom scientifique : Polyplectron bicalcaratum</text:p>
            <text:p>Famille : Phasianidés</text:p>
            <text:p>Habitat : forêts tropicales humides de plaine et de montagne jusqu'à 1800 m d'altitude.</text:p>
            <text:p>Localisation géographique : nord-est de l'Inde, Bhoutan, Chine, Myanmar, Bengladesh, Laos, Vietnam, Cambodge.</text:p>
            <text:p>Taille : 50 à 75 cm de long</text:p>
            <text:p>Poids : 450 g à 1 kg</text:p>
            <text:p>Espérance de vie : 15 ans</text:p>
            <text:p>Reproduction : Le mâle effectue une parade nuptiale en plusieurs temps : D’abord, il émet différents cris en haussant sa huppe tout en s’approchant lentement de la femelle. Puis il dépose une offrande devant elle. Si elle la prend, il t’écrase au sol en étalant ses ailes et sa queue, pour faire la roue, comme les paons, mais soit latéralement, soit de manière frontale, tout dépend où se trouve la femelle. Le nid est en général au sol, au pied d’un buisson ou dans de hautes herbes. La femelle y dépose 2 œufs, qui seront couvés 21 jours.</text:p>
            <text:p>Régime alimentaire : Omnivore. Il consomme des graines, des baies, des fruits et des invertébrés.</text:p>
            <text:p>Description : Les éperonniers doivent leur nom à la présence, chez le mâle, d’éperons au niveau des pattes. Le mâle est reconnaissable à son plumage brun-gris, orné de superbes ocelles bleu-vert métallique sur les ailes et le manteau. Il possède enfin une crête grise sur la tête. <text:s/>La femelle, quant à elle, est plus petite que le mâle et plus terne.</text:p>
            <text:p>Conservation : La taille de la population est inconnue, mais on estime qu’elle diminue dans certaines zones, à cause de la déforestation, notamment. L’espèce est classée en « préoccupation mineure » sur la liste rouge de l’UICN.</text:p>
            <text:p/>
          </table:table-cell>
          <table:table-cell office:value-type="string" table:style-name="ce4">
            <text:p>oiseaux; Asie</text:p>
          </table:table-cell>
          <table:table-cell table:number-columns-repeated="16379"/>
        </table:table-row>
        <table:table-row table:style-name="ro7">
          <table:table-cell office:value-type="float" office:value="21" table:style-name="ce4">
            <text:p>21</text:p>
          </table:table-cell>
          <table:table-cell office:value-type="string" table:style-name="ce4">
            <text:p>Eperonnier Napoléon</text:p>
          </table:table-cell>
          <table:table-cell office:value-type="string" table:style-name="ce4">
            <text:p>L’éperonnier Napoléon est endémique de l’île de Palawan, aux Philippines.</text:p>
          </table:table-cell>
          <table:table-cell office:value-type="string" table:style-name="ce4">
            <text:p>Nom commun : Eperonnier Napoléon</text:p>
            <text:p>Nom scientifique : Polyplectron napoleonis</text:p>
            <text:p>Famille : Phasianidés</text:p>
            <text:p>Habitat : forêts humides en bordure du littoral</text:p>
            <text:p>Localisation géographique : Endémique de l’île de Palawan, dans les Philippines</text:p>
            <text:p>Taille : 40 à 50 cm de long</text:p>
            <text:p>Poids : 250 à 500 g</text:p>
            <text:p>Espérance de vie : 15 ans</text:p>
            <text:p>Reproduction : Le mâle pratique une parade nuptiale proche de celle du paon : il forme un éventail avec sa queue pour impressionner la femelle mais, contrairement au paon, il fait sa roue sur le côté. La femelle fait son nid soit au sol, soit dans les arbres. Elle y pond un ou deux œufs, qui seront incubés 18 à 20 jours.</text:p>
            <text:p>Régime alimentaire : majoritairement végétarien. L’éperonnier Napoléon se nourrit principalement de graines, de fruits, de feuilles, de racines et de noix mais il peut également consommer des insectes, des vers et des limaces.</text:p>
            <text:p>Description : Il y a un ce qu’on appelle un « dimorphisme sexuel » prononcé chez cette espèce, comme pour beaucoup d’autres espèces oiseaux : c’est-à-dire qu’il y a une différence bien visible entre le mâle et la femelle. Les femelles sont plus petites que les mâles et ont un plumage brun afin de mieux se camoufler pendant la couvaison. Les mâles, quant à eux, ont un plumage beaucoup plus coloré. Ils arborent des plumes aux reflets métalliques bleus et verts, et leur queue a la particularité de présenter deux rangées d’ocelles bleus/verts métallisées qu’ils arborent fièrement en forme d’éventail lors de la parade nuptiale. Ils sont également reconnaissables par leur huppe pointue au sommet de leur tête et possèdent un éperon sur chacune de leur patte.</text:p>
            <text:p>Conservation : Les principales menaces qui pèsent sur les éperonniers Napoléon sont la destruction de son habitat et la chasse. L’espèce est classée « vulnérable » sur la liste rouge de l’UICN depuis 2000.</text:p>
            <text:p/>
          </table:table-cell>
          <table:table-cell office:value-type="string" table:style-name="ce4">
            <text:p>oiseaux; Océanie; EEP</text:p>
          </table:table-cell>
          <table:table-cell table:number-columns-repeated="16379"/>
        </table:table-row>
        <table:table-row table:style-name="ro11">
          <table:table-cell office:value-type="float" office:value="22" table:style-name="ce4">
            <text:p>22</text:p>
          </table:table-cell>
          <table:table-cell office:value-type="string" table:style-name="ce4">
            <text:p>Flamant de Cuba</text:p>
          </table:table-cell>
          <table:table-cell office:value-type="string" table:style-name="ce4">
            <text:p>Il existe 6 espèces de flamants ! Le flamant de Cuba est aussi appelé flamant rouge !</text:p>
          </table:table-cell>
          <table:table-cell office:value-type="string" table:style-name="ce4">
            <text:p>Nom commun : Flamant des Caraïdes – Flamant de Cuba – Flamant rouge</text:p>
            <text:p>Nom scientifique : Phoenicopterus ruber</text:p>
            <text:p>Famille : Phoenicoptéridés</text:p>
            <text:p>Habitat : Littoral et étage supralittoral : eaux saumâtres - marais salants - lacs marins</text:p>
            <text:p>Localisation géographique : Cette espèce vit sur le continent américain, entre les Antilles, la Floride, les Bahamas, les Galapagos, le nord de l’Amérique du Sud, le Yucatán et les Caraïbes.</text:p>
            <text:p>Taille : 120 à 145 cm de haut, envergure de 140 à 165 cm</text:p>
            <text:p>Poids : 2 à 4 kg</text:p>
            <text:p>Espérance de vie : 40 ans</text:p>
            <text:p>Reproduction : Entre mai et août. Comme tous les flamants, la femelle dépose un seul œuf, blanc, sur un monticule de boue, qui sera incubé entre 28 et 32 jours. Les deux parents s’occupent des jeunes, qui seront mature sexuellement à 6 ans.</text:p>
            <text:p>Régime alimentaire : larves aquatiques et petites crevettes, qu’il filtre dans la boue grâce à son bec incurvé muni de fines lamelles</text:p>
            <text:p>Description : Plus petit que le flamant rose, il reste le plus gros flamant d’Amérique. Son plumage est rose soutenu, la couleur étant due aux pigments naturels (caroténoïdes) se trouvant dans son alimentation. Ses pattes sont gris-rose avec des articulations rouges, et son bec est rosé avec l’extrémité noire.</text:p>
            <text:p>Conservation : Population estimée entre 260 000 et 330 000 individus, et croissante. Espèce classée LC sur la liste de rouge de l’UICN.</text:p>
            <text:p/>
          </table:table-cell>
          <table:table-cell office:value-type="string" table:style-name="ce4">
            <text:p>oiseaux; Amérique; carnivores</text:p>
          </table:table-cell>
          <table:table-cell table:number-columns-repeated="16379"/>
        </table:table-row>
        <table:table-row table:style-name="ro9">
          <table:table-cell office:value-type="float" office:value="23" table:style-name="ce4">
            <text:p>23</text:p>
          </table:table-cell>
          <table:table-cell office:value-type="string" table:style-name="ce4">
            <text:p>Gallicolombe de Bartlett</text:p>
          </table:table-cell>
          <table:table-cell office:value-type="string" table:style-name="ce4">
            <text:p>La gallicolombe de Bartlett est une espèce endémique des Philippines.</text:p>
          </table:table-cell>
          <table:table-cell office:value-type="string" table:style-name="ce4">
            <text:p>Nom commun : Gallicolombe de Bartlett</text:p>
            <text:p>Nom scientifique : Gallicolumba crinigera</text:p>
            <text:p>Famille : Columbidés</text:p>
            <text:p>Habitat : Forêts tropicales et subtropicales, primaires et secondaires</text:p>
            <text:p>Localisation géographique : Espèce endémique des Philippines</text:p>
            <text:p>Taille : 30 cm de long</text:p>
            <text:p>Poids : 180 à 200 g</text:p>
            <text:p>Espérance de vie : environ 15 ans en captivité</text:p>
            <text:p>Reproduction : Le nid est fait de brindilles et tiges de bambous, garni de feuilles, entre 1 et 3 mètres de haut. La femelle y dépose un seul œuf, blanc crème, qui sera incubé 15 à 18 jours.</text:p>
            <text:p>Régime alimentaire : Ces oiseaux se nourrissent au sol, de baies, graines, vers et insectes.</text:p>
            <text:p>Description : La tête arbore un beau bleu-vert, la gorge est blanche, avec une tache rouge foncé sur la poitrine. Le manteau est marron, les ailes gris-bleu rayées de marron, et le ventre beige foncé. Il existe trois sous-espèces de gallicolombes de Bartlett, qui se distinguent par la tache pectorale.</text:p>
            <text:p>Conservation : Population estimée entre 1500 et 4000 individus, en fort déclin à cause de la destruction de leur habitat. Espèce classée « vulnérable » sur la liste rouge de l’UICN.</text:p>
            <text:p/>
          </table:table-cell>
          <table:table-cell office:value-type="string" table:style-name="ce4">
            <text:p>oiseaux; Océanie</text:p>
          </table:table-cell>
          <table:table-cell table:number-columns-repeated="16379"/>
        </table:table-row>
        <table:table-row table:style-name="ro10">
          <table:table-cell office:value-type="float" office:value="24" table:style-name="ce4">
            <text:p>24</text:p>
          </table:table-cell>
          <table:table-cell office:value-type="string" table:style-name="ce4">
            <text:p>Grue de Paradis</text:p>
          </table:table-cell>
          <table:table-cell office:value-type="string" table:style-name="ce4">
            <text:p>La grue de Paradis est l’oiseau national de l’Afrique du Sud.</text:p>
          </table:table-cell>
          <table:table-cell office:value-type="string" table:style-name="ce4">
            <text:p>Nom commun : Grue de Paradis</text:p>
            <text:p>Nom scientifique : Grus paradisea</text:p>
            <text:p>Famille : Gruidés</text:p>
            <text:p>Habitat : Prairies, zones humides, marais, pâturages, cultures</text:p>
            <text:p>Localisation géographique : presque endémique de l’Afrique du Sud, mais une petite population réside dans le nord de la Namibie.</text:p>
            <text:p>Taille : 110 à 120 cm</text:p>
            <text:p>Poids : 4.9 à 5.3 kg</text:p>
            <text:p>Espérance de vie : jusqu’à 50 ans</text:p>
            <text:p>Reproduction : D’octobre à mars. Les couples se forment suite à une parade nuptiale assimilée à une danse, faite de mouvements d’ailes et de sauts. Une fois le couple formé, la femelle va déposer 1 à 3 œufs, généralement 2, dans un nid sommaire faire fait de végétation. Les deux parents participent à la couvaison, le mâle en général la nuit, la femelle le jour, le mâle patrouillant alors autour du nid pour le défendre. L’incubation dure environ 30 jours. Les petits seront capables de marcher au bout de deux jours, et seront autonome vers 3 à 5 mois.<text:s/></text:p>
            <text:p>Régime alimentaire : Omnivore. La grue de Paradis se nourrit principalement d’herbes et de graines, mais également d’insectes et de petits animaux comme des escargots ou des grenouilles.<text:s/></text:p>
            <text:p>Description : La grue de Paradis arbore un plumage gris-bleu, avec une teinte plus claire, presque blanche au niveau de la tête. C’est l’oiseau national de l’Afrique de Sud.</text:p>
            <text:p>Conservation : Population estimée autour de 25 000 individus, classée vulnérable à cause de la disparition de son habitat, de la chasse et d’autres activités humaines comme les champs d’éoliennes.</text:p>
            <text:p/>
          </table:table-cell>
          <table:table-cell office:value-type="string" table:style-name="ce4">
            <text:p>oiseaux; Afrique</text:p>
          </table:table-cell>
          <table:table-cell table:number-columns-repeated="16379"/>
        </table:table-row>
        <table:table-row table:style-name="ro7">
          <table:table-cell office:value-type="float" office:value="25" table:style-name="ce4">
            <text:p>25</text:p>
          </table:table-cell>
          <table:table-cell office:value-type="string" table:style-name="ce4">
            <text:p>Guêpier d'Europe</text:p>
          </table:table-cell>
          <table:table-cell office:value-type="string" table:style-name="ce4">
            <text:p>Contrairement à certaines espèces qui souffrent du réchauffement climatique, le guêpier d’Europe voit son aire de répartition s’étendre, et il est de plus en plus présent en Suisse pendant l’été, par exemple.</text:p>
          </table:table-cell>
          <table:table-cell office:value-type="string" table:style-name="ce4">
            <text:p>Nom commun : Guêpier d’Europe</text:p>
            <text:p>Nom scientifique : Merops apiaster</text:p>
            <text:p>Famille : Meropidae</text:p>
            <text:p>Habitat : Anciennes sablières, gravières, falaises d'éboulis, berges sablonneuses des rivières, et d’une manière générale les terrains ouverts mais boisés</text:p>
            <text:p>Localisation géographique : Pourtour méditerranéen, Europe occidentale, centrale et orientale. L’hiver, comme les abeilles se font rares, ils migrent vers l’Afrique de l’Ouest et l’Afrique du Sud.</text:p>
            <text:p>Taille : 28 cm de long en moyenne</text:p>
            <text:p>Poids : 44 à 78 g</text:p>
            <text:p>Espérance de vie : 6 ans dans la nature</text:p>
            <text:p>Reproduction : La saison de reproduction débute en mai. Le couple, monogame, creuse une galerie d’environ 1 m de long, où la femelle déposera entre 4 et 7 œufs, qui seront couvés par les deux parents pendant environ 3 semaines. Les petits pourront sortir du nid après 1 mois, et seront complètement indépendants à 2 mois. Maturité sexuelle vers 1 an.</text:p>
            <text:p>Régime alimentaire : Surtout composé d’hyménoptères, mais les guêpiers peuvent se nourrir d’autres insectes volants, comme des papillons, criquets ou libellules.</text:p>
            <text:p>Description : Plumage aux reflets métalliques, bleu-vert turquoise sur le ventre et les ailes, dos et calotte brun à jaune, bavette jaune cerclée de noire, contour de l’œil noir, iris rouge, bec noir légèrement incurvé vers le bas.</text:p>
            <text:p>Conservation : Population stable (entre 14M et 25M d’individus), avec aire de répartition qui a tendance à évoluer, notamment à cause du réchauffement climatique. Aujourd’hui, on retrouve des guêpiers en Allemagne et en Suisse, par exemple. Les menaces qui pourraient peser sur l’espèce sont principalement la disparition de leur nourriture (notamment à cause des pesticides utilisés dans les cultures) et la perte de leurs sites de nidification, à cause de la canalisation des rivières. Espèce classée en « préoccupation mineure » sur la liste rouge de l’UICN.</text:p>
            <text:p/>
          </table:table-cell>
          <table:table-cell office:value-type="string" table:style-name="ce4">
            <text:p>oiseaux; Europe; carnivores</text:p>
          </table:table-cell>
          <table:table-cell table:number-columns-repeated="16379"/>
        </table:table-row>
        <table:table-row table:style-name="ro11">
          <table:table-cell office:value-type="float" office:value="26" table:style-name="ce4">
            <text:p>26</text:p>
          </table:table-cell>
          <table:table-cell office:value-type="string" table:style-name="ce4">
            <text:p>Guira cantara</text:p>
          </table:table-cell>
          <table:table-cell office:value-type="string" table:style-name="ce4">
            <text:p>Bien que faisant partie de la famille des coucous, le guira cantara ne pond pas ses œufs dans les nids d’autres espèces.</text:p>
          </table:table-cell>
          <table:table-cell office:value-type="string" table:style-name="ce4">
            <text:p>Nom commun : Guira ou guira cantara</text:p>
            <text:p>Nom scientifique : Guira guira</text:p>
            <text:p>Famille : Cuculidés</text:p>
            <text:p>Habitat : Espaces ouverts : prairies sèches ou humides, savanes, maquis, marécages, tourbières…</text:p>
            <text:p>Localisation géographique : Brésil, Bolivie, Argentine, Uruguay, Paraguay</text:p>
            <text:p>Taille : 40 cm de long</text:p>
            <text:p>Poids : environ 140 g<text:s/></text:p>
            <text:p>Espérance de vie : Estimée à 9-10 ans en captivité</text:p>
            <text:p>Reproduction : Le guira est grégaire. Il vit en petits groupe de quelques individus à une quinzaine. Les nids, individuels ou collectifs, sont en hauteur, et faits de brindilles. Les nids collectifs peuvent atteindre 20 œuf (une femelle seule en pond 5-7). Dans les nids collectifs, beaucoup d’œufs sont cassés et la compétition entre les jeunes est rudes.<text:s/></text:p>
            <text:p>Régime alimentaire : Essentiellement carnivore. Il consomme surtout des insectes, criquets, chenilles, et autres arthropodes, araignées etc... Il peut également manger quelques fruits et graines.</text:p>
            <text:p>Description : plumage beige avec manteau brun et huppe rousse. Contour des yeux et base du bec jaunes.</text:p>
            <text:p>Conservation : Classé « en préoccupation mineure » sur la liste rouge de l’UICN, c’est une espèce plutôt commune, avec une population en hausse, à cause de la destruction des forêts, notamment (qui leur octroie ainsi un nouveau milieu ouvert à coloniser).</text:p>
            <text:p/>
          </table:table-cell>
          <table:table-cell office:value-type="string" table:style-name="ce4">
            <text:p>oiseaux; Amérique; carnivores</text:p>
          </table:table-cell>
          <table:table-cell table:number-columns-repeated="16379"/>
        </table:table-row>
        <table:table-row table:style-name="ro4">
          <table:table-cell office:value-type="float" office:value="27" table:style-name="ce4">
            <text:p>27</text:p>
          </table:table-cell>
          <table:table-cell office:value-type="string" table:style-name="ce4">
            <text:p>Hokki blanc</text:p>
          </table:table-cell>
          <table:table-cell office:value-type="string" table:style-name="ce4">
            <text:p>Le terme hokki vient du chinois « Ho-Ky », qui veut dire « poule de feu »</text:p>
          </table:table-cell>
          <table:table-cell office:value-type="string" table:style-name="ce4">
            <text:p>Nom commun : Hokki blanc</text:p>
            <text:p>Nom scientifique : Crossoptilon crossoptilon</text:p>
            <text:p>Famille : Phasianidés</text:p>
            <text:p>Habitat : Forêts mixtes subalpines, entre 3000 et 4300 mètres d’altitude</text:p>
            <text:p>Localisation géographique : Chine</text:p>
            <text:p>Taille : 86 à 96 cm</text:p>
            <text:p>Poids : 1,4 à 2,7 kg</text:p>
            <text:p>Espérance de vie :</text:p>
            <text:p>Reproduction : Hors période de reproduction, les hokkis blancs sont grégaires, et on peut observer des groupes de 2 à 5 couples comme des groupes beaucoup plus nombreux, pouvant atteindre les 250 individus. En période de reproduction, ils sont monogames. Le nid est une simple cavité dans le sol. La femelle y dépose entre 4 et 9 œufs, qu’elle couvera pendant 24 à 29 jours.</text:p>
            <text:p>Régime alimentaire : Principalement végétarien. Racines, tubercules, baies, et pendant la période de nidification insectes et larves.</text:p>
            <text:p>Description : Pas vraiment de dimorphisme sexuel, les femelles étant juste un peu plus petites que les mâles. Le dessus de la tête est noir, avec une excroissance charnue rouge autour des yeux. Le reste du plumage est entièrement blanc, à l’exception du bout des ailes, gris, et de la queue, noire. Les pattes sont nues et rouges.</text:p>
            <text:p>Conservation : Population estimée entre 10 000 et 50 000 individus, en déclin à cause de la disparition de son habitat et de la chasse. L’espèce est classée « quasi menacée » sur la liste rouge de l’UICN.</text:p>
            <text:p/>
          </table:table-cell>
          <table:table-cell office:value-type="string" table:style-name="ce4">
            <text:p>oiseaux; Asie</text:p>
          </table:table-cell>
          <table:table-cell table:number-columns-repeated="16379"/>
        </table:table-row>
        <table:table-row table:style-name="ro7">
          <table:table-cell office:value-type="float" office:value="28" table:style-name="ce4">
            <text:p>28</text:p>
          </table:table-cell>
          <table:table-cell office:value-type="string" table:style-name="ce4">
            <text:p>Kamichi à collier</text:p>
          </table:table-cell>
          <table:table-cell office:value-type="string" table:style-name="ce4">
            <text:p>Le kamichi à collier est apparenté aux canards et aux oies.</text:p>
          </table:table-cell>
          <table:table-cell office:value-type="string" table:style-name="ce4">
            <text:p>Nom commun : Kamichi à collier</text:p>
            <text:p>Nom scientifique : Chauna torquata</text:p>
            <text:p>Famille : Anhimidés</text:p>
            <text:p>Habitat : les forêts tropicales humides et subtropicales, les savanes boisées, ou les terres cultivées. Il est également fréquent dans la pampa, les marais, les lagunes, les lacs et les champs inondés.</text:p>
            <text:p>Localisation géographique : le sud-est du Pérou, la Bolivie, le Paraguay, l'extrême sud du Brésil, l'Uruguay et le nord de l'Argentine.</text:p>
            <text:p>Taille : 80 à 95 cm de haut</text:p>
            <text:p>Poids : 3 à 5 kg</text:p>
            <text:p>Espérance de vie : estimée à 15 ans dans la nature, jusqu’à 30 ans en captivité</text:p>
            <text:p>Reproduction : Oiseau monogame. Nid fait de roseaux, paille et autres plantes aquatiques. La femelle y dépose entre 3 et 5 œufs, qui seront incubés entre 43 et 46 jours, par le couple. A leur naissance, les petits ont un duvet jaune grisâtre et blanc. Dès qu'ils ont cassé la coquille, ils quittent le nid, ce qui n'empêche pas les parents de s'en occuper et de les nourrir durant plusieurs semaines. L'envol des jeunes s'effectue quand ils ont atteint un âge qui varie de 8 à 14 semaines.</text:p>
            <text:p>Régime alimentaire : Majoritairement végétarien. Le kamichi mange surtout les jeunes pousses et les parties les plus tendres des plantes aquatiques. Il se nourrit également de feuilles, graines, et tiges des autres végétaux ou des récoltes. Les kamichis broutent à la manière des oies.</text:p>
            <text:p>Description : Plumage à dominantes grises, avec un collier noir. Les pâtes sont rouge pâle, avec une palmure résiduelle. Les kamichis à collier sont territoriaux, et défendent leur territoire en ouvrant leurs ailes, munies d’un éperon corné redoutable.</text:p>
            <text:p>Conservation : Population stable, mais classée « en préoccupation mineure » sur la liste rouge de l’UICN, car proie très recherchée par les chasseurs, et disparition des zones humides dans lesquelles il vit.</text:p>
            <text:p/>
          </table:table-cell>
          <table:table-cell office:value-type="string" table:style-name="ce4">
            <text:p>oiseaux; Amérique</text:p>
          </table:table-cell>
          <table:table-cell table:number-columns-repeated="16379"/>
        </table:table-row>
        <table:table-row table:style-name="ro7">
          <table:table-cell office:value-type="float" office:value="29" table:style-name="ce4">
            <text:p>29</text:p>
          </table:table-cell>
          <table:table-cell office:value-type="string" table:style-name="ce4">
            <text:p>Lophophore resplendissant</text:p>
          </table:table-cell>
          <table:table-cell office:value-type="string" table:style-name="ce4">
            <text:p>Le lophophore resplendissant est l’oiseau emblématique du Népal.</text:p>
          </table:table-cell>
          <table:table-cell office:value-type="string" table:style-name="ce4">
            <text:p>Nom commun : Lophophore resplendissant</text:p>
            <text:p>Nom scientifique : Lophophorus impejanus</text:p>
            <text:p>Famille : Phasianidés</text:p>
            <text:p>Habitat : forêts de conifères et mixtes pourvues d’un sous-bois de bambous et autres rhododendrons.</text:p>
            <text:p>Localisation géographique : De l’Afghanistan et du Pakistan jusqu’à la Chine, en passant par le Népal, l’Inde, le Bhutan et le Myanmar, de 2000 à 4500 m d’altitude.</text:p>
            <text:p>Taille : 63 à 72 cm</text:p>
            <text:p>Poids : 1,8 à 2,4 kg</text:p>
            <text:p>Espérance de vie : 10-12 ans</text:p>
            <text:p>Reproduction : D’avril à juillet. Les mâles sont erratiques, et partent à la recherche de groupes de femelles. Le nid est une simple cavité à même le sol, ou au niveau des racines d’un arbre, moins fréquemment sous une roche. La femelle couvera entre 3 et 5 œufs, pendant 26 à 29 jours.</text:p>
            <text:p>Régime alimentaire : Omnivore. Le lophophore se nourrit de graines, tubercules, racines, baies, insectes qu’il trouve au sol, souvent en grattant la terre avec son bec.</text:p>
            <text:p>Description : Comme chez tous les faisans, le dimorphisme sexuel est bien marqué chez le lophophore resplendissant. Le mâle arbore un plumage très coloré : tête verte, surmontée d’une huppe, ventre noir, et le reste affichant de nombreux reflets métalliques verts, bleus, cuivre et pourpre, à l’exception de la queue, rousse, et du croupion, blanc. La femelle, quant à elle, arbore un plumage beaucoup plus terne, brun moucheté, avec une gorge blanche.</text:p>
            <text:p>Le lophophore resplendissant est l’oiseau emblématique du Népal.</text:p>
            <text:p>Conservation : Taille de la population inconnue, mais espèce relativement commune sur une grande partie de son aire de répartition. Effectif tout de même reporté en baisse, à cause de la disparition de son habitat, et de la chasse. Classé en « préoccupation mineure » sur la liste rouge de l’UICN.</text:p>
            <text:p/>
          </table:table-cell>
          <table:table-cell office:value-type="string" table:style-name="ce4">
            <text:p>oiseaux; Asie</text:p>
          </table:table-cell>
          <table:table-cell table:number-columns-repeated="16379"/>
        </table:table-row>
        <table:table-row table:style-name="ro5">
          <table:table-cell office:value-type="float" office:value="30" table:style-name="ce4">
            <text:p>30</text:p>
          </table:table-cell>
          <table:table-cell office:value-type="string" table:style-name="ce4">
            <text:p>Motmot houtouc</text:p>
          </table:table-cell>
          <table:table-cell office:value-type="string" table:style-name="ce4">
            <text:p>Quand il est inquiet ou se sent observé, le motmot bat de la queue latéralement.</text:p>
          </table:table-cell>
          <table:table-cell office:value-type="string" table:style-name="ce4">
            <text:p>Nom commun : Motmot houtouc</text:p>
            <text:p>Nom scientifique : Momotus momota</text:p>
            <text:p>Famille : Momotidae</text:p>
            <text:p>Habitat : forêts tropicales, mais on le trouve aussi dans les forêts sèches, les savanes arborées et les territoires anthropisés (cultures, zones suburbaines avec jarinds..)</text:p>
            <text:p>Localisation géographique : Amazonie. Argentine, Bolivie, Brésil, Colombie, Equateur, Guyane, Guyana, Paraguay, Pérou, Suriname; Venezuela.</text:p>
            <text:p>Taille : 38 à 45 cm de long, du bout du bec au bout de la queue (longue queue)</text:p>
            <text:p>Poids : 100 à 145 g</text:p>
            <text:p>Espérance de vie :</text:p>
            <text:p>Reproduction : De juillet à novembre selon les régions. Le Motmot houtouc creuse son nid dans les berges des rivières. En forêt, en l'absence de rivière, il peut profiter des terriers existants pour y creuser sa propre galerie horizontale, qui peut mesurer jusqu'à un mètre de long. La femelle pond 3 ou 4 œufs blancs, qui seront couvés par les deux parents, qui élèveront ensuite les jeunes ensemble.</text:p>
            <text:p>Régime alimentaire : Essentiellement insectivore, mais mange aussi d’autres arthropodes, de petits reptiles et des fruits.</text:p>
            <text:p>Description : Il existe 9 sous-espèces de Motmot houtouc. La couleur du plumage varie en fonction des sous-espèces, mais les animaux sont en général vert, avec le ventre jaune roux. Le vert vire au bleu vers la queue, avec deux longues plumes se terminant en « raquette ». Au niveau de la tête, le motmot houtouc arbore un masque et une calotte noirs, entourés de bleu turquoise. L’arrière de la tête est quant à lui bleu roi. Quand il est inquiet ou se sent observé, le motmot bat de la queue latéralement.</text:p>
            <text:p>Conservation : Population en déclin à cause de la déforestation,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31" table:style-name="ce4">
            <text:p>31</text:p>
          </table:table-cell>
          <table:table-cell office:value-type="string" table:style-name="ce4">
            <text:p>Nette rousse</text:p>
          </table:table-cell>
          <table:table-cell office:value-type="string" table:style-name="ce4">
            <text:p>La nette rousse est un canard plongeur, c’est-à-dire qu’elle est capable de s’immerger complètement, pour aller chercher de la nourriture plus en profondeur, par exemple.</text:p>
          </table:table-cell>
          <table:table-cell office:value-type="string" table:style-name="ce4">
            <text:p>Nom commun : Nette rousse</text:p>
            <text:p>Nom scientifique : Netta rufina</text:p>
            <text:p>Famille : Anatidés</text:p>
            <text:p>Habitat : La nette rousse fréquent plutôt les grands lacs et lagons d’eau douce et saumâtres, bordés de végétation abondante, plus rarement près des côtes, dans les deltas et estuaires.</text:p>
            <text:p>Localisation géographique : De l’Est de l’Espagne à l’Ouest de la Chine, on retrouve la nette rousse sur le pourtour méditerranéen, jusqu’à la mer noire, l’espèce étant plus abondante en Asie centrale.</text:p>
            <text:p>Taille : 53 à 58 cm</text:p>
            <text:p>Poids : 830 à 1300 g</text:p>
            <text:p>Espérance de vie : 4 à 7 ans dans la nature</text:p>
            <text:p>Reproduction : La saison de reproduction a lieu en général entre mai et juin. La nette rousse est monogame. Le nid est fait de brindilles, racines, tiges et feuilles, au sol, dans une petite dépression, couverte de végétation, en général près de l’eau. La femelle y dépose 8 à 10 œufs, qui seront couvés par elle seule pendant 26 à 28 jours. Les canetons sont nidifuges, et suivent leur mère quelques heures après l’éclosion. Ils pourront voler au bout de 40 à 50 jours en moyenne. Il n’est pas rare qu’une femelle nette rousse parasite un autre nid en pondant ses œufs dedans.</text:p>
            <text:p>Régime alimentaire : Essentiellement végétariennes, les nettes rousses mangent principalement des plantes aquatiques. Mais elles peuvent également se nourrir de petits invertébrés aquatiques, de petits poissons ou de têtards.</text:p>
            <text:p>Description : La nette rousse est un canard plongeur remarquable. Le mâle a une tête rousse, plus claire sur le dessus, le cou, la poitrine et le ventre sont noirs, les flancs blancs et le dessus brun. Le bec est quant à lui rouge, et les pattes rouge-orangées. La femelle est quant à elle moins colorée : Dessus de la tête brune, joues gris clair, dos brun, dessous plus clair.</text:p>
            <text:p>Conservation : La taille de la population de nettes rousses est estimée entre 420 000 et 600 000 individus. Ses menaces principales sont la dégradation de son habitat et la chasse. L’espèc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7">
          <table:table-cell office:value-type="float" office:value="32" table:style-name="ce4">
            <text:p>32</text:p>
          </table:table-cell>
          <table:table-cell office:value-type="string" table:style-name="ce4">
            <text:p>Pigeon de Nicobar</text:p>
          </table:table-cell>
          <table:table-cell office:value-type="string" table:style-name="ce4">
            <text:p>Le pigeon de Nicobar tient son nom d’un archipel situé dans l’océan indien.</text:p>
          </table:table-cell>
          <table:table-cell office:value-type="string" table:style-name="ce4">
            <text:p>Nom commun : Pigeon de Nicobar ou Nicobar à camail</text:p>
            <text:p>Nom scientifique : Caloenas nicobarica</text:p>
            <text:p>Famille : Columbidés</text:p>
            <text:p>Habitat : Forêts denses humides ou sèches, mangroves, maquis et fourrés arbustifs littoraux</text:p>
            <text:p>Localisation géographique : Inde, Myanmar, Thaïlande, Vietnam, Cambodge, Indonésie, Malaisie, Papouasie-Nouvelle-Guinée, Philippines</text:p>
            <text:p>Taille : 31 à 41 cm de long</text:p>
            <text:p>Poids : 460 à 600 g<text:s/></text:p>
            <text:p>Espérance de vie : 8 à 12 ans dans la nature, 20 ans en captivité</text:p>
            <text:p>Reproduction : Oiseaux grégaires, les nicobars forment des couples stables. Pendant la saison de reproduction, le mâle trouve le site de nidification, et apporte les matériaux à la femelle, qui construit le nid. Ce dernier est une simple plate-forme faite de brindilles, souvent à 3 mètres de haut. La femelle y dépose ensuite en général 1 à 2 œufs blancs bleutés, que les deux parents vont vouer pendant 17-18 jours. Les petits naissent nus, et sont nourris au lait de jabot pendant les dix premiers jours. Les parents ajoutent progressivement les graines et les fruits à l’alimentation, et les jeunes quitteront le nid un mois après l’éclosion.<text:s/></text:p>
            <text:p>Régime alimentaire : baies, fruits, graines, insectes, parfois petits invertébrés, qu’il trouve au sol.</text:p>
            <text:p>Description : Le plumage des pigeons de Nicobar est magnifique : Tête gris-bleu avec de longues plumes descendant sur le cou, manteau ver-bleu irisé avec des reflets cuivrés, queue blanche. Le bec est noir et les pattes rouges. Leurs grands yeux leur permettent de bien voir dans la demi-obscurité. C’est pourquoi cette espèce est plus active à l'aube et au crépuscule. Dans la journée, elle effectue de longues siestes dans les arbres. C’est un oiseau grégaire, qui se déplace en groupes d’îles en îles à la recherche de nourriture et d’un endroit pour dormir. Fait particulier, le pigeon de Nicobar serait le plus proche cousin du dodo de l’île Maurice, cet oiseau considéré comme disparu depuis plusieurs siècles.</text:p>
            <text:p>Conservation : Taille de la population inconnue, mais l’espèce est classée « quasi menacée » sur la liste rouge de l’UICN, en raison de la destruction de son habitat, de la chasse (nourriture ou animal de compagnie), et de l’introduction sur son territoire de nouveaux prédateurs, comme les rats ou les chats.</text:p>
            <text:p/>
          </table:table-cell>
          <table:table-cell office:value-type="string" table:style-name="ce4">
            <text:p>oiseaux; Asie; Océanie</text:p>
          </table:table-cell>
          <table:table-cell table:number-columns-repeated="16379"/>
        </table:table-row>
        <table:table-row table:style-name="ro5">
          <table:table-cell office:value-type="float" office:value="33" table:style-name="ce4">
            <text:p>33</text:p>
          </table:table-cell>
          <table:table-cell office:value-type="string" table:style-name="ce4">
            <text:p>Oie à tête barrée</text:p>
          </table:table-cell>
          <table:table-cell office:value-type="string" table:style-name="ce4">
            <text:p>L'oie à tête barrée est capable de voler au-dessus de la chaîne de l’Himalaya !</text:p>
          </table:table-cell>
          <table:table-cell office:value-type="string" table:style-name="ce4">
            <text:p>Nom commun : Oie à tête barrée</text:p>
            <text:p>Nom scientifique : Anser indicus</text:p>
            <text:p>Famille : Anatidés</text:p>
            <text:p>Habitat : Nidification dans les zones humides des hauts plateaux, entre 4000 et 5000m d’altitude, mais passe l’hiver dans des régions plus basses, au niveau de lacs et rivières.</text:p>
            <text:p>Répartition géographique : Mongolie, Chine, et passe l’hiver dans le nord de l’Inde.</text:p>
            <text:p>Taille : 71 à 76 cm</text:p>
            <text:p>Poids : 2 à 3 kg</text:p>
            <text:p>Espérance de vie : plus de 20 ans</text:p>
            <text:p>Reproduction : La saison de reproduction commence en mai-juin. Les oies à tête barrée nichent en colonies, et forment des nids avec la végétation des marais. La femelle pond en moyenne 4 à 6 œufs, qui seront couvés 27 à 30 jours. Les jeunes seront autonomes vers 53 jours.</text:p>
            <text:p>Régime alimentaire : Espèce végétarienne. L’oie à tête barrée mange principalement de l’herbe, et les racines, tiges et feuilles d’autres plantes. Elle peut également manger des graines.</text:p>
            <text:p>Description : L’oie à tête barrée est reconnaissable entre toutes : Sa tête blanche est barrée de deux traits noirs, le reste du plumage étant à dominante grise avec des rayures blanches. Les rémiges sont plus foncées, et le ventre est blanc. Il n’existe pas de dimorphisme sexuel chez cette espèce.<text:s/></text:p>
            <text:p>Fait remarquable, pour migrer de la Chine vers l’Inde, l’oie à tête barrée est capable de voler au-dessus de la chaîne de l’Himalaya !</text:p>
            <text:p>Conservation : L’espèce est classée « en préoccupation mineure » sur la liste rouge de l’UICN, ses menaces principales étant la chasse et le prélèvement des œufs, et la réduction de son habitat.</text:p>
            <text:p/>
          </table:table-cell>
          <table:table-cell office:value-type="string" table:style-name="ce4">
            <text:p>oiseaux; Asie</text:p>
          </table:table-cell>
          <table:table-cell table:number-columns-repeated="16379"/>
        </table:table-row>
        <table:table-row table:style-name="ro9">
          <table:table-cell office:value-type="float" office:value="34" table:style-name="ce4">
            <text:p>34</text:p>
          </table:table-cell>
          <table:table-cell office:value-type="string" table:style-name="ce4">
            <text:p>Oie céréopse</text:p>
          </table:table-cell>
          <table:table-cell office:value-type="string" table:style-name="ce5">
            <text:p>L'oie céréopse est parfois appelée « <text:span text:style-name="T2">pig goose »</text:span><text:s/>(oie cochon) en anglais, en raison de son cri particulier.</text:p>
          </table:table-cell>
          <table:table-cell office:value-type="string" table:style-name="ce4">
            <text:p>Nom commun : Oie céréopse ou céréopse cendrée</text:p>
            <text:p>Nom scientifique : Cereopsis novaehollandiae</text:p>
            <text:p>Famille : Anatidés</text:p>
            <text:p>Habitat : Plaines herbeuses, plages, prairies du littoral, berges des lacs et lagons.</text:p>
            <text:p>Répartition géographique : Sud de l’Australie, Tasmanie</text:p>
            <text:p>Taille : 75 à 100 cm</text:p>
            <text:p>Poids : 3,1 à 6,8 kg</text:p>
            <text:p>Espérance de vie : 17 ans</text:p>
            <text:p>Reproduction : La saison de reproduction commence en hiver, entre mai et juin. Les oies céréops nichent en couples ou en petites colonies. Le nid est une fine couche de végétation au sol. La femelle dépose en moyenne 3 à 6 œufs, qui seront couvés 34-37 jours. Les jeunes seront autonomes vers 70 à 76 jours.</text:p>
            <text:p>Régime alimentaire : Essentiellement végétarienne, l’oie céréops se nourrit principalement d’herbe, et de plantes à forte conteneur en eau</text:p>
            <text:p>Description : L’oie céréops est reconnaissable à son plumage entièrement gris, plus clair sur le dessus de la tête, son bec jaune et ses pattes roses.</text:p>
            <text:p>Conservation : Population estimée entre 16000 et 18000 individus, stable.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5">
          <table:table-cell office:value-type="float" office:value="35" table:style-name="ce4">
            <text:p>35</text:p>
          </table:table-cell>
          <table:table-cell office:value-type="string" table:style-name="ce4">
            <text:p>Oie de Ross</text:p>
          </table:table-cell>
          <table:table-cell office:value-type="string" table:style-name="ce4">
            <text:p>L’oie de Ross ressemble beaucoup à l’oie des neiges, mais elle est plus petite, et sa tête est plus arrondie.</text:p>
          </table:table-cell>
          <table:table-cell office:value-type="string" table:style-name="ce4">
            <text:p>Nom commun : Oie de Ross</text:p>
            <text:p>Nom scientifique : Anser rossii</text:p>
            <text:p>Famille : Anatidés</text:p>
            <text:p>Habitat : En période de nidification, l’oie de Ross vit dans les toundras des îles peu fréquentées par les prédateurs. En hiver, elle fréquente plutôt les prairies humides et les terres cultivées</text:p>
            <text:p>Localisation géographique : Nidification dans le Nord du Canada, hivernage plutôt au sud des États-Unis.<text:s/></text:p>
            <text:p>Taille : 53 à 66 cm</text:p>
            <text:p>Poids : 1,2 à 1,8 kg</text:p>
            <text:p>Espérance de vie : environ 20 ans dans la nature</text:p>
            <text:p>Reproduction : Les oies de Ross rentre d’hivernage en mai. Elles nichent en colonies. Le nid est fait de brindilles, mousse, herbes et duvet. La femelle y dépose 4-5 œufs, qui seront couvés pendant 21-23 jours. Les oisons pourront voler à l’âge de 40 jours.</text:p>
            <text:p>Régime alimentaire : L’oie de Ross est essentiellement végétarienne. Son régime alimentaire se compose principalement de plantes aquatiques, d’herbes et autres végétaux qu’elle trouve dans les champs.</text:p>
            <text:p>Description : L’oie de Ross ressemble beaucoup à l’oie des neiges, mais elle est plus petite, et sa tête est plus arrondie. Comme celle-ci, elle est visible sous deux formes : Une phase blanche et une phase bleue, bien que cette dernière phase soit très rare. En phase blanche, l’oie de Ross est entièrement blanche, avec le bout des ailes noir. Son bec rosé est plus petit que celui de l’oie des neiges. En phase bleue, la majorité du plumage est gris, avec la tête, le cou, le ventre et le croupion blanc. Les deux phases ont les pattes rosées.</text:p>
            <text:p>Conservation : Taille de la population inconnue, mais en nette augmentation.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5">
          <table:table-cell office:value-type="float" office:value="36" table:style-name="ce4">
            <text:p>36</text:p>
          </table:table-cell>
          <table:table-cell office:value-type="string" table:style-name="ce4">
            <text:p>Oie des neiges</text:p>
          </table:table-cell>
          <table:table-cell office:value-type="string" table:style-name="ce4">
            <text:p>L’oie des neiges peut être observée sous deux formes : une phase blanche et une phase bleue.</text:p>
          </table:table-cell>
          <table:table-cell office:value-type="string" table:style-name="ce4">
            <text:p>Nom commun : Oie des neiges</text:p>
            <text:p>Nom scientifique : Anser caerulescens</text:p>
            <text:p>Famille : Anatidés</text:p>
            <text:p>Habitat : Pendant la nidification, l’oie des neiges fréquente principalement la toundra. En hivernage, elle descendra vers les prairies humides et les zones cultivées.</text:p>
            <text:p>Localisation géographique : L’oie des neiges nidifie dans l’extrême nord du Canada, et migre vers les États-Unis pour passer l’hiver. On peut également la retrouver au Nord-Est de la Sibérie, dans ce cas, elle descend vers la Chine, la Corée et le Japon en hiver.</text:p>
            <text:p>Taille : 65 à 84 cm</text:p>
            <text:p>Poids : 2,5 à 3,3 kg</text:p>
            <text:p>Espérance de vie : 25 ans dans la nature</text:p>
            <text:p>Reproduction : L’oie des neiges vit en colonies. La saison de reproduction commence en général en juin. La femelle pond 3 à 5 œufs dans une dépression couverte de mousse, d’herbes et de duvet. La couvaison dure 23 à 25 jours. Les oisons pourront voler dès 40 à 50 jours. Ils entameront alors la migration avec leurs parents.</text:p>
            <text:p>Régime alimentaire : L’oie des neiges est exclusivement végétarienne. Elle se nourrit principalement de plantes aquatiques, dont elle mange toutes les parties.</text:p>
            <text:p>Description : L’oie des neiges peut être observée sous deux formes : La phase blanche et la phase bleue. La première est entièrement blanche, sauf le bout des ailes, noir. Les pattes et le bec sont rosé, tout comme chez l’oie des neiges en phase bleue. Mais cette dernière arbore un plumage entièrement gris, sauf la tête, le cou, le ventre et le croupion, qui sont blancs.</text:p>
            <text:p>Conservation : La taille de la population est estimée entre 5,3 et 6,2 millions d’individus, et croissante. L’espèce est considérée « en préoccupation mineure » sur la liste rouge de l’UICN.</text:p>
            <text:p/>
          </table:table-cell>
          <table:table-cell office:value-type="string" table:style-name="ce4">
            <text:p>oiseaux; Amérique; Asie</text:p>
          </table:table-cell>
          <table:table-cell table:number-columns-repeated="16379"/>
        </table:table-row>
        <table:table-row table:style-name="ro9">
          <table:table-cell office:value-type="float" office:value="37" table:style-name="ce4">
            <text:p>37</text:p>
          </table:table-cell>
          <table:table-cell office:value-type="string" table:style-name="ce4">
            <text:p>Oie empereur</text:p>
          </table:table-cell>
          <table:table-cell office:value-type="string" table:style-name="ce4">
            <text:p>Au 19<text:span text:style-name="T3">e</text:span><text:s/>siècle, l’oie empereur s’appelait « oie du tsar ».</text:p>
          </table:table-cell>
          <table:table-cell office:value-type="string" table:style-name="ce4">
            <text:p>Nom commun : Oie empereur</text:p>
            <text:p>Nom scientifique : Anser canagicus</text:p>
            <text:p>Famille : Anatidés</text:p>
            <text:p>Habitat : Milieux ouverts de la toundra arctique, en bordure de côte, lac ou étang.</text:p>
            <text:p>Répartition géographique : Nord-Est de la Sibérie, Ouest de l’Alaska. L’oie empereur migre dans le golfe de l’Alaska en hiver.</text:p>
            <text:p>Taille : 66 à 89 cm</text:p>
            <text:p>Poids : 2,7 à 3,1 kg</text:p>
            <text:p>Espérance de vie : 6 à 12 ans dans la nature, jusqu’à 25 ans en captivité</text:p>
            <text:p>Reproduction : La saison de reproduction commence en mai-juin. Les oies empereur nichent en petites colonies. Le nid est une dépression dans le sol, couverte d’herbes et de feuilles. La femelle pond en moyenne 5 œufs, qui seront couvés 24-25 jours. Les jeunes seront autonomes vers 50 à 60 jours, et matures sexuellement vers 3 ans, occasionnellement 2.</text:p>
            <text:p>Régime alimentaire : Espèce principalement végétarienne. Herbe, feuilles et baies. L’oie empereur mange aussi des algues et petits coquillages.</text:p>
            <text:p>Description : Plumage gris à rayures claires, nuque et tête entièrement blanches.</text:p>
            <text:p>Conservation : Population en déclin à cause de la chasse, de la pollution et des changements climatiques. Espèce listée « quasi menacée » sur la liste rouge de l’UICN.</text:p>
            <text:p/>
          </table:table-cell>
          <table:table-cell office:value-type="string" table:style-name="ce4">
            <text:p>oiseaux; Amérique; Asie</text:p>
          </table:table-cell>
          <table:table-cell table:number-columns-repeated="16379"/>
        </table:table-row>
        <table:table-row table:style-name="ro5">
          <table:table-cell office:value-type="float" office:value="38" table:style-name="ce4">
            <text:p>38</text:p>
          </table:table-cell>
          <table:table-cell office:value-type="string" table:style-name="ce4">
            <text:p>Oie naine</text:p>
          </table:table-cell>
          <table:table-cell office:value-type="string" table:style-name="ce4">
            <text:p>L’oie naine ressemble beaucoup à l’oie rieuse, mais elle est plus petite, et son bec est plus court</text:p>
          </table:table-cell>
          <table:table-cell office:value-type="string" table:style-name="ce4">
            <text:p>Nom commun : Oie naine</text:p>
            <text:p>Nom scientifique : Anser erythropus</text:p>
            <text:p>Famille : Anatidés</text:p>
            <text:p>Habitat : Milieux ouverts de l’Arctique, toundra, taïga ; Hivernage sur des terrains plus secs comme la steppe ou des terres cultivées.</text:p>
            <text:p>Localisation géographique : Zone de nidification dans l’extrême nord de l’Eurasie, hivernage dans le nord de l’Europe de l’Ouest (Danemark, Allemagne…), autour de la mer Noire et de la mer Caspienne, jusqu’en Iran/Irak, et en Asie jusqu’au Japon et au niveau de la mer de Chine.</text:p>
            <text:p>Taille : 53 à 66 cm</text:p>
            <text:p>Poids : 1,3 à 2,3 kg</text:p>
            <text:p>Espérance de vie :<text:s/></text:p>
            <text:p>Reproduction : La période de reproduction commence fin mai, début juin. Les oies naines sont monogames. Le nid est une simple dépression remplie de végétation et de duvet. La femelle y dépose 4-6 œufs, qui seront incubés 25-28 jours. Les oisons pourront voler vers 35-40 jours, et ils passeront leur premier hiver avec leurs parents. Pour ceux qui l’atteindront, la maturité sexuelle se fait vers 3 ans.</text:p>
            <text:p>Régime alimentaire : L’oie naine est strictement végétarienne.</text:p>
            <text:p>Description : L’oie naine ressemble beaucoup à l’oie rieuse : plumage majoritairement gris-brun, avec le bas-ventre blanc, les pattes orange, et une tache blanche de la base du bec qui remonte vers la calotte. Mais elle a en plus un cercle jaune autour des yeux, et son bec est plus court.<text:s/></text:p>
            <text:p>Conservation : Population estimée entre 24 000 et 40 000, en fort déclin, notamment à cause de la chasse et de la réduction de son habitat. L’espèce est classée vulnérable » sur la liste rouge de l’UICN.</text:p>
            <text:p/>
          </table:table-cell>
          <table:table-cell office:value-type="string" table:style-name="ce4">
            <text:p>oiseaux; Europe; Asie</text:p>
          </table:table-cell>
          <table:table-cell table:number-columns-repeated="16379"/>
        </table:table-row>
        <table:table-row table:style-name="ro7">
          <table:table-cell office:value-type="float" office:value="39" table:style-name="ce4">
            <text:p>39</text:p>
          </table:table-cell>
          <table:table-cell office:value-type="string" table:style-name="ce4">
            <text:p>Oie-pie</text:p>
          </table:table-cell>
          <table:table-cell office:value-type="string" table:style-name="ce5">
            <text:p>L'oie-pie est aussi appelée oie semi-palmée.</text:p>
          </table:table-cell>
          <table:table-cell office:value-type="string" table:style-name="ce4">
            <text:p>Nom commun : Oie pie – oie semi-palmée – canaroie semi-palmée</text:p>
            <text:p>Nom scientifique : Anseranas semipalmata</text:p>
            <text:p>Famille : Anatidés</text:p>
            <text:p>Habitat : Prairie humides, zones inondables, marais, rivières</text:p>
            <text:p>Localisation géographique : Nord de l’Australie, Sud de la Nouvelle-Guinée</text:p>
            <text:p>Taille : 70 à 90 cm</text:p>
            <text:p>Poids : 2 à 3 kg</text:p>
            <text:p>Espérance de vie : 32 ans dans la nature</text:p>
            <text:p>Reproduction : La saison de reproduction est liée à la saison des pluies. Les oies semi-palmées vivent en colonies et sont polygames. En effet, on retrouve souvent un mâle avec deux femelles. Le nid est large, en forme de coupe, et fait de végétation. Le nombre d’œufs pondu varie en moyenne entre 5 et 11, déposé par une ou les deux femelles. Le trio se relaye pour couver les œufs pendant environ 23-25 jours, et s’occupent ensemble des oisons, qu’ils protègent avec une grande vigilance. Les jeunes pourront voler dès 11 semaines, mais ne seront mâture sexuellement que vers 2-3 ans.</text:p>
            <text:p>Régime alimentaire : L’oie semi-palmée est végétarienne. Son régime alimentaire est principalement composé de brins d’herbe, de joncs, de roseaux, et également de bulbes et de rhizomes, que l’oie pie déniche en creusant profondément avec son bec.<text:s/></text:p>
            <text:p>Description : L’oie semi-palmée ne ressemble à aucun autre oiseau : Tout d’abord par ses couleurs, la tête, le cou, le dessus de la poitrine, des ailes et de la queue noirs, contrastant avec le blanc du ventre, du manteau et du dessous des ailes (d’où l’appellation oie-pie !). Son bec est jaune rosée, et ses pâtes, à la palmure quasi inexistante, jaune-orange. En outre, l’oie semi-palmée possède une bosse sur la tête, plus ou moins grosse en fonction de son âge et de son sexe.</text:p>
            <text:p>Conservation : La taille de la population est estimée à 1 million d’individus, et l’espèce n’est pour le moment pas considérée comme menacée. Mais à cause des changements climatiques, son habitat pourrait être menacé, et l’UICN l’a donc classé « en préoccupation mineure ».</text:p>
            <text:p/>
          </table:table-cell>
          <table:table-cell office:value-type="string" table:style-name="ce4">
            <text:p>oiseaux; Australie; Océanie</text:p>
          </table:table-cell>
          <table:table-cell table:number-columns-repeated="16379"/>
        </table:table-row>
        <table:table-row table:style-name="ro4">
          <table:table-cell office:value-type="float" office:value="40" table:style-name="ce4">
            <text:p>40</text:p>
          </table:table-cell>
          <table:table-cell office:value-type="string" table:style-name="ce4">
            <text:p>Oie rieuse</text:p>
          </table:table-cell>
          <table:table-cell office:value-type="string" table:style-name="ce4">
            <text:p>L’oie rieuse est appelée ainsi en raison de son cri particulier.</text:p>
          </table:table-cell>
          <table:table-cell office:value-type="string" table:style-name="ce4">
            <text:p>Nom commun : Oie rieuse – oie à front blanc</text:p>
            <text:p>Nom scientifique : Anser albifrons</text:p>
            <text:p>Famille : Anatidés</text:p>
            <text:p>Habitat : En été, on retrouve l’oie rieuse dans les toundras arctiques, près de plans d’eau. En hiver, elles affectionnent les prairies et steppes, ou encore les marais.</text:p>
            <text:p>Localisation géographique : Nord de l’hémisphère nord, en Russie, au Groenland, Canada et Alaska. En hiver, elle migre vers des régions plus chaudes : Côtes de l’Europe de l’ouest, Balkans, sud des États-Unis, Mexique, Japon et Chine.</text:p>
            <text:p>Taille : 64 à 86 cm</text:p>
            <text:p>Poids : 1,4 à 3,3 kg</text:p>
            <text:p>Espérance de vie : En moyenne 20 ans dans la nature, jusqu’à 47 ans en captivité</text:p>
            <text:p>Reproduction : La saison commence fin mai, début juin. Les couples sont en général durables. Le nid est rudimentaire, fait de végétation et de plumes. La femelle y dépose 5-6 œufs, qui seront incubés pendant 26-28 jours. Les oisons sont nidifuges, et pourront voler vers 40 à 43 jours. Ils passeront leur premier hiver avec leurs parents.</text:p>
            <text:p>Régime alimentaire : Espèce entièrement végétarienne, l’oie rieuse mange toutes les parties des plantes (principalement des herbacées) : racine, tige, feuille, graine…</text:p>
            <text:p>Description : L’oie rieuse a le plumage majoritairement brun-gris, beige sur le ventre, avec des rayures noires, et bas ventre blanc. Une tache blanche remonte du bac, rosé, vers la calotte. Les pattes sont orange vif.</text:p>
            <text:p>Conservation : Population estimée à environ 3 millions d’individus, stable. Espèce classée en « préoccupation mineure » sur la liste rouge de l’UICN.</text:p>
            <text:p/>
          </table:table-cell>
          <table:table-cell office:value-type="string" table:style-name="ce4">
            <text:p>oiseaux; Amérique; Asie</text:p>
          </table:table-cell>
          <table:table-cell table:number-columns-repeated="16379"/>
        </table:table-row>
        <table:table-row table:style-name="ro10">
          <table:table-cell office:value-type="float" office:value="41" table:style-name="ce4">
            <text:p>41</text:p>
          </table:table-cell>
          <table:table-cell office:value-type="string" table:style-name="ce4">
            <text:p>Pie bleue</text:p>
          </table:table-cell>
          <table:table-cell office:value-type="string" table:style-name="ce4">
            <text:p>D’après une expérience éthologique, il semblerait que la pie bleue soit le seul oiseau doué d’altruisme.</text:p>
          </table:table-cell>
          <table:table-cell office:value-type="string" table:style-name="ce4">
            <text:p>Nom commun : pie bleue ou pie bleue à calotte noire</text:p>
            <text:p>Nom scientifique : Cyanopica cyanus</text:p>
            <text:p>Famille : Corvidés</text:p>
            <text:p>Habitat : Fourrés, jardins parcs, vergers, boisements mixtes</text:p>
            <text:p>Localisation géographique : Chine, Mongolie, sud de la Sibérie, Corée, Japon.</text:p>
            <text:p>Taille : 31 à 38 cm de long</text:p>
            <text:p>Poids : 65 à 112 g</text:p>
            <text:p>Espérance de vie : 15 ans</text:p>
            <text:p>Reproduction : La pie bleuie est monogame, mais très sociale, et vit en grandes bandes. La saison de reproduction a lieu entre mai et juin. Les nids sont tout de même distants de plusieurs mètres. Il est en forme de coupe, à base de brindilles, et tapissé de feuille, parfois de fourrure. C’est la femelle qui le construit, aidées par les jeunes de l’année précédente, qui vont participer à l’élevage de la future couvée. La femelle dépose 5 à 8 œufs, qu’elle couvera seule pendant 16 jours. Les poussins seront nourris par les deux parents et les jeunes de l’année précédente. En juillet, les juvéniles sont rassemblés dans des crèches, pour continuer à les préparer à passer l’hiver. Les nids de pies bleues sont souvent parasités par les coucous communs.</text:p>
            <text:p>Régime alimentaire : Omnivore, mais principalement fruits et insectes, larves, araignées.</text:p>
            <text:p>Description : La pie bleue arbore une tête et une calotte noire, contrastant avec le blanc de la gorge. Le ventre est beige, le manteau gris, et les ailes et la queue bleue. Les juvéniles ont la calotte plus brune, et une couronne plus pâle.</text:p>
            <text:p>Conservation : Taille de la population inconnue, mais l’espèce est considérée comme commune dans beaucoup d’endroits de son aire de répartition. Elle est classée en « préoccupation mineure » sur la liste rouge de l’UICN.</text:p>
            <text:p/>
          </table:table-cell>
          <table:table-cell office:value-type="string" table:style-name="ce4">
            <text:p>oiseaux; Asie</text:p>
          </table:table-cell>
          <table:table-cell table:number-columns-repeated="16379"/>
        </table:table-row>
        <table:table-row table:style-name="ro8">
          <table:table-cell office:value-type="float" office:value="42" table:style-name="ce4">
            <text:p>42</text:p>
          </table:table-cell>
          <table:table-cell office:value-type="string" table:style-name="ce4">
            <text:p>Pilet des Bahamas</text:p>
          </table:table-cell>
          <table:table-cell office:value-type="string" table:style-name="ce4">
            <text:p>Le pilet de Bahamas présente un phénotype argenté, qu’on retrouve en canard d’ornement.</text:p>
          </table:table-cell>
          <table:table-cell office:value-type="string" table:style-name="ce4">
            <text:p>Nom commun : Pilet des Bahamas – canard des Bahamas</text:p>
            <text:p>Nom scientifique : Anas bahamensis</text:p>
            <text:p>Famille : Anatidés</text:p>
            <text:p>Habitat : Tourbières, marais estuaires, mangroves, préférence pour les eaux saumâtres.</text:p>
            <text:p>Localisation géographique : Le canard des Bahamas vit en Amérique, du sud de la Floride jusqu’en Argentine.</text:p>
            <text:p>Taille : 38 à 51 cm</text:p>
            <text:p>Poids : 474 à 533 g</text:p>
            <text:p>Espérance de vie : jusqu’à 6 ans dans la nature</text:p>
            <text:p>Reproduction : La saison de reproduction est variable, et dépend du niveau de l’eau. Les pilets des Bahamas nichent dans la végétation dense, près de l’eau. La femelle pond 5 à 12 œufs, et l’incubation dure environ 25 jours.</text:p>
            <text:p>Régime alimentaire : Végétarien, le pilet des Bahamas consomme des graines, bourgeons, feuilles et tiges de plantes aquatiques, et de l’herbe.</text:p>
            <text:p/>
            <text:p>Description : Pas de dimorphisme sexuel chez cette espèce. Le pilet des Bahamas est brun moucheté, avec les joues blanches, la base du bec rouge-orangé et le bout du bac gris noir.</text:p>
            <text:p>Conservation : Taille de la population inconnue, mais en déclin.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43" table:style-name="ce4">
            <text:p>43</text:p>
          </table:table-cell>
          <table:table-cell office:value-type="string" table:style-name="ce4">
            <text:p>Quéléa</text:p>
          </table:table-cell>
          <table:table-cell office:value-type="string" table:style-name="ce5">
            <text:p>Les quéléas tissent leur nid, en forme de boule faite de brins d'herbes et de fibres végétales.</text:p>
          </table:table-cell>
          <table:table-cell office:value-type="string" table:style-name="ce4">
            <text:p>Nom commun : Travailleur à bec rouge - quéléa</text:p>
            <text:p>Nom scientifique : Quelea quelea</text:p>
            <text:p>Famille : Plocéidés</text:p>
            <text:p>Habitat : Zones ouvertes du type savane, steppe, d’Afrique subsaharienne. Evite les forêts équatoriales dense, mais a colonisé tous les autres milieux. N’hésite pas à aller dans les zones anthropisées.</text:p>
            <text:p>Localisation géographique : Afrique subsaharienne, sauf l’Afrique équatoriale et le sud de l’Afrique du Sud.</text:p>
            <text:p>Taille : 12 – 13 cm de long</text:p>
            <text:p>Poids : 15 à 25 g</text:p>
            <text:p>Espérance de vie : 2 ans dans la nature</text:p>
            <text:p>Reproduction : Saison de reproduction liée à la saison des pluies. Les mâles commencent la construction du nid, une boule faite d’herbes et de pailles, et dès que la femelle a choisi son prétendant, ils terminent le nid ensemble. La femelle y pond alors 2 à 4 œufs bleus, qu’elle couvera 10 à 12 jours. Les jeunes sont nourris dans un premier temps principalement avec des protéines (insectes). Puis avec des graines. Les petits pourront quitter le nid après 2 semaines.</text:p>
            <text:p>Régime alimentaire : granivore. Les quéléas vivent en grands groupes sociaux, et s’attaquent souvent aux cultures. En effet, ils affectionnent les graines des graminées sauvages, mais également de blé, d’avoine, de sorgho, de mil et de riz</text:p>
            <text:p>Description : En dehors de la période de reproduction, mâles et femelles sont beiges avec le bec rouge. A la saison des amours, le bec de la femelle prend une teinte jaune-orange, et les mâles revêtent un masque noir, qui va de la gorge au dessus des yeux.</text:p>
            <text:p>Conservation : Les quéléas sont des oiseaux nomades, qui vivent en grandes colonies de plusieurs milliers d’individus. La population globale n’a pas été quantifiée, mais il semblerait que l’espèce possède la population la plus abondante d’oiseaux dans le monde. Du fait des dégâts vraiment considérables qu’ils peuvent faire dans les plantations, des millions de quéléas sont tués chaque année, des nids détruits, mais la population ne semble pas diminuer significativement pour autant. L’espèce est classée en « préoccupation mineure » dans la liste rouge de l’UICN.</text:p>
            <text:p/>
          </table:table-cell>
          <table:table-cell office:value-type="string" table:style-name="ce4">
            <text:p>oiseaux; Afrique</text:p>
          </table:table-cell>
          <table:table-cell table:number-columns-repeated="16379"/>
        </table:table-row>
        <table:table-row table:style-name="ro9">
          <table:table-cell office:value-type="float" office:value="44" table:style-name="ce4">
            <text:p>44</text:p>
          </table:table-cell>
          <table:table-cell office:value-type="string" table:style-name="ce4">
            <text:p>Roulroul couronné</text:p>
          </table:table-cell>
          <table:table-cell office:value-type="string" table:style-name="ce5">
            <text:p>Le roulroul couronnée est une petite perdrix forestière commune en Asie.</text:p>
          </table:table-cell>
          <table:table-cell office:value-type="string" table:style-name="ce4">
            <text:p>Nom commun : Roulroul couronné ou rouloul couronné</text:p>
            <text:p>Nom scientifique : Rollulus rouloul</text:p>
            <text:p>Famille : Phasianidés</text:p>
            <text:p>Habitat : Forêts primaires denses sempervirentes de plaines et de colline, jusqu’à 1550m.</text:p>
            <text:p>Localisation géographique : Endémique du Sud-Est asiatique. Thaïlande, Myanmar, Malaise et Indonésie</text:p>
            <text:p>Taille : 26 cm</text:p>
            <text:p>Poids : 200 à 275 g</text:p>
            <text:p>Espérance de vie : 10-12 ans en captivité</text:p>
            <text:p>Reproduction : Monogame. Le nid est une cavité profonde creusée dans une litière de feuilles mortes. La femelle y dépose 5-6 œufs blanc mat, et l’incubation dure 18-19 jours. Les deux parents élèveront les jeunes, qui seront autonome à l’âge de 3 mois.</text:p>
            <text:p>Régime alimentaire : Omnivore. Fruits, graines et invertébrés.</text:p>
            <text:p>Description : Le mâle est bleu-noir, avec une crête rouge, et la femelle est verte, avec les ailes marron et la tête plus grise. Les deux ont une peau nue rouge autour des yeux.</text:p>
            <text:p>Conservation : Taille de la population inconnue, mais l’espèce est considérée comme commune. On suppose cependant que l’effectif est en déclin, à cause de la destruction de son habitat. L’espèce est classée « quasi menacée » sur la liste rouge de l’UICN.</text:p>
            <text:p/>
          </table:table-cell>
          <table:table-cell office:value-type="string" table:style-name="ce4">
            <text:p>oiseaux; Asie</text:p>
          </table:table-cell>
          <table:table-cell table:number-columns-repeated="16379"/>
        </table:table-row>
        <table:table-row table:style-name="ro5">
          <table:table-cell office:value-type="float" office:value="45" table:style-name="ce4">
            <text:p>45</text:p>
          </table:table-cell>
          <table:table-cell office:value-type="string" table:style-name="ce4">
            <text:p>Sarcelle châtaigne</text:p>
          </table:table-cell>
          <table:table-cell office:value-type="string" table:style-name="ce5">
            <text:p>La sarcelle châtaigne est également appelée sarcelle rousse ou sarcelle d'Australie</text:p>
          </table:table-cell>
          <table:table-cell office:value-type="string" table:style-name="ce4">
            <text:p>Nom commun : Sarcelle châtaigne – sarcelle rousse – sarcelle d’Australie</text:p>
            <text:p>Nom scientifique : Anas castanea</text:p>
            <text:p>Famille : Anatidés</text:p>
            <text:p>Habitat : La sarcelle châtaigne fréquente les zones humides et les estuaires proches des côtes.</text:p>
            <text:p>Localisation géographique : Espèce endémique du continent australien.</text:p>
            <text:p>Taille : 35 à 46 cm</text:p>
            <text:p>Poids : 600 à 700 g</text:p>
            <text:p>Espérance de vie : en moyenne 15-20 ans, jusqu’à 30 ans en captivité</text:p>
            <text:p>Reproduction : La période de reproduction s’étale de juin à novembre, et il n’est pas rare d’assister à 2 voire 3 couvées. La sarcelle châtaigne est monogames, et les couples restent ensemble même en dehors de la saison de reproduction. Le nid peut être soit une dépression au sol, cachée dans la végétation, soit un trou dans un arbre, toujours couvert de duvet. La femelle pond 7 à 10 œufs en moyenne, qu’elle couve seule pendant 26 à 28 jours, pendant que le mâle monte la garde. <text:s/>Les deux parents sont très protecteurs vis-à-vis des canetons.<text:s/></text:p>
            <text:p>Régime alimentaire : Espèce omnivore. La sarcelle châtaigne se nourrit de matière végétale, d’insectes et de petits invertébrés aquatiques.</text:p>
            <text:p>Description : Comme chez beaucoup de canards, il existe un dimorphisme sexuel flagrant entre mâle et femelle au moment de la reproduction. En effet, le plumage nuptial du mâle est plus coloré : Tête et cou noir irisé tirant sur le vert, poitrine et flanc roux tacheté, arrière des flancs blanc, croupion et queue noire, dessus du manteau et des ailes brun foncé. La femelle est quant à elle beaucoup plus terne, avec des plumes brunes au liseré beige foncé.</text:p>
            <text:p>Conservation : Taille de la population inconnue, mais stable. L’espèce est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7">
          <table:table-cell office:value-type="float" office:value="46" table:style-name="ce4">
            <text:p>46</text:p>
          </table:table-cell>
          <table:table-cell office:value-type="string" table:style-name="ce4">
            <text:p>Sarcelle d'hiver</text:p>
          </table:table-cell>
          <table:table-cell office:value-type="string" table:style-name="ce5">
            <text:p>La sarcelle d'hiver est le plus petit canard de sufcace.</text:p>
          </table:table-cell>
          <table:table-cell office:value-type="string" table:style-name="ce4">
            <text:p>Nom commun : Sarcelle d’hiver</text:p>
            <text:p>Nom scientifique : Anas crecca</text:p>
            <text:p>Famille : Anatidés</text:p>
            <text:p>Habitat : Marais et lacs d’eau douce avec une végétation abondante.</text:p>
            <text:p>Localisation géographique : Présente dans toute l’Europe et l’Asie, la sarcelle d’hiver migre vers l’Asie du Sud Est, le Moyen Orient, le pourtour méditerranéen, l’Est de l’Afrique et une partie de l’Afrique centrale.</text:p>
            <text:p>Taille : 31 à 43 cm</text:p>
            <text:p>Poids : 250 à 400 g</text:p>
            <text:p>Espérance de vie : jusqu’à 20 ans dans la nature</text:p>
            <text:p>Reproduction : La saison de reproduction début en mai. La sarcelle d’hiver est monogame. Les couples se forment dès l’hiver, lorsque le mâle arbore son plumage nuptial. Le nid est une dépression au sol, avec des feuilles mortes et du duvet, camouflé dans la végétation dense. La femelle y pond 8 à 11 œufs, qui seront incubés 21 à 23 jours. Les canetons pourront prendre leur envol après 25 à 30 jours.</text:p>
            <text:p>Régime alimentaire : En été, la sarcelle d’hiver consomme principalement des petits invertébrés aquatiques, et en hiver, elle consommera plutôt des graines de plantes aquatiques et de l’herbe.</text:p>
            <text:p>Description : Chez la sarcelle d’hiver, le dimorphisme sexuel est bien marqué. En plumage d’éclipse, le mâle ressemble beaucoup à la femelle : Dans les tons bruns roux, avec des liserés beiges et crème. La partie inférieure est plus claire. La tête est finement mouchetée de brun, avec un trait sombre partant de l’œil vers la nuque. Le bec est plus pâle que celui du mâle. En plumage nuptial, celui-ci arbore une tête rousse sur le dessus et les joues, verte des yeux à la calotte et jusqu’à la nuque, les deux couleurs étant séparées par un fin trait blanc. Le reste du plumage est à dominante grise finement striée, avec la poitrine crème à rosé, mouchetée, et le ventre blanc. Mâle et femelle ont les pattes grises.</text:p>
            <text:p>Conservation : La population est estimée à 2,8 millions d’individus. L’espèc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5">
          <table:table-cell office:value-type="float" office:value="47" table:style-name="ce4">
            <text:p>47</text:p>
          </table:table-cell>
          <table:table-cell office:value-type="string" table:style-name="ce4">
            <text:p>Sarcelle du Cap</text:p>
          </table:table-cell>
          <table:table-cell office:value-type="string" table:style-name="ce5">
            <text:p>La sarcelle du Cap est un canard africain qui ne migre pas, mais se déplace au gré des pluies.</text:p>
          </table:table-cell>
          <table:table-cell office:value-type="string" table:style-name="ce4">
            <text:p>Nom commun : Sarcelle du Cap – Canard du Cap</text:p>
            <text:p>Nom scientifique : Anas capensis</text:p>
            <text:p>Famille : Anatidés</text:p>
            <text:p>Habitat : La sarcelle du Cap préfère les eaux peu profondes saumâtres ou salines. Mais on la retrouve aussi en eau douce, dans les marais, rivières, réservoirs et terres inondées.</text:p>
            <text:p>Localisation géographique : Sud de l’Afrique, de l’Angola à l’Afrique du Sud, également Éthiopie, Tanzanie, Niger, Tchad et Nigeria</text:p>
            <text:p>Taille : 44 à 48 cm</text:p>
            <text:p>Poids : 316 à 502 g</text:p>
            <text:p>Espérance de vie : 20 à 30 ans</text:p>
            <text:p>Reproduction : La saison de reproduction est variable selon la localité, en fonction de la saison des pluies. Les sarcelles du Cap vivent en couple durable, souvent en petit groupe. Le nid est en général bien caché dans la végétation, dépression couverte d’un épais tapis de duvet. La femelle pond entre 6 et 11 œufs, qu’elle couvera pendant 26 à 30 jours. Le mâle sera quant à lui très protecteur vis-à-vis de sa progéniture, qui pourra voler vers 8 semaines.</text:p>
            <text:p>Régime alimentaire : Omnivore. La sarcelle du Cap se nourrit de plantes aquatiques, ainsi que de petits invertébrés aquatiques et de têtards.</text:p>
            <text:p>Description : Pas de dimorphisme sexuel. L’ensemble du plumage est gris clair, moucheté sur la poitrine et les flancs. Le dessus est bun, les ailes foncées avec les secondaires blanches, exceptées celles près du corps, vert foncé. Le bec est, quant à lui, rose, avec la pointe gris-bleu, et les pattes jaune terne.</text:p>
            <text:p>Conservation : La taille de la population de sarcelles du Cap est inconnue, mais en augmentation. Elle est tout de même sensible au botulisme aviaire, et son habitat se restreint à certains endroits. L’espèce est considérée « en préoccupation mineure » sur la liste rouge de l’UICN.</text:p>
            <text:p/>
          </table:table-cell>
          <table:table-cell office:value-type="string" table:style-name="ce4">
            <text:p>oiseaux; Afrique</text:p>
          </table:table-cell>
          <table:table-cell table:number-columns-repeated="16379"/>
        </table:table-row>
        <table:table-row table:style-name="ro4">
          <table:table-cell office:value-type="float" office:value="48" table:style-name="ce4">
            <text:p>48</text:p>
          </table:table-cell>
          <table:table-cell office:value-type="string" table:style-name="ce4">
            <text:p>Sarcelle du Chili</text:p>
          </table:table-cell>
          <table:table-cell office:value-type="string" table:style-name="ce5">
            <text:p>La sarcelle du Chili est également appelée sarcelle tachetée ou sarcelle à bec jaune.</text:p>
          </table:table-cell>
          <table:table-cell office:value-type="string" table:style-name="ce4">
            <text:p>Nom commun : Sarcelle du Chili – Sarcelle tachetée – Sarcelle à bec jaune</text:p>
            <text:p>Nom scientifique : Anas flavirostris</text:p>
            <text:p>Famille : Anatidés</text:p>
            <text:p>Habitat : Une grande variété de zones humides telles que les lacs, rivières et marais.</text:p>
            <text:p>Localisation géographique : Sud de l’Amérique du Sud : Argentine, Bolivie, Chili, îles Falkland, Brésil, Paraguay, Pérou, Uruguay</text:p>
            <text:p>Taille : 35 à 45 cm</text:p>
            <text:p>Poids : 390 à 830 g</text:p>
            <text:p>Espérance de vie :<text:s/></text:p>
            <text:p>Reproduction : La saison de reproduction a lieu pendant le printemps ou l’été austral. La sarcelle du Chili vit en couple, principalement. Le nid peut être une dépression au sol, cachée par la végétation, ou bien plus en hauteur, dans la cavité d’un arbre, comme un ancien nid de conure, par exemple. La femelle pond 5 à 8 œufs, qu’elle couvera seule, pendant 24 jours environ. Les canetons pourront voler vers 6 à 7 semaines</text:p>
            <text:p>Régime alimentaire : Omnivore. La sarcelle du Chili mange principalement des plantes aquatiques et des petits invertébrés aquatiques.</text:p>
            <text:p>Description : Mâle et femelle se ressemble, mais la femelle est légèrement plus terne. La tête et les ailes sont brun foncé, le reste du corps brun-gris clair, moucheté de noir sur la poitrine. Le bec est quant à lui jaune, avec un trait longitudinal noir sur le dessus, et les pattes grises.</text:p>
            <text:p>Conservation : La taille de la population de sarcelle du Chili est inconnue, mais en déclin. L’espèce est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6">
          <table:table-cell office:value-type="float" office:value="49" table:style-name="ce4">
            <text:p>49</text:p>
          </table:table-cell>
          <table:table-cell office:value-type="string" table:style-name="ce4">
            <text:p>Sarcelle versicolore</text:p>
          </table:table-cell>
          <table:table-cell office:value-type="string" table:style-name="ce5">
            <text:p>La sarcelle versicolore est également appelée sarcelle bariolée</text:p>
          </table:table-cell>
          <table:table-cell office:value-type="string" table:style-name="ce4">
            <text:p>Nom commun : Sarcelle versicolore – Sarcelle bariolée</text:p>
            <text:p>Nom scientifique : Spatula versicolor</text:p>
            <text:p>Famille : Anatidés</text:p>
            <text:p>Habitat : Zones humides ouvertes (tourbières, marais, marécages)</text:p>
            <text:p>Localisation géographique : Bolivie, Brésil, Chili, Argentine, Paraguay</text:p>
            <text:p>Taille : 38 à 43 cm</text:p>
            <text:p>Poids : 442 à 373 g</text:p>
            <text:p>Espérance de vie : 16 ans</text:p>
            <text:p>Reproduction : La saison de reproduction est variable, octobre-novembre dans le sud, mais septembre à mars au Pérou. La sarcelle versicolore niche au sol, dans la végétation dense. La femelle pond 6 à 10 œufs, qui seront incubés 25-26 jours. Les canetons savent se nourrir seuls dès les premiers jours, mais sous l’œil attentif des parents. Ils auront leur plumage complet au bout de 50 à 60 jours.</text:p>
            <text:p>Régime alimentaire : Principalement végétarienne, la sarcelle versicolore se nourrit de plantes aquatiques, herbes, carex, mais ne dédaigne pas de petits invertébrés (insectes, mollusques, crustacés…)</text:p>
            <text:p>Description : Peu de dimorphisme sexuel. La femelle est juste un peu plus terne que le mâle. Le bec présente trois couleurs : Une base jaune, une ligne médiane noire et le reste bleu. La calotte est noire, et contraste avec les joues beige clair. Le poitrail est roux moucheté, le ventre, le dos et le croupion rayé noir et blanc. Les rémiges primaires sont quant à elles brun sombre.</text:p>
            <text:p>Conservation : Taille de la population inconnue, mais stable. Espèce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5">
          <table:table-cell office:value-type="float" office:value="50" table:style-name="ce4">
            <text:p>50</text:p>
          </table:table-cell>
          <table:table-cell office:value-type="string" table:style-name="ce4">
            <text:p>Souchet de Nouvelle-Zélande</text:p>
          </table:table-cell>
          <table:table-cell office:value-type="string" table:style-name="ce4">
            <text:p>Le souchet de Nouvelle-Zélande filtre sa nourriture grâce aux lamelles qui bordent son bec</text:p>
          </table:table-cell>
          <table:table-cell office:value-type="string" table:style-name="ce4">
            <text:p>Nom commun : Canard bridé – souchet d’Australie – souchet de Nouvelle-Zélande</text:p>
            <text:p>Nom scientifique : Spatula rhynchotis</text:p>
            <text:p>Famille : Anatidés</text:p>
            <text:p>Habitat : Zones humides avec végétation abondante (marais, marécages)</text:p>
            <text:p>Localisation géographique : Australie et Nouvelle-Zélande</text:p>
            <text:p>Taille : 46 à 56 cm</text:p>
            <text:p>Poids : 545 à 852 g</text:p>
            <text:p>Espérance de vie : jusqu’à 30 ans en captivité</text:p>
            <text:p>Reproduction : Les souchets de Nouvelle-Zélande sont craintifs et prudents. Ils vivent en général en petits groupes, mais forment des couples un peu avant la période de reproduction. Celle-ci est variable et dépend du taux de précipitations. Le nid est une simple dépression au sol, bordée de feuilles et de duvet, dans la végétation, souvent près de l’eau. La femelle pond 9 à 11 œufs, qui seront incubés 24 à 26 jours. Les canetons prendront leur envol vers 8 à 10 semaines.</text:p>
            <text:p>Régime alimentaire : Le souchet de Nouvelle-Zélande filtre sa nourriture grâce aux lamelles qui bordent son bec. Crustacés, mollusques, insectes et plantes aquatiques forment sont menu de prédilection.</text:p>
            <text:p>Description : En plumage nuptial, le mâle présente une tête et un cou gris-bleu irisé de vert, avec un trait blanc en forme de croissant des yeux jusqu’aux joues, un poitrail brun moucheté, des flancs roux avec des croissants noirs, et le dessus des ailes, du dos et de la queue forment un ensemble noir. Les côtés du bas-ventre sont quant à eux blancs. La femelle, elle, reste dans des tons bruns mouchetés. Les deux ont un bec long et évasé au bout.</text:p>
            <text:p>Conservation : Taille de la population inconnue, mais stable.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11">
          <table:table-cell office:value-type="float" office:value="51" table:style-name="ce4">
            <text:p>51</text:p>
          </table:table-cell>
          <table:table-cell office:value-type="string" table:style-name="ce4">
            <text:p>Tadorne d'Australie</text:p>
          </table:table-cell>
          <table:table-cell office:value-type="string" table:style-name="ce4">
            <text:p>Le tadorne d’Australie est un un grand canard au plumage très coloré.</text:p>
          </table:table-cell>
          <table:table-cell office:value-type="string" table:style-name="ce4">
            <text:p>Nom commun : Tadorne d’Australie</text:p>
            <text:p>Nom scientifique : Tadorna tadornoides</text:p>
            <text:p>Famille : Anatidés</text:p>
            <text:p>Habitat : Lacs et lagons, de préférence entourés de prairies et cultures, avec des bosquets d’arbres éparses.</text:p>
            <text:p>Répartition géographique : Sud de l’Australie, Tasmanie</text:p>
            <text:p>Taille : 56 à 72 cm</text:p>
            <text:p>Poids : 870 g à 2 kg</text:p>
            <text:p>Espérance de vie : 10 à 15 ans</text:p>
            <text:p>Reproduction : La saison de reproduction commence en juin-juillet. Le couple choisit son nid dans le creux d’un arbre, ou une simple dépression au sol. La femelle pond 8 à 10 œufs, et l’incubation dure 30 à 33 jours. Les canetons seront autonomes entre 50 «et 70 jours après l’éclosion, et mature vers 3 ans.</text:p>
            <text:p>Régime alimentaire : Omnivore. Sa nourriture se compose d’une combinaison de végétaux (feuilles, graines, algues) et d’animaux (invertébrés aquatiques, insectes, mollusques, crustacés et petits poissons)</text:p>
            <text:p>Description : Les tadorne d’Australie ont un poitrail roux, contrastant avec le reste du plumage, vert foncé-noir irisé. Mâle et femelle ont un collier blanc, mais seule la femelle a, autour de l’œil et à la base du bec, un liseré blanc.</text:p>
            <text:p>Conservation : Population en augmentation, du fait de la transformation de terrains en cultures et pâtures.<text:s/></text:p>
            <text:p/>
          </table:table-cell>
          <table:table-cell office:value-type="string" table:style-name="ce4">
            <text:p>oiseaux; Australie; Océanie</text:p>
          </table:table-cell>
          <table:table-cell table:number-columns-repeated="16379"/>
        </table:table-row>
        <table:table-row table:style-name="ro12">
          <table:table-cell office:value-type="float" office:value="52" table:style-name="ce4">
            <text:p>52</text:p>
          </table:table-cell>
          <table:table-cell office:value-type="string" table:style-name="ce4">
            <text:p>Tadorne de Belon</text:p>
          </table:table-cell>
          <table:table-cell office:value-type="string" table:style-name="ce4">
            <text:p>Le tadorne de Belon est le plus grand canard de surface de notre pays.</text:p>
          </table:table-cell>
          <table:table-cell office:value-type="string" table:style-name="ce4">
            <text:p>Nom commun : Tadorne de Belon</text:p>
            <text:p>Nom scientifique : Tadorna tadorna</text:p>
            <text:p>Famille : Anatidés</text:p>
            <text:p>Habitat : On retrouve le tadorne de Belon le long des côtes, ou au niveau des estuaires, des vasières, des lacs salés. Les populations asiatiques occupent également les rivières ou les marais d'eau douce.</text:p>
            <text:p>Localisation géographique : Espèce très présente le long des côtes européennes, et de la Roumanie à la Chine.</text:p>
            <text:p>Taille : 58 à 67 cm</text:p>
            <text:p>Poids : 0,8 à 1,4 kg</text:p>
            <text:p>Espérance de vie : 16 ans</text:p>
            <text:p>Reproduction : La période de reproduction commence en avril-mai. Ils nichent en couples ou en petits groupes. Le nid est souvent dans un ancien terrier de lapin, ou dans le creux d’un arbre. Il est couvert d’herbes, de mousse et de duvet. La femelle y pond entre 8 et 10 œufs, qui seront incubés 29 à 31 jours. Les canetons pourront voler dès 45-50 jours.</text:p>
            <text:p>Régime alimentaire : Le tadorne de Belon est omnivore, mais ils mangent principalement des invertébrés aquatiques.</text:p>
            <text:p>Description : Le tadorne de Belon a un plumage caractéristique : Tête et haut du cou noir irisé, bas du cou, flancs, bas du manteau, queue et une partie des ailes blancs, collier pectoral remontant derrière le dos roux, dessus des ailes, bout des ailes et ventre noir noirs. Les pattes et le bec sont rouge. Petit dimorphisme sexuel, le mâle possède une légère protubérance à la base du bec.</text:p>
            <text:p>Conservation : Population estimée à 625 000 à 750 000 individus, en hausse ; Mais la réduction de son habitat, la chasse et sa fragilité à la grippe aviaire pourrait menacer l’espèce dans le futur. Ell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11">
          <table:table-cell office:value-type="float" office:value="53" table:style-name="ce4">
            <text:p>53</text:p>
          </table:table-cell>
          <table:table-cell office:value-type="string" table:style-name="ce4">
            <text:p>Tadorne radjah</text:p>
          </table:table-cell>
          <table:table-cell office:value-type="string" table:style-name="ce5">
            <text:p>Bien qu'il porte le nom d'un souverain indien, le tadorne radjah vit sur le continent australien.</text:p>
          </table:table-cell>
          <table:table-cell office:value-type="string" table:style-name="ce4">
            <text:p>Nom commun : Tadorne radjah</text:p>
            <text:p>Nom scientifique : Tadorna radjah</text:p>
            <text:p>Famille : Anatidés</text:p>
            <text:p>Habitat : Lagunes côtières, mangroves, vasières, et parfois lacs d’eau douce</text:p>
            <text:p>Localisation géographique : Nouvelle-Guinée et Nord de l’Australie</text:p>
            <text:p>Taille : 51 à 61 cm</text:p>
            <text:p>Poids : 600 à 1130 g</text:p>
            <text:p>Espérance de vie : 5-10 ans dans la nature, jusqu’à 15 ans en captivité</text:p>
            <text:p>Reproduction : La saison commence dès janvier-février, les couples se mettent en quête d’un territoire. Le nid sera un simple trou dans un arbre. La saison de reproduction peut s’étirer jusqu’à mai-juin, en fonction de l’intensité de la saison des pluies. La femelle dépose entre 6 et 12 œufs, qui seront incubés 30 jours.</text:p>
            <text:p>Régime alimentaire : Les tadornes radjah ont un régime mixte, composé d’invertébrés aquatiques (mollusques, insectes), d’algues et de carex.</text:p>
            <text:p>Description : Le tadorne radjah est reconnaissable à son plumage bien tranché : blanc sur la tête, le cou et le dessous, brun-noir sur le dessus, avec une bande pectorale également foncée. Pas de dimorphisme sexuel.</text:p>
            <text:p>Conservation : La taille de la population est inconnue, mais en déclin, bien que certaines populations locales soient stables, notamment à cause des changements climatiques et de l’assèchement de certaines zones. Espèce classée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6">
          <table:table-cell office:value-type="float" office:value="54" table:style-name="ce4">
            <text:p>54</text:p>
          </table:table-cell>
          <table:table-cell office:value-type="string" table:style-name="ce4">
            <text:p>Nette demi-deuil</text:p>
          </table:table-cell>
          <table:table-cell office:value-type="string" table:style-name="ce4">
            <text:p>Les nettes demi-deuil n’ont pas de plumage d’éclipse. Elles arborent donc la même livrée toute l’année.</text:p>
          </table:table-cell>
          <table:table-cell office:value-type="string" table:style-name="ce4">
            <text:p>Nom commun : Nette demi-deuil – canard peposaca – Nette à bec rosé</text:p>
            <text:p>Nom scientifique : Netta peposaca</text:p>
            <text:p>Famille : Anatidés</text:p>
            <text:p>Habitat : Zones humides, tourbières, marais, marécages</text:p>
            <text:p>Localisation géographique : Uruguay, Argentine Bolivie, Brésil, Chili, Paraguay</text:p>
            <text:p>Taille : 55-56 cm</text:p>
            <text:p>Poids : 1000 à 1200 g</text:p>
            <text:p>Espérance de vie : 5_10 ans dans la nature, jusqu’à 20 ans en captivité</text:p>
            <text:p>Reproduction : La saison de reproduction a lieu en général en octobre-novembre. Les couples se forment pour l’occasion. La femelle construit un nid près de l’eau, fait de matière végétale, et recouvert de duvet. Elle y pondra 10 œufs, qui seront incubés 27-29 jours. Il n’est pas rare qu’une femelle ponde dans un autre nid. Les canetons pourront voler entre 50 et 75 jours.</text:p>
            <text:p>Régime alimentaire : La nette demi-deuil est principalement végétarienne, se nourrissant de racines, graines, herbes, et plantes aquatiques.</text:p>
            <text:p>Description : Comme chez beaucoup de canard, il existe un dimorphisme sexuel chez cette espèce : Les femelles sont brunes (plus foncé sur le dessus), les mâles principalement noirs, avec le croupion blanc et les flancs gris. Le bec est quant à lui rosé.</text:p>
            <text:p>Conservation : La population de nette demi-deuil est estimée à environ 1 000 000 d’individus. L’espèce est classée « en préoccupation mineure » sur la liste rouge de l’UICN.</text:p>
            <text:p/>
            <text:p>Les nettes demi-deuil n’ont pas de plumage d’éclipse. Elles arborent donc la même livrée toute l’année.</text:p>
            <text:p/>
          </table:table-cell>
          <table:table-cell office:value-type="string" table:style-name="ce4">
            <text:p>oiseaux; Amérique</text:p>
          </table:table-cell>
          <table:table-cell table:number-columns-repeated="16379"/>
        </table:table-row>
        <table:table-row table:style-name="ro7">
          <table:table-cell office:value-type="float" office:value="55" table:style-name="ce4">
            <text:p>55</text:p>
          </table:table-cell>
          <table:table-cell office:value-type="string" table:style-name="ce4">
            <text:p>Fuligule milouin</text:p>
          </table:table-cell>
          <table:table-cell office:value-type="string" table:style-name="ce4">
            <text:p>Bien qu’il soit encore bien représenté dans certains endroits, le fuligule milouin est considéré comme une espèce en voie de disparition</text:p>
          </table:table-cell>
          <table:table-cell office:value-type="string" table:style-name="ce4">
            <text:p>Nom commun : Fuligule milouin</text:p>
            <text:p>Nom scientifique : Aythya ferina</text:p>
            <text:p>Famille : Anatidés</text:p>
            <text:p>Habitat : Marais, étang, cours d’eau calme, avec une végétation dense. En hiver, on les voit aussi sur des lacs, réservoirs, estuaires et lagons.</text:p>
            <text:p>Localisation géographique : Quasiment toute l’Europe et l’Asie, hivernage en Afrique et en Asie du Sud-Est.</text:p>
            <text:p>Taille : 42 à 58 cm</text:p>
            <text:p>Poids : 900 à 1100 g</text:p>
            <text:p>Espérance de vie : En moyenne 10 ans, mais peut aller jusqu’à plus de 20 ans.</text:p>
            <text:p>Reproduction : Entre avril et juin. Les couples se forment un peu avant. Le nid est une simple dépression au sol, fait de matière végétale et de plumes, souvent près de l’eau. La femelle pond en moyenne 10 œufs, qu’elle couvera seule pendant environ 25 jours, le mâle ne participant ni à la couvaison ni à l’élevage des jeunes. Ceux-ci seront capables de voler vers 55 jours.</text:p>
            <text:p>Régime alimentaire : Le fuligule milouin est omnivore. Il se nourrit principalement d’herbes et de plantes aquatiques, mais il ne dédaigne pas de petits invertébrés aquatiques, des amphibiens ou des petits poissons.</text:p>
            <text:p>Description : La silhouette du fuligule milouin est assez caractéristique : long cou, long bec et front assez haut. En outre, en plumage nuptial, le mâle est très reconnaissable : Tête rousse, poitrine et croupion noir, reste du corps gris clair. La femelle, quant à elle, est beaucoup lus terne, comme la plupart des canes : Tête et poitrine brune, reste du corps plutôt gris.</text:p>
            <text:p>Conservation : La taille de la population est estimée à environ 2 000 000 d’individus, en déclin. Les causes principales de ce déclin sont la diminution des sites de nidification, le changement chimique de l’eau (eutrophisation due à l’agriculture, par exemple), la prédation par des espèces introduites par l’homme. Le fuligule milouin est classé « vulnérable » sur la liste rouge de l’UICN.</text:p>
            <text:p/>
          </table:table-cell>
          <table:table-cell office:value-type="string" table:style-name="ce4">
            <text:p>oiseaux; Europe; Asie</text:p>
          </table:table-cell>
          <table:table-cell table:number-columns-repeated="16379"/>
        </table:table-row>
        <table:table-row table:style-name="ro5">
          <table:table-cell office:value-type="float" office:value="56" table:style-name="ce4">
            <text:p>56</text:p>
          </table:table-cell>
          <table:table-cell office:value-type="string" table:style-name="ce4">
            <text:p>Fuligule morillon</text:p>
          </table:table-cell>
          <table:table-cell office:value-type="string" table:style-name="ce4">
            <text:p>Le terme fuligule vient du latin fuligulo, qui veut dire suie, et morillon est dérivé de Maure, les habitants de l’ancienne Mauritanie. Vous l’aurez compris, il s’agit d’un canard au plumage foncé !</text:p>
          </table:table-cell>
          <table:table-cell office:value-type="string" table:style-name="ce4">
            <text:p>Nom commun : Fuligule morillon</text:p>
            <text:p>Nom scientifique : Aythya fuligula</text:p>
            <text:p>Famille : Anatidés</text:p>
            <text:p>Habitat : Lacs, étangs et réservoirs d’eau douce profonds.</text:p>
            <text:p>Localisation géographique : Toute l’Eurasie, zone d’hivernage en Afrique et en Asie du Sud-Est.</text:p>
            <text:p>Taille : 40 à 47 cm</text:p>
            <text:p>Poids : 600 à 900 g</text:p>
            <text:p>Espérance de vie : 10-15 ans.</text:p>
            <text:p>Reproduction : Les couples se forment juste avant la saison de reproduction, qui commence en mai. Le nid est une plateforme faite de matière végétale et de plumes, près de l’eau. La femelle y dépose 8 à 11 œufs, qu’elle couvera seule pendant 23 à 28 jours. Les canetons pourront voler vers 45 jours.</text:p>
            <text:p>Régime alimentaire : Omnivore, le fuligule morillon a une nette préférence pour les mollusques. Mais ils mangent aussi d’autres invertébrés aquatiques et également des plantes aquatiques.</text:p>
            <text:p>Description : Dimorphisme sexuel marqué, au moment de la reproduction. En effet, en plumage nuptial, le mâle arbore une livrée bicolore : Blanche sur le ventre et les flancs, noire partout ailleurs, avec des reflets vert-violacés. Derrière la tête retombe une huppe, également noire. L’iris est jaune, et le bec bleuté. La femelle est quant à elle presque entièrement brune, plus claire sur le dessous, plus foncée sur le dessus, avec l’iris également jaune.</text:p>
            <text:p>Conservation : La population de fuligule morillon est estimée entre 2,6 et 2,9 millions d’individus, et est stable. L’espèce est tout de même menacée par la dégradation de son habitat. Elle est classée « en préoccupation mineure » sur la liste rouge de l’UICN.</text:p>
            <text:p/>
          </table:table-cell>
          <table:table-cell office:value-type="string" table:style-name="ce4">
            <text:p>oiseaux; Europe; Asie</text:p>
          </table:table-cell>
          <table:table-cell table:number-columns-repeated="16379"/>
        </table:table-row>
        <table:table-row table:style-name="ro12">
          <table:table-cell office:value-type="float" office:value="57" table:style-name="ce4">
            <text:p>57</text:p>
          </table:table-cell>
          <table:table-cell office:value-type="string" table:style-name="ce4">
            <text:p>Fuligule milouinan</text:p>
          </table:table-cell>
          <table:table-cell office:value-type="string" table:style-name="ce4">
            <text:p>Le fuligule milouinan est un canard plongeur capable de descendre à 6 mètres de profondeur.</text:p>
          </table:table-cell>
          <table:table-cell office:value-type="string" table:style-name="ce4">
            <text:p>Nom commun : Fuligule milouinan</text:p>
            <text:p>Nom scientifique : Aythya marila</text:p>
            <text:p>Famille : Anatidés</text:p>
            <text:p>Habitat : En été, le fuligule milouinan fréquente les étangs et lacs de la toundra boréale, en hiver, on le voit plus souvent sur les côtes ou dans les estuaires.</text:p>
            <text:p>Localisation géographique : Nidification dans les zones arctiques d’Amérique, d’Europe et d’Asie, Hivernages sur les côtes plus méridionales d’Amérique, d’Europe et d’Asie. On le trouve aussi sur les pourtours de la mer noire.</text:p>
            <text:p>Taille : 40 à 51 cm</text:p>
            <text:p>Poids : 900 à 1300 g</text:p>
            <text:p>Espérance de vie : jusqu’à 20 ans</text:p>
            <text:p>Reproduction : La saison de reproduction commence en général en mai. Le nid est une simple dépression couverte d’herbes et de duvet, dans la végétation dense. La femelle y dépose 8 à 11 œufs, qu’elle couvera pendant 26 à 28 jours. Les canetons pourront voler vers 40-45 jours.</text:p>
            <text:p>Régime alimentaire : Omnivore. En été, le fuligule milouinan mange principalement plantes et insectes. En hiver, il préférera les invertébrés aquatiques marins.</text:p>
            <text:p>Description : Le fuligule milouinan a une silhouette massive, un large bec et une tête arrondie. En plumage nuptial, le mâle a la tête, la poitrine et le croupion noirs, les flancs blancs et le dessus gris. La tête est irisée de vert. La femelle, quant à elle, est brune, plus claire sur le dessous, plus foncée sur le dessus, avec un large anneau blanc à la base du bec. Les iris des mâle et femelle sont jaunes.</text:p>
            <text:p>Conservation : La population de fuligule milouinan est estimée à 5 000 000 d’individus, mais en déclin, principalement à cause d’incidents de capture dans les filets de pêche. Mais les changements climatiques menacent également leurs sites de nidification. L’espèce est classée « en préoccupation mineure » sur la liste rouge de l’UICN.</text:p>
            <text:p/>
          </table:table-cell>
          <table:table-cell office:value-type="string" table:style-name="ce4">
            <text:p>oiseaux; Arctique</text:p>
          </table:table-cell>
          <table:table-cell table:number-columns-repeated="16379"/>
        </table:table-row>
        <table:table-row table:style-name="ro12">
          <table:table-cell office:value-type="float" office:value="58" table:style-name="ce4">
            <text:p>58</text:p>
          </table:table-cell>
          <table:table-cell office:value-type="string" table:style-name="ce4">
            <text:p>Eider à duvet</text:p>
          </table:table-cell>
          <table:table-cell office:value-type="string" table:style-name="ce4">
            <text:p>L’eider à duvet est un remarquable canard plongeur, capable de descendre jusqu’à plus de 20 mètres de profondeur</text:p>
          </table:table-cell>
          <table:table-cell office:value-type="string" table:style-name="ce4">
            <text:p>Nom commun : Eider à duvet</text:p>
            <text:p>Nom scientifique : Somateria mollissima</text:p>
            <text:p>Famille : Anatidés</text:p>
            <text:p>Habitat : Littoral marin. L’eider niche plutôt sur des îles, où le long de côtes rocheuses.<text:s/></text:p>
            <text:p>Localisation géographique : Le long des côtes arctiques, il hiverne plus au sud, sur la côte Est des États-Unis, les côtes européennes et celles du Nord-Est asiatique.</text:p>
            <text:p>Taille : 50 à 71 cm</text:p>
            <text:p>Poids : 1200 à 2800 g</text:p>
            <text:p>Espérance de vie : Jusqu’à 20 ans dans la nature</text:p>
            <text:p>Reproduction : La période de reproduction commence en général en mai. Le nid est un simple trou aménagé de matériaux divers, souvent à l’abri d’un rocher et de végétation dense. La femelle y dépose 4-7 œufs, qui seront couvés 25-28 jours. Les canetons pourront voler vers 65-75 jours.</text:p>
            <text:p>Régime alimentaire : L’eider à duvet se nourrit principalement de petits invertébrés aquatiques marins, mais il ne dédaigne pas quelques végétaux, si l’occasion se présente (la femelle sur le nid, par exemple, préférera manger des algues sur la plage)</text:p>
            <text:p>Description : L’eider à duvet a une silhouette massive, et une tête particulière : En effet, le front et le bec forment une ligne droite. En plumage nuptial, le mâle a la tête, le ventre, le croupion et la queue noirs, contrastant avec le dos et les joues blanches, la poitrine rosée et la nuque verte. La femelle est quant à elle brune rayée de noir.<text:s/></text:p>
            <text:p>Conservation : La population d’eider à duvet est estimée entre 3 et 4 millions d’individus. Le facteur critique de la survie à long terme de cette espèce semble être le taux de survie des jeunes, mais on manque de données claires sur les causes de mortalité. Plusieurs hypothèses sont données : fragilité face à des maladies diverses (comme le choléra aviaire), conflit avec les industries de pêche, fragilité faces aux marées noires, haut niveau de chasse dans certains endroits… L’espèce est classée « quasi menacée » sur la liste rouge de l’UICN.</text:p>
            <text:p/>
          </table:table-cell>
          <table:table-cell office:value-type="string" table:style-name="ce4">
            <text:p>oiseaux; Arctique</text:p>
          </table:table-cell>
          <table:table-cell table:number-columns-repeated="16379"/>
        </table:table-row>
        <table:table-row table:style-name="ro7">
          <table:table-cell office:value-type="float" office:value="59" table:style-name="ce4">
            <text:p>59</text:p>
          </table:table-cell>
          <table:table-cell office:value-type="string" table:style-name="ce4">
            <text:p>Garrot albéole</text:p>
          </table:table-cell>
          <table:table-cell office:value-type="string" table:style-name="ce4">
            <text:p>Le garrot albéole niche dans le creux d’un arbre.</text:p>
          </table:table-cell>
          <table:table-cell office:value-type="string" table:style-name="ce4">
            <text:p>Nom commun : Garrot albéole – Petit garrot</text:p>
            <text:p>Nom scientifique : Bucephala albeola</text:p>
            <text:p>Famille : Anatidés</text:p>
            <text:p>Habitat : Le garrot albéole niche dans des étangs ou lacs peu profonds, dans des zones forestières. En hiver, on le retrouve aussi dans les estuaires ou le long des côtes.</text:p>
            <text:p>Localisation géographique : Le garrot albéole niche au Canada et en Alaska, et il hiverne jusqu’au Mexique.</text:p>
            <text:p>Taille : 32 à 40 cm</text:p>
            <text:p>Poids : 330 à 450 g</text:p>
            <text:p>Espérance de vie : jusqu’à 14 ans</text:p>
            <text:p>Reproduction : Les garrots albéoles sont monogames. La saison de reproduction commence en avril-mai. Le nid est dans le creux d’un arbre. La femelle y retourne chaque année. Elle pond en moyenne 9 œufs, qu’elle couvera 28 à 31 jours. Elle encouragera les canetons à sortir du nid au bout d’une ou deux journée, mais restera avec eux le temps qu’ils puissent se débrouiller seuls. Ils pourront voler vers 50-55 jours.</text:p>
            <text:p>Régime alimentaire : Le garrot albéole est un canard plongeur qui trouve sa nourriture presque exclusivement dans l’eau. Il se nourrit principalement de petits invertébrés aquatiques, mais ne dédaigne pas quelques éléments de plantes aquatiques également.</text:p>
            <text:p>Description : Le garrot albéole est un petit canard plongeur à la silhouette trapue. En plumage nuptial, le mâle a le manteau et la tête noirs, tout le reste étant blanc, hormis les pattes, rosée. Les ailes sont bicolores. A l’arrière de la tête, il arbore une large tache blanche en forme de triangle. La femelle, quant à elle, est brun gris, plus foncée sur le dessus, plus claire sur le dessous. Sa tête est foncée, avec une petite tache blanche au niveau des joues.</text:p>
            <text:p>Conservation : La taille de la population de garrot albéole est estimée à plus de 1,2 millions d’individus, et en hausse. L’espèce est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3">
          <table:table-cell office:value-type="float" office:value="60" table:style-name="ce4">
            <text:p>60</text:p>
          </table:table-cell>
          <table:table-cell office:value-type="string" table:style-name="ce4">
            <text:p>Tangara évêque</text:p>
          </table:table-cell>
          <table:table-cell office:value-type="string" table:style-name="ce5">
            <text:p>Le tangara évêque est également appelé tangara bleu</text:p>
          </table:table-cell>
          <table:table-cell office:value-type="string" table:style-name="ce4">
            <text:p>Nom commun : Tangara évêque – Tangara bleu</text:p>
            <text:p>Nom scientifique : Thraupis episcopus</text:p>
            <text:p>Famille : Thraupidés</text:p>
            <text:p>Habitat : Forêt humide de plaine, Savane sèche, Maquis humide, plantations, jardins ruraux</text:p>
            <text:p>Localisation géographique : Endémique du continent américain. Amérique centrale au nord de l’Amérique du Sud, du Mexique au nord de la Bolivie et du Brésil.</text:p>
            <text:p>Taille : 16 à 18 cm de long</text:p>
            <text:p>Poids : 30 – 40 gr</text:p>
            <text:p>Espérance de vie : 9 ans dans la nature, jusqu’à 12 ans en captivité</text:p>
            <text:p>Reproduction : La femelle dépose 1 à 3 œufs gris-vert dans un nid en forme de coupe, construit au niveau d’une fourche haute d’un arbre. L’incubation durera 14 jours. Les jeunes quitteront le nid après 17 jours.</text:p>
            <text:p>Régime alimentaire : Frugivore, mais ils peuvent l’agrémenter d’insectes, notamment au moment de l’élevage des jeunes.</text:p>
            <text:p>Description : Mâles et femelles sont gris-bleu azurés, les femelles étant plus ternes.</text:p>
            <text:p>Conservation : Taille de la population sauvage inconnue, mais estimée entre 5 et 50 millions, stable. Espèce classée en « préoccupation mineure » dans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61" table:style-name="ce4">
            <text:p>61</text:p>
          </table:table-cell>
          <table:table-cell office:value-type="string" table:style-name="ce4">
            <text:p>Touraco à huppe blanche</text:p>
          </table:table-cell>
          <table:table-cell office:value-type="string" table:style-name="ce5">
            <text:p>Les touracos font partie de la famille des Musophagidés, littérallement des mangeurs de banane !</text:p>
          </table:table-cell>
          <table:table-cell office:value-type="string" table:style-name="ce4">
            <text:p>Nom commun : Touraco à huppe blanche</text:p>
            <text:p>Nom scientifique : Tauraco leucolophus</text:p>
            <text:p>Famille : Musophagidés</text:p>
            <text:p>Habitat : Forêts tropicales et subtropicales qui longent les cours d’eau, savanes arborées</text:p>
            <text:p>Localisation géographique : de l’Est du Nigéria au Kenya, en passant par le Cameroun, la République Centrafricaine, le sud Soudan, le Congo et l’Ouganda</text:p>
            <text:p>Taille : 40 cm de long</text:p>
            <text:p>Poids : 200 à 225 g</text:p>
            <text:p>Espérance de vie : 10-12 ans dans la nature</text:p>
            <text:p>Reproduction : La période de reproduction est souvent liée au début de la saison des pluies. Les touracos à huppe blanche vivent en petits groupes, ou en couples, et défendent ardemment leur territoire. Le nid est une plateforme rudimentaire faite de brindilles, perchée entre 3 et 7 mètres de haut. La femelle y pond 2 œufs blancs, qui seront couvés par les deux parents une vingtaine de jours environ.</text:p>
            <text:p>Régime alimentaire : Frugivore, principalement fruits et baies, mais peut manger des fleurs ou des petits mollusques (escargots)</text:p>
            <text:p>Description : Le touraco à huppe blanche est un oiseau reconnaissable entre tous : Outre sa huppe, ses joues et son cou sont blancs, son front, ses ailes, son croupion et sa queue sont bleu-violet, et sa gorge, sa poitrine et son manteau sont verts. Le dessous de ses ailes est quant à lui rouge, de même que le contour de ses yeux, et son bec est jaune. Il n’y a pas de dimorphisme sexuel chez cette espèce.<text:s/></text:p>
            <text:p>Conservation : La taille de la population est inconnue, mais l’espèce est considérée comme commune sur toute son aire de répartition. Classée « en préoccupation mineure » sur la liste rouge de l’UICN.</text:p>
            <text:p/>
          </table:table-cell>
          <table:table-cell office:value-type="string" table:style-name="ce4">
            <text:p>oiseaux; Afrique</text:p>
          </table:table-cell>
          <table:table-cell table:number-columns-repeated="16379"/>
        </table:table-row>
        <table:table-row table:style-name="ro10">
          <table:table-cell office:value-type="float" office:value="62" table:style-name="ce4">
            <text:p>62</text:p>
          </table:table-cell>
          <table:table-cell office:value-type="string" table:style-name="ce4">
            <text:p>Touraco à huppe splendide</text:p>
          </table:table-cell>
          <table:table-cell office:value-type="string" table:style-name="ce4">
            <text:p>Le touraco à huppe splendide est l’oiseau national du Swaziland</text:p>
          </table:table-cell>
          <table:table-cell office:value-type="string" table:style-name="ce4">
            <text:p>Nom commun : Touraco à huppe splendide</text:p>
            <text:p>Nom scientifique : Gallirex porphyreolophus</text:p>
            <text:p>Famille : Musophagidés</text:p>
            <text:p>Habitat : En général forêts humides, ou végétation qui borde les cours d’’eau ou le littoral. Mais on peut aussi en trouver dans les jardins ou en bordure de villes.</text:p>
            <text:p>Localisation géographique : Afrique orientale, au sud de l’équateur, du sud du Kenya au nord de l’Afrique du Sud.</text:p>
            <text:p>Taille : 46 cm de long</text:p>
            <text:p>Poids : 215 à 330 g</text:p>
            <text:p>Espérance de vie : 30 ans en captivité</text:p>
            <text:p>Reproduction : Les touracos à huppe splendide sont monogames. Ils vivent en couples ou en petits groupes. La période de reproduction commence avec la saison des pluies. Le nid est une plateforme faite de brindilles, en général placé au milieu de plantes grimpantes ou parasites, entre 3 et 9 mètres de hauteur. La femelle y dépose 2 ou 3 œufs blancs, qui seront couvés par les deux parents pendant 22-23 jours. Les deux parents s’occupent ensuite de l’élevage des jeunes, qui quitteront le nid vers 38 jours.</text:p>
            <text:p>Régime alimentaire : Essentiellement frugivore</text:p>
            <text:p>Description : Le touraco à huppe splendide est l’oiseau national du Swaziland. Sa huppe, le dessus de ses ailes et sa queue sont bleu-violet, tandis que son cou est vert, et sa poitrine vert-rosée. Son front, ses sourcils et ses joues sont vert émeraude. Quant à ses rémiges, qui se déploient quand il vole, elles arborent un rouge vif caractéristique des touracos.</text:p>
            <text:p>Conservation : Espèce classée en « préoccupation mineure » sur la liste rouge de l’UICN. Taille de la population inconnue, mais on estime qu’elle est en déclin, notamment à cause de la déforestation et de la chasse.</text:p>
            <text:p/>
          </table:table-cell>
          <table:table-cell office:value-type="string" table:style-name="ce4">
            <text:p>oiseaux; Afrique</text:p>
          </table:table-cell>
          <table:table-cell table:number-columns-repeated="16379"/>
        </table:table-row>
        <table:table-row table:style-name="ro4">
          <table:table-cell office:value-type="float" office:value="63" table:style-name="ce4">
            <text:p>63</text:p>
          </table:table-cell>
          <table:table-cell office:value-type="string" table:style-name="ce4">
            <text:p>Touraco pauline</text:p>
          </table:table-cell>
          <table:table-cell office:value-type="string" table:style-name="ce5">
            <text:p>La couleur rouge des touraco provient d'un pgment naturel appelé la touracine</text:p>
          </table:table-cell>
          <table:table-cell office:value-type="string" table:style-name="ce4">
            <text:p>Nom commun : Touraco Pauline – Touraco à huppe rouge</text:p>
            <text:p>Nom scientifique : Tauraco erythrolophus</text:p>
            <text:p>Famille : Musophagidae</text:p>
            <text:p>Habitat : Forêts et galeries qui bordent les cours d'eau</text:p>
            <text:p>Localisation géographique : endémique de l’Angola</text:p>
            <text:p>Taille : 45 à 50 cm de long</text:p>
            <text:p>Poids : 210 à 325 g</text:p>
            <text:p>Espérance de vie : 27 ans</text:p>
            <text:p>Reproduction : monogame. La femelle pond en général 2 œufs dans un nid fragile en forme de plate-forme composée de brindilles, en hauteur (entre 2 et 10 m de haut). L’incubation dure 28 jours, les deux parents se relayant pour couver les œufs. Les petits naissent avec un duvet noir, et ils acquerront leurs couleurs progressivement jusqu’à l’âge de 4 mois. Ils sont opérationnels dès 4 à 5 semaines.</text:p>
            <text:p>Régime alimentaire : Principalement végétarien et frugivore, mais ils peuvent manger quelques insectes ou escargots pour leur apporter des protéines.</text:p>
            <text:p>Description : Le touraco pauline a une crête rouge avec des plumes blanches à l’extrémité, rouge qui descend le long de la nuque. Le reste de la tête est blanc, le bec jaune. Le reste du corps est majoritairement vert, les parties inférieures et la queue étant plus foncé, dans les tons bleu-vert irisé. Les plumes des ailes sont quant à elles rouge cramoisi.<text:s/></text:p>
            <text:p>Conservation : Endémique de l’Angola, cet oiseau est pour le moment encore assez courant, mais la déforestation dans le pays commence à réduire son habitat. Il est classé « en préoccupation mineure » sur la liste rouge de l’UICN.</text:p>
            <text:p/>
          </table:table-cell>
          <table:table-cell office:value-type="string" table:style-name="ce4">
            <text:p>oiseaux; Afrique</text:p>
          </table:table-cell>
          <table:table-cell table:number-columns-repeated="16379"/>
        </table:table-row>
        <table:table-row table:style-name="ro9">
          <table:table-cell office:value-type="float" office:value="64" table:style-name="ce4">
            <text:p>64</text:p>
          </table:table-cell>
          <table:table-cell office:value-type="string" table:style-name="ce4">
            <text:p>Troupiale à tête rouge</text:p>
          </table:table-cell>
          <table:table-cell office:value-type="string" table:style-name="ce5">
            <text:p>Les troupiales à tête rouge sont des passereaux également appelés carouges à tête rouge</text:p>
          </table:table-cell>
          <table:table-cell office:value-type="string" table:style-name="ce4">
            <text:p>Nom commun : Troupiale à tête rouge – carouge à tête rouge</text:p>
            <text:p>Nom scientifique : Amblyramphus holosericeus</text:p>
            <text:p>Famille : Icteridae</text:p>
            <text:p>Habitat : Zone humide. Tourbière, marais, marécage…</text:p>
            <text:p>Localisation géographique : Uruguay, Argentine, Bolivie, Brésil, Paraguay</text:p>
            <text:p>Taille : 25 cm de long</text:p>
            <text:p>Poids : 75 à 85 g</text:p>
            <text:p>Espérance de vie :</text:p>
            <text:p>Reproduction : Monogame. Le nid est une coupe faite de brindilles et autres matières végétales, placé à la fourche d’un arbre ou tissé dans la végétation, construit principalement par la femelle, qui y dépose 3-4 œufs. Elle s’occupera de la couvaison seule, pendant que le mâle protège le nid. L’incubation dure 13-14 jours, et les deux parents s’occuperont de l’élevage des jeunes.</text:p>
            <text:p>Régime alimentaire : Fruits, graines, insectes.</text:p>
            <text:p>Description : Oiseau noir, avec la tête et la gorge rouge-orange. Les jeunes naissent noirs, et la coloration orangée se fait au fur et à mesure, en commençant par la poitrine et la gorge.</text:p>
            <text:p>Conservation : Taille de la population inconnue, mais supposée stable. Classé « en préoccupation mineur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65" table:style-name="ce4">
            <text:p>65</text:p>
          </table:table-cell>
          <table:table-cell office:value-type="string" table:style-name="ce4">
            <text:p>Ara ararauna</text:p>
          </table:table-cell>
          <table:table-cell office:value-type="string" table:style-name="ce5">
            <text:p>L'ara ararauna est également appelé ara bleu, ou ara bleu et jaune</text:p>
          </table:table-cell>
          <table:table-cell office:value-type="string" table:style-name="ce4">
            <text:p>Nom commun : Ara bleu – ara bleu et jaune – ara ararauna</text:p>
            <text:p>Nom scientifique : Ara ararauna</text:p>
            <text:p>Famille : Psittacidés</text:p>
            <text:p>Habitat : Varzea (zone forestière périodiquement inondée), savanes et marais boisés</text:p>
            <text:p>Localisation géographique : Amérique du Sud (bassin de l’Amazone)</text:p>
            <text:p>Taille : 86 à 94 cm. Envergure : 104 à 114 cm</text:p>
            <text:p>Poids : 995 à 1,4 kg</text:p>
            <text:p>Espérance de vie : 30 à 40 ans dans la nature. Jusqu’à 60 ans en captivité</text:p>
            <text:p>Reproduction : 24 à 26 jours d’incubation. 1 à 3 œufs</text:p>
            <text:p>Régime alimentaire : Essentiellement frugivore (fruits, fleurs, feuilles, plantes, noix, baies, bourgeons, graines, argile)</text:p>
            <text:p>Description</text:p>
            <text:p>L’ara ararauna est un oiseau d’ornement très populaire du fait de sa capacité à imiter le langage humain. Les deux sexes sont identiques et présentent un plumage majoritairement jaune et bleu. Le dos, le dessus des ailes et de la queue sont bleus. La poitrine, l’abdomen et le bas-ventre sont jaunes, de même que le dessous des ailes et de la queue. Sur la tête, le front et le sommet de la calotte sont verts. La face, nue, est blanche. Elle est parcourue de fines lignes de plumes noires, qui s’élargissent sous les joues pour donner au cou la même couleur. Le bec, puissant et crochu, est noirâtre et les yeux sont jaunes pâle. Les pattes et les doigts sont gris foncé. Les jeunes diffèrent des adultes par une queue plus courte et des yeux gris-brun.</text:p>
            <text:p>Cette espèce est arboricole. Elle passe le plus clair de son temps dans les arbres où elle s’aide de son bec pour grimper et se suspendre aux branches. Néanmoins, il arrive qu’elle descende à terre pour se nourrir des noix tombées sur le sol. L’ara ararauna est également grégaire. Il vit en couple, au sein de petits groupes familiaux, ou en bandes pouvant atteindre 20 à 30 individus. Ces groupes plus importants se rassemblent souvent au bord des rivières, où ils ingurgitent des minéraux riches en argile. Bien que sédentaire, cet oiseau effectue fréquemment des déplacements pour rechercher sa nourriture ou pour rejoindre son dortoir.</text:p>
            <text:p>Monogame, il reste en couple toute sa vie. La saison de reproduction varie selon les régions, mais se situe toujours entre novembre et juin. Les nids sont installés dans une cavité à l’intérieur des palmiers morts. L’incubation est assurée par la femelle, mais les deux adultes protègent le nid de façon très agressive. Les poussins, qui naissent nus et aveugles, sont incapables de se nourrir seul. Le plus souvent, le plus fort survit, tandis que les autres meurent de faim. Les survivants obtiennent leur plumage adulte après environ trois mois et restent avec leurs parents quelques temps avant de devenir totalement indépendants.</text:p>
            <text:p>Conservation</text:p>
            <text:p>L’ara ararauna, très commun par endroit, n’est pas considéré comme une espèce en danger d’extinction. Néanmoins, il connait un réel déclin et à presque totalement disparu de certaines régions, à cause de la destruction de son habitat, de la chasse et de sa commercialisation comme oiseau de volière.</text:p>
            <text:p>Des programmes de conservation ont donc été créés pour lui venir en aide. La mise en place de nids artificiels, le prélèvement dans les nids des poussins les plus faibles et la réintroduction de quelques spécimens dans les zones où ils avaient disparu ont ainsi été effectué. L’ara ararauna a été classé « en préoccupation mineure » par l’UICN.</text:p>
            <text:p/>
          </table:table-cell>
          <table:table-cell office:value-type="string" table:style-name="ce4">
            <text:p>oiseaux; psittaciformes; Amérique</text:p>
          </table:table-cell>
          <table:table-cell table:number-columns-repeated="16379"/>
        </table:table-row>
        <table:table-row table:style-name="ro7">
          <table:table-cell office:value-type="float" office:value="66" table:style-name="ce4">
            <text:p>66</text:p>
          </table:table-cell>
          <table:table-cell office:value-type="string" table:style-name="ce4">
            <text:p>Calao de Decken</text:p>
          </table:table-cell>
          <table:table-cell office:value-type="string" table:style-name="ce4">
            <text:p>Il ne faut pas confondre calao et toucan… Même s’ils se ressemblent, les calaos vivent en Afrique et en Asie, les toucans en Amérique !</text:p>
          </table:table-cell>
          <table:table-cell office:value-type="string" table:style-name="ce4">
            <text:p>Nom commun : Calao de Decken</text:p>
            <text:p>Nom scientifique : Tockus deckeni</text:p>
            <text:p>Famille : Bucérotidés</text:p>
            <text:p>Habitat : Steppes arides, savanes sèches, zones boisées clairsemées</text:p>
            <text:p>Localisation géographique : Afrique de l’Est (de l’Ethiopie à la Tanzanie)</text:p>
            <text:p>Taille : 35 cm</text:p>
            <text:p>Poids : Mâle 165 à 212 g. Femelle 120 à 155 g</text:p>
            <text:p>Espérance de vie : Inconnue</text:p>
            <text:p>Reproduction : 30 à 33 jours d’incubation. 2 à 4 œufs</text:p>
            <text:p>Régime alimentaire : Essentiellement carnivore (insectes, mollusques, petits rongeurs/ vertébrés/oiseaux, amphibiens, fruits, graines, baies, bourgeons)</text:p>
            <text:p>Description</text:p>
            <text:p>Le calao de Decken doit son nom à Karl Klaus Von der Decken (1833-1865), baron et explorateur allemand de l’Afrique de l’Est qui l’aurait découvert au milieu du XIXe siècle. Il se distingue par une tête, un cou et une poitrine de couleur blanche qui contrastent avec un plumage majoritairement noir. Cette espèce présente un dimorphisme sexuel relativement marqué, notamment au niveau de la couleur du bec. Chez le mâle, le bec, surmonté d’un casque bas, est de couleur rouge à la base, jaune pâle aux extrémités et noire sur les bords tranchants. La femelle, plus petite, possède un bec moins imposant, avec un casque réduit, de couleur noire. Chez les jeunes, le bec affiche une couleur corne foncée et une plus forte présence de jaune aux extrémités.</text:p>
            <text:p>Les calaos de Decken sont sédentaires. Néanmoins, ils entreprennent parfois quelques migrations, pendant les périodes de sècheresse, en quête de nourriture.</text:p>
            <text:p>Cette nourriture est souvent obtenue au sol en fouillant la terre ou en se laissant tomber sur une proie à partir d’un perchoir. Mais il arrive également qu’ils s’alimentent assez haut dans les arbres fruitiers. Ces calaos établissent aussi des relations privilégiées avec les mangoustes naines, en capturant les insectes affolés par leur présence. En échange, ils les avertissent par leurs cris d’alarme de la proximité des prédateurs.</text:p>
            <text:p>Lors de la période de reproduction, les couples choisissent un emplacement pour leur nid, le plus souvent une cavité naturelle dans un arbre ou une falaise, puis le tapissent de copeaux d’écorce. L’entrée du nid est ensuite obturée par la femelle, par le biais d’une cloison faite de boue, de fiente et de pulpe de fruit. Ne subsiste alors qu’une mince fente verticale par laquelle le mâle apporte la nourriture pour la nichée. La ponte a lieu de février à juillet ou de novembre à mars selon les régions. Les œufs sont pondus dans un intervalle de deux à quatre jours, mais l’incubation commence dès l’arrivée du premier œuf. Durant cette période, la femelle reste recluse et effectue une mue partielle, ce qui la rend provisoirement inapte au vol. Elle émerge de la cavité lorsque les oisillons sont âgés de 21 à 28 jours, mais ces derniers la scellent de nouveau et restent à l’intérieur, encore une vingtaine de jours, avant de prendre leur envol. En cas de problème avec la première couvée, les parents peuvent avoir immédiatement une ponte de remplacement.</text:p>
            <text:p>Conservation<text:s/></text:p>
            <text:p>Le calao de Decken n’est pas véritablement menacé. Il est même assez répandu et se présente comme une espèce localement commune, dans des zones faiblement occupées par les humains. C’est néanmoins un oiseau vulnérable, qui souffre de la destruction de son milieu naturel. Heureusement, d’importantes populations vivent en captivité dans les parcs et les réserves, par le biais de programmes d’élevage européens (EEP), auxquels participe le Parc de Clères. L’UICN a donc classé cette espèce dans la catégorie « Préoccupation mineure ».</text:p>
            <text:p/>
          </table:table-cell>
          <table:table-cell office:value-type="string" table:style-name="ce4">
            <text:p>oiseaux; Afrique; EEP</text:p>
          </table:table-cell>
          <table:table-cell table:number-columns-repeated="16379"/>
        </table:table-row>
        <table:table-row table:style-name="ro7">
          <table:table-cell office:value-type="float" office:value="67" table:style-name="ce4">
            <text:p>67</text:p>
          </table:table-cell>
          <table:table-cell office:value-type="string" table:style-name="ce4">
            <text:p>Calao terrestre de Leadbeater</text:p>
          </table:table-cell>
          <table:table-cell office:value-type="string" table:style-name="ce4">
            <text:p>Le calao terrestre de Leadbeater est la plus grande espèce de calao du monde</text:p>
          </table:table-cell>
          <table:table-cell office:value-type="string" table:style-name="ce4">
            <text:p>Nom commun : Calao terrestre de Leabeater – Bucorve du Sud</text:p>
            <text:p>Nom scientifique : Bucorvus leadbeateri</text:p>
            <text:p>Famille : Bucorvidés</text:p>
            <text:p>Habitat : Prairies, savanes herbeuses (proches de zones forestières humides)</text:p>
            <text:p>Localisation géographique : Afrique Australe (du Kenya à l’Afrique du Sud)</text:p>
            <text:p>Taille : 90 à 130 cm. Envergure : 200 cm.</text:p>
            <text:p>Poids : Mâle 3,5 à 6,2 kg – Femelle 2,2 à 4,6 kg</text:p>
            <text:p>Espérance de vie : 40 à 45 ans dans la nature. Jusqu’à 60 ans en captivité</text:p>
            <text:p>Reproduction : 37 à 43 jours d’incubation. 2 œufs</text:p>
            <text:p>Régime alimentaire : Essentiellement carnivore (insectes, reptiles, amphibiens, mollusques, oeufs, petits mammifères, oiseaux, fruits, graines, charognes, détritus)</text:p>
            <text:p>Description</text:p>
            <text:p>Le calao terrestre de Leadbeater est la plus grande espèce de calao du monde. Elle doit son nom au taxidermiste, ornithologue et naturaliste britannique, Benjamin Leadbeater (1760-1837), qui l’aurait découvert à la fin du XVIIIe siècle. Son plumage est entièrement noir, mais sa face laisse apparaître une peau rouge vif, dépourvue de plumes autour des yeux et au niveau de la caroncule. Cet oiseau possède un puissant bec, gris foncé-noir, incurvé vers le sol. Une protubérance, appelée casque, est située à son sommet. Elle est de taille variable selon les individus, mais est plus développée chez le mâle que chez la femelle. Les pattes et les doigts, forts et courts, sont de couleur noire, de même que les larges et puissantes ailes. Autre caractéristique, le calao de Leadbeater est « syndactyle », ce qui veut dire que le doigt externe est soudé à celui du milieu jusqu’à la troisième articulation. Les jeunes, eux, se distinguent par un plumage plus clair et une face gris-brun pâle.</text:p>
            <text:p>Le bucorve du Sud est un oiseau diurne et grégaire qui vit en petits groupes de 2 à 12 individus. Ces clans ont une organisation assez complexe. Ils sont structurés autour d’un couple dominant, qui est le seul à se reproduire, et d’« ouvriers » d’âges divers, en majorité des adultes mâles, qui participent à la défense du territoire, au nourrissage des jeunes et de la femelle durant la période de couvaison.</text:p>
            <text:p>Territoriaux, ils occupent un vaste espace qu’ils parcourent à longueur de temps pour chercher de la nourriture. Ils peuvent ainsi faire plusieurs kilomètres à pied, à fouiller le sol avec leur bec ou à chasser en groupe de grandes proies. Très actifs, ils ne restent jamais très longtemps immobiles, hormis quand ils regagnent les arbres pour y passer la nuit. Préférant marcher, d’où l’attribution de l’adjectif « terrestre », ils ne s’envolent qu’en cas de dérangement ou pour aller se percher. Ils n’hésitent cependant pas à se lancer dans des poursuites aériennes en vue de chasser les intrus de leur territoire. Sédentaires, les seules migrations observées ont lieu à la maturité lorsque les jeunes, le plus souvent des femelles adultes, se dispersent pour former d’autres groupes.</text:p>
            <text:p>Le calao de Leadbeater se reproduit entre septembre et décembre. Il niche à l’intérieur de cavités naturelles, dans des arbres morts ou des falaises rocheuses. Le comportement grégaire du clan s’exprime également durant cette période. Le couple dominant est assisté par les autres membres du groupe pour la construction du nid, qui sera réutilisé plusieurs saisons de suite, et le nourrissage.</text:p>
            <text:p>Contrairement aux autres calaos, la femelle dominante n’est pas emmurée dans la cavité, tapissée de feuilles et d’herbes sèches, où elle va pondre. Alimentée au nid par les autres membres du groupe, elle donne naissance à un premier poussin qui va se développer assez rapidement. La différence de taille et de poids avec le second permet à l’aîné de l’empêcher d’accéder à la nourriture et celui-ci meurt au cours de la première semaine. Nourri au rythme de 4 à 9 apports quotidien, il quitte le nid au bout de 3 mois, complètement emplumé, mais reste avec le groupe parental, dont il dépend jusqu’à l’âge de 6 mois/1 an. La maturité sexuelle se situe vers la sixième année, mais on estime que les femelles ne réussissent une couvée qu’entre 15 et 17 ans.</text:p>
            <text:p>Conservation</text:p>
            <text:p>Le calao terrestre de Leadbeater, bien que commun et largement répandu, est aujourd’hui une espèce menacée, principalement confinée dans des réserves et des parcs nationaux. Depuis 2010, l’UICN l’a d’ailleurs classé dans la catégorie « Vulnérable » et envisage de le faire passer dans la catégorie supérieure, si la situation ne s’améliore pas. La destruction de son habitat, la chasse, le commerce illégal, son emploi dans la médecine traditionnelle d’Afrique du Sud appelée « Muti » et son faible rythme de reproduction, entrainent un déclin inexorable de l’espèce. De nombreux programmes d’étude et de protection ont donc été mis en place en Afrique du Sud pour lui venir en aide (implantations de nids artificiels pour pallier à la raréfaction des cavités susceptibles d’accueillir un nid / prélèvements au nid des second poussins avant qu’ils ne meurent, en vue d’une réintroduction dans la nature / études sur la dynamique des populations / campagnes de sensibilisation / identification et préservation des sites clés pour l’espèce…). En Europe les parcs zoologiques, comme le Parc de Clères, sont les acteurs de leur conservation, via les programmes d’élevage européens (EEP).</text:p>
            <text:p/>
          </table:table-cell>
          <table:table-cell office:value-type="string" table:style-name="ce4">
            <text:p>oiseaux; EEP; carnivores; Afrique</text:p>
          </table:table-cell>
          <table:table-cell table:number-columns-repeated="16379"/>
        </table:table-row>
        <table:table-row table:style-name="ro7">
          <table:table-cell office:value-type="float" office:value="68" table:style-name="ce4">
            <text:p>68</text:p>
          </table:table-cell>
          <table:table-cell office:value-type="string" table:style-name="ce4">
            <text:p>Chouette lapone</text:p>
          </table:table-cell>
          <table:table-cell office:value-type="string" table:style-name="ce4">
            <text:p>La chouette lapone est la plus grande chouette du monde</text:p>
          </table:table-cell>
          <table:table-cell office:value-type="string" table:style-name="ce4">
            <text:p>Nom commun : Chouette lapone</text:p>
            <text:p>Nom scientifique : Strix nebulosa lapponica</text:p>
            <text:p>Famille : Strigidés</text:p>
            <text:p>Habitat : Forêts de conifères ou mixtes, taïgas, tourbières boréales, prairies d’altitude</text:p>
            <text:p>Localisation géographique : Nord de l’Eurasie, Amérique du Nord</text:p>
            <text:p>Taille : 59 à 69 cm. Envergure : 128 à 158 cm</text:p>
            <text:p>Poids : Mâle 800 g à 1kg. Femelle 1 kg à 1,7 kg</text:p>
            <text:p>Espérance de vie : 13 ans dans la nature. Jusqu’à 27 ans en captivité</text:p>
            <text:p>Reproduction : 28 à 30 jours d’incubation. 3 à 5 oeufs</text:p>
            <text:p>Régime alimentaire : Carnivore (petits rongeurs, mammifères, oiseaux)</text:p>
            <text:p>Description</text:p>
            <text:p>La chouette lapone, plus grande chouette du monde, est un rapace nocturne reconnaissable à son énorme tête ronde, aux larges disques faciaux et dépourvue d’aigrettes. Elle porte des marques blanches en forme de X entre ses yeux jaunes et des plumes de couleur noire et blanche au niveau du menton. Son court bec est crochu et sa queue relativement longue. Mâles et femelles ont une coloration identique mais la femelle est plus grande et plus forte. Les jeunes se distinguent par un plumage brun-gris assez sombre.</text:p>
            <text:p>Cette espèce possède une morphologie extrêmement bien adaptée à son mode de vie de prédateur. Son plumage épais, de couleur gris cendré nuancé de tâches brunes, constitue un parfait camouflage pour chasser de jour comme de nuit. Sa tête tournant à 270° et son excellente vue, permettent de localiser ses victimes à 1 km à la ronde. Son ouïe très fine, avec ses disques faciaux servant de relais acoustiques, facilite le repérage des proies sous la neige. Ses plumes recouvertes d’un duvet et ses pattes emplumées, atténuent les frottements de l’air et permettent un vol silencieux. Enfin, ses serres puissantes rendent possible la capture de proies à travers d’épaisses couches de neige, pouvant supporter le poids d’un homme de 80kg.</text:p>
            <text:p>Ses attributs sont indispensables pour la vie dans le grand Nord. La chouette lapone doit en effet chasser une grande quantité de rongeurs, pour survivre sur ces terres hostiles, car elle n’hiberne pas durant les périodes de grand froid.</text:p>
            <text:p>En outre, bien que sédentaire, les rigueurs du climat lui imposent parfois de courtes migrations vers des contrées méridionales, lorsque la nourriture vient à manquer. Pour chasser, elle vole généralement à faible hauteur, repérant ses proies depuis des perchoirs bas, au milieu d’une végétation peu dense.</text:p>
            <text:p>Très territoriale durant la période de reproduction, qui dure de mars à mai, la chouette lapone niche souvent dans d’anciens nids d’oiseaux de proie. Durant la couvaison, le mâle veille vigoureusement sur la couvée et se charge de ravitailler la femelle. Les jeunes quittent le nid au bout de 20 à 30 jours, sans vraiment savoir voler et sont nourris par leurs parents jusqu’à ce qu’ils soient totalement indépendants.</text:p>
            <text:p>Conservation</text:p>
            <text:p>La chouette lapone a peu de prédateurs naturels. Néanmoins, on dénombre peu de couples en liberté. Elle est, en effet, particulièrement vulnérable aux perturbations humaines et notamment à la destruction des forêts boréales. En bout de chaîne alimentaire, elle est également victime des empoisonnements dirigés contre les rongeurs. Rare mais pas menacée, l’UICN l’a donc classé dans la catégorie « Préoccupation mineure ».</text:p>
            <text:p/>
          </table:table-cell>
          <table:table-cell office:value-type="string" table:style-name="ce4">
            <text:p>oiseaux; carnivores; Amérique; Europe; Asie</text:p>
          </table:table-cell>
          <table:table-cell table:number-columns-repeated="16379"/>
        </table:table-row>
        <table:table-row table:style-name="ro7">
          <table:table-cell office:value-type="float" office:value="69" table:style-name="ce4">
            <text:p>69</text:p>
          </table:table-cell>
          <table:table-cell office:value-type="string" table:style-name="ce4">
            <text:p>Faisan d'Edwards</text:p>
          </table:table-cell>
          <table:table-cell office:value-type="string" table:style-name="ce4">
            <text:p>Le faisan d’Edwards est une espèce en danger qui a connu un déclin majeur, au point d’être devenue rare</text:p>
          </table:table-cell>
          <table:table-cell office:value-type="string" table:style-name="ce4">
            <text:p>Nom commun : Faisan d’Edwards – faisan du Vietnam</text:p>
            <text:p>Nom scientifique : Lophura edwardsi</text:p>
            <text:p>Famille : Phasianidés</text:p>
            <text:p>Habitat : Forêts tropicales montagneuses</text:p>
            <text:p>Localisation géographique : Vietnam (région de Annam)</text:p>
            <text:p>Taille : 58 à 67 cm</text:p>
            <text:p>Poids : 1 kg environ</text:p>
            <text:p>Espérance de vie : 10 à 12 ans dans la nature. Jusqu’à 22 ans en captivité</text:p>
            <text:p>Reproduction : 24 à 30 jours d’incubation. 4 à 7 œufs</text:p>
            <text:p>Régime alimentaire : inconnu dans la nature, mais les observations faites en captivité tendent à montrer une alimentation plutôt omnivore</text:p>
            <text:p>Description</text:p>
            <text:p>Le faisan d’Edwards est une petite espèce de faisan, endémique du Vietnam. Il doit son nom au zoologiste et paléontologiste français Alphonse Milne-Edwards (1835-1900), qui termina sa carrière comme directeur du Muséum d’Histoire Naturelle de Paris.</text:p>
            <text:p>Les mâles possèdent un plumage bleu métallique, des pattes rouges, une courte crête blanche et des caroncules rouge vif autour des yeux. Les femelles sont beaucoup plus ternes et présentent un plumage brun. Elles n’ont pas de crête et leurs caroncules sont plus petites et plus pâles. Le faisan d’Edwards semble être un des rares oiseaux à aimer la pluie, en raison des zones humides qu’il fréquente en Asie. La saison de reproduction de cette espèce varie d’ailleurs en fonction du climat. Très territoriaux, les mâles protègent leur nid de façon très agressive pendant cette période. A la naissance les jeunes se développent très rapidement et sont emplumés après quelques mois.</text:p>
            <text:p>Conservation</text:p>
            <text:p>Le faisan d’Edwards est une espèce en danger qui a connu un déclin majeur, au point d’être devenue rare. On a d’ailleurs longtemps cru qu’il avait totalement disparu à l’état sauvage avant de redécouvrir quelques spécimens dans les forêts du centre du Vietnam. Sa population a été estimée à moins de 1 000 individus, sur la base de l’étendue de son habitat actuel. Cependant, les chiffres les plus alarmistes font état d’à peine 100 individus vivant en liberté. La population locale a fortement diminué, en raison de la chasse et de la déforestation. Dans le passé, ce phénomène avait été causé par l’utilisation massive de défoliants durant la guerre du Vietnam. Mais, plus récemment, l’exploitation forestière commerciale et le défrichement pour l’agriculture ont fait des ravages. Aujourd’hui, la forêt primaire présente sur l’aire de répartition historique du faisan d’Edwards est presque entièrement détruite. Un seul site, le Parc national de Bach Ma, présente encore les conditions nécessaires à l’épanouissement de cette espèce. La fondation BirdLife travaille depuis plusieurs années, avec le gouvernement vietnamien et la population locale, à la création d’aires protégées, susceptibles d’accueillir les animaux en toute sécurité. Cependant, il existe de nombreuses difficultés à créer des réserves alors que le pays et la population vivent de l’exploitation forestière. Pour s’arranger avec le gouvernement, les associations de protection tentent de porter ce projet en commission, pour que les espaces protégés soient classés sur la liste du patrimoine mondial.</text:p>
            <text:p>En parallèle, l’élevage en captivité œuvre à la redynamisation de l’espèce, en vue d’une réintroduction dans la nature. En 1923, Jean Delacour avait expédié 15 oiseaux en France. Ils s’acclimatèrent facilement et le nombre d’individus augmenta de façon spectaculaire au fil des années. Alors que l’on croyait l’espèce disparue à l’état sauvage, on comptait 690 oiseaux captifs en 1982, 734 en 1996, et plus de 1000 ces dernières années, répartis en France, en Angleterre et au Japon. Dans ces pays, de nombreux organismes, dont le Parc de Clères, travaillent actuellement afin d’améliorer la reproduction de l’espèce.</text:p>
            <text:p>Néanmoins, du fait de la situation précaire du faisan d’Edwards dans la nature et des soucis concernant sa protection, l’UICN a décidé de le placer dans la catégorie « En danger critique d’extinction ».</text:p>
            <text:p/>
          </table:table-cell>
          <table:table-cell office:value-type="string" table:style-name="ce4">
            <text:p>oiseaux; EEP; Asie</text:p>
          </table:table-cell>
          <table:table-cell table:number-columns-repeated="16379"/>
        </table:table-row>
        <table:table-row table:style-name="ro7">
          <table:table-cell office:value-type="float" office:value="70" table:style-name="ce4">
            <text:p>70</text:p>
          </table:table-cell>
          <table:table-cell office:value-type="string" table:style-name="ce4">
            <text:p>Flamant du Chili</text:p>
          </table:table-cell>
          <table:table-cell office:value-type="string" table:style-name="ce4">
            <text:p>Le flamant du Chili est une espèce emblématique d’Amérique du Sud</text:p>
          </table:table-cell>
          <table:table-cell office:value-type="string" table:style-name="ce4">
            <text:p>Nom commun : Flamant du Chili</text:p>
            <text:p>Nom scientifique : Phoenicopterus chilensis</text:p>
            <text:p>Famille : Phoenicoptéridés</text:p>
            <text:p>Habitat : Lacs, lagunes, marais salants</text:p>
            <text:p>Localisation géographique : Amérique du Sud (du Nord des Andes à la Terre de feu)</text:p>
            <text:p>Taille : 100 cm. Envergure : 95 à 100 cm</text:p>
            <text:p>Poids : 2,5 kg</text:p>
            <text:p>Espérance de vie : 30 ans dans la nature. Jusqu’à 50 ans en captivité</text:p>
            <text:p>Reproduction : 28 à 30 jours d’incubation. 1 oeuf (2 fois par an)</text:p>
            <text:p>Régime alimentaire : Omnivore (crustacés, mollusques, plantes aquatiques, algues)</text:p>
            <text:p>Description</text:p>
            <text:p>Le flamant du Chili est une espèce emblématique d’Amérique du Sud. Elle peut parfois être confondue avec le flamant rose. Cependant, elle présente des différences caractéristiques parmi lesquelles, un plumage blanc rosé plus pâle, des ailes rosâtres aux extrémités noires et des pattes gris-jaunâtre aux articulations roses. Les jeunes ont un plumage gris-brun, l’abdomen blanc, le bec gris et noir et les pattes noirâtres. Le flamant du Chili tient sa couleur rose pâle des crustacés dont il se nourrit. Son cou est allongé et recourbé, ses doigts courts et palmés et sa queue très courte. Pour se nourrir, il fait aller son bec d’arrière en avant, en le penchant sur un côté, afin de filtrer avec sa langue les organismes présents dans l’eau ou la vase. C’est pour cela qu’on le retrouve essentiellement en altitude, dans les étendues d’eau peu profondes des lacs salés. Migrateur, il gagne cependant des terres moins hostiles en hiver, en s’installant sur la côte atlantique, notamment dans la pampa argentine.</text:p>
            <text:p>Les flamants du Chili sont très sociables et vivent dans des groupes pouvant aller de plusieurs dizaines d’individus à quelques milliers d’oiseaux. Ils passent la majorité de leur temps à lisser leur plumage pour l’imperméabiliser.</text:p>
            <text:p>Pendant la période de reproduction, et bien que monogame, ils nichent au sein d’énormes colonies sur des lagunes isolées. Le nid est construit par les deux parents sur des zones vaseuses, où la boue est ramassée et empilée en un monticule qui sert de protection contre les grosses chaleurs et la montée des eaux. Les poussins naissent avec un duvet gris et restent au nid quelques mois pour être nourri et protégé par les adultes. Ils perdent leur couleur juvénile à deux ans et atteignent leur maturité sexuelle à l’âge de six ans.</text:p>
            <text:p>Conservation</text:p>
            <text:p>Les flamants du Chili n’ont que peu de prédateurs naturels, du fait des lieux inhospitaliers où ils vivent. C’est néanmoins une espèce très vulnérable, qui supporte mal la dégradation de son habitat et la présence humaine. L’UICN l’a donc classé dans la catégorie « Quasi menacé ».</text:p>
            <text:p/>
          </table:table-cell>
          <table:table-cell office:value-type="string" table:style-name="ce4">
            <text:p>oiseaux; Amérique</text:p>
          </table:table-cell>
          <table:table-cell table:number-columns-repeated="16379"/>
        </table:table-row>
        <table:table-row table:style-name="ro10">
          <table:table-cell office:value-type="float" office:value="71" table:style-name="ce4">
            <text:p>71</text:p>
          </table:table-cell>
          <table:table-cell office:value-type="string" table:style-name="ce4">
            <text:p>Goura de Sheepmaker</text:p>
          </table:table-cell>
          <table:table-cell office:value-type="string" table:style-name="ce5">
            <text:p>Les gouras sont les plus gros pigeons du monde !</text:p>
          </table:table-cell>
          <table:table-cell office:value-type="string" table:style-name="ce4">
            <text:p>Nom commun : Goura de Sheepmaker</text:p>
            <text:p>Nom scientifique : Goura scheepmakeri</text:p>
            <text:p>Famille : Columbidés</text:p>
            <text:p>Habitat : forêt, humide de plaine, varzea</text:p>
            <text:p>Localisation géographique : sud de la Nouvelle-Guinée</text:p>
            <text:p>Taille : 79 cm</text:p>
            <text:p>Poids : 2 à 2,235 kg</text:p>
            <text:p>Espérance de vie : 12 ans en moyenne</text:p>
            <text:p>Reproduction : 1 œuf, 29 jours d’incubation</text:p>
            <text:p>Régime alimentaire : fruits, graines, crabes</text:p>
            <text:p>Description</text:p>
            <text:p>Le goura de scheepmaker est la plus grande espèce de colombiformes. Il se distingue par la couleur bordeaux de son ventre et de sa poitrine. Il possède de grandes plumes dressées sur sa tête. Excepté la couleur bordeaux de son ventre et la couleur blanche de l’extrémité de ses ailes, le reste de son corps est d’une nuance de bleu.</text:p>
            <text:p>Il est endémique en Nouvelle-Guinée. Monogame, cette une espèce qui est fidèle durant toute sa vie de couple.</text:p>
            <text:p>Conservation</text:p>
            <text:p>Le goura de scheepmaker est énormément braconné pour sa viande mais aussi pour ses plumes. Déjà disparu des zones habitées, il est également affecté par la déforestation et la disparition de son habitat. Aujourd’hui, il vit loin des villages et de la civilisation.</text:p>
            <text:p>Classé comme une espèce « vulnérable » (VU) par l’UICN, et étant une espèce emblématique en Nouvelle-Guinée, elle est protégée et une sensibilisation des populations locale aide à sauvegarder et protéger cette espèce.</text:p>
            <text:p/>
          </table:table-cell>
          <table:table-cell office:value-type="string" table:style-name="ce4">
            <text:p>oiseaux; Océanie</text:p>
          </table:table-cell>
          <table:table-cell table:number-columns-repeated="16379"/>
        </table:table-row>
        <table:table-row table:style-name="ro10">
          <table:table-cell office:value-type="float" office:value="72" table:style-name="ce4">
            <text:p>72</text:p>
          </table:table-cell>
          <table:table-cell office:value-type="string" table:style-name="ce4">
            <text:p>Gallicolombe poignardée</text:p>
          </table:table-cell>
          <table:table-cell office:value-type="string" table:style-name="ce4">
            <text:p>Cet oiseau tient son nom de la grosse tache rouge sur sa poitrine blanche, une raie verticale au centre de cette tache donne l’impression d’un coup de poignard</text:p>
          </table:table-cell>
          <table:table-cell office:value-type="string" table:style-name="ce4">
            <text:p>Nom commun : Gallicolombe poignardée</text:p>
            <text:p>Nom scientifique : Gallicolumba luzonica</text:p>
            <text:p>Famille : Columbidés</text:p>
            <text:p>Habitat : Forêts primaires et secondaires</text:p>
            <text:p>Localisation géographique : Nord des Philippines</text:p>
            <text:p>Taille : 30 cm</text:p>
            <text:p>Poids : 130-180 g</text:p>
            <text:p>Espérance de vie : environ 15 ans</text:p>
            <text:p>Reproduction : environ 2 œufs, entre 17 et 18 jours d’incubation</text:p>
            <text:p>Régime alimentaire : graines, baies, fruits, invertébrés</text:p>
            <text:p>Description</text:p>
            <text:p>La Gallicolombe poignardée a le front gris bleu pâle, la calotte gris foncé avec des reflets métalliques pourpres. Les parties supérieures de son corps sont de la même couleur, sauf les reflets qui virent plus sur le vert en plus du pourpre. Cet oiseau tient son nom de la grosse tache rouge sur sa poitrine blanche, une raie verticale au centre de cette tache donne l’impression d’un coup de poignard.</text:p>
            <text:p>Cette espèce, plutôt réservée, vit soit seule, soit en couple. Elle passe la plupart de son temps au sol, recherchant sa nourriture. Tant qu’elle est à l’abri des regards, elle ne s’envolera pas. C’est pour cela qu’elle ne s’aventure pas sur des chemins ou dans des clairières, elle préfère les longs sentiers étroits de la forêt. Lorsqu’il y a un danger immédiat qui la prend au dépourvu, elle prend son envol sur une courte distance puis se laisse retomber à terre pour reprendre sa fuite en courant.</text:p>
            <text:p>Conservation</text:p>
            <text:p>La Gallicolombe poignardée est une espèce classée « quasi menacée » par l’UICN.</text:p>
            <text:p/>
          </table:table-cell>
          <table:table-cell office:value-type="string" table:style-name="ce4">
            <text:p>oiseaux; Océanie</text:p>
          </table:table-cell>
          <table:table-cell table:number-columns-repeated="16379"/>
        </table:table-row>
        <table:table-row table:style-name="ro7">
          <table:table-cell office:value-type="float" office:value="73" table:style-name="ce4">
            <text:p>73</text:p>
          </table:table-cell>
          <table:table-cell office:value-type="string" table:style-name="ce4">
            <text:p>Grue couronnée noire</text:p>
          </table:table-cell>
          <table:table-cell office:value-type="string" table:style-name="ce4">
            <text:p>La Grue couronnée noire est un animal respecté au Kenya où elle est considérée comme le messager de la paix</text:p>
          </table:table-cell>
          <table:table-cell office:value-type="string" table:style-name="ce4">
            <text:p>Nom commun : Grue couronnée noire</text:p>
            <text:p>Nom scientifique : Balearica pavonina</text:p>
            <text:p>Famille : Gruidés</text:p>
            <text:p>Habitat : Zones humides au cœur des savanes herbeuses</text:p>
            <text:p>Localisation géographique : Afrique (bordure Sud-Saharienne)</text:p>
            <text:p>Taille : 100 cm. Envergure : 180 à 200 cm. Longueur 100 à 105 cm</text:p>
            <text:p>Poids : 3 à 4 kg</text:p>
            <text:p>Espérance de vie : 20 à 30 ans dans la nature. Jusqu’à 35 ans en captivité</text:p>
            <text:p>Reproduction : 27 à 31 jours d’incubation. 2 à 3 œufs</text:p>
            <text:p>Régime alimentaire : Omnivore (insectes, petits reptiles et mammifères, vers, végétaux)</text:p>
            <text:p>Description</text:p>
            <text:p>La grue couronnée noire est une espèce facilement identifiable avec son long bec et ses yeux bleu clair. Les adultes présentent un plumage gris foncé à noir et des ailes blanches aux extrémités légèrement jaunes. Les joues ont une partie supérieure blanche et une moitié inférieure rougeâtre. Le menton est parfois doté d’une caroncule, petite excroissance charnue, de couleur rouge. Le dessus du crâne se compose d’une calotte noire et d’une crête couleur or pâle. Les jeunes sont brun-grisâtre et leur couronne est plus petite que chez les adultes. Cette espèce est souvent confondue avec la grue couronnée grise, très semblable en apparence.</text:p>
            <text:p>La grue couronnée noire est une espèce grégaire et sédentaire. Elle vit au sein de grandes colonies et n’opère que des déplacements saisonniers ou journaliers, notamment entre les dortoirs et les aires de nourrissage. Sa manière de se nourrir est d’ailleurs assez particulière, puisqu’elle consiste à piétiner le sol pour en faire sortir des proies.</text:p>
            <text:p>Monogames, les grues couronnées noires effectuent d’impressionnantes parades nuptiales, accompagnées de grands cris, durant la période de reproduction. Elles sont fidèles à l’extrême, au point que le survivant dépérit souvent à la mort de son conjoint. Lors de la nidification, les deux partenaires construisent une grande plate-forme circulaire, faite de roseaux, qu’ils cachent au milieu de hautes herbes, plus rarement dans des arbres, puis incubent à tour de rôle. Les petits suivent leurs parents pour se nourrir jusqu’à ce qu’ils aient leurs plumes de vol entre 2 et 4 mois, puis les quittent définitivement avant la nouvelle période de reproduction.</text:p>
            <text:p>Conservation</text:p>
            <text:p>La Grue couronnée noire est un animal respecté au Kenya où elle est considérée comme le messager de la paix. Pourtant, c’est aujourd’hui une espèce menacée par le commerce illégal dont elle fait l’objet, l’expansion des surfaces agricoles et les sècheresses à répétition qui détruisent les zones humides et herbeuses dont elle a besoin. Des programmes de protection et de réintroduction ont donc été mis en place afin de protéger cet oiseau de la disparition. Heureusement, la facilité de reproduction en captivité favorise la conservation de cette espèce devenue rare. Le parc de Clères possède un couple de grues couronnées noires et des naissances ont été obtenues à plusieurs reprises ces dernières années. L’espèce est classée “Vulnérable” sur la liste rouge de l’UICN.</text:p>
            <text:p/>
          </table:table-cell>
          <table:table-cell office:value-type="string" table:style-name="ce4">
            <text:p>oiseaux; Afrique</text:p>
          </table:table-cell>
          <table:table-cell table:number-columns-repeated="16379"/>
        </table:table-row>
        <table:table-row table:style-name="ro7">
          <table:table-cell office:value-type="float" office:value="74" table:style-name="ce4">
            <text:p>74</text:p>
          </table:table-cell>
          <table:table-cell office:value-type="string" table:style-name="ce4">
            <text:p>Grue couronnée grise</text:p>
          </table:table-cell>
          <table:table-cell office:value-type="string" table:style-name="ce4">
            <text:p>La grue couronnée grise ou « grue royale » est l’oiseau national de l’Ouganda</text:p>
          </table:table-cell>
          <table:table-cell office:value-type="string" table:style-name="ce4">
            <text:p>Nom commun : Grue royale – grue couronnée grise</text:p>
            <text:p>Nom scientifique : Balearica regulorum</text:p>
            <text:p>Famille : Gruidés</text:p>
            <text:p>Habitat : Zones humides au cœur des savanes herbeuses</text:p>
            <text:p>Localisation géographique : Afrique de l’Est (au Sud de l’Équateur)</text:p>
            <text:p>Taille : 100 à 110 cm. Envergure : 180 à 200 cm. Longueur 100 à 105 cm</text:p>
            <text:p>Poids : 3 à 4 kg</text:p>
            <text:p>Espérance de vie : 20 à 30 ans dans la nature. Jusqu’à 35 ans en captivité</text:p>
            <text:p>Reproduction : 27 à 31 jours d’incubation. 2 à 3 œufs</text:p>
            <text:p>Régime alimentaire : Omnivore (insectes, petits reptiles et mammifères, vers, végétaux)</text:p>
            <text:p>Description</text:p>
            <text:p>La grue couronnée grise ou « grue royale » est l’oiseau national de l’Ouganda. Elle est souvent confondue avec la grue couronnée noire, qui partage son territoire, mais s’en démarque par un cou gris pâle, une petite tache rouge en haut des joues, des yeux gris pâle et un sac gulaire rouge plus important. Les jeunes sont de couleur gris-brun et leurs joues sont emplumées.</text:p>
            <text:p>A l’image de la grue couronnée noire, la grue royale se nourrit en picorant sa nourriture sur le sol, qu’elle piétine au préalable avec ses pattes. Elle aussi est grégaire et ne migre pas. Elle ne fait que des déplacements locaux et saisonniers en fonction des ressources alimentaires, de la disponibilité des sites de nidification et des pluies. Ces déplacements peuvent être plus importants dans les régions plus sèches. Pendant la saison de reproduction, la grue couronnée grise effectue des parades nuptiales spectaculaires, accompagnées de cris qui font gonfler les sacs gulaires de la gorge. Les deux partenaires sélectionnent ensuite le site du nid et le construisent ensemble. Ils peuvent nidifier dans les arbres, en employant un nid abandonné, mais cela reste rare. Même si les grues couronnées sont les seules à pouvoir se percher sur des branches, grâce à leur long doigt postérieur, elles nichent rarement en hauteur. Le nid, plate-forme circulaire faite d’herbes et de roseaux, est donc souvent caché au sein de l’épaisse végétation aquatique des zones humides. Les adultes couvent à tour de rôle avec une très grande vigilance, puis élèvent les jeunes qui sont emplumés deux mois après la naissance et quittent le nid avant l’arrivée de la nouvelle couvée.</text:p>
            <text:p>Conservation</text:p>
            <text:p>La population globale de grues couronnées grises est estimée entre 26 500 et 33 500 individus, en baisse. La diminution du nombre d’individus est due à de nombreux éléments, dont la dégradation de leur habitat par les activités humaines, les aléas climatiques comme la sècheresse, la perte des aires de reproduction à cause du drainage des zones humides pour l’agriculture, la chasse, le commerce illégal et l’usage de pesticides dans les champs. L’espèce est classée “en danger” sur la liste rouge de l’UICN.</text:p>
            <text:p/>
          </table:table-cell>
          <table:table-cell office:value-type="string" table:style-name="ce4">
            <text:p>oiseaux; Afrique</text:p>
          </table:table-cell>
          <table:table-cell table:number-columns-repeated="16379"/>
        </table:table-row>
        <table:table-row table:style-name="ro7">
          <table:table-cell office:value-type="float" office:value="75" table:style-name="ce4">
            <text:p>75</text:p>
          </table:table-cell>
          <table:table-cell office:value-type="string" table:style-name="ce4">
            <text:p>Grue demoiselle</text:p>
          </table:table-cell>
          <table:table-cell office:value-type="string" table:style-name="ce4">
            <text:p>La grue demoiselle est la plus petite des grues</text:p>
          </table:table-cell>
          <table:table-cell office:value-type="string" table:style-name="ce4">
            <text:p>Nom commun : Grue demoiselle - Grue demoiselle de Numidie</text:p>
            <text:p>Nom scientifique : Anthropoides virgo</text:p>
            <text:p>Famille : Gruidés</text:p>
            <text:p>Habitat : Prairies herbeuses, steppes, savanes (proches de zones humides)</text:p>
            <text:p>Localisation géographique : Afrique du Nord, Asie centrale, Inde, Sud-Est de l’Europe</text:p>
            <text:p>Taille : 90 à 100 cm. Envergure : 165 à 185 cm.</text:p>
            <text:p>Poids : 2 à 3 kg</text:p>
            <text:p>Espérance de vie : 20 à 25 ans dans la nature. Jusqu’à 30 ans en captivité</text:p>
            <text:p>Reproduction : 27 à 29 jours d’incubation. 2 œufs</text:p>
            <text:p>Régime alimentaire : Omnivore (plantes, herbes, céréales, légumes, fruits, insectes, petits vertébrés et invertébrés)</text:p>
            <text:p>Description</text:p>
            <text:p>La grue demoiselle de Numidie est la plus petite des grues mais probablement l’une des plus gracieuses. Cette espèce se distingue par sa tête entièrement emplumée, et l’absence d’une plaque de peau nue, caractéristique des autres espèces, remplacée par une calotte d’un blanc-grisâtre. Son plumage est d’un gris uniforme. Le cou, les côtés de la tête, les pattes et la longue bavette pectorale, qui tombe sur la poitrine, sont noirs. Les ailes grises se terminent également par des pointes noires. Derrière chaque œil, de couleur rouge, partent deux longs pinceaux de plumes blanches qui courent le long de la nuque. Le court bec de couleur olivâtre possède une extrémité rouge-orangé. Les jeunes sont gris pâle, avec la tête et le cou presque blancs et les yeux brun foncé. Le mâle et la femelle sont extrêmement difficiles à différencier.</text:p>
            <text:p>La Grue demoiselle est un animal diurne, très sociable. Elle est également migratrice, bien qu’une petite population en Turquie semble être sédentaire. Dès la fin de l’Automne, elle quitte son aire de nidification habituelle, située en Asie Centrale et dans le Sud-Est de l’Europe, pour migrer en direction de l’Asie méridionale et plus particulièrement en Inde. Les vols migratoires comptent plusieurs centaines de grues, mais ce sont d’immenses rassemblements de plusieurs milliers d’oiseaux qui s’installent et se regroupent sur les aires d’hivernage. Lors de la saison de reproduction, vers avril-mai, chaque couple s’isole du groupe et reprend le chemin du lieu de nidification qui reste le même pendant plusieurs années. En général, les nids sont rudimentaires. Toujours établis à proximité d’un point d’eau, ils sont placés à même le sol, dans un endroit sec et caillouteux entouré de quelques brindilles, de racines ou d’herbes sèches. Pendant cette période, la grue demoiselle, pourtant grégaire, devient territoriale et défend vigoureusement son site. L’incubation est partagée entre les deux parents. Au moment de l’éclosion, le mâle, très agité, reste à proximité du nid et surveille les alentours. Certains ont été observés, simulant une blessure ou la mort, afin d’attirer l’attention des intrus hors du nid.</text:p>
            <text:p>Les petits naissent gris, avec la tête brun clair. Ils sont alimentés par les deux adultes, qu’ils suivent très tôt après la naissance sur les zones de nourrissage proches. Leur croissance est rapide. Dès l’âge de deux mois, ils sont emplumés et presque de la taille des parents. À la fin de l’été, ils prennent leur envol mais restent au sein de la cellule familiale quelques temps, leur maturité sexuelle étant par contre assez tardive.</text:p>
            <text:p>Conservation<text:s/></text:p>
            <text:p>La grue demoiselle possède une grande faculté d’adaptation aux milieux dans lesquels elle évolue. Cependant, elle est souvent considérée comme indésirable en Asie, principalement en Inde, où elle occasionne d’importants dégâts dans les cultures lors de ses migrations. Elle est donc fréquemment tuée ou chassée. En outre, les grues sont également menacées par la perte de leur habitat naturel, l’utilisation des pesticides dans les champs, la modification de leurs couloirs migratoires, la chasse et le commerce illégal. De nombreux programmes de protection ont été mis en place dans divers pays afin de protéger l’oiseau et son habitat. L’espèce n’est donc pas encore menacée et l’UICN l’a classée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76" table:style-name="ce4">
            <text:p>76</text:p>
          </table:table-cell>
          <table:table-cell office:value-type="string" table:style-name="ce4">
            <text:p>Grue de Mandchourie</text:p>
          </table:table-cell>
          <table:table-cell office:value-type="string" table:style-name="ce4">
            <text:p>La grue de Mandchourie, également appelée “grue du Japon”, est l’un des plus grands oiseaux au monde</text:p>
          </table:table-cell>
          <table:table-cell office:value-type="string" table:style-name="ce4">
            <text:p>Nom commun : Grus de Mandchourie – grue du Japon – grue à couronne rouge</text:p>
            <text:p>Nom scientifique : Grus japonensis</text:p>
            <text:p>Famille : Gruidés</text:p>
            <text:p>Habitat : Lacs, étangs, marais, prairies humides, rizières, vasières</text:p>
            <text:p>Localisation géographique : Japon (île d’Hokkaïdo), Russie, Chine, Corée</text:p>
            <text:p>Taille : 140 à 160 cm. Envergure : 220 à 280 cm. Longueur 140 à 180 cm</text:p>
            <text:p>Poids : 7 à 12 kg</text:p>
            <text:p>Espérance de vie : 25 à 30 ans dans la nature. Jusqu’à 50 ans en captivité</text:p>
            <text:p>Reproduction : 29 à 33 jours d’incubation. 2 œufs</text:p>
            <text:p>Régime alimentaire : Omnivore (crustacés, invertébrés et insectes aquatiques, amphibiens, poissons, rongeurs, roseaux, céréales, herbes, bourgeons, racines, baies)</text:p>
            <text:p>Description</text:p>
            <text:p>La grue de Mandchourie, également appelée “grue du Japon”, est l’un des plus grands oiseaux au monde. Elle se reconnait aisément à son corps entièrement blanc, excepté le bout des ailes et le cou qui sont noirs. Un capuchon de peau nue, de couleur rouge, couvre également le sommet de son crâne. Elle possède un très long bec pointu et de grandes pattes noires. Les jeunes ressemblent aux adultes, mais leur cou et leur tête sont d’un brun terne ou grisâtre et ils n’ont pas de tache rouge sur la calotte.</text:p>
            <text:p>Cette espèce est l’une des seules à se nourrir en eaux profondes, grâce à sa technique qui consiste à marcher, à moitié immergée, sur des sols vaseux et à harponner, avec son long bec, les proies qui se présentent.</text:p>
            <text:p>C’est un animal grégaire, vivant en groupe, mais monogame. Les couples se constituent généralement à l’année, mais de nombreux partenaires choisissent de rester ensemble jusqu’à ce qu’à ce qu’un des deux ne meurt. Ils sont reconnus pour leurs rituels dansant, accompagnés de cris, faisant office de parade nuptiale et de moyen de communication.</text:p>
            <text:p>La saison de nidification a lieu au printemps et en été. Les couples retournent chaque année sur les mêmes sites de reproduction. Le nid y est toujours situé sur des eaux assez profondes. Il est construit par les deux partenaires, à base de roseaux et d’herbes, pour constituer une plate-forme entourée d’eau. La femelle incube la nuit, mais les deux adultes se relaient durant la journée. A la naissance, les poussins sont bruns avec quelques taches blanches. Ils abandonnent assez vite le nid pour suivre leurs parents, puis prennent leur envol environ 3 mois après l’éclosion.</text:p>
            <text:p>Hormis une population sédentaire sur l’île d’Hokkaïdo, les grues de Mandchourie s’apparentent à des oiseaux migrateurs. Elles passent l’été en Russie et migrent au Nord de la Chine et de la Corée pour passer l’hiver.</text:p>
            <text:p>Conservation</text:p>
            <text:p>La Grue de Mandchourie apparaît dans les mythes et les légendes, au Japon et en Chine, comme un symbole de la longévité et d’immortalité. Pourtant c’est une espèce menacée, en voie de disparition. L’UICN l’a placé sur sa liste rouge, dans la rubrique “En danger”, à cause du faible nombre de spécimens encore en liberté.</text:p>
            <text:p>Au Japon, grâce à la nourriture fournie par la population en hiver, les populations vivant sur l’île d’Hokkaido ont augmenté. Mais le drainage des zones humides pour l’agriculture et l’industrie et les perturbations humaines, menacent la principale colonie qui se trouve en Chine. Cet oiseau, qui fuit les zones de peuplements et tous les habitats modifiés par la présence humaine, se retrouve ainsi dans une situation très délicate. Des programmes de renforcement de la population ont donc été entrepris, notamment dans la réserve naturelle de Khingansky en Russie. Plusieurs oiseaux, élevés en captivité ont ainsi été relâchés dans des sites naturels de reproduction. Le Parc de Clères s’est associé à ces projets, en participant au programme d’élevage européen (EEP) de la grue de Mandchourie.</text:p>
            <text:p/>
          </table:table-cell>
          <table:table-cell office:value-type="string" table:style-name="ce4">
            <text:p>oiseaux; EEP; Asie</text:p>
          </table:table-cell>
          <table:table-cell table:number-columns-repeated="16379"/>
        </table:table-row>
        <table:table-row table:style-name="ro7">
          <table:table-cell office:value-type="float" office:value="77" table:style-name="ce4">
            <text:p>77</text:p>
          </table:table-cell>
          <table:table-cell office:value-type="string" table:style-name="ce4">
            <text:p>Martin-chasseur géant</text:p>
          </table:table-cell>
          <table:table-cell office:value-type="string" table:style-name="ce5">
            <text:p>Le martin -chasseur géant est aussi appelé kookaburr rieur, à cause de son cri si particulier, qui ressemble à un rire humain.</text:p>
          </table:table-cell>
          <table:table-cell office:value-type="string" table:style-name="ce4">
            <text:p>Nom commun : Martin chasseur géant – kookaburra rieur</text:p>
            <text:p>Nom scientifique : Dacelo novaeguineae</text:p>
            <text:p>Famille : Alcédinidés</text:p>
            <text:p>Habitat : Lisières des forêts, clairières, savanes arborées</text:p>
            <text:p>Localisation géographique : Est de l’Australie (introduit au Sud-Ouest et en Tasmanie)</text:p>
            <text:p>Taille : 40 à 45 cm</text:p>
            <text:p>Poids : 500 g environ</text:p>
            <text:p>Espérance de vie : Inconnue</text:p>
            <text:p>Reproduction : 24 à 26 jours d’incubation. 2 à 4 oeufs</text:p>
            <text:p>Régime alimentaire : Carnivore (insectes, invertébrés, rongeurs, poissons, amphibiens, mollusques, oiseaux)</text:p>
            <text:p>Description</text:p>
            <text:p>Le kookaburra ou « martin-chasseur géant » est le plus grand de tous les martins-chasseurs. Il est facilement reconnaissable à sa silhouette trapue, son épais bec et ses cris rauques, ressemblant à des rires. Cette espèce présente une longue tête blanchâtre, surmontée d’une petite calotte brunâtre et balayée d’un trait brun qui va des yeux jusqu’aux tempes. Le dos et les ailes sont brun foncé, mais le dessous du corps est blanc. La queue, assez longue, est marron et noir, avec une extrémité blanche. Les pattes sont courtes et grises.</text:p>
            <text:p>Cet oiseau est un excellent chasseur qui utilise de multiples techniques de chasse, du fait de la grande diversité de ses proies. Il les capture en effet au sol, sur la végétation, ou bien encore dans l’eau, après une période d’observation au cours de laquelle il les épie, à l’affût sur un perchoir.</text:p>
            <text:p>Grégaire, le kookaburra vit en groupes familiaux, au sein desquels les couples restent unis à vie. La période de nidification se situe entre septembre et décembre. Le nid est placé dans une cavité naturelle, un arbre creux ou une termitière arboricole. Les deux parents couvent à tour de rôle et s’occupent de l’éducation des petits, qui prennent leur envol un mois environ après leur naissance. L’éducation des jeunes est un peu particulière. Les oisillons peuvent être pris en charge par le couple seul, mais ils sont parfois assistés par un groupe de 3 à 6 oiseaux, âgés d’un à deux ans et provenant des couvées précédentes.</text:p>
            <text:p>Conservation</text:p>
            <text:p>Le kookaburra n’est pas une espèce en danger. L’UICN l’a donc classé dans la catégorie « Préoccupation mineure ». Néanmoins, certaines menaces pèsent sur cet oiseau du fait de sa proximité avec l’Homme.</text:p>
            <text:p>L’utilisation de pesticides se révèle très nocive, en raison de la forte présence d’insectes dans son régime alimentaire. Durant les rudes hivers, la population a tendance à lui donner de la nourriture. Peu farouche, il accepte volontiers pour éviter la famine. Mais, cette pratique pose problème, car elle entraîne parfois des défauts nutritionnels chez les poussins. Enfin, l’animal souffre de la perte de son habitat à cause de la concurrence avec les espèces introduites par l’Homme.</text:p>
            <text:p/>
          </table:table-cell>
          <table:table-cell office:value-type="string" table:style-name="ce4">
            <text:p>oiseaux; carnivores; Australie; Océanie</text:p>
          </table:table-cell>
          <table:table-cell table:number-columns-repeated="16379"/>
        </table:table-row>
        <table:table-row table:style-name="ro7">
          <table:table-cell office:value-type="float" office:value="78" table:style-name="ce4">
            <text:p>78</text:p>
          </table:table-cell>
          <table:table-cell office:value-type="string" table:style-name="ce4">
            <text:p>Ibis rouge</text:p>
          </table:table-cell>
          <table:table-cell office:value-type="string" table:style-name="ce4">
            <text:p>Les jeunes ibis rouges naissent bruns, avec un ventre blanc. Des taches rouges apparaissent au fur et à mesure de leur croissance et ils deviennent totalement rouges au bout de deux ans.</text:p>
          </table:table-cell>
          <table:table-cell office:value-type="string" table:style-name="ce4">
            <text:p>Nom commun : Ibis rouge</text:p>
            <text:p>Nom scientifique : Eudocimus ruber</text:p>
            <text:p>Famille : Threskiornithidés</text:p>
            <text:p>Habitat : Vasières, lagunes, mangroves, marais, estuaires</text:p>
            <text:p>Localisation géographique : Sud-Est des Etats-Unis, Nord de l’Amérique du Sud</text:p>
            <text:p>Taille : 56 à 61 cm. Envergure : 101 cm</text:p>
            <text:p>Poids : 772 à 935 g</text:p>
            <text:p>Espérance de vie : 16 ans dans la nature</text:p>
            <text:p>Reproduction : 19 à 23 jours d’incubation. 3 à 5 oeufs</text:p>
            <text:p>Régime alimentaire : Piscivore (crustacés, invertébrés et insectes aquatiques, poissons)</text:p>
            <text:p>Description</text:p>
            <text:p>Les ibis rouges sont une espèce qui se caractérise par des pieds légèrement palmés, un fin bec incurvé vers le bas et surtout un magnifique plumage presque entièrement rouge, hormis l’extrémité bleu-noir lustré des ailes. Cette couleur varie du rouge écarlate au rose-orangé selon la population, la saison et la nourriture. La coloration spectaculaire de l’ibis rouge est due à la présence de caroténoïde, un pigment contenu dans les petits crustacés qu’il consomme. En captivité, ses couleurs se fanent progressivement si son alimentation est déficitaire en caroténoïde. <text:s/>Les jeunes se distinguent par leurs couleurs ternes. Ils naissent brun, avec un ventre blanc. Des taches rouges apparaissent au fur et à mesure de leur croissance et ils deviennent totalement rouges au bout de deux ans.</text:p>
            <text:p>Compte tenu de la superficie de son aire de répartition, l’ibis rouge fréquente une grande variété d’habitats, toujours fortement liés aux milieux aquatiques. Il y recherche sa nourriture en fouillant la vase avec son long bec recourbé. L’espèce est nomadique et entreprend de courtes migrations entre les emplacements du littoral où elle se nourrit et les zones humides à l’intérieur des terres où elle vit. Les ibis rouges sont également très grégaires, bien que les querelles territoriales entre mâles soient assez nombreuses. Ils volent, se nourrissent et nichent en grands groupes.</text:p>
            <text:p>A la période de reproduction, les mâles déploient tous leurs artifices pour conquérir plusieurs partenaires, puis, les couples s’installent sur les sites de nidification à la mi-septembre. Leurs nids sont construits dans les arbres, à proximité les uns des autres pour impressionner les prédateurs. La ponte n’intervient cependant qu’au début du mois de novembre et jusqu’à la fin décembre. Quand ils naissent, les poussins sont totalement impuissants et incapables de se nourrir sans l’aide des adultes, qui régurgitent les aliments à l’intérieur de leur bec. Les jeunes grandissent vite et effectuent les premières sorties au bout de 15 jours. Mais, ils n’acquièrent totalement les mécanismes du vol qu’au bout de 35 jours et ne sont complètement indépendants qu’à l’âge de 75 jours. Les deux adultes partagent la responsabilité des soins et de l’éducation des jeunes. Tous deux couvent, se chargent du nourrissage et montent la garde contre les prédateurs à tour de rôle.</text:p>
            <text:p>Conservation</text:p>
            <text:p>L’ibis rouge, bien qu’ayant peu de prédateurs naturels, est une espèce protégée depuis de longues années. Il fait en effet l’objet d’un intense braconnage pour ses plumes qui sont très recherchées. L’UICN l’a donc tout de même classé dans la catégorie “Préoccupation mineure”.</text:p>
            <text:p/>
          </table:table-cell>
          <table:table-cell office:value-type="string" table:style-name="ce4">
            <text:p>oiseaux; carnivores; Amérique</text:p>
          </table:table-cell>
          <table:table-cell table:number-columns-repeated="16379"/>
        </table:table-row>
        <table:table-row table:style-name="ro7">
          <table:table-cell office:value-type="float" office:value="79" table:style-name="ce4">
            <text:p>79</text:p>
          </table:table-cell>
          <table:table-cell office:value-type="string" table:style-name="ce4">
            <text:p>Martin de Rothschild</text:p>
          </table:table-cell>
          <table:table-cell office:value-type="string" table:style-name="ce5">
            <text:p>Le martin de Rothschild est le symbole national de Bali</text:p>
          </table:table-cell>
          <table:table-cell office:value-type="string" table:style-name="ce4">
            <text:p>Nom commun : Martin de Rothschild – étourneau de Bali</text:p>
            <text:p>Nom scientifique : Leucopsar rothschildi</text:p>
            <text:p>Famille : Sturnidés</text:p>
            <text:p>Habitat : forêts ouvertes avec sous-bois herbeux, hautes herbes, arbres clairsemés, zonez boisées avec arbres espacés. Évite les forêts fermées.</text:p>
            <text:p>Localisation géographique : Bali, Indonésie</text:p>
            <text:p>Taille : 25 cm de long en moyenne</text:p>
            <text:p>Poids : entre 70 et 115 g</text:p>
            <text:p>Espérance de vie : 25 ans</text:p>
            <text:p>Reproduction : 2 à 3 œufs. Incubation de 12 à 14 jours</text:p>
            <text:p>Régime alimentaire : graines, fruits, insectes, petits reptiles</text:p>
            <text:p>Description</text:p>
            <text:p>Cette espèce est le symbole national de Bali, il a été découvert en 1912. Son nom rend hommage à l’ornithologue britannique Lord Rothschild. Également connu sous le nom d’étourneau de Rothschild, le martin de Rothschild se distingue par son plumage blanc avec l’extrémité des ailes et de la queue noire. Sur sa tête se dresse une sorte de crête érectile faite de longues plumes blanches. Le tour de ses yeux est nu et nous laisse voir une peau d’une couleur bleue.</text:p>
            <text:p>Vivant en groupes de 30 à 60 oiseaux hors des périodes de reproduction, ils se rassemblent le soir pour se percher en haut des arbres où ils dorment entre couple. Ils quittent l’arbre peu après l’aube pour partir à la recherche de nourriture. Il est très rare que cette espèce descende au sol, sauf si la saison est sèche. Il ne descend que pour boire, cela équivaut certainement à une adaptation pour se prémunir contre les prédateurs. Il est peu visible dans son habitat naturel.</text:p>
            <text:p>Cette espèce se reproduit durant la saison des pluies, entre janvier et avril. C’est un oiseau monogame et très fidèle. Les jeunes se nourrissent seuls à l’âge de 4-5 semaines, seulement un seul survit généralement à cette période.</text:p>
            <text:p>Conservation</text:p>
            <text:p>Depuis plusieurs années, le Martin de Rothschild frôle l’extinction à l’état sauvage. En effet, il est victime de sa grande beauté et de l’explosion du commerce des oiseaux exotiques. Un Programme Européen d’Élevage a été mis en place dans le but d’essayer de sauver cette espèce dont l’avenir est loin d’être assuré. La population en liberté de cette espèce est estimée à moins de 200 oiseaux. Leur nombre en captivité serait quant à lui estimé à un millier.</text:p>
            <text:p>Un des grands dangers qu’il rencontre également est la destruction de son habitat, les forêts converties en plantations d’espèces exotiques. Mais la plus grande menace reste le commerce illégal de ce type d’oiseau. Pour compenser, certains aviculteurs expérimentés peuvent adhérer au programme d’élevage en captivité afin de préserver cette espèce légalement pour ensuite la réintégrer dans son habitat naturel.</text:p>
            <text:p>Classé « en danger critique d’extinction » (CR) par l’UICN.</text:p>
            <text:p/>
          </table:table-cell>
          <table:table-cell office:value-type="string" table:style-name="ce4">
            <text:p>oiseaux; EEP; Océanie</text:p>
          </table:table-cell>
          <table:table-cell table:number-columns-repeated="16379"/>
        </table:table-row>
        <table:table-row table:style-name="ro7">
          <table:table-cell office:value-type="float" office:value="80" table:style-name="ce4">
            <text:p>80</text:p>
          </table:table-cell>
          <table:table-cell office:value-type="string" table:style-name="ce4">
            <text:p>Martin des pagodes</text:p>
          </table:table-cell>
          <table:table-cell office:value-type="string" table:style-name="ce4">
            <text:p>Aussi appelé Étourneau des pagodes, il tient son nom du latin « pagodarum » car il a l’habitude de se poser sur les pagodes dans le sud de l’Inde</text:p>
          </table:table-cell>
          <table:table-cell office:value-type="string" table:style-name="ce4">
            <text:p>Nom commun : Martin des pagodes – étourneau des pagodes</text:p>
            <text:p>Nom scientifique : Sturnia pagodarum</text:p>
            <text:p>Famille : Sturnidé</text:p>
            <text:p>Habitat : paysages secs et ouverts, plaines, forêts de feuillus ouvertes, broussailles et cultures, près des habitations, zones détrempées.</text:p>
            <text:p>Localisation géographique : Afghanistan, Népal, Inde, Sri Lanka</text:p>
            <text:p>Taille : environ 20 cm de long en moyenne</text:p>
            <text:p>Poids : 40-54 g en moyenne</text:p>
            <text:p>Espérance de vie : environ 20 ans</text:p>
            <text:p>Reproduction : entre 3 et 5 œufs, environ 12 jours d’incubation</text:p>
            <text:p>Régime alimentaire : insectes, invertébrés, matières végétales, fruits et baies</text:p>
            <text:p>Description</text:p>
            <text:p>Aussi appelé Étourneau des pagodes, il tient son nom du latin « pagodarum » car il a l’habitude de se poser sur les pagodes dans le sud de l’Inde. En dehors de la reproduction, c’est un oiseau très grégaire qui se rassemble en grands nombres en dortoirs.</text:p>
            <text:p>Adulte, il porte une longue crête formée par des plumes allongées de la calotte. <text:s/>Les plumes de sa <text:s/>nuque et du haut de sa poitrine forment de petites mèches séparées comme si elles étaient peignées. Son front et sa calotte son noir irisé ce qui contraste avec la couleur cannelle striée de sa nuque d’une grande partie de son corps. Ses ailes, son dos, son croupion et sa queue sont d’un gris brunâtre.</text:p>
            <text:p>Cet oiseau se nourrit principalement au sol, souvent dans des pâturages humides au milieu du bétail. Cette espère dort en grands groupes dans des dortoirs communautaires dans les arbres, les broussailles ou les roselières en dehors de la saison de reproduction. Elle peut produire jusqu’à deux ou trois couvées par saison.</text:p>
            <text:p>Conservation</text:p>
            <text:p>Le Martin des Pagodes est localement commun. Ce n’est pas une espèce menacée actuellement. Il est classé « préoccupation mineure » par l’UICN.</text:p>
            <text:p/>
          </table:table-cell>
          <table:table-cell office:value-type="string" table:style-name="ce4">
            <text:p>oiseaux; Asie</text:p>
          </table:table-cell>
          <table:table-cell table:number-columns-repeated="16379"/>
        </table:table-row>
        <table:table-row table:style-name="ro7">
          <table:table-cell office:value-type="float" office:value="81" table:style-name="ce4">
            <text:p>81</text:p>
          </table:table-cell>
          <table:table-cell office:value-type="string" table:style-name="ce4">
            <text:p>Paon bleu</text:p>
          </table:table-cell>
          <table:table-cell office:value-type="string" table:style-name="ce4">
            <text:p>Le paon bleu est le symbole national de l’Inde</text:p>
          </table:table-cell>
          <table:table-cell office:value-type="string" table:style-name="ce4">
            <text:p>Nom commun : Paon bleu</text:p>
            <text:p>Nom scientifique : Pavo cristatus</text:p>
            <text:p>Famille : Phasianidés</text:p>
            <text:p>Habitat : Forêts tropicales montagneuses, clairières</text:p>
            <text:p>Localisation géographique : Inde, Pakistan, Sri Lanka, Ceylan</text:p>
            <text:p>Taille : Mâle 90 à 130 cm + 150 cm de queue. Femelle 86 à 100 cm</text:p>
            <text:p>Poids : Mâle 4 à 6 kg. Femelle 2,7 à 4 kg.</text:p>
            <text:p>Espérance de vie : Inconnue</text:p>
            <text:p>Reproduction : 28 à 30 jours d’incubation. 3 à 6 œufs</text:p>
            <text:p>Régime alimentaire : Omnivore (graines, fruits, insectes, baies, petits invertébrés et mammifères)</text:p>
            <text:p>Description</text:p>
            <text:p>Le paon bleu, symbole national de l’Inde, est l’un des oiseaux les plus spectaculaires au monde. Animal vénéré dans son pays d’origine, présent dans la mythologie grecque et objet de multiples légendes, il est reconnu aux quatre coins du globe. Le mâle se distingue par ses couleurs particulièrement brillantes, que ce soit le bleu cobalt de sa tête, de son cou et de sa poitrine, ou le vert irisé de son dos. Sa face présente une peau nue, de couleur blanche, autour des yeux. Il possède une crête qui se termine par de fines plumes bleues, une longue traîne avec laquelle « il fait la roue », un bec fort et gris avec une tâche blanche à la base et un éperon à l’arrière de chaque patte. Les femelles sont plus petites et plus ternes malgré leur visage blanc. Elles ne possèdent pas de traîne et leur crête présente des extrémités vertes. Les jeunes ressemblent aux femelles mais sont plus clairs et n’ont pas les reflets verts du plumage.</text:p>
            <text:p>À noter qu’il existe également des paons blancs, nigripennes et panachés, qui sont de la même espèce que le paon bleu, mais qui ont subi des mutations de couleur, entretenues par l’homme chez les individus captifs.</text:p>
            <text:p>Le paon bleu est un oiseau sédentaire, qui vit en petits groupes de taille variable, en dehors des périodes de reproduction. D’un naturel sociable, il se rencontre régulièrement à proximité des implantations humaines. Cette espèce mène une vie très réglée. Tôt le matin, le paon sort de la forêt pour aller se nourrir, boire et se baigner dans ses lieux habituels. Pendant la journée, il vit à l’ombre des fourrés. Puis, quand le jour décline, il se rend de nouveau à son point d’eau, avant de rejoindre son dortoir dans les arbres, pour dormir à l’abri des prédateurs. Le paon bleu peut voler, en dépit de sa longue traine. Cependant, il préfère marcher, grimper ou même courir plutôt que de s’envoler. Régulièrement chassé par les tigres et les panthères, c’est souvent lui qui, le premier, donne le signal d’alarme pour les autres animaux de la forêt.</text:p>
            <text:p>La saison de reproduction varie selon la distribution, mais elle a lieu habituellement au printemps, pendant la saison humide. A cette période, les groupes se dispersent, les mâles prennent position sur un territoire immuable, puis font la roue et lancent des cris sonores pour attirer les femelles. Le nombre d’ocelles (« yeux » sur les plumes de la traîne), la beauté du plumage et la qualité de la roue conditionnent le succès reproducteur du mâle.</text:p>
            <text:p>Les femelles, seules ou en groupe, passent de territoire en territoire et choisissent celui qui les a le plus séduit. Polygames, certains mâles peuvent féconder jusqu’à cinq femelles. A la fin de l’été, ils perdent leur traine avec la mue. Elle ne repousse qu’au printemps suivant, juste avant la nouvelle saison de reproduction.</text:p>
            <text:p>La ponte s’effectue dans un nid sommaire, qui est caché à même le sol dans la végétation arbustive, ou légèrement surélevé, dans les zones inondables. La femelle incube seule. Les poussins sont nidifuges et suivent leur mère très vite après la naissance. Elle les conduit aux sources de nourritures et ils apprennent à se nourrir seuls en l’imitant. Ils atteignent leur taille adulte vers un an et les mâles acquièrent leur parure définitive à l’âge de trois ans.</text:p>
            <text:p>Conservation</text:p>
            <text:p>Le paon bleu a, malgré lui, tiré avantage de sa beauté et de sa popularité. Il y a de cela plusieurs siècles, cette espèce fut prise à sa terre natale pour être importée dans tout le monde occidental, ce qui a probablement empêché tout risque d’extinction. Elle a également été protégée, aussi bien en Inde, où elle est considérée comme sacrée, que dans les pays où elle a été introduite. Très commun en Inde, le paon bleu est présent dans presque tous les villages et bénéficie de la protection de l’Indian Wildlife Protection Act depuis 1972. L’UICN l’a donc placé dans la catégorie « Préoccupation mineure ».</text:p>
            <text:p/>
            <text:p/>
          </table:table-cell>
          <table:table-cell office:value-type="string" table:style-name="ce4">
            <text:p>oiseaux; Asie</text:p>
          </table:table-cell>
          <table:table-cell table:number-columns-repeated="16379"/>
        </table:table-row>
        <table:table-row table:style-name="ro7">
          <table:table-cell office:value-type="float" office:value="82" table:style-name="ce4">
            <text:p>82</text:p>
          </table:table-cell>
          <table:table-cell office:value-type="string" table:style-name="ce4">
            <text:p>Pélican frisé</text:p>
          </table:table-cell>
          <table:table-cell office:value-type="string" table:style-name="ce4">
            <text:p>Le pélican frisé est le plus grand pélican du monde</text:p>
          </table:table-cell>
          <table:table-cell office:value-type="string" table:style-name="ce4">
            <text:p>Nom commun : Pélican frisé</text:p>
            <text:p>Nom scientifique : Pelecanus crispus</text:p>
            <text:p>Famille : Pélécanidés</text:p>
            <text:p>Habitat : Lacs, étangs, deltas (milieux riches en roseaux)</text:p>
            <text:p>Localisation géographique : Sud-Est de l’Europe, Asie, Égypte</text:p>
            <text:p>Taille : 160 à 180 cm. Envergure : 280 à 310 cm</text:p>
            <text:p>Poids : 10 à 13 kg</text:p>
            <text:p>Espérance de vie : 30 ans dans la nature</text:p>
            <text:p>Reproduction : 30 à 32 jours d’incubation. 2 œufs</text:p>
            <text:p>Régime alimentaire : Piscivore (1 kg de poissons par jour)</text:p>
            <text:p>Description</text:p>
            <text:p>Le pélican frisé, plus grand pélican du monde, se distingue par une impressionnante poche, située sous le bec, qui lui sert de « filet de pêche ». Cette poche extensible se colore en rouge en période de reproduction. En outre, il présente également un plumage blanc-gris et une touffe plumeuse située derrière sa tête et le long de son cou. Ses pattes grises sont palmées et plutôt courtes proportionnellement au reste de son corps. Il n’y a pas de dimorphisme sexuel.</text:p>
            <text:p>Cette espèce est grégaire et vit en colonie. Elle pratique la pêche collective, les pélicans poussant les poissons vers la rive, où ils sont plus faciles à attraper. C’est également un migrateur partiel, qui voyage sur de courtes distances pour hiverner. Ses quartiers d’hiver se situent majoritairement en Égypte, aux abords du Nil.</text:p>
            <text:p>De retour de migration en mars, le pélican frisé se met à bâtir son nid. Le mâle apporte les matériaux dans son bec et les remet à la femelle. Le nid est disposé sur des touffes de roseaux. De fin mars à début mai, la femelle entre dans la phase de ponte et les deux partenaires couvent à tour de rôle. Peu après l’éclosion, les jeunes se nourrissent directement dans la poche des adultes. Ils sont sevrés et indépendants à partir de 15 semaines.</text:p>
            <text:p>Conservation</text:p>
            <text:p>Le pélican frisé est une espèce en voie d’extinction, vulnérable aux perturbations humaines comme la pollution et l’assèchement des grandes étendues d’eau.</text:p>
            <text:p>Pour le sauver, des actions de conservation sont menées dans les parcs zoologiques. Cet oiseau fait ainsi partie d’un programme d’élevage européen (EEP), auquel participe activement le Parc de Clères. Des actions de conservation du pélican frisé dans son habitat naturel sont également menées en parallèle, avec notamment la construction de plates-formes de nidification.</text:p>
            <text:p>Alors que l’on comptait, il y a peu, moins de 2 000 couples dans le monde, les opérations de sauvegarde ont permis de faire repasser les effectifs autour des 20 000 couples. Malgré ces résultats encourageants, une vigilance constante reste de mise. L’UICN a donc maintenu l’espèce dans la catégorie « quasi menacé ».</text:p>
            <text:p/>
          </table:table-cell>
          <table:table-cell office:value-type="string" table:style-name="ce4">
            <text:p>oiseaux; carnivores; EEP; Europe; Asie</text:p>
          </table:table-cell>
          <table:table-cell table:number-columns-repeated="16379"/>
        </table:table-row>
        <table:table-row table:style-name="ro7">
          <table:table-cell office:value-type="float" office:value="83" table:style-name="ce4">
            <text:p>83</text:p>
          </table:table-cell>
          <table:table-cell office:value-type="string" table:style-name="ce4">
            <text:p>Pintade vulturine</text:p>
          </table:table-cell>
          <table:table-cell office:value-type="string" table:style-name="ce4">
            <text:p>La pintade vulturine possède une tête chauve et un cou nu qui lui donne un air de vautour, ce qui explique son nom</text:p>
          </table:table-cell>
          <table:table-cell office:value-type="string" table:style-name="ce4">
            <text:p>Nom commun : Pintade vulturine</text:p>
            <text:p>Nom scientifique : Acryllium vulturinum</text:p>
            <text:p>Famille : Numididae</text:p>
            <text:p>Habitat : zones semi-désertiques, boisées et forêts de montagne</text:p>
            <text:p>Localisation géographique : Afrique de l’Est (Soudan, Érythrée, Somalie, Kenya…)</text:p>
            <text:p>Taille : entre 60 et 72 cm en moyenne</text:p>
            <text:p>Poids : entre 1,1 et 1,8 kg en moyenne</text:p>
            <text:p>Espérance de vie : 10 ans en moyenne</text:p>
            <text:p>Reproduction : entre 13 et 15 œufs avec une incubation d’environ 28 jours</text:p>
            <text:p>Régime alimentaire : matières végétales (herbes, baies, fruits, racines, bulbes…)</text:p>
            <text:p>Description</text:p>
            <text:p>La pintade vulturine possède une tête chauve et un cou nu qui lui donne un air de vautour, ce qui explique son nom. Son plumage est gris foncé tacheté de blanc, ses ailes présentent les mêmes particularités mais les rémiges secondaires sont bordées de lilas. Son dos et sa poitrine est bleu-cobalt vif, recouverts par de longues plumes lancéolées noires et blanches. Ces plumes dans quand l’oiseau bouge, cela lui donne une allure très élégante. La femelle est en tout point semblable au mâle, elle est seulement plus petite. Le juvénile quant à lui possède un petit duvet rayé sur la tête. Son plumage est plus terne, d’un brun grisâtre, barré et tacheté de brun et de brun-fauve.</text:p>
            <text:p>Cet oiseau vivant au sol court rapidement sur ses longues pattes en cas de danger, se déplaçant d’un buisson à un autre. Elle peut s’envoler sur 50 à 100 mètres en cas d’extrême nécessité, mais s’envole surtout chaque soir dans les arbres pour y passer la nuit. Cette espèce vit en groupes de 20 à 30, qui peuvent aller jusqu’à 70 individus. Chaque groupe choisit un acacia entouré de denses broussailles. Lors des périodes de reproduction, chaque groupe se divise e couples nicheurs. Ces périodes de reproduction sont déclenchées par les pluies saisonnières qui garantissent une nourriture suffisante pour l’élevage des petits.</text:p>
            <text:p>La pintade vulturine quitte le dortoir et commence à manger avant l’aube en groupe. Celui-ci fourrage activement le sol à proximité des buissons jusqu’à ce que le soleil soit à son apogée. C’est une espèce qui peut survivre sans boire.</text:p>
            <text:p>Conservation</text:p>
            <text:p>La pintade vulturine n’est actuellement pas une espèce menacée. Les populations sont stables et c’est un oiseau commun et abondant. Cependant, c’est une espèce qui connaît de nombreux prédateurs tels que les rapaces, les singes et d’autres mammifères qui volent les œufs et les poussins, et peuvent même tuer les adultes. Il est classé en « préoccupation mineure » par l’UICN.</text:p>
            <text:p/>
          </table:table-cell>
          <table:table-cell office:value-type="string" table:style-name="ce4">
            <text:p>oiseaux; Afrique</text:p>
          </table:table-cell>
          <table:table-cell table:number-columns-repeated="16379"/>
        </table:table-row>
        <table:table-row table:style-name="ro5">
          <table:table-cell office:value-type="float" office:value="84" table:style-name="ce4">
            <text:p>84</text:p>
          </table:table-cell>
          <table:table-cell office:value-type="string" table:style-name="ce4">
            <text:p>Pirolle à bec rouge</text:p>
          </table:table-cell>
          <table:table-cell office:value-type="string" table:style-name="ce5">
            <text:p>La pirolle à bec rouge est également appelée pie del'Himalaya</text:p>
          </table:table-cell>
          <table:table-cell office:value-type="string" table:style-name="ce4">
            <text:p>Nom commun : Pirolle à bec rouge – pie de l’Himalaya</text:p>
            <text:p>Nom scientifique : Urocissa erythroryncha</text:p>
            <text:p>Famille : Corvidés</text:p>
            <text:p>Habitat : forêts et broussailles dans des collines ou zones de montagne</text:p>
            <text:p>Localisation géographique : Himalaya occidental, Chine, Vietnam, Cambodge, Thaïlande, Laos, Myanmar, Inde; Népal.</text:p>
            <text:p>Taille : 64 cm</text:p>
            <text:p>Poids : 106 à 232 g</text:p>
            <text:p>Espérance de vie : environ 30 ans</text:p>
            <text:p>Reproduction : 3 à 5 œufs</text:p>
            <text:p>Régime alimentaire : Mammifères, insectes, œufs, oisillons, fruits, graines</text:p>
            <text:p>Description</text:p>
            <text:p>La tête, le cou et la poitrine de la pirolle à bec rouge sont noirs avec une tache bleuâtre sur la couronne. Ses épaules et sa croupe sont d’une couleur bleue terne et son ventre d’une couleur crème grisonnante. Sa longue queue ainsi que ses ailes sont d’un bleu lumineux avec une large pointe blanche. Son bec, ses pattes et le tour de son œil sont rouge-orangé.</text:p>
            <text:p>Cette espèce est sédentaire et arboricole. Souvent en petites bandes d’environ 12 oiseaux, on l’aperçoit souvent dans les clairières et les ravins, les collines et les vallées basses pourvues en arbres. Même lors des périodes de reproduction, cette espèce reste toujours en groupe, toute l’année et couvre un large territoire.</text:p>
            <text:p>Bien qu’elle possède un plumage très voyant, elle passe très facilement inaperçue lorsqu’elle chasse, surtout dans les feuillages. Elle signale donc sa présence par des cris de contact sonnants.</text:p>
            <text:p>Conservation</text:p>
            <text:p>La pirolle à bec rouge est classée « préoccupation mineure » par l’UICN.</text:p>
            <text:p/>
          </table:table-cell>
          <table:table-cell office:value-type="string" table:style-name="ce4">
            <text:p>oiseaux; Asie</text:p>
          </table:table-cell>
          <table:table-cell table:number-columns-repeated="16379"/>
        </table:table-row>
        <table:table-row table:style-name="ro7">
          <table:table-cell office:value-type="float" office:value="85" table:style-name="ce4">
            <text:p>85</text:p>
          </table:table-cell>
          <table:table-cell office:value-type="string" table:style-name="ce4">
            <text:p>Spréo superbe</text:p>
          </table:table-cell>
          <table:table-cell office:value-type="string" table:style-name="ce8">
            <text:p>Lamprotornis<text:span text:style-name="T1"><text:s/>vient du grec « Lamprotes », brillant, élcatant, et « ornis », oiseau ; ajoutez le latin « </text:span>superbus<text:span text:style-name="T1"> », superbe, et vous obtenez le nom scientifique du spréo :<text:s/></text:span>Lamprotornis superbus<text:span text:style-name="T1">, oiseau éclatant superbe !</text:span></text:p>
          </table:table-cell>
          <table:table-cell office:value-type="string" table:style-name="ce4">
            <text:p>Nom commun : Spréo superbe – choucador superbe</text:p>
            <text:p>Nom scientifique : Lamprotornis superbus</text:p>
            <text:p>Famille : Sturnidae</text:p>
            <text:p>Habitat : broussailles et zones boisées ouvertes, jardins et cultures, rives des lacs, près des habitations. Évite les plaines humides</text:p>
            <text:p>Localisation géographique : Afrique de l’Est (Éthiopie, Somalie, Ouganda, Kenya et Tanzanie)</text:p>
            <text:p>Taille : 18 cm en moyenne</text:p>
            <text:p>Poids : 52 à 77g</text:p>
            <text:p>Espérance de vie : une dizaine d’années</text:p>
            <text:p>Reproduction : 4 œufs incubés pendant 12 à 14 jours.</text:p>
            <text:p>Régime alimentaire : insectivore, baies et fruits, nectar</text:p>
            <text:p>Description</text:p>
            <text:p>Aussi appelé Choucador Superbe, cet oiseau est facilement reconnaissable par son ventre d’une couleur noisette et ses parties supérieures bleu-noir iridescentes. Les adultes ont le haut de la poitrine, le dos, les ailes ainsi que la queue bleu-vert irisé et la tête noire. Leur ventre est rouge-orangé séparé de la poitrine bleue par un liseré blanc. Les juvéniles, quant à eux, ont un plumage plus terne, leur iris est brun puis gris-blanc. À l’âge adulte, il devient crème.</text:p>
            <text:p>Son chant est haut et fort, composé de trilles et de gazouillis qui devient en milieu de journée plus doux et mélodieux. Les insectes dont il se nourrit sont généralement pris au sol, comme les fruits et les graines. Il s’approche parfois des habitations humaines afin de récupérer les restes de nourriture. En dehors de la saison de reproduction, il se rassemble en groupe la nuit pour dormir. Durant la saison de reproduction, il peut aussi bien la pratiquer avec un partenaire, ou bien plusieurs. La reproduction en groupe permet aux femelles d’obtenir plus d’aides afin de nourrir leurs petits et de leur offrir une plus grande variété génétique.</text:p>
            <text:p>Conservation</text:p>
            <text:p>Le spreo superbe est une espèce non menacée car elle est abondante et très largement répandue dans sa distribution. Elle est classée en « préoccupation mineure » par l’UICN</text:p>
            <text:p/>
          </table:table-cell>
          <table:table-cell office:value-type="string" table:style-name="ce4">
            <text:p>oiseaux; Afrique</text:p>
          </table:table-cell>
          <table:table-cell table:number-columns-repeated="16379"/>
        </table:table-row>
        <table:table-row table:style-name="ro5">
          <table:table-cell office:value-type="float" office:value="86" table:style-name="ce4">
            <text:p>86</text:p>
          </table:table-cell>
          <table:table-cell office:value-type="string" table:style-name="ce4">
            <text:p>Rollier à ventre bleu</text:p>
          </table:table-cell>
          <table:table-cell office:value-type="string" table:style-name="ce4">
            <text:p>Le terme rollier vient de l'allemand rollen, rouler, virevolter, allusion aux acrobaties aériennes dont ces oiseaux sont capables</text:p>
          </table:table-cell>
          <table:table-cell office:value-type="string" table:style-name="ce4">
            <text:p>Nom commun : Rollier à ventre bleu</text:p>
            <text:p>Nom scientifique : Coracias cyanogaster</text:p>
            <text:p>Famille : Coraciidés</text:p>
            <text:p>Habitat : savanes boisées non modifiées</text:p>
            <text:p>Localisation géographique : Afrique Occidentale</text:p>
            <text:p>Taille : 30 cm</text:p>
            <text:p>Poids : 110 à 178 g</text:p>
            <text:p>Espérance de vie : 20 ans</text:p>
            <text:p>Reproduction : entre 3 et 5 œufs</text:p>
            <text:p>Régime alimentaire : insectivore</text:p>
            <text:p>Description</text:p>
            <text:p>Le rollier à ventre bleu possède un plumage d’une couleur chamois-isabelle pâle, qui contraste particulièrement avec le bas du manteau, les scapulaires et les tertiaires qui sont brun foncé. Son dos, son croupion ainsi que ses sus-caudales sont d’une teinte bleu outremer brillant. Son ventre, son flanc et des ailes sont quant à eux d’un bleu plus foncé.</text:p>
            <text:p>C’est une espèce exclusivement confinée dans les savanes boisées non modifiées, dominées par des isoberlinia. Ces arbres forment un couvert clair qui laisse largement passer la lumière. Plus rarement, cette espèce peut être aperçue dans une grande variété d’autres habitats tels que les savanes transformées proches des forêts pluviales, dans les plantations, le long des forêts galeries…</text:p>
            <text:p>Le rollier à ventre bleu vit soit en couple, soit en petits groupes d’en général 3 à 6 individus. Ils sont constamment ensemble ou communiquent ensemble quand ils sont séparés. 80% de ses proies sont attrapées au sol.</text:p>
            <text:p>Conservation</text:p>
            <text:p>Cette espèce est classée « préoccupation mineure » par l’UICN.</text:p>
            <text:p/>
          </table:table-cell>
          <table:table-cell office:value-type="string" table:style-name="ce4">
            <text:p>oiseaux; carnivores; Afrique</text:p>
          </table:table-cell>
          <table:table-cell table:number-columns-repeated="16379"/>
        </table:table-row>
        <table:table-row table:style-name="ro5">
          <table:table-cell office:value-type="float" office:value="87" table:style-name="ce4">
            <text:p>87</text:p>
          </table:table-cell>
          <table:table-cell office:value-type="string" table:style-name="ce4">
            <text:p>Rollier à longs brins</text:p>
          </table:table-cell>
          <table:table-cell office:value-type="string" table:style-name="ce5">
            <text:p>Le rollier à longs brins est également appelé rollier à gorge lilas</text:p>
          </table:table-cell>
          <table:table-cell office:value-type="string" table:style-name="ce4">
            <text:p>Nom commun : Rollier à longs brins – rollier à gorge lilas</text:p>
            <text:p>Nom scientifique : Coracias caudatus</text:p>
            <text:p>Famille : Coraciidés</text:p>
            <text:p>Habitat : savane, cultures</text:p>
            <text:p>Localisation géographique : Sud et Est de l’Afrique, De l’Afrique du Sud à l’Angola, au Congo et à l’Éthiopie</text:p>
            <text:p>Taille : 30 cm</text:p>
            <text:p>Poids : 104-135 g</text:p>
            <text:p>Espérance de vie : jusqu’à 20 ans</text:p>
            <text:p>Reproduction : 2 à 4 œufs, incubation d’environ 20 jours</text:p>
            <text:p>Régime alimentaire : insectes, petits vertébrés, amphibiens, passereaux</text:p>
            <text:p>Description</text:p>
            <text:p>Le rollier à long brins est un grand oiseau avec une grande tête. Il possède une multitude de couleurs réparties sur tout son corps, en passant par le brun, le violet et toute une nuance de bleu. Les couleurs les plus vives se voient plus facilement lorsqu’il vole, ce qui le rend plus reconnaissable. Quand il est au sol, ses couleurs sont beaucoup plus discrètes.</text:p>
            <text:p>Cette espèce est territoriale, elle vit seule ou en couple, jamais en groupe. En cas d’intrusion, il manifeste bruyamment sa réprobation. Il n’hésite pas à chasser d’autres espèces qui pénètrent sur son territoire. Pour chasser, il se perche en haut d’un arbre, d’un arbuste, d’un poteau ou même sur le dos d’un herbivore. Une fois sa proie repérée, il fonce dessus puis retourne sur son perchoir pour la manger.</text:p>
            <text:p>Conservation</text:p>
            <text:p>La taille de la population de rollier à longs brins est inconnue, mais très étendue. C’est une population qui semble très stable; ce n’est pas une espèce considérée comme menacée. Elle est classée en « préoccupation mineure » par l’IUCN.</text:p>
            <text:p/>
          </table:table-cell>
          <table:table-cell office:value-type="string" table:style-name="ce4">
            <text:p>oiseaux; carnivores; Afrique</text:p>
          </table:table-cell>
          <table:table-cell table:number-columns-repeated="16379"/>
        </table:table-row>
        <table:table-row table:style-name="ro7">
          <table:table-cell office:value-type="float" office:value="88" table:style-name="ce4">
            <text:p>88</text:p>
          </table:table-cell>
          <table:table-cell office:value-type="string" table:style-name="ce4">
            <text:p>Rollier d'Europe</text:p>
          </table:table-cell>
          <table:table-cell office:value-type="string" table:style-name="ce4">
            <text:p>Le Rollier d’Europe est totalement protégé sur le territoire français</text:p>
          </table:table-cell>
          <table:table-cell office:value-type="string" table:style-name="ce4">
            <text:p>Nom commun : Rollier d’Europe</text:p>
            <text:p>Nom scientifique : Coracias garrulus</text:p>
            <text:p>Famille : Coraciidés</text:p>
            <text:p>Habitat : Milieux ouverts avec vergers, bois, buissons et friches herbeuses</text:p>
            <text:p>Localisation géographique : Pourtour méditerranéen, Azerbaïdjan, Bulgarie, Roumanie, Chypre, Russie, Espagne, Turquie, Ukraine… EUROPE</text:p>
            <text:p>Taille : 30-32 cm en moyenne</text:p>
            <text:p>Poids : 110-155 g en moyenne</text:p>
            <text:p>Espérance de vie : 9 ans</text:p>
            <text:p>Reproduction : 3 à 5 œufs, incubés 17 à 19 jours</text:p>
            <text:p>Régime alimentaire : insectes</text:p>
            <text:p>Description</text:p>
            <text:p>Le Rollier d’Europe est un oiseau trapu surmonté d’une grosse tête pourvue d’un robuste bec noir. Le plumage de ses ailes, de son corps et de sa tête est composé d’une succession de bleu nuancé de vert. Cette couleur contraste avec la couleur marron-mousse de son dos.</text:p>
            <text:p>Cet oiseau fréquente les régions arides, ouvertes et chaudes.</text:p>
            <text:p>C’est une espèce solitaire dans ses quartiers d’hiver. Les couples reproducteurs sont également solitaires et territoriaux, ils sont monogames. On les voit la plupart du temps seul, ils se déplacent et vivent rarement en groupe. C’est une espèce migratrice qui hiverne en Afrique tropicale.</text:p>
            <text:p>Conservation</text:p>
            <text:p>La population européenne du rollier d’Europe est comprise entre 50 000 et 110 000. En France, elle est estimée entre 520 et 620 couples. Cette population est en déclin dans toute l’Europe et principalement en Europe de l’Est, en Espagne, ainsi qu’au Portugal depuis 1970.</text:p>
            <text:p>Les principales menaces qui l’affectent sont les persécutions dans certains pays méditerranéens durant leur migration. On les tue par centaines voire milliers pour la nourriture en Oman ou en Inde. De plus, l’utilisation des pesticides et la conversion en monoculture a réduit massivement la quantité de proie pour se nourrir. Cette espèce est également sensible à la perte des forêts riveraines et des haies en Europe, qui sont peur elle des habitats essentiels à la nidification.</text:p>
            <text:p>Le Rollier d’Europe est totalement protégé sur le territoire français depuis l’arrêté ministériel de 17 avril 1981. Il est interdit de nuire d’une quelconque manière à cette espèce, que ce soit intentionnel ou non. Il est classé parmi les espèces « en préoccupation mineure » (LC) par l’UICN.</text:p>
            <text:p/>
          </table:table-cell>
          <table:table-cell office:value-type="string" table:style-name="ce4">
            <text:p>oiseaux; carnivores; Europe</text:p>
          </table:table-cell>
          <table:table-cell table:number-columns-repeated="16379"/>
        </table:table-row>
        <table:table-row table:style-name="ro7">
          <table:table-cell office:value-type="float" office:value="89" table:style-name="ce4">
            <text:p>89</text:p>
          </table:table-cell>
          <table:table-cell office:value-type="string" table:style-name="ce4">
            <text:p>Spatule rosée</text:p>
          </table:table-cell>
          <table:table-cell office:value-type="string" table:style-name="ce4">
            <text:p>La spatule rosée est un oiseau aquatique facilement reconnaissable à son plumage rosé et son bec en forme de spatule</text:p>
          </table:table-cell>
          <table:table-cell office:value-type="string" table:style-name="ce4">
            <text:p>Nom commun : Spatule rosée</text:p>
            <text:p>Nom scientifique : Platalea ajaja</text:p>
            <text:p>Famille : Threskiornithidae</text:p>
            <text:p>Habitat : Marais, près des lagunes, dans les mangroves et les vasières</text:p>
            <text:p>Localisation géographique : Sud est des Etats-Unis (Floride, Texas, Louisiane), Amérique Centrale, Colombie, Equateur, est du Pérou, Bolivie, nord de l’Argentine.</text:p>
            <text:p>Taille : 80 cm de haut avec une envergure de 1,2 mètre. Entre 15 minutes et 17 cm de long</text:p>
            <text:p>Poids : 1,3 kg en moyenne</text:p>
            <text:p>Espérance de vie : jusqu’à 10 ans en moyenne (le plus vieux avait 16 ans)</text:p>
            <text:p>Reproduction : 1 à 4 œufs, l’incubation dure environ 22 et 23 jours</text:p>
            <text:p>Régime alimentaire : animaux aquatiques (poissons, grenouilles…)</text:p>
            <text:p>Description</text:p>
            <text:p>La spatule rosée est un oiseau aquatique très facilement reconnaissable. Il est comme monté sur des échasses avec ses longues pattes, son long cou et son long bec en forme de spatule. À l’âge adulte, leur plumage est rose foncé, leur tête grise à vert pâle dénudée et leur cou, leur poitrine et leur dos sont blancs. Leur bec est plat et gris. Il n’y a pas vraiment de différence entre les mâles et les femelles, mais les jeunes ont un plumage rose plus clair, leur tête est blanche et leur bec est jaunâtre ou rosâtre.</text:p>
            <text:p>Il se nourrit dans des eaux peu profondes en marchant dans l’eau et en faisant aller son bec de gauche à droite (et vice-versa). <text:s/>Cela lui permet de trouver sa nourriture dans l’eau sombre et vaseuse. Il est pourvu d’une grande sensibilité, lui permettant de détecter les proies vivantes. Il niche en petites colonies, souvent en compagnie de hérons et d’aigrettes. Il vole en longues lignes, en diagonale, mais aussi en formant un V classique. En vol, son cou et ses pattes sont complètement étirés.</text:p>
            <text:p>La spatule rosée fait son nid dans les arbres, les buissons, entre les roseaux ou encore à même le sol. Il est fait à partir de branchettes et de tiges.</text:p>
            <text:p>Conservation</text:p>
            <text:p>La spatule rosée a été persécutée aux États-Unis à l’époque du commerce des plumes. Mais cette menace ayant disparue, leur population est aujourd’hui en augmentation. Ils rencontrent cependant un nouveau problème : le drainage des zones humides qui détruit leur habitat et les aires de nourrissage. Parfois, l’étude des œufs révèle un niveau de pesticides relativement élevé dans certaines zones.</text:p>
            <text:p>Il est classé « en préoccupation mineure » par l’UICN.</text:p>
            <text:p/>
          </table:table-cell>
          <table:table-cell office:value-type="string" table:style-name="ce4">
            <text:p>oiseaux; carnivores; Amérique</text:p>
          </table:table-cell>
          <table:table-cell table:number-columns-repeated="16379"/>
        </table:table-row>
        <table:table-row table:style-name="ro7">
          <table:table-cell office:value-type="float" office:value="90" table:style-name="ce4">
            <text:p>90</text:p>
          </table:table-cell>
          <table:table-cell office:value-type="string" table:style-name="ce4">
            <text:p>Touraco à joues blanches</text:p>
          </table:table-cell>
          <table:table-cell office:value-type="string" table:style-name="ce5">
            <text:p>La plupart des touracos sont majoritairement verts. Ceci est dû à un pigment naturel vert appelé touracoverdine</text:p>
          </table:table-cell>
          <table:table-cell office:value-type="string" table:style-name="ce4">
            <text:p>Nom commun : Touraco à joues blanches</text:p>
            <text:p>Nom scientifique : Tauraco leucotis</text:p>
            <text:p>Famille : Musophagidés</text:p>
            <text:p>Habitat : Forêts et habitats boisés (moyenne montagne)</text:p>
            <text:p>Localisation géographique : Afrique de l’Est (Ethiopie, Soudan, Erythrée)</text:p>
            <text:p>Taille : 38 à 43 cm</text:p>
            <text:p>Poids : 200 à 315 g</text:p>
            <text:p>Espérance de vie : Inconnue dans la nature. 10 à 15 ans en captivité</text:p>
            <text:p>Reproduction : 21 à 23 jours d’incubation. 2 œufs</text:p>
            <text:p>Régime alimentaire : Essentiellement frugivore (fruits, baies, bourgeons, graines, insectes, petits mollusques, larves, lépidoptères)</text:p>
            <text:p>Description</text:p>
            <text:p>Le touraco à joues blanches doit son nom à une tache longiligne blanche, en forme de croissant, sur les côtés du cou. Il se distingue par un plumage essentiellement vert et une crête bleu sombre, de forme arrondie.</text:p>
            <text:p>Une large tache circulaire blanche orne les « lores », ces espaces compris entre la partie antérieure de l’œil et la base du bec. Le bas du dos, les couvertures des ailes et la queue sont de couleur bleu-grisâtre, alors que les plumes primaires et l’intérieur des ailes sont d’un rouge cramoisi. Les iris sont bruns, entourés par un anneau orbital de caroncules rougeâtres. Le bec est de couleur rouge-orangé et les pattes sont noires. Les jeunes sont semblables à leurs parents.</text:p>
            <text:p>Cette espèce est arboricole et ne descend à terre que pour se baigner ou boire. Elle préfère se déplacer d’arbres en arbres, ne sachant pas très bien voler. Les touracos à joues blanches sont sédentaires. Ils vivent en famille, sur un territoire composé d’une zone centrale, à l’intérieur de laquelle ils passent la plupart de leur temps, et d’une aire périphérique, servant de zone tampon. Cette division de l’espace s’explique par la fréquence des incursions, opérées par ces oiseaux en territoire étranger, afin de trouver de la nourriture. Néanmoins, étant très territoriaux, ils supportent relativement mal les intrusions et ces tentatives donnent souvent lieu à des poursuites et des expulsions sans ménagement. Cette agressivité atteint son paroxysme lors de la période de reproduction qui se déroule en avril en Erythrée et de juin à novembre en Ethiopie.</text:p>
            <text:p>Les parades, composées de cris, de poursuites aériennes d’arbres en arbres et d’offrandes rituelles de nourriture, débutent et les mâles en chaleur deviennent relativement violents avec les femelles et leurs congénères. Les touracos nichent ensuite en solitaire sur des larges plateformes, faites de brindilles sèches, qu’ils assemblent de façon assez désordonnée. Les œufs, couvés par les 2 parents, donnent des oisillons recouverts d’un duvet noir. Au bout de 18 ou 19 jours ils quittent le nid, commencent à marcher sur les branches avoisinantes et une semaine plus tard se mettent à voler.</text:p>
            <text:p>Conservation</text:p>
            <text:p>Les touracos à joues blanches sont encore relativement communs. Aucune menace sérieuse ne pèse sur cette espèce. Néanmoins, elle reste assez fragile et toute dégradation de son habitat, très spécifique, pourrait avoir des conséquences dramatiques sur sa population. Heureusement, c’est un oiseau très facile à élever et à faire reproduire en captivité. L’UICN l’a donc classé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91" table:style-name="ce4">
            <text:p>91</text:p>
          </table:table-cell>
          <table:table-cell office:value-type="string" table:style-name="ce4">
            <text:p>Touraco violet</text:p>
          </table:table-cell>
          <table:table-cell office:value-type="string" table:style-name="ce5">
            <text:p>Le touraco violet est le seul de sa famille a avoir une teinte violette</text:p>
          </table:table-cell>
          <table:table-cell office:value-type="string" table:style-name="ce4">
            <text:p>Nom commun : Touraco violet – musophage violet</text:p>
            <text:p>Nom scientifique : Musophaga violacea</text:p>
            <text:p>Famille : Musophagidés</text:p>
            <text:p>Habitat : Forêts tropicales</text:p>
            <text:p>Localisation géographique : Afrique de l’Ouest (du Sénégal au Cameroun)</text:p>
            <text:p>Taille : 45 à 50 cm</text:p>
            <text:p>Poids : 360 g</text:p>
            <text:p>Espérance de vie : Inconnue</text:p>
            <text:p>Reproduction : 20 jours d’incubation en moyenne. 2 à 3 œufs</text:p>
            <text:p>Régime alimentaire : Essentiellement frugivore (fruits, fleurs, graines, bourgeons, insectes, petits mollusques, larves)</text:p>
            <text:p>Description</text:p>
            <text:p>Le touraco violet est l’un des plus grands touracos. Il se distingue par un plumage violet brillant aux reflets verts et par l’absence de crête. Il présente à la place un casque frontal de couleur jaune et une couronne rouge sur la nuque. L’intérieur de ses ailes est d’un rouge sombre très vif, de même que le contour des yeux. Le bec est rouge-orangé, les yeux brun foncé et leurs courtes pattes sont noires. Ces couleurs sont produites par des pigments propres aux touracos, la « touracine » pour le rouge des ailes et la « touracoverdine » pour le vert du corps. Ces pigments, dans lesquels la présence de fer et de cuivre est avérée, ont la particularité d’être solubles dans l’eau, ce qui explique la perte de couleur des touracos sous les pluies battantes.</text:p>
            <text:p>Ces oiseaux sont strictement forestiers et arboricoles. Ils volent assez peu et passent la majorité de leur temps dans les arbres. La forme arrondie de leurs ailes et la longueur de leur queue leur confèrent un grand équilibre, ce qui les rend extrêmement agiles. Ils ont également la faculté de faire passer à volonté leur pouce en avant ou en arrière, ce qui leur permet de trouver appui en toutes circonstances. Les touracos se déplacent donc beaucoup en courant le long des branches ou en sautant d’arbre en arbre. Quand ils sont inquiétés, ils prennent la fuite pour se réfugier dans la canopée, ou se figent, devenant ainsi très difficiles à repérer malgré leur coloration. En général, ils sont relativement solitaires, mais il arrive que plusieurs individus forment un groupe temporaire, lorsque la nourriture est abondante.</text:p>
            <text:p>Chez cette espèce, l’accouplement se produit de façon sporadique, tout au long de l’année, mais plus particulièrement au début de la saison des pluies. En période de reproduction, les deux parents s’occupent de leur progéniture, participent à la création du nid, à la couvaison des œufs et au nourrissage des oisillons. La croissance des jeunes est rapide. Ils quittent le nid après seulement trois semaines et deviennent indépendants environ deux semaines après la sortie du nid.</text:p>
            <text:p>Conservation<text:s/></text:p>
            <text:p>Le touraco violet est l’un des touracos les plus communs dans les parcs zoologiques du monde entier, du fait de la facilité de son élevage et de sa reproduction. A l’état sauvage il est cependant menacé par la destruction des forêts, la chasse et le commerce illégal. A l’heure actuelle sa population n’a pas véritablement décliné, mais l’UICN a choisi de le placer dans la catégorie « Préoccupation mineure ».</text:p>
            <text:p/>
          </table:table-cell>
          <table:table-cell office:value-type="string" table:style-name="ce4">
            <text:p>oiseaux; Afrique</text:p>
          </table:table-cell>
          <table:table-cell table:number-columns-repeated="16379"/>
        </table:table-row>
        <table:table-row table:style-name="ro7">
          <table:table-cell office:value-type="float" office:value="92" table:style-name="ce4">
            <text:p>92</text:p>
          </table:table-cell>
          <table:table-cell office:value-type="string" table:style-name="ce4">
            <text:p>Tragopan de Cabot</text:p>
          </table:table-cell>
          <table:table-cell office:value-type="string" table:style-name="ce4">
            <text:p>Le terme tragopan vient du latin, et désigne un oiseau mythique à cornes</text:p>
          </table:table-cell>
          <table:table-cell office:value-type="string" table:style-name="ce4">
            <text:p>Nom commun : Tragopan de Cabot</text:p>
            <text:p>Nom scientifique : Tragopan caboti</text:p>
            <text:p>Famille : Phasianidés</text:p>
            <text:p>Habitat : Forêts subtropicales de feuillus et de conifères (moyenne montagne)</text:p>
            <text:p>Localisation géographique : Sud-Est de la Chine</text:p>
            <text:p>Taille : Mâle 61 cm. Femelle 59 cm</text:p>
            <text:p>Poids : Mâle 1,4 kg environ. Femelle 900 g environ</text:p>
            <text:p>Espérance de vie : Inconnue</text:p>
            <text:p>Reproduction : 28 jours d'incubation en moyenne. 2 à 6 œufs</text:p>
            <text:p>Régime alimentaire : Omnivore (fruits, feuilles, plantes, racines, fougères, petits animaux)</text:p>
            <text:p>Description</text:p>
            <text:p>Le tragopan de Cabot est l’un des tragopans les moins colorés. Son plumage est marron, maculé d'ocelles marron clair cerclées de noir, sur le dos et crème sur la poitrine. Sa tête noire se distingue par la présence de caroncules jaune-orangé autour des yeux et d’une crête rouge-orangé qui se rabat sur la nuque. Cette espèce présente un dimorphisme sexuel. La femelle est plus petite, plus fine et plus terne que le mâle.</text:p>
            <text:p>Ce tragopan est un oiseau particulièrement méfiant, faisant l'objet d'une prédation importante. Il vit au pied de grands arbres, dans lesquels il dort et niche.</text:p>
            <text:p>En période de reproduction, de mars à juin, les mâles se lancent dans de spectaculaires parades nuptiales. Le nid est construit de façon simple, en forme de boule. Il est souvent situé dans le trou d'un large tronc d’arbre ou à la base de branches horizontales. L’incubation est assurée par la femelle. Après l’éclosion, elle reste au nid avec les oisillons, sans se nourrir pendant trois jours. Elle descend ensuite au sol avec les petits et reste avec eux durant tout l'hiver.</text:p>
            <text:p>Conservation</text:p>
            <text:p>Le tragopan de Cabot est classé par l’UICN comme « Vulnérable», du fait d’une population en diminution constante, vivant dans un espace très fragmenté. Il souffre de l’impact de la chasse et de la prédation des félins de la région. On estime à 50%, le nombre de couvées détruites par l’Homme ou les prédateurs. Le tragopan de Cabot est également victime de la destruction de son habitat naturel, au profit de l’agriculture et de l’exploitation forestière. Sa distribution est en effet étroitement associée à l'arbre « Daphniphyllum macropodum » qu’il utilise pour se percher et se nourrir. Or, ce dernier a tendance à disparaître rapidement, de même que les sites de nidification naturels utilisés par l’oiseau.</text:p>
            <text:p>En 2001, BirdLife International et les associations de protection présentes en Chine, estimaient la population de tragopan de Cabot à 9 300 individus, alors qu’il s’agit d'une espèce protégée en Chine.</text:p>
            <text:p>Cet oiseau bénéficie en effet de nombreuses mesures de sauvegarde, comme l'établissement d'aires protégées, où la chasse et la collecte des œufs sont formellement interdits, et la mise en place de sites de nidification artificiels. Cependant, les réserves ont tendance à être relativement petites et isolées, donc pas suffisamment adaptées pour soutenir la croissance d’une population viable. Néanmoins, les premières études ont prouvé que l'établissement de ces zones a été efficace pour lutter contre la déforestation et la chasse et on estime aujourd’hui que 60% de la population de tragopan de Cabot s’y reproduit.</text:p>
            <text:p>Aujourd’hui, l’espèce fait encore l’objet d’une surveillance constante et de nombreuses études sont menées, afin de déterminer l’efficacité des mesures de protection. En captivité, le tragopan de Cabot fait également l'objet d'un programme de reproduction, auquel participe le Parc de Clères, mais les naissances sont encore rares.</text:p>
            <text:p/>
          </table:table-cell>
          <table:table-cell office:value-type="string" table:style-name="ce4">
            <text:p>oiseaux; Asie</text:p>
          </table:table-cell>
          <table:table-cell table:number-columns-repeated="16379"/>
        </table:table-row>
        <table:table-row table:style-name="ro7">
          <table:table-cell office:value-type="float" office:value="93" table:style-name="ce4">
            <text:p>93</text:p>
          </table:table-cell>
          <table:table-cell office:value-type="string" table:style-name="ce4">
            <text:p>Tragopan de Temminck</text:p>
          </table:table-cell>
          <table:table-cell office:value-type="string" table:style-name="ce4">
            <text:p>Le mâle tragopan de Temminck possède une longue caroncule bleu foncé, qu’il déploie lors de sa parade nuptiale</text:p>
          </table:table-cell>
          <table:table-cell office:value-type="string" table:style-name="ce4">
            <text:p>Nom commun : Tragopan de Temminck</text:p>
            <text:p>Nom scientifique : Tragopan temminckii</text:p>
            <text:p>Famille : Phasianidés</text:p>
            <text:p>Habitat : Forêts de feuillus, proches de points d’eau (moyenne montagne)</text:p>
            <text:p>Localisation géographique : Tibet, Sud-Est de la Chine, Nord du Viêtnam</text:p>
            <text:p>Taille : 64 à 68 cm</text:p>
            <text:p>Poids : Mâle 980 g à 1,2 kg. Femelle 970 g à 1,1 kg</text:p>
            <text:p>Espérance de vie : Inconnue</text:p>
            <text:p>Reproduction : 28 jours d’incubation en moyenne. 3 à 5 œufs</text:p>
            <text:p>Régime alimentaire : Omnivore (fruits, glands, baies, graines, bourgeons, bambous, insectes)</text:p>
            <text:p>Description</text:p>
            <text:p>Le tragopan de Temminck doit son nom à Coenraad Jacob Temminck (1778-1858), zoologiste néerlandais au service de la Compagnie hollandaise des Indes Orientales. Le mâle présente un plumage aux couleurs vives, qui ressemble à celui du tragopan satyre. La huppe et le cou sont rouge-orangé, de même que la poitrine qui est parsemées de taches arrondies grises. Le dos est sensiblement dans les mêmes teintes et possède également des tâches grises cerclées de noir. La queue est partiellement gris-beige aux extrémités, avec une bande terminale noire. La tête est noire et orange, mais la peau nue de la face est de couleur bleue, tout comme la caroncule. La femelle affiche un mélange de teintes noires, brunes et grises, beaucoup plus discrètes.</text:p>
            <text:p>Dans la nature, les tragopans sont des oiseaux très réservés, qui passent leur journée à se dissimuler dans les forêts des grands massifs montagneux. Cet oiseau vit en solitaire ou en couple jusqu’à 4 000 mètres d’altitude, pouvant supporter des températures assez basses.</text:p>
            <text:p>Il niche souvent dans d’anciens nids, construits par d’autres espèces, que la femelle se contente d’aménager en les garnissant de feuilles et de brindilles.</text:p>
            <text:p>Conservation</text:p>
            <text:p>Le tragopan de Temminck est aujourd’hui une espèce menacée. Il fait l’objet d’un commerce illégal et d’une chasse intensive de la part des villageois, pour ses plumes, sa viande et ses œufs. Il est également touché par la destruction de son milieu naturel, la déforestation pour l’agriculture et l’exploitation du bois faisant des ravages. En captivité, un autre type de problème se pose pour la conservation du tragopan de Temminck. Ressemblant fortement au tragopan satyre, il a été très fréquemment hybridé avec cette espèce, à tel point qu’il y a peu de spécimens purs dans les parcs animaliers.</text:p>
            <text:p>Néanmoins, le nombre encore important d’individus vivant à l’état sauvage a conduit l’UICN à le classer dans la catégorie « Préoccupation mineure ».</text:p>
            <text:p/>
          </table:table-cell>
          <table:table-cell office:value-type="string" table:style-name="ce4">
            <text:p>oiseaux; Asie</text:p>
          </table:table-cell>
          <table:table-cell table:number-columns-repeated="16379"/>
        </table:table-row>
        <table:table-row table:style-name="ro7">
          <table:table-cell office:value-type="float" office:value="94" table:style-name="ce4">
            <text:p>94</text:p>
          </table:table-cell>
          <table:table-cell office:value-type="string" table:style-name="ce4">
            <text:p>Tragopan satyre</text:p>
          </table:table-cell>
          <table:table-cell office:value-type="string" table:style-name="ce4">
            <text:p>Le tragopan satyre est un compatriote du panda roux ! En effet, tous les deux vivent dans les forêts de montagne de l’Himalaya</text:p>
          </table:table-cell>
          <table:table-cell office:value-type="string" table:style-name="ce4">
            <text:p>Nom commun : Tragopan satyre</text:p>
            <text:p>Nom scientifique : Tragopan satyra</text:p>
            <text:p>Famille : Phasianidés</text:p>
            <text:p>Habitat : Sous-bois des forêts de feuillus et de conifères (moyenne et haute montagne)</text:p>
            <text:p>Localisation géographique : Asie du Sud (région de l’Himalaya)</text:p>
            <text:p>Taille : 60 à 72 cm</text:p>
            <text:p>Poids : Mâle 1,6 à 2,2 kg. Femelle 1 à 1,2 kg</text:p>
            <text:p>Espérance de vie : Inconnue</text:p>
            <text:p>Reproduction : 28 jours d’incubation en moyenne. 2 à 3 œufs (6 à 8 en captivité)</text:p>
            <text:p>Régime alimentaire : Omnivore (fruits, fleurs, feuilles, baies, bourgeons, bambous, insectes, petits invertébrés)</text:p>
            <text:p>Description</text:p>
            <text:p>Le tragopan satyre, également appelé « faisan cornu », est un oiseau très coloré, vivant en haute montagne entre 3 000 et 4 500 mètres d’altitude l’été et 2 000 mètres l’hiver. Le mâle, présente un plumage brun sur le dessus du corps et rouge-orangé en dessous. L’ensemble est parsemé de petites taches blanches cerclées de noir et s’achève par une queue de couleur sombre. La tête est majoritairement noire avec, de chaque côté, des appendices bleutés en forme de corne, une large bande bleu marine parsemée de légers points rougeâtres sur le cou et une nuque rouge-orangé. Les pattes, robustes, sont rosées et dotées d’un éperon. La femelle, beaucoup plus terne, présente un plumage marron, avec des rayures de couleur ocre et des marbrures noirâtres. Quant aux jeunes mâles, ils ne développent la totalité de leur plumage adulte qu’à l’âge de deux ans, lorsqu’ils deviennent capables de procréer.</text:p>
            <text:p>Le tragopan satyre se caractérise par un comportement timide et très méfiant. Il vit en couple isolé, dans les sous-bois ou à la lisière des forêts. Supportant des températures assez basses, il n’hiberne pas et ne migre pas. Très maladroit en vol à cause de son poids, il passe le plus clair de son temps au sol. Il y recherche sa nourriture tôt le matin ou tard dans l’après-midi, puis se perche la nuit pour dormir.</text:p>
            <text:p>Le début de la saison de reproduction varie en fonction de l’altitude à laquelle se trouvent les couples. Néanmoins, elle se situe généralement entre mai et juin. Pendant la période nuptiale, les mâles développent différents types de parades et de rituels pour séduire les femelles. Ils se servent alors de leur caroncule bleue, et de leurs « cornillons » qu’ils dressent de chaque côté de leur tête. Par la suite, le nid, constitué de morceaux de bois et de brindilles, est installé en hauteur dans les arbres, hors de vue des prédateurs. Les jeunes sont précoces et ont la particularité de pouvoir survivre sans nourriture quelques jours après l’éclosion. Après deux ou trois jours, ils savent déjà voleter et se percher. Mais ils restent avec leur mère jusqu’à l’âge d’un an.</text:p>
            <text:p>Conservation</text:p>
            <text:p>Le tragopan satyre est une espèce menacée à cause de la déforestation et de la chasse abusive dont il fait l’objet. L’UICN l’a donc classé dans la catégorie « Quasi menacé ».</text:p>
            <text:p/>
          </table:table-cell>
          <table:table-cell office:value-type="string" table:style-name="ce4">
            <text:p>oiseaux; Asie</text:p>
          </table:table-cell>
          <table:table-cell table:number-columns-repeated="16379"/>
        </table:table-row>
        <table:table-row table:style-name="ro7">
          <table:table-cell office:value-type="float" office:value="95" table:style-name="ce4">
            <text:p>95</text:p>
          </table:table-cell>
          <table:table-cell office:value-type="string" table:style-name="ce4">
            <text:p>Amazone à joues vertes</text:p>
          </table:table-cell>
          <table:table-cell office:value-type="string" table:style-name="ce4">
            <text:p>Il existe une trentaine d’espèces d’Amazones que l’on retrouve de l’Amérique centrale à l’Amérique du sud</text:p>
          </table:table-cell>
          <table:table-cell office:value-type="string" table:style-name="ce4">
            <text:p>Nom commun : Amazone à joues vertes</text:p>
            <text:p>Nom scientifique : Amazona viridigenalis</text:p>
            <text:p>Famille : Psittacidés</text:p>
            <text:p>Habitat : L’amazone à joues vertes vit dans les forêts de feuillus et de conifères, les forêts sèches ainsi que les forêts de plaines inondables. On la retrouve également dans les zones artificielles terrestres dont les pâturages.</text:p>
            <text:p>Localisation géographique : L’amazone à joues vertes est originaire du Nord-Est du Mexique. Elle a également été introduite au sud de la Floride où il est possible de l’observer dans les zones urbaines.</text:p>
            <text:p>Taille : 30 à 33 cm</text:p>
            <text:p>Poids : 300 g</text:p>
            <text:p>Espérance de vie : Jusqu’à 50 ans en captivité</text:p>
            <text:p>Reproduction : L'amazone à joues vertes niche généralement dans les creux d’un arbre. La femelle pond 2 à 3 œufs, qu'elle couvera 26 jours. Les petits quitteront le nid vers 68 jours et seront sevrés un mois plus tard. Les jeunes seront sexuellement mature vers l'âge de 4 ans.</text:p>
            <text:p/>
            <text:p>Régime alimentaire : Principalement végétarienne, l’amazone à joues vertes se nourrit de noix, de baies, de bourgeons, de fleurs et de fruits selon la saison.</text:p>
            <text:p>Description : Le plumage de cet oiseau présente une dominante verte avec des nuances jaunes sur le ventre. Les plumes sont bordées de brun, surtout au niveau du cou. Le front est rouge, couleur qui s’étend jusqu’en arrière des yeux. Au niveau de ceux-ci part jusqu’à la nuque une nette bande violette. Les joues et les couvertures auriculaires sont d’un vert très vif à l’origine du nom vernaculaire de cette espèce. Les ailes présentent des bandes rouges correspondant aux cinq premières couvertures secondaires. La queue verte se termine par une barre jaune.</text:p>
            <text:p>Le jeune oiseau, de première année, est vert avec seulement le front rouge.</text:p>
            <text:p>Conservation : L’amazone à joues vertes est classée « en danger » d’extinction (EN) sur la liste rouge de l’IUCN. Sa population sauvage est estimée entre 2 000 et 4 000 individus. Elle est en décroissance sévère de par son exportation illégale aux États-Unis et la destruction de son habitat. Des actions de conservation sont menées dans la nature, et un programme d’élevage en captivité existe également pour cette espèce, programme auquel participe le Parc de Clères.</text:p>
            <text:p/>
          </table:table-cell>
          <table:table-cell office:value-type="string" table:style-name="ce4">
            <text:p>oiseaux; EEP; Amérique</text:p>
          </table:table-cell>
          <table:table-cell table:number-columns-repeated="16379"/>
        </table:table-row>
        <table:table-row table:style-name="ro7">
          <table:table-cell office:value-type="float" office:value="96" table:style-name="ce4">
            <text:p>96</text:p>
          </table:table-cell>
          <table:table-cell office:value-type="string" table:style-name="ce4">
            <text:p>Bernache à cou roux</text:p>
          </table:table-cell>
          <table:table-cell office:value-type="string" table:style-name="ce9">
            <text:p><text:a xlink:href="https://www.oiseaux.net/glossaire/aire.html">La bernache à cou roux place souvent son nid près de l'aire d’un rapace (faucon, buse ou chouette harfang), qui lui assure une protection contre les renards et les hermines.</text:a></text:p>
          </table:table-cell>
          <table:table-cell office:value-type="string" table:style-name="ce4">
            <text:p>Nom commun : Bernache à cou roux</text:p>
            <text:p>Nom scientifique : Branta ruficollis</text:p>
            <text:p>Famille : Anatidés</text:p>
            <text:p>Habitat : La bernache à cou roux niche dans la toundra. On la trouve alors près de l’eau sur les rives herbeuses. Elle hiverne dans les steppes du sud-est de l’Europe. En hiver c’est surtout au bord des lacs, des réservoirs et des marais qu’on la rencontre. En hivernage elle s’écarte beaucoup plus des zones aquatiques.</text:p>
            <text:p>Localisation géographique : Nord de la Sibérie, hivernage au Sud-Est de l’Europe, au bord de la mer Noire, de la mer Caspienne et de la mer d’Aral.</text:p>
            <text:p>Taille : 54 à 60 cm</text:p>
            <text:p>Poids : 1000 à 1625 g</text:p>
            <text:p>Espérance de vie : En moyenne 15 ans dans la nature</text:p>
            <text:p>Reproduction : La bernache à cou roux est très grégaire, c’est-à-dire qu’elle vit en groupe et elle est monogame. La femelle couve seule les 4-5 œufs qu’elle a pondu, mais le mâle ne reste jamais trop loin pour la défendre d’éventuelles attaques. La femelle peut s’absenter quelques heures du nid pour aller se nourrir. Le couple s’occupe des jeunes pendant 3 ou 4 ans, l’âge de leur maturité sexuelle.</text:p>
            <text:p>Régime alimentaire : Principalement végétarienne, la bernache à cou roux se nourrit essentiellement d’herbe, mais elle mange également des graines, des tubercules, et parfois même des plantes aquatiques.</text:p>
            <text:p>Description : La bernache à cou roux a un plumage facilement reconnaissable, composé de trois couleurs : le corps et le derrière du cou sont noirs tandis que les joues et le cou sont roux avec un liseré blanc. Il est difficile de différencier le mâle et la femelle car ils ont le même plumage mais le mâle est malgré tout un peu grand que la femelle.</text:p>
            <text:p>Conservation : La bernache à cou roux est classée « vulnérable » sur la liste rouge de l’IUCN. Elle a subi un déclin de 56% au cours de ces dernières années. Les principales menaces qui pèsent sur les Bernaches à cou roux sont :</text:p>
            <text:p>• La chasse excessive et illégale sur les aires d’hivernage ;</text:p>
            <text:p>• Le drainage des zones humides (mise en culture) ;<text:s/></text:p>
            <text:p>• L’exploration pétrolière et les changements climatiques menacent les zones de nidification.</text:p>
            <text:p/>
          </table:table-cell>
          <table:table-cell office:value-type="string" table:style-name="ce4">
            <text:p>oiseaux; Asie</text:p>
          </table:table-cell>
          <table:table-cell table:number-columns-repeated="16379"/>
        </table:table-row>
        <table:table-row table:style-name="ro7">
          <table:table-cell office:value-type="float" office:value="97" table:style-name="ce4">
            <text:p>97</text:p>
          </table:table-cell>
          <table:table-cell office:value-type="string" table:style-name="ce4">
            <text:p>Huppe fasciée</text:p>
          </table:table-cell>
          <table:table-cell office:value-type="string" table:style-name="ce4">
            <text:p>La Huppe fasciée tient son nom de son cri « hup-hup-hup ».</text:p>
          </table:table-cell>
          <table:table-cell office:value-type="string" table:style-name="ce4">
            <text:p>Nom commun : Huppe fasciée</text:p>
            <text:p>Nom scientifique : Upupa epops</text:p>
            <text:p>Famille : Upupidés</text:p>
            <text:p>Habitat : jardins, vergers, vignes, zones ouvertes de terre nue ou d’herbe rase</text:p>
            <text:p>Localisation géographique : Europe, Afrique du Nord et Subsaharienne, Madagascar, et Asie (selon les saisons)</text:p>
            <text:p>Taille : 26-32 cm de longueur. 42-46 cm d’envergure</text:p>
            <text:p>Poids : 47-89 g</text:p>
            <text:p>Espérance de vie : jusqu’à 10 ans</text:p>
            <text:p>Reproduction : 5 à 9 œufs. 16 à 18 jours d’incubation</text:p>
            <text:p>Régime alimentaire : insectivore, plantes</text:p>
            <text:p>Description : La Huppe fasciée tient son nom de son cri « hup-hup-hup ». Cet oiseau possède un long bec, mince et arrondi, et un plumage orangé barré de noir et de blanc sur les ailes et la queue. Il possède également une magnifique crête qu’il déploie souvent.</text:p>
            <text:p>Cette espèce, bien que peu farouche, reste à bonne distance de l’observateur humain. C’est un oiseau qu’on entend plus qu’on le voit. C’est un oiseau qui a besoin de quelques arbres et de falaises afin de dormir et de nidifier dans des cavités. La majeure partie de la population du nord migre l’hiver vers les régions tropicales.</text:p>
            <text:p>La Huppe Fasciée se nourrit aussi bien de matières animales que végétales. Son bec lui permet de trouver et d’extraire les larves et les cocons dans le sol. Elle se nourrit en marchant et s’arrête seulement pour enfoncer son bac dans le sol et capturer sa proie.</text:p>
            <text:p>Cette espèce fait une, parfois deux couvées par an, en mai-juin. Son chant lui permet de délimiter son territoire durant les périodes de reproduction.</text:p>
            <text:p>Conservation</text:p>
            <text:p>Bien que classée « en préoccupation mineure » par l’UICN, la Huppe Fasciée rencontre pas mal de menaces. En effet, son milieu de vie est constamment modifié depuis les années 1950 par les méthodes de l’agriculture productiviste. De plus, l’épandage massif de pesticides dans les cultures diminue en nombre très important la nourriture de cette espèce.</text:p>
            <text:p>Elle est en régression en Europe occidentale et méridionale. Elle a d’ailleurs disparu de la limite nord de son aire de répartition, a régressé dans plusieurs pays tel que la France, la Turquie et la Russie.</text:p>
            <text:p>Cette espèce bénéficie d’une protection totale en France depuis 1981 car il reste un oiseau protégé depuis l’arrêté du 29 octobre 2009. Il est interdit de lui nuire d’une quelconque façon, intentionnellement ou non. Elle est également protégée par la loi dans la plupart des pays européens. En Afrique du Nord, on la capture pour certaines parties de son corps utilisées pour des pratiques médicales.</text:p>
            <text:p/>
          </table:table-cell>
          <table:table-cell office:value-type="string" table:style-name="ce4">
            <text:p>oiseaux; Europe; Asie, Afrique</text:p>
          </table:table-cell>
          <table:table-cell table:number-columns-repeated="16379"/>
        </table:table-row>
        <table:table-row table:style-name="ro7">
          <table:table-cell office:value-type="float" office:value="98" table:style-name="ce4">
            <text:p>98</text:p>
          </table:table-cell>
          <table:table-cell office:value-type="string" table:style-name="ce4">
            <text:p>Antilope cervicapre</text:p>
          </table:table-cell>
          <table:table-cell office:value-type="string" table:style-name="ce10">
            <text:p>L’antilope cervicapre est l’un des animaux terrestres les plus agiles et les plus rapides au monde, capable d’atteindre une vitesse de 80 à 110 km/h, entrecoupée de bonds prodigieux de 6 mètres de long et de 2 mètres de haut.</text:p>
          </table:table-cell>
          <table:table-cell office:value-type="string" table:style-name="ce4">
            <text:p>Nom commun : Antilope cervicapre – antilope indienne</text:p>
            <text:p>Nom scientifique : Antilope cervicapra</text:p>
            <text:p>Famille : Bovidés</text:p>
            <text:p>Habitat : Savanes, plaines herbeuses, bois clairsemés</text:p>
            <text:p>Localisation géographique : Inde, Népal, Pakistan. Introduite aux États-Unis</text:p>
            <text:p>Taille : 70 à 80 cm au garrot, 100 à 150 cm de long</text:p>
            <text:p>Poids : 30 à 50 kg</text:p>
            <text:p>Espérance de vie : 10 à 15 ans dans la nature. Jusqu’à 18 ans en captivité</text:p>
            <text:p>Reproduction : 6 mois de gestation. 1 petit par portée</text:p>
            <text:p>Régime alimentaire : Herbivore (herbes, feuilles, fleurs)</text:p>
            <text:p>Description</text:p>
            <text:p>L’antilope cervicapre, que l’on appelle aussi « antilope indienne », vit en harde, un groupe pouvant compter jusqu’à 50 individus, avec un mâle dominant, ses femelles et leurs petits. Au sein de cette espèce, les mâles se distinguent des femelles par leur pelage foncé et leurs cornes torsadées pouvant atteindre 60 cm de haut.</text:p>
            <text:p>Les mâles dominants délimitent leur territoire avec des excréments et des sécrétions du larmier (glande près de l’œil), pour repousser les groupes de jeunes mâles vivant en périphérie. Ils les combattent également, en période de reproduction, afin de conserver le droit de s’accoupler aux femelles du harem.</text:p>
            <text:p>L’antilope cervicapre est l’un des animaux terrestres les plus agiles et les plus rapides au monde. Très craintive elle fuit au moindre danger. Sa course peut alors atteindre une vitesse de 80 à 110 km/h, entrecoupée de bonds prodigieux de 6 mètres de long et de 2 mètres de haut.</text:p>
            <text:p>Conservation</text:p>
            <text:p>En Inde et au Pakistan, les populations d’antilopes cervicapres sont encore assez abondantes. Cependant, les activités humaines menacent de plus en plus leur existence. La chasse et le braconnage ont considérablement réduit leur nombre, tandis que le développement des activités agricoles restreint leur espace naturel.</text:p>
            <text:p>L’UICN les a donc placés dans la catégorie “en préoccupation mineure”.</text:p>
            <text:p/>
          </table:table-cell>
          <table:table-cell office:value-type="string" table:style-name="ce4">
            <text:p>mammifères; Asie</text:p>
          </table:table-cell>
          <table:table-cell table:number-columns-repeated="16379"/>
        </table:table-row>
        <table:table-row table:style-name="ro12">
          <table:table-cell office:value-type="float" office:value="99" table:style-name="ce4">
            <text:p>99</text:p>
          </table:table-cell>
          <table:table-cell office:value-type="string" table:style-name="ce4">
            <text:p>Gibbon à favoris blancs</text:p>
          </table:table-cell>
          <table:table-cell office:value-type="string" table:style-name="ce10">
            <text:p>Chez cette espèce de gibbon, le mâle est noir avec des favoris blancs, et la femelle beige avec une tache noire sur la tête. Les petits naissent beiges, puis deviennent noirs. Ils prendront leur couleur définitive arrivés à l’âge adulte, soit environ 7 ans.</text:p>
          </table:table-cell>
          <table:table-cell office:value-type="string" table:style-name="ce4">
            <text:p>Nom commun : Gibbon à favoris blancs</text:p>
            <text:p>Nom scientifique : Nomascus leucogenys</text:p>
            <text:p>Famille : Hylobatidés</text:p>
            <text:p>Habitat : Canopée des forêts pluvieuses sub-tropicales</text:p>
            <text:p>Localisation géographique : Asie du Sud-Est (Laos, Vietnam, Sud de la Chine)</text:p>
            <text:p>Taille : 45 à 65 cm</text:p>
            <text:p>Poids : 5 à 8 kg</text:p>
            <text:p>Espérance de vie : 30 ans dans la nature. 40 ans et plus en captivité</text:p>
            <text:p>Reproduction : 7 mois de gestation. 1 petit par portée (tous les 2 à 3 ans)</text:p>
            <text:p>Régime alimentaire : Essentiellement frugivore (fruits, feuilles, insectes, œufs)</text:p>
            <text:p>Description</text:p>
            <text:p>Les gibbons à favoris blancs sont des singes arboricoles se nourrissant principalement de fruits. Extrêmement rapides et agiles, ils se déplacent de branches en branches, grâce à leurs longs bras. Monogames, ils vivent en famille, et communiquent par des cris. Leur chant bien spécifique, qui peut s’entendre à plusieurs kilomètres, leur permet de marquer leur territoire.</text:p>
            <text:p>Chez cette espèce de gibbon, le mâle est noir avec des favoris blancs, et la femelle beige avec une tache noire sur la tête. Les petits naissent beiges, puis deviennent noirs. Ils prendront leur couleur définitive arrivés à l’âge adulte, soit environ 7 ans.</text:p>
            <text:p>Conservation</text:p>
            <text:p>Du fait de la déforestation et du braconnage, la population de gibbons est gravement menacée d’extinction. L’UICN a classé l’espèce en “danger critique” d’extinction. Des programmes de conservation in-situ (sur le terrain) tel le projet Kalaweit, permettent la protection des gibbons à même leur milieu naturel. Les zoos membres de l’EAZA, dont le Parc de Clères, complètent le travail des organisations de terrain via des programmes d’élevage européens (les EEP).</text:p>
            <text:p/>
          </table:table-cell>
          <table:table-cell office:value-type="string" table:style-name="ce4">
            <text:p>mammifères; Asie; EEP</text:p>
          </table:table-cell>
          <table:table-cell table:number-columns-repeated="16379"/>
        </table:table-row>
        <table:table-row table:style-name="ro7">
          <table:table-cell office:value-type="float" office:value="100" table:style-name="ce4">
            <text:p>100</text:p>
          </table:table-cell>
          <table:table-cell office:value-type="string" table:style-name="ce4">
            <text:p>Gibbon à favoris roux</text:p>
          </table:table-cell>
          <table:table-cell office:value-type="string" table:style-name="ce4">
            <text:p>Le chant des gibbons, bien spécifique, peut s’entendre à plusieurs kilomètres, et leur permet de marquer leur territoire</text:p>
          </table:table-cell>
          <table:table-cell office:value-type="string" table:style-name="ce4">
            <text:p>Nom commun : Gibbon à favoris roux</text:p>
            <text:p>Nom scientifique : Nomascus gabriellae</text:p>
            <text:p>Famille : Hylobatidés</text:p>
            <text:p>Habitat : Canopée des forêts tropicales sempervirentes</text:p>
            <text:p>Localisation géographique : Asie du Sud-Est (Laos, Cambodge, Vietnam)</text:p>
            <text:p>Taille : 60 à 80 cm</text:p>
            <text:p>Poids : 7 à 11 kg</text:p>
            <text:p>Espérance de vie : 35 ans dans la nature. 50 ans et plus en captivité</text:p>
            <text:p>Reproduction : 7 mois de gestation. 1 petit par portée (tous les 2 à 3 ans)</text:p>
            <text:p>Régime alimentaire : Essentiellement frugivore (fruits, feuilles, insectes, œufs)</text:p>
            <text:p>Description</text:p>
            <text:p>Les gibbons à favoris roux sont des singes arboricoles se nourrissant principalement de fruits. Bien adaptés à la vie dans les arbres, ils se déplacent de branches en branches, grâce à leurs longs bras. Monogames, ils vivent en groupes familiaux, très soudés autour du couple reproducteur. Ils communiquent et se défendent par des cris. Leur chant bien spécifique, qui peut s’entendre à plusieurs kilomètres, leur permet de marquer leur territoire.</text:p>
            <text:p>Chez cette espèce de gibbon, le mâle est noir avec des favoris roux, et la femelle beige foncé. Les petits naissent beiges, puis deviennent noirs. Ils prendront leur couleur définitive arrivés à l’âge adulte, soit à environ 7 ans.</text:p>
            <text:p>Conservation</text:p>
            <text:p>Du fait de la déforestation et du braconnage, la population de gibbons est gravement menacée d’extinction. L’UICN a classé l’espèce “en danger” d’extinction. Des programmes de conservation in-situ (sur le terrain) tel le projet Kalaweit, permettent la protection des gibbons à même leur milieu naturel. Les zoos membres de l’EAZA, dont le Parc de Clères, complètent le travail des organisations de terrain via des programmes d’élevage européens (les EEP).</text:p>
            <text:p/>
          </table:table-cell>
          <table:table-cell office:value-type="string" table:style-name="ce4">
            <text:p>mammifères; Asie; EEP</text:p>
          </table:table-cell>
          <table:table-cell table:number-columns-repeated="16379"/>
        </table:table-row>
        <table:table-row table:style-name="ro7">
          <table:table-cell office:value-type="float" office:value="101" table:style-name="ce4">
            <text:p>101</text:p>
          </table:table-cell>
          <table:table-cell office:value-type="string" table:style-name="ce4">
            <text:p>Hapalémur du lac Alaotra</text:p>
          </table:table-cell>
          <table:table-cell office:value-type="string" table:style-name="ce4">
            <text:p>L’hapalémur d’Alaotra se déplace principalement en s’accrochant à une tige de roseau jusqu’à ce qu’elle plie et qu’il puisse en attraper une autre, en s’équilibrant avec sa queue</text:p>
          </table:table-cell>
          <table:table-cell office:value-type="string" table:style-name="ce4">
            <text:p>Nom commun : Hapalémur du lac Alaotra – hapalémur d’Alaotra</text:p>
            <text:p>Nom scientifique : Hapalemur griseus alaotrensis</text:p>
            <text:p>Famille : Lémuridés</text:p>
            <text:p>Habitat : Berges et forêts humides autour du lac Alaotra</text:p>
            <text:p>Localisation géographique : Nord-Est de Madagascar</text:p>
            <text:p>Taille : 30 à 40 cm en moyenne + 40 cm de queue</text:p>
            <text:p>Poids : 1 à 2 kg</text:p>
            <text:p>Espérance de vie : 20 ans dans la nature. Jusqu’à 30 ans en captivité</text:p>
            <text:p>Reproduction : 5 mois de gestation. 1 à 2 petits par portée</text:p>
            <text:p>Régime alimentaire : Folivore (bambous, papyrus, roseaux…)</text:p>
            <text:p>Description</text:p>
            <text:p>L’hapalémur du lac Alaotra est une espèce de lémurien de taille moyenne, au pelage gris-brun, endémique de Madagascar. Il se caractérise par une tête, un museau et de petites oreilles arrondis. La forme de ses mains et de ses pieds lui impose un mode de déplacement différent des autres lémuriens. Il progresse en s’accrochant à une tige de roseau jusqu’à ce qu’elle plie et qu’il puisse en attraper une autre, en s’équilibrant avec sa queue. Cependant, il peut également se déplacer en grimpant, en sautant voire en nageant lorsque cela s’avère nécessaire.</text:p>
            <text:p>Actif de jour comme de nuit, les périodes principales de son activité se situent à l’aube et au crépuscule, où il passe la majorité de son temps à manger. Animal sociable, il vit en groupes familiaux de 3 à 6 individus, composés d’un couple reproducteur et de ses descendants. Ces derniers défendent leur territoire en utilisant des vocalisations et des marquages olfactifs, et maintiennent la cohésion du groupe par un toilettage réciproque et des attitudes corporelles spécifiques. Les petits, quant à eux, s’accrochent au pelage de leur mère qui les transporte sur son dos et les nourrit jusqu’à l’âge de six semaines. Après 20 semaines, ils sont sevrés et autonomes. Ils partiront fonder leur propre groupe dès leur maturité sexuelle.</text:p>
            <text:p>Conservation</text:p>
            <text:p>La limitation de sa zone d’habitat et de ses sources de nourritures rend l’hapalémur particulièrement vulnérable. Le lac Alaotra est en effet la zone la plus utilisée pour la culture du riz de Madagascar. De vastes étendues de terrains de roseaux y sont brulées régulièrement. Cette espèce est également chassée pour sa chair ou pour être vendue comme animal de compagnie.</text:p>
            <text:p>L’Hapalémur du Lac Alaotra est donc classé depuis 2002 en “danger critique” d’extinction sur la liste rouge de l’UICN. Il bénéficie également d’une campagne de protection, par le biais d’un programme européen d’élevage (EEP).</text:p>
            <text:p>Même si à l’heure actuelle, peu de zoos européens présentent cette espèce, ceux qui en possèdent parviennent à les faire se reproduire régulièrement. Un cheptel captif stable permet ainsi d’assurer un avenir à cette espèce en voie d’extinction. Le parc de Clères, qui possède un groupe reproducteur d’hapalémurs, participe activement à ce projet et a enregistré plusieurs naissances.</text:p>
            <text:p/>
          </table:table-cell>
          <table:table-cell office:value-type="string" table:style-name="ce4">
            <text:p>mammifères; Madagascar; EEP</text:p>
          </table:table-cell>
          <table:table-cell table:number-columns-repeated="16379"/>
        </table:table-row>
        <table:table-row table:style-name="ro7">
          <table:table-cell office:value-type="float" office:value="102" table:style-name="ce4">
            <text:p>102</text:p>
          </table:table-cell>
          <table:table-cell office:value-type="string" table:style-name="ce4">
            <text:p>Maki catta</text:p>
          </table:table-cell>
          <table:table-cell office:value-type="string" table:style-name="ce4">
            <text:p>Le maki catta fait partie de la famille des lémuridés, des primates primitifs qui ont quasiment disparu de la surface de la terre, supplantés par leurs descendants plus évolués, les singes</text:p>
          </table:table-cell>
          <table:table-cell office:value-type="string" table:style-name="ce4">
            <text:p>Nom commun : Maki catta</text:p>
            <text:p>Nom scientifique : Lemur catta</text:p>
            <text:p>Famille : Lémuridés</text:p>
            <text:p>Habitat : Forêts arbustives</text:p>
            <text:p>Localisation géographique : Sud de Madagascar</text:p>
            <text:p>Taille : 40 à 50 cm + 50 à 60 cm de queue</text:p>
            <text:p>Poids : 2 à 4 kg</text:p>
            <text:p>Espérance de vie : 15 à 20 ans dans la nature. Jusqu’à 30 ans en captivité</text:p>
            <text:p>Reproduction : 4 mois de gestation. 1 à 2 petits par portée</text:p>
            <text:p>Régime alimentaire : Essentiellement frugivore (fruits, feuilles, fleurs, écorce, insectes)</text:p>
            <text:p>Description</text:p>
            <text:p>Le maki catta, reconnaissable à sa longue queue rayée noire et blanche, fait partie de la famille des lémuridés, des primates primitifs qui ont quasiment disparu de la surface de la terre, supplantés par leurs descendants plus évolués, les singes. Comme toutes les espèces de lémuriens, il n’existe que sur l’île de Madagascar, il s’agit donc d’une espèce endémique.</text:p>
            <text:p>Les makis cattas évoluent avec agilité d’arbres en arbres, mais sont aussi très à l’aise sur le sol. Ils passent leur journée à rechercher leur nourriture et à se chauffer au soleil, assis, les bras grands ouverts. Très sociaux, ils vivent en groupe de 10 à 30 individus où les femelles sont dominantes. Les mâles, qui restent en dehors de la communauté, s’affrontent à coups d’odeurs pestilentielles, dégagées par des ergots aux avant-bras, pour obtenir leurs faveurs. Dès leur naissance, les petits s’accrochent à leur mère et la suivent dans tous ses déplacements, mais ils sont élevés par l’ensemble du groupe. Les mâles semblent être mis à l’écart dès l’âge de 3 ans.</text:p>
            <text:p>Conservation</text:p>
            <text:p>La présence de l’Homme sur l’île entraine peu à peu le déclin des lémuriens. La perte de leur habitat (déforestation), le surpâturage pour les troupeaux domestiques et la chasse sont directement responsables de leur disparition.</text:p>
            <text:p>Les makis cattas sont aujourd’hui classés dans la catégorie “en danger” par l’UICN. De nombreux programmes de conservation sont mis en place à Madagascar pour les protéger. Le Parc de Clères s’associe à ces projets de sauvegarde, par le biais de la conservation ex-situ, via ses programmes d’élevages (EEP).</text:p>
            <text:p/>
          </table:table-cell>
          <table:table-cell office:value-type="string" table:style-name="ce4">
            <text:p>mammifères; Madagascar; EEP</text:p>
          </table:table-cell>
          <table:table-cell table:number-columns-repeated="16379"/>
        </table:table-row>
        <table:table-row table:style-name="ro7">
          <table:table-cell office:value-type="float" office:value="103" table:style-name="ce4">
            <text:p>103</text:p>
          </table:table-cell>
          <table:table-cell office:value-type="string" table:style-name="ce4">
            <text:p>Muntjac de Reeves</text:p>
          </table:table-cell>
          <table:table-cell office:value-type="string" table:style-name="ce4">
            <text:p>En cas de danger ou de stress, le muntjac de Reeves émet un cri très sonore qui ressemble à un aboiement, pour prévenir ses congénères, d'où son nom de "cerf aboyeur".</text:p>
          </table:table-cell>
          <table:table-cell office:value-type="string" table:style-name="ce4">
            <text:p>Nom commun : Muntjac de Reeves – cerf aboyeur</text:p>
            <text:p>Nom scientifique : Muntiacus reevesi</text:p>
            <text:p>Famille : Cervidés</text:p>
            <text:p>Habitat : Forêts tropicales humides et montagneuses</text:p>
            <text:p>Localisation géographique : Sud de la Chine, Taiwan. Introduit en Angleterre</text:p>
            <text:p>Taille : 40 à 50 cm au garrot, 70 à 100 cm de long</text:p>
            <text:p>Poids : 12 à 17 kg</text:p>
            <text:p>Espérance de vie : 10 à 15 ans dans la nature. Jusqu’à 17 ans en captivité</text:p>
            <text:p>Reproduction : 7 mois de gestation. 1 à 2 petits par portée</text:p>
            <text:p>Régime alimentaire : Herbivore (herbes, bourgeons, jeunes pousses)</text:p>
            <text:p>Description</text:p>
            <text:p>Le Muntjac de Reeves, également appelé Muntjac de Formose ou encore Muntjac de Chine, est un petit cervidé primitif vivant en Asie du Sud. Il doit son nom à John Reeves (1774-1856), un naturaliste au service de la Compagnie des Indes Orientales, qui l’a découvert au début du XIXe siècle.</text:p>
            <text:p>D’une allure assez particulière, il est reconnaissable à son front barré de deux lignes noires et à sa petite taille. Le mâle possède de longues canines supérieures développées en crochets. Il présente également des bois peu développés, recourbés vers l’intérieur et enracinés sur de longues assises recouvertes de poils, qui descendent le long de la face où ils convergent souvent en formant un V. La femelle, elle, ne porte pas de bois, mais des excroissances osseuses recouvertes de poils.</text:p>
            <text:p>Le muntjac vit une existence plutôt solitaire et nocturne. C’est un animal habitué à se cacher la journée sous les broussailles et dans les hautes herbes en forêt. Il ne sort que pendant la période de rut, afin de se trouver une partenaire, et peut alors vivre en petits groupes de 2 ou 3 individus. Cependant, une fois la période de reproduction terminée, ils redeviennent solitaires.</text:p>
            <text:p>Conservation</text:p>
            <text:p>Les muntjacs ne sont pas spécialement menacés, mais dans l’ensemble leur nombre a tendance à diminuer en raison de la chasse incontrôlée (ils sont considérés comme des ravageurs dans certaines régions) et de la destruction de leur habitat. Néanmoins, ils restent globalement une espèce commune et répandue, ce qui explique que l’UICN les a classés en “Préoccupation mineure”. À l’image du Parc de Clères, cette espèce est très représentée dans les zoos européens. Mais curieusement, elle est quasiment introuvable dans les parcs de sa région d’origine, bien qu’elle bénéficie de diverses protections.</text:p>
            <text:p/>
          </table:table-cell>
          <table:table-cell office:value-type="string" table:style-name="ce4">
            <text:p>mammifères; Asie</text:p>
          </table:table-cell>
          <table:table-cell table:number-columns-repeated="16379"/>
        </table:table-row>
        <table:table-row table:style-name="ro7">
          <table:table-cell office:value-type="float" office:value="104" table:style-name="ce4">
            <text:p>104</text:p>
          </table:table-cell>
          <table:table-cell office:value-type="string" table:style-name="ce4">
            <text:p>Ouistiti pygmée</text:p>
          </table:table-cell>
          <table:table-cell office:value-type="string" table:style-name="ce5">
            <text:p>Le ouistiti pygmée est le plus petit singe du monde</text:p>
          </table:table-cell>
          <table:table-cell office:value-type="string" table:style-name="ce4">
            <text:p>Nom commun : Ouistiti pygmée</text:p>
            <text:p>Nom scientifique : Cebuella pygmaea</text:p>
            <text:p>Famille : Cébidés</text:p>
            <text:p>Habitat : Tous les types de forêt près d’une zone inondée ou d’un point d’eau</text:p>
            <text:p>Localisation géographique : Haute Amazone</text:p>
            <text:p>Taille : 12 à 15 cm en moyenne + 17 à 23 cm de queue</text:p>
            <text:p>Poids : 120-130 g en moyenne (de 85 à 160g)</text:p>
            <text:p>Espérance de vie : jusqu’à 18 ans en captivité</text:p>
            <text:p>Reproduction : 4-5 mois de gestation. 1 à 2 petits par portée (2 fois par an)</text:p>
            <text:p>Régime alimentaire : Gommivore – insectivore – frugivore</text:p>
            <text:p>Description</text:p>
            <text:p>Le ouistiti pygmée est le second plus petit primate du monde, après le tarsier. Il rencontre davantage de prédateurs potentiels que les autres singes à cause de sa petite taille. Ce phénomène est dû à un processus de nanisation mais il a acquis un certain nombre d’adaptations qui lui permettent de se défendre. Son pelage présente une coloration cryptique, un mélange brunâtre ou olivâtre mêlé de fauve, de gris et de noir et sa longue queue est annelée de noir. Ces couleurs lui permettent de se camoufler et donc de se protéger. Sa tête ronde est ornée d’une sorte de crinière, il peut la pivoter sur 180°. Ses pattes sont courtes et munies de longs doigts fins.</text:p>
            <text:p>Il est également appelé ouistiti mignon ou ouistiti nain. On le rencontre souvent en compagnie des tamarins. Pratiquement indétectable à l’arrêt, il avance parfois avec une très grande lenteur comme un paresseux ou un caméléon. Avec son poids plume, il peut s’agripper à une tige sans la faire plier. Sa stratégie principale est celle de la sauterelle en faisant des bonds de 4m. Il se déplace en sautant verticalement le long des troncs ou grimpe, comme un écureuil, en spirale autour des arbres et se cache derrière les troncs. Il se déplace si vite qu’il est très difficile pour l’œil humain de le suivre.</text:p>
            <text:p>Conservation</text:p>
            <text:p>L’effectif de la population de ouistiti pygmée n’est pas connu, mais en net déclin, notamment à cause de la déforestation et de la chasse, pour en faire un animal de compagnie. L’espèce est classée “vulnérable” sur la liste rouge de l’UICN. Des mesures de protection existent, le Parc de Clères y participe notamment en hébergeant un couple dans le cadre d’un programme d’élevage européen (EEP).</text:p>
            <text:p/>
          </table:table-cell>
          <table:table-cell office:value-type="string" table:style-name="ce4">
            <text:p>mammifères; Amérique; EEP</text:p>
          </table:table-cell>
          <table:table-cell table:number-columns-repeated="16379"/>
        </table:table-row>
        <table:table-row table:style-name="ro7">
          <table:table-cell office:value-type="float" office:value="105" table:style-name="ce4">
            <text:p>105</text:p>
          </table:table-cell>
          <table:table-cell office:value-type="string" table:style-name="ce4">
            <text:p>Panda roux</text:p>
          </table:table-cell>
          <table:table-cell office:value-type="string" table:style-name="ce4">
            <text:p>Le panda roux possède un os du poignet modifié qui agit comme un sixième doigt</text:p>
          </table:table-cell>
          <table:table-cell office:value-type="string" table:style-name="ce4">
            <text:p>Nom commun : Panda roux – petit panda</text:p>
            <text:p>Nom scientifique : Ailurus fulgens</text:p>
            <text:p>Famille : Ailuridés</text:p>
            <text:p>Habitat : forêts tempérées de conifères et de feuillus de l’Himalaya à une altitude allant de 1500 à 4800 m</text:p>
            <text:p>Localisation géographique : L’Himalaya et les régions montagneuses du Népal, du Bhoutan, du nord de l’Inde et du Myanmar, ainsi qu’à l’ouest des provinces du Sichuan et du Yunnan en Chine.</text:p>
            <text:p>Taille : 50-60 cm (+ queue 30 – 50 cm)</text:p>
            <text:p>Poids : 3-6 kg</text:p>
            <text:p>Espérance de vie : 8 à 10 ans dans la nature (max. : 14 ans), et 14 ans en captivité (max. : 19 ans)</text:p>
            <text:p>Reproduction : De janvier à mi-mars, gestation de 112 à 158 jours 1 à 4 petits (en moyenne 2) par portée.</text:p>
            <text:p>Régime alimentaire : Principalement végétarien. Le panda roux mange presque essentiellement des feuilles de bambous, mais il peut également se nourrir de fruits, fleurs, racines, insectes, oiseaux, œufs.</text:p>
            <text:p>Description : Ce petit mammifère est roux sur le dos, les flancs et le haut de la tête ; ses pattes et son ventre sont noir-brillant, sa queue est touffue et présente une alternance d’anneaux roux clair et roux foncé. Son pelage est constitué de poils longs et d’un sous-poil laineux qui protège son corps du froid.</text:p>
            <text:p>Principalement nocturne, le petit panda passe une grande partie de la journée à se reposer dans un arbre.</text:p>
            <text:p>C’est un très bon grimpeur, il dispose, pour cela, de griffes semi-rétractiles au niveau de ses pattes. Lorsqu’il descend d’un arbre, il le fait toujours la tête la première, ses pattes postérieures agrippant le tronc.</text:p>
            <text:p>Lorsqu’il se déplace sur les branches, sa queue sert de balancier pour garder l’équilibre. Quand il marche au sol, sa queue est à l’horizontale.</text:p>
            <text:p>Pour communiquer, les pandas roux utilisent des mouvements de la tête ou de la queue, ainsi que différents cris.</text:p>
            <text:p>Au début de l’année, les mâles et les femelles se retrouvent pour s’accoupler et se séparent aussitôt après. Quelques jours avant la mise bas, la femelle façonne un nid en tapissant de brindilles, d’herbes et de feuilles une anfractuosité rocheuse ou le creux d’un arbre. Les jeunes naissent aveugles et resteront au nid pendant trois mois, ensuite ils feront leurs premières excursions nocturnes avec leur mère.</text:p>
            <text:p/>
            <text:p>Conservation : La déforestation est sa menace principale. D’une part, elle engendre la fragmentation de son habitat, ce qui isole des populations de petits pandas et provoque l’apparition d’individus consanguins. D’autre part, elle entraine une raréfaction de sa source de nourriture principale, le bambou. (La forêt est exploitée pour le bois de chauffage, détruite pour faire des terrains d’habitation et des monocultures). La chasse est également une menace du panda roux, notamment en Chine et au Bhoutan, pour récupérer la fourrure et la vendre.<text:s/></text:p>
            <text:p>In situ, des zones protégées ont été créées. Ex situ, le panda roux bénéficie d’un programme de reproduction, auquel participe le Parc de Clères (EEP).</text:p>
            <text:p/>
          </table:table-cell>
          <table:table-cell office:value-type="string" table:style-name="ce4">
            <text:p>mammifères; Asie; EEP</text:p>
          </table:table-cell>
          <table:table-cell table:number-columns-repeated="16379"/>
        </table:table-row>
        <table:table-row table:style-name="ro7">
          <table:table-cell office:value-type="float" office:value="106" table:style-name="ce4">
            <text:p>106</text:p>
          </table:table-cell>
          <table:table-cell office:value-type="string" table:style-name="ce4">
            <text:p>Tamarin empereur</text:p>
          </table:table-cell>
          <table:table-cell office:value-type="string" table:style-name="ce4">
            <text:p>Les tamarins empereurs ont été ainsi nommés en l’honneur de l’empereur d’Allemagne, Guillaume II.</text:p>
          </table:table-cell>
          <table:table-cell office:value-type="string" table:style-name="ce4">
            <text:p>Nom commun : Tamarin empereur</text:p>
            <text:p>Nom scientifique : Saguinus imperator</text:p>
            <text:p>Famille : Callithrichidés</text:p>
            <text:p>Habitat : Forêts primaires ou secondaires, à végétation dense, avec des plantes grimpantes. Cette espèce est arboricole et passe la plupart de son temps dans les arbres, allant jusqu’à une hauteur de 30 m.</text:p>
            <text:p>Localisation géographique : Bolivie, Brésil, Colombie, Pérou</text:p>
            <text:p>Taille : 23 à 26 cm (+ queue 40 cm)</text:p>
            <text:p>Poids : 400g à 500g</text:p>
            <text:p>Espérance de vie : 10 ans dans la nature, 15 ans en captivité</text:p>
            <text:p>Reproduction : Gestation 140 à 145 jours, en général 2 petits</text:p>
            <text:p>Régime alimentaire : Le régime alimentaire des tamarins empereurs se compose principalement de fruits, d’invertébrés, d’œufs et de sève d’arbres.</text:p>
            <text:p>Description : Le tamarin empereur est un des plus petits singes du Nouveau Monde. Son pelage est brun-gris, roux au niveau de la queue. Sa caractéristique principale est sa moustache blanche extrêmement longue qui descend jusqu’à la poitrine.</text:p>
            <text:p>Conservation : La densité de la population est à environ 8-12 individus au km². Sa principale menace est la déforestation. L’espèce est classée « en préoccupation mineure » sur la liste rouge de l’UICN. Le tamarin empereur bénéficie également d’un programme d’élevage européen (EEP), auquel participe le Parc de Clères. Actuellement, il n’y aucun programme de conservation en milieu naturel pour le tamarin empereur, ou association œuvrant à sa préservation. Mais, il y a d’autres espèces de tamarin beaucoup plus menacées pour lesquelles il existe des programmes de conservation dans la nature ou des associations de protection :</text:p>
            <text:p>• Le tamarin lion noir :</text:p>
            <text:p>https://www.ipe.org.br/en/projects/pontal/1270-black-lion-tamarin-conservation</text:p>
            <text:p>• Le tamarin à mains blanches :</text:p>
            <text:p>http://www.acopazoa.org/</text:p>
            <text:p>• Le tamarin pinché :</text:p>
            <text:p>https://www.proyectotiti.com/en-us/</text:p>
            <text:p>• Le tamarin lion doré :</text:p>
            <text:p>https://www.savetheliontamarin.org/?fbclid=IwAR1JsAz5HaWD_rmDuM9i4wFzuHpnlmAZtPnS3xIoNB</text:p>
            <text:p/>
          </table:table-cell>
          <table:table-cell office:value-type="string" table:style-name="ce4">
            <text:p>mammifères; Amérique; EEP</text:p>
          </table:table-cell>
          <table:table-cell table:number-columns-repeated="16379"/>
        </table:table-row>
        <table:table-row table:style-name="ro7">
          <table:table-cell office:value-type="float" office:value="107" table:style-name="ce4">
            <text:p>107</text:p>
          </table:table-cell>
          <table:table-cell office:value-type="string" table:style-name="ce4">
            <text:p>Wallaby de Bennett</text:p>
          </table:table-cell>
          <table:table-cell office:value-type="string" table:style-name="ce4">
            <text:p>Wallabies est le surnom donné à l’équipe d’Australie de rugby à XV</text:p>
          </table:table-cell>
          <table:table-cell office:value-type="string" table:style-name="ce4">
            <text:p>Nom commun : Wallaby de Bennett</text:p>
            <text:p>Nom scientifique : Macropus rufogriseus</text:p>
            <text:p>Famille : Macropodidés</text:p>
            <text:p>Habitat : Sous-bois broussailleux, forêts d’eucalyptus et prairies</text:p>
            <text:p>Localisation géographique : Tasmanie, côtes Est et Sud de l’Australie</text:p>
            <text:p>Taille : 90 à 100 cm + 70 à 75 cm de queue</text:p>
            <text:p>Poids : 15 à 25 kg</text:p>
            <text:p>Espérance de vie : 10 à 15 ans dans la nature. Jusqu’à 26 ans en captivité</text:p>
            <text:p>Reproduction : 30-35 jours de gestation. 1 petit par portée</text:p>
            <text:p>Régime alimentaire : Herbivore (herbes, feuilles, foins, céréales)</text:p>
            <text:p>Description</text:p>
            <text:p>Les wallabies sont des mammifères marsupiaux qui diffèrent des kangourous, principalement par la taille. Le wallaby de Bennett se reconnaît grâce à sa fourrure grise aux reflets roux sur les épaules et noire sur l’extrémité de ses pattes et de son nez. Cependant, comme les kangourous, les wallabies s’appuient en permanence sur leur queue au repos. Ils s’en servent également pour s’équilibrer lors de leurs sauts.</text:p>
            <text:p>Plutôt actifs au crépuscule, ils passent une bonne partie de la journée sous les arbres et les buissons, se nourrissant jusque tard dans la matinée et en fin d’après-midi. En général, les wallabies sont plutôt solitaires. Ils ne se retrouvent que pour se nourrir ou se reproduire.</text:p>
            <text:p>La grande différence de cette infra-classe par rapport à celle des mammifères placentaires comme l’Homme, réside dans son mode de reproduction. Chez la plupart des marsupiaux, la femelle possède une poche dans laquelle elle porte et nourrit son petit après la naissance. La période de gestation est très rapide, le petit naît précocement, peu développé (aveugle, sourd), ne pesant rarement plus d’un ou deux grammes. Après sa naissance, l’embryon grimpe en rampant sur le ventre de sa mère, le long d’une piste tracée par elle, jusqu’à la poche où il s’accroche à une mamelle pendant 5 mois.</text:p>
            <text:p>Les wallabies présentent également une diapause embryonnaire. Ainsi, quelques jours après la fécondation, la femelle peut à nouveau s’accoupler. Le nouvel embryon ne se développe pas de suite et reste au repos dans l’utérus jusqu’à ce que le premier sorte de la poche ou meure en cours de gestation. La femelle peut donc avoir trois portées en même temps: un jeune sorti de la poche mais revenant téter sa mère pendant 4 mois, un jeune accroché à la mamelle dans la poche et un embryon de réserve dans l’utérus.</text:p>
            <text:p>Conservation</text:p>
            <text:p>Les wallabies n’ont que peu de prédateurs dans leur milieu naturel. Néanmoins, ils sont souvent victimes des éleveurs australiens qui les chassent de leurs pâturages, au même titre que les Kangourous, pour pouvoir y installer leurs troupeaux.</text:p>
            <text:p>Le Wallaby de Bennett a ainsi disparu sur de larges étendues de terres. Mais c’est une espèce prolifique et résistante. L’UICN l’a donc classé dans la catégorie “en préoccupation mineure”.</text:p>
            <text:p/>
          </table:table-cell>
          <table:table-cell office:value-type="string" table:style-name="ce4">
            <text:p>mammifères; Australie; Océanie</text:p>
          </table:table-cell>
          <table:table-cell table:number-columns-repeated="16379"/>
        </table:table-row>
        <table:table-row table:style-name="ro8">
          <table:table-cell office:value-type="float" office:value="108" table:style-name="ce4">
            <text:p>108</text:p>
          </table:table-cell>
          <table:table-cell office:value-type="string" table:style-name="ce4">
            <text:p>Rhubarbe géante</text:p>
          </table:table-cell>
          <table:table-cell office:value-type="string" table:style-name="ce5">
            <text:p>Le gunnera est une plante qui nous vient directement de la préhistoire. Ses dimensions spectaculaires et ses feuilles parsemées de pointes en attestent.</text:p>
          </table:table-cell>
          <table:table-cell office:value-type="string" table:style-name="ce4">
            <text:p>Nom commun : Rhubarbe géante – rhubarbe géante du Brésil</text:p>
            <text:p>Nom scientifique : Gunnera manicata</text:p>
            <text:p>Famille : GUNNERACEAE</text:p>
            <text:p>Type : vivace</text:p>
            <text:p>Floraison : mai à septembre</text:p>
            <text:p>Origine : Brésil, Australie, Europe, Nouvelle-Zélande</text:p>
            <text:p>Habitat : marécages, littoraux, prairies</text:p>
            <text:p>Etymologie : Gunnera vient du nom du botaniste et évêque norvégien Johann Ernst Gunnerus (1718-1773), auteur de Flora norvegica.</text:p>
            <text:p>Particularité : Elle vit en symbiose avec des cyanobactéries, qui fixent l’azote de l’air, ce qui lui permet d’avoir ce</text:p>
            <text:p>développement gigantesque rapidement. Les feuilles épaisses et rêches, au bout de gros pétioles, ont un diamètre de plus de 2m. Ses petites fleurs vertes sont dressées en longs épis de 1m. Les fruits, sphériques et coriaces, sont de</text:p>
            <text:p>couleur brun-orangé. A la fin de l’automne, les feuilles sont coupées pour être disposées sur le rhizome afin de</text:p>
            <text:p>protéger les bourgeons des rigueurs de l’hiver. La plante n’est pas comestible.</text:p>
            <text:p>Le saviez-vous ? C’est une plante qui nous vient directement de la préhistoire. Ses dimensions spectaculaires et ses feuilles parsemées de pointes en attestent.</text:p>
            <text:p/>
          </table:table-cell>
          <table:table-cell office:value-type="string" table:style-name="ce4">
            <text:p>jardin</text:p>
          </table:table-cell>
          <table:table-cell table:number-columns-repeated="16379"/>
        </table:table-row>
        <table:table-row table:style-name="ro8">
          <table:table-cell office:value-type="float" office:value="109" table:style-name="ce4">
            <text:p>109</text:p>
          </table:table-cell>
          <table:table-cell office:value-type="string" table:style-name="ce4">
            <text:p>Ginkgo biloba</text:p>
          </table:table-cell>
          <table:table-cell office:value-type="string" table:style-name="ce5">
            <text:p>Le ginkgo biloba a été nommé « Arbre aux 40 écus » car un plant fut acheté pour 40 écus en 1788, somme importante pour l’époque.</text:p>
          </table:table-cell>
          <table:table-cell office:value-type="string" table:style-name="ce4">
            <text:p>Nom commun : Ginkgo biloba – Arbre aux 40 écus</text:p>
            <text:p>Nom scientifique : Ginkgo biloba<text:s/></text:p>
            <text:p>Famille : GINKGOACEAE</text:p>
            <text:p>Type : arbre dioïque</text:p>
            <text:p>Floraison : avril à juin</text:p>
            <text:p>Origine : Chine</text:p>
            <text:p>Habitat : forêts de feuillus</text:p>
            <text:p>Etymologie : Ginkgo vient du japonais Gin Yyo, dérivé du chinois Yin Kuo, signifiant « fruit d’argent ». Biloba, signifie en latin « à 2 lobes », en référence à la forme de ses feuilles.</text:p>
            <text:p>Particularité : présent depuis l’ère primaire, le Ginkgo mesure jusqu’à 25 à 30m de haut. Son écorce brune et rugueuse se fissure avec l’âge. Ses feuilles sont formées de 2 lobes en forme de palme et ne présentent pas de nervure centrale. Les inflorescences mâles sont des chatons verdâtres et les fleurs femelles sont nues et groupées par paires. Les fruits, jaune-orangé, ressemblent à des mirabelles et dégagent une odeur rance. Il est utilisé comme antioxydant mais aussi pour améliorer la mémoire.</text:p>
            <text:p>Le saviez-vous ? Il a été nommé « Arbre aux 40 écus » car un plant fut acheté pour 40 écus en 1788, somme importante pour l’époque. C’est une des rares espèces à ne pas avoir souffert de la bombe atomique en 1945 à Hiroshima. Un plant situé à moins d’un kilomètre de l’épicentre a survécu.</text:p>
            <text:p/>
          </table:table-cell>
          <table:table-cell office:value-type="string" table:style-name="ce4">
            <text:p>jardin; arbres</text:p>
          </table:table-cell>
          <table:table-cell table:number-columns-repeated="16379"/>
        </table:table-row>
        <table:table-row table:style-name="ro13">
          <table:table-cell office:value-type="float" office:value="110" table:style-name="ce4">
            <text:p>110</text:p>
          </table:table-cell>
          <table:table-cell office:value-type="string" table:style-name="ce6">
            <text:p>Érable à écorce de papier</text:p>
          </table:table-cell>
          <table:table-cell office:value-type="string" table:style-name="ce4">
            <text:p>Il est aussi nommé “érable cannelle” en raison de la couleur de son écorce luisante</text:p>
          </table:table-cell>
          <table:table-cell office:value-type="string" table:style-name="ce4">
            <text:p>Nom commun : Érable à écorce de papier</text:p>
            <text:p>Nom scientifique : Acer griseum<text:s/></text:p>
            <text:p>Famille : ACERACEAE</text:p>
            <text:p>Type : arbre</text:p>
            <text:p>Floraison : mai, juin</text:p>
            <text:p>Origine : Chine</text:p>
            <text:p>Habitat : Forêts de feuillus</text:p>
            <text:p>Etymologie : Acer signifie en latin « dur, tenace » faisant allusion au bois d’érable qui est d’une grande dureté et estimé des ébénistes. Griseum signifie en latin « gris », en référence au revers gris de ses feuilles.</text:p>
            <text:p>Particularité : Il est aussi nommé “érable cannelle” en raison de la couleur de son écorce luisante, qui se détache en fines couches, rappelant le papier. Son feuillage prend de superbes couleurs automnales. Les fleurs jaunes apparaissent sur des pédoncules velus et forment des grappes pendantes. Les fruits, des disamares aux ailes presque parallèles, restent pratiquement tout l’hiver sur l’arbre.</text:p>
            <text:p>Le saviez-vous ? L’écorce de l’Acer griseum est un indicateur de santé : si elle ne se détache pas et reste lisse c’est un signe de carence chez l’arbre.</text:p>
            <text:p/>
          </table:table-cell>
          <table:table-cell office:value-type="string" table:style-name="ce4">
            <text:p>jardin; arbres</text:p>
          </table:table-cell>
          <table:table-cell table:number-columns-repeated="16379"/>
        </table:table-row>
        <table:table-row table:style-name="ro14">
          <table:table-cell office:value-type="float" office:value="111" table:style-name="ce4">
            <text:p>111</text:p>
          </table:table-cell>
          <table:table-cell office:value-type="string" table:style-name="ce4">
            <text:p>Catalpa commun</text:p>
          </table:table-cell>
          <table:table-cell office:value-type="string" table:style-name="ce5">
            <text:p>Le catalpa commun est aussi appelé arbre aux haricots</text:p>
          </table:table-cell>
          <table:table-cell office:value-type="string" table:style-name="ce4">
            <text:p>Nom commun : Catalpa commun - Arbre aux haricots</text:p>
            <text:p>Nom scientifique : Catalpa bignonioides<text:s/></text:p>
            <text:p>Famille : BIGNONIACEAE</text:p>
            <text:p>Type : arbre</text:p>
            <text:p>Floraison : été</text:p>
            <text:p>Origine : Sud-Est des Etats-Unis</text:p>
            <text:p>Habitat : forêts caduques, proximité de cours d’eau</text:p>
            <text:p>Etymologie : Catalpa viendrait du dialecte Cherokee « catawba » signifiant « haricot », allusion à la forme des fruits. Bignonioides fait référence à la bignone, dû à la ressemblance des fleurs.</text:p>
            <text:p>Particularité : arbre à port très étalé et au feuillage caduc. Ses feuilles ovales, cordées et acuminées sont pubescentes sur le dessous. Elles dégagent une odeur désagréable quand on les froisse. Les fleurs blanches marquées de jaune et de pourpre, sont suivies de gousses longues et pendantes, restant longtemps en place après la chute des feuilles. Il a longtemps été utilisé comme arbre d’alignement car il supporte très bien la pollution, ou comme arbre d’ornement dans les parcs pour sa belle ombre.</text:p>
            <text:p/>
          </table:table-cell>
          <table:table-cell office:value-type="string" table:style-name="ce4">
            <text:p>jardin; arbres</text:p>
          </table:table-cell>
          <table:table-cell table:number-columns-repeated="16379"/>
        </table:table-row>
        <table:table-row table:style-name="ro15">
          <table:table-cell office:value-type="float" office:value="112" table:style-name="ce4">
            <text:p>112</text:p>
          </table:table-cell>
          <table:table-cell office:value-type="string" table:style-name="ce4">
            <text:p>Erable du Japon</text:p>
          </table:table-cell>
          <table:table-cell office:value-type="string" table:style-name="ce11">
            <text:p><text:a xlink:href="https://fr.wikipedia.org/wiki/Bonsaï">Certaines variétés sont fréquemment utilisées pour faire des bonsaïs.</text:a></text:p>
          </table:table-cell>
          <table:table-cell office:value-type="string" table:style-name="ce4">
            <text:p>Nom commun : Érable du Japon - érable palmé</text:p>
            <text:p>Nom scientifique : Acer palmatum<text:s text:c="3"/></text:p>
            <text:p>Famille : ACERACEAE</text:p>
            <text:p>Type : arbre</text:p>
            <text:p>Floraison : mai</text:p>
            <text:p>Origine : Japon, Chine, Corée</text:p>
            <text:p>Habitat : forêts mixtes, bois, fourrés</text:p>
            <text:p>Etymologie : Acer signifie en latin « dur, tenace » en référence au bois d’érable qui est d’une grande dureté et estimé des ébénistes. Palmatum signifie en latin « main » et fait allusion aux feuilles en forme de paume de main.</text:p>
            <text:p>Particularité : c’est un petit arbre au port dense et érigé. Ses jeunes rameaux ont une écorce brun rougeâtre. Ses feuilles, caduques, sont découpées en 5 à 7 lobes dentés. Elles sont pourpres et virent au rouge éclatant en automne. Ses minuscules fleurs rougeâtres et groupées en petits bouquets sont insignifiantes. Ses fruits, des samares, aux ailes recourbées rouges sont très décoratifs.</text:p>
            <text:p/>
          </table:table-cell>
          <table:table-cell office:value-type="string" table:style-name="ce4">
            <text:p>jardin; arbres</text:p>
          </table:table-cell>
          <table:table-cell table:number-columns-repeated="16379"/>
        </table:table-row>
        <table:table-row table:style-name="ro13">
          <table:table-cell office:value-type="float" office:value="113" table:style-name="ce4">
            <text:p>113</text:p>
          </table:table-cell>
          <table:table-cell office:value-type="string" table:style-name="ce4">
            <text:p>Cèdre bleu de l'Atlas</text:p>
          </table:table-cell>
          <table:table-cell office:value-type="string" table:style-name="ce10">
            <text:p>Sa résine est réputée antiseptique et était utilisée dans l’embaumement des momies.</text:p>
          </table:table-cell>
          <table:table-cell office:value-type="string" table:style-name="ce4">
            <text:p>Nom commun : Cèdre bleu de l’Atlas</text:p>
            <text:p>Nom scientifique : Cedrus atlantica ’Glauca’<text:s/></text:p>
            <text:p>Famille : PINACEAE</text:p>
            <text:p>Type : arbre (conifère)</text:p>
            <text:p>Floraison : septembre</text:p>
            <text:p>Origine : montagnes de l’Atlas (Afrique du Nord)</text:p>
            <text:p>Habitat : forêts montagneuses</text:p>
            <text:p>Etymologie : Cedrus vient du grec kedros qui désigne plusieurs arbres résineux. Atlantica signifie en latin « de l’Atlantique ».</text:p>
            <text:p>Particularité : son écorce est gris clair et lisse et se fissure avec le temps en petites écailles brunes. Les jeunes rameaux sont longs, fins, gris jaunâtre et nettement pubescents. Son feuillage persistant est fortement bleuté, surtout au printemps. Les aiguilles sont regroupées en bouquets dressés. Les cônes, ovoïdes à cylindriques, mesurent 5 à 8cm de haut. Son bois aromatique au grain fin est très recherché dans l’ébénisterie. Sa résine est réputée antiseptique et était utilisée dans l’embaumement des momies.</text:p>
            <text:p>Le saviez-vous ? L’huile essentielle extraite du bois et des feuilles du cèdre a pour propriété d’éloigner les insectes, en particulier les mites.</text:p>
            <text:p/>
          </table:table-cell>
          <table:table-cell office:value-type="string" table:style-name="ce4">
            <text:p>jardin; arbres</text:p>
          </table:table-cell>
          <table:table-cell table:number-columns-repeated="16379"/>
        </table:table-row>
        <table:table-row table:style-name="ro8">
          <table:table-cell office:value-type="float" office:value="114" table:style-name="ce4">
            <text:p>114</text:p>
          </table:table-cell>
          <table:table-cell office:value-type="string" table:style-name="ce4">
            <text:p>Cèdre du Liban</text:p>
          </table:table-cell>
          <table:table-cell office:value-type="string" table:style-name="ce10">
            <text:p>Le bois de cèdre est inaltérable, c’est pourquoi il est utilisé depuis l’Antiquité pour réaliser des coques de navires, des sarcophages et des tombeaux.</text:p>
          </table:table-cell>
          <table:table-cell office:value-type="string" table:style-name="ce4">
            <text:p>Nom commun : Cèdre du Liban</text:p>
            <text:p>Nom scientifique : Cedrus libani</text:p>
            <text:p>Famille : PINACEAE</text:p>
            <text:p>Type : arbre (conifère)</text:p>
            <text:p>Floraison : septembre, octobre</text:p>
            <text:p>Origine : Moyen-Orient, Afrique du Nord, Himalaya</text:p>
            <text:p>Habitat : forêts mixtes</text:p>
            <text:p>Etymologie : Cedrus vient du grec kedros qui désigne plusieurs arbres résineux. Libani en raison de son origine.</text:p>
            <text:p>Particularité : Le tronc du cèdre du Liban se divise en plusieurs grosses branches qui se ramifient en rameaux horizontaux formant une table à la cime. Son écorce est gris foncé, lisse et luisante et se fissure avec le temps en petites écailles. Ses aiguilles sont disposées en faisceaux sur de courts rameaux. Les chatons mâles sont allongés et coniques, tandis que les femelles sont verdâtres et en boule. Le bois de cèdre est inaltérable, c’est pourquoi il est utilisé depuis l’Antiquité pour réaliser des coques de navires, des sarcophages et des tombeaux.</text:p>
            <text:p>Le saviez-vous ? On raconte que le célèbre botaniste français Bernard de Jussieu aurait ramené un plant de cèdre du Liban en 1734 en le cachant sous son chapeau ! Ce sujet prospère au Jardin des Plantes de Paris.</text:p>
            <text:p/>
          </table:table-cell>
          <table:table-cell office:value-type="string" table:style-name="ce4">
            <text:p>jardin; arbres</text:p>
          </table:table-cell>
          <table:table-cell table:number-columns-repeated="16379"/>
        </table:table-row>
        <table:table-row table:style-name="ro9">
          <table:table-cell office:value-type="float" office:value="115" table:style-name="ce4">
            <text:p>115</text:p>
          </table:table-cell>
          <table:table-cell office:value-type="string" table:style-name="ce4">
            <text:p>Cyprès de Lawson</text:p>
          </table:table-cell>
          <table:table-cell office:value-type="string" table:style-name="ce4">
            <text:p>Ce cyprès produit un bois de très bonne qualité, beau, solide, facile à travailler</text:p>
          </table:table-cell>
          <table:table-cell office:value-type="string" table:style-name="ce4">
            <text:p>Nom commun : Cyprès de Lawson</text:p>
            <text:p>Nom scientifique : hamaecyparis lawsoniana</text:p>
            <text:p>Famille : CUPRESSACEAE</text:p>
            <text:p>Type : arbre (conifère)</text:p>
            <text:p>Floraison : début printemps</text:p>
            <text:p>Origine : Amérique du Nord</text:p>
            <text:p>Habitat : zones humides</text:p>
            <text:p>Étymologie : Chamaecyparis vient du grec Chamathen, qui signifie « partant de terre » et de Kuparissos, qui désigne le cyprès. Lawsoniana lui a été donné par le botaniste écossais Murray (1812-1878) en souvenir du botaniste pépiniériste Lawson, d’Edimbourg, où il fut introduit en 1854 pour la première fois en Europe.</text:p>
            <text:p>Particularité : Cet arbre à port conique peut atteindre 50m de haut. Son écorce est de couleur rouge-brun. La face inférieure des feuilles est marquée de lignes stomatiques glauques. L’inflorescence mâle est rougeâtre, et la femelle, vert violacé. <text:s/>Ce cyprès produit un bois de très bonne qualité, beau, solide, facile à travailler. Il est utilisé par exemple pour les bateaux ou les parquets. Il est actuellement un peu surexploité par rapport à son reboisement. En trop grande quantité, le pollen peut provoquer ou favoriser l’apparition d’allergies.</text:p>
            <text:p/>
          </table:table-cell>
          <table:table-cell office:value-type="string" table:style-name="ce4">
            <text:p>jardin; arbres</text:p>
          </table:table-cell>
          <table:table-cell table:number-columns-repeated="16379"/>
        </table:table-row>
        <table:table-row table:style-name="ro15">
          <table:table-cell office:value-type="float" office:value="116" table:style-name="ce4">
            <text:p>116</text:p>
          </table:table-cell>
          <table:table-cell office:value-type="string" table:style-name="ce4">
            <text:p>Hêtre pourpre</text:p>
          </table:table-cell>
          <table:table-cell office:value-type="string" table:style-name="ce10">
            <text:p>En particulier quand il est taillé, les feuilles du hêtre sont marcescentes, c’est-à-dire qu’elles sèchent et restent sur l’arbre jusqu’au printemps.</text:p>
          </table:table-cell>
          <table:table-cell office:value-type="string" table:style-name="ce4">
            <text:p>Nom commun : Hêtre pourpre</text:p>
            <text:p>Nom scientifique : Fagus sylvatica ’Purpurea‘</text:p>
            <text:p>Famille : FAGACEAE</text:p>
            <text:p>Type : arbre</text:p>
            <text:p>Floraison : printemps</text:p>
            <text:p>Origine : Europe</text:p>
            <text:p>Habitat : plaines, montagnes, forêts</text:p>
            <text:p>Etymologie : son nom vient du latin Fagus, dérivé du mot « fouet », fait à l’origine d’une baguette de hêtre. Sylvatica est un dérivé du latin silvia qui désigne la forêt.</text:p>
            <text:p>Particularité : c’est un arbre à cime arrondie et à croissance moyenne. Ses feuilles, ovales à bords ondulés sont pourpre foncé, cuivrées en automne. L’écorce est mince, lisse et de couleur gris clair. Il est très rustique et résiste bien aux maladies. Le hêtre pourpre supporte très bien la taille, ce qui fait qu’il est souvent utilisé pour former des haies.</text:p>
            <text:p>Le saviez-vous ? En particulier quand il est taillé, les feuilles du hêtre sont marcescentes, c’est-à-dire qu’elles sèchent et restent sur l’arbre jusqu’au printemps.</text:p>
            <text:p/>
          </table:table-cell>
          <table:table-cell office:value-type="string" table:style-name="ce4">
            <text:p>jardin; arbres</text:p>
          </table:table-cell>
          <table:table-cell table:number-columns-repeated="16379"/>
        </table:table-row>
        <table:table-row table:style-name="ro11">
          <table:table-cell office:value-type="float" office:value="117" table:style-name="ce4">
            <text:p>117</text:p>
          </table:table-cell>
          <table:table-cell office:value-type="string" table:style-name="ce4">
            <text:p>Copalme d'Amérique</text:p>
          </table:table-cell>
          <table:table-cell office:value-type="string" table:style-name="ce4">
            <text:p>Sa résine, appelée « baume blanc du Pérou », possède des propriétés dermatologiques</text:p>
          </table:table-cell>
          <table:table-cell office:value-type="string" table:style-name="ce4">
            <text:p>Nom commun : Copalme d’Amérique</text:p>
            <text:p>Nom scientifique : Liquidambar styraciflua</text:p>
            <text:p>Famille : HAMAMELIACEAE</text:p>
            <text:p>Type : arbre</text:p>
            <text:p>Floraison : printemps</text:p>
            <text:p>Origine : Sud-Est des Etats-Unis, Amérique centrale</text:p>
            <text:p>Habitat : bois humides, marais, bords de rivières</text:p>
            <text:p>Etymologie : Liquidambar vient du latin liquidus, « liquide » et de l’arabe ambar, « ambre », en référence à sa résine huileuse de couleur ambrée. Styraciflua signifie « écoulement de styrax », allusion au liquide qui s’écoule de son tronc lorsqu’on l’incise.</text:p>
            <text:p>Particularité : arbre à croissance rapide, ses feuilles lobées, lustrées et vert sombre prennent de superbes teintes pourpres, rouge, orange brillant en automne. Son bois dégage une odeur naturelle de cannelle. Les fleurs sont unisexuées. Les femelles sont sous forme de capitules pendants. Les mâles ont de nombreuses étamines et sont groupées en panicules terminales. Les fruits pendants sont globuleux et épineux. Sa résine, appelée « baume blanc du Pérou », possède des propriétés dermatologiques. Il produit une substance, le styrax, qui a pour propriété d’être un fixateur de parfum. Cette propriété a ensuite été utilisée dans la fabrication des premiers chewing-gums.</text:p>
            <text:p>Le saviez-vous ? Au XIXème siècle, des chimistes français parviennent à isoler la molécule de styrène à partir du styrax et à la synthétiser. En 1925, un chimiste allemand réussit l’assemblage de plusieurs molécules de styrène et le baptise… le polystyrène !</text:p>
            <text:p/>
          </table:table-cell>
          <table:table-cell office:value-type="string" table:style-name="ce4">
            <text:p>jardin; arbres</text:p>
          </table:table-cell>
          <table:table-cell table:number-columns-repeated="16379"/>
        </table:table-row>
        <table:table-row table:style-name="ro14">
          <table:table-cell office:value-type="float" office:value="118" table:style-name="ce4">
            <text:p>118</text:p>
          </table:table-cell>
          <table:table-cell office:value-type="string" table:style-name="ce6">
            <text:p>Akébie à 5 feuilles</text:p>
          </table:table-cell>
          <table:table-cell office:value-type="string" table:style-name="ce4">
            <text:p>Traditionnellement en Chine, l’écorce et les racines sont prescrites en décoction pour leurs propriétés analgésiques, anti-inflammatoires et diurétiques.</text:p>
          </table:table-cell>
          <table:table-cell office:value-type="string" table:style-name="ce4">
            <text:p>Nom commun : Akébie à cinq feuilles – liane chocolat</text:p>
            <text:p>Nom scientifique : Akebia quinata</text:p>
            <text:p>Famille : LARDIZABALEAE</text:p>
            <text:p>Type : arbuste grimpant</text:p>
            <text:p>Floraison : avril, mai</text:p>
            <text:p>Origine : Japon, Corée, Chine</text:p>
            <text:p>Habitat : lisières de bois de feuillus, fossés, berges</text:p>
            <text:p>Etymologie : Akebia vient du japonais « akebi », mot qui désigne le genre. Quinata signifie en latin « par cinq », faisant référence aux folioles.</text:p>
            <text:p>Particularité : C’est une plante volubile et gracieuse. Ses feuilles sont composées de 5 folioles vert pâle puis vert foncé et coriaces, semi-persistantes durant les hivers doux. Ses fleurs, disposées en grappes, sont brun pourpre et sentent la vanille. Elles sont suivies de fruits pourprés en forme de saucisses. C’est l’une des rares plantes grimpantes à accepter les situations ombragées. Traditionnellement en Chine, l’écorce et les racines sont prescrites en décoction pour leurs propriétés analgésiques, anti-inflammatoires et diurétiques.</text:p>
            <text:p/>
          </table:table-cell>
          <table:table-cell office:value-type="string" table:style-name="ce4">
            <text:p>jardin</text:p>
          </table:table-cell>
          <table:table-cell table:number-columns-repeated="16379"/>
        </table:table-row>
        <table:table-row table:style-name="ro13">
          <table:table-cell office:value-type="float" office:value="119" table:style-name="ce4">
            <text:p>119</text:p>
          </table:table-cell>
          <table:table-cell office:value-type="string" table:style-name="ce6">
            <text:p>Amélanchier du Canada</text:p>
          </table:table-cell>
          <table:table-cell office:value-type="string" table:style-name="ce4">
            <text:p>Les fruits de l’Amélanchier du Canada sont comestible</text:p>
          </table:table-cell>
          <table:table-cell office:value-type="string" table:style-name="ce4">
            <text:p>Nom commun : Amélanchier du Canada</text:p>
            <text:p>Nom scientifique : Amelanchier canadensis<text:s/></text:p>
            <text:p>Famille :Rosaceae</text:p>
            <text:p>Type : Arbuste fruitier</text:p>
            <text:p>Floraison : Avril– Mai</text:p>
            <text:p>Origine : Canada</text:p>
            <text:p>Habitat : <text:s/>Soleil ou mi-ombre</text:p>
            <text:p>Etymologie : Le nom d’Amélanchier vient du provençal « amélanquier », issu du gaulois « aball-inca » qui signifie petite pomme.</text:p>
            <text:p>Particularité : <text:s text:c="2"/>C’est un arbuste caduc, vigoureux (jusqu’à 4-5 m de hauteur) épargné par la plupart des parasites et relativement rustique vis-à-vis des conditions culturales. Il produit des fleurs décoratives durant le mois d’avril, celles-ci donnent naissance à des piridions (sorte de baies) de la taille d’un petit pois, de couleur pourpre noirâtre à maturité à partir de la mi-juillet. Ainsi les appelle-t-on couramment « petites poires ». En automne le feuillage se colore dans les tons rouges et orangés.</text:p>
            <text:p>Le saviez-vous ? Les fruits de l’Amélanchier du Canada sont comestible. Au Canada les gens en font des gelées ainsi que des tartes.</text:p>
            <text:p/>
          </table:table-cell>
          <table:table-cell office:value-type="string" table:style-name="ce4">
            <text:p>jardin</text:p>
          </table:table-cell>
          <table:table-cell table:number-columns-repeated="16379"/>
        </table:table-row>
        <table:table-row table:style-name="ro14">
          <table:table-cell office:value-type="float" office:value="120" table:style-name="ce4">
            <text:p>120</text:p>
          </table:table-cell>
          <table:table-cell office:value-type="string" table:style-name="ce6">
            <text:p>Ancolie des jardins</text:p>
          </table:table-cell>
          <table:table-cell office:value-type="string" table:style-name="ce4">
            <text:p>Les graines séchées et mises à macérer dans de l’huile d’olive, étaient autrefois utilisées pour traiter les poux.</text:p>
          </table:table-cell>
          <table:table-cell office:value-type="string" table:style-name="ce4">
            <text:p>Nom commun : Ancolie des jardins</text:p>
            <text:p>Nom scientifique : Aquilegia vulgaris<text:s/></text:p>
            <text:p>Famille : RANUNCULACEAE</text:p>
            <text:p>Type : vivace</text:p>
            <text:p>Floraison : mai, juin</text:p>
            <text:p>Origine : Europe</text:p>
            <text:p>Habitat : prairies, clairières, bois de feuillus</text:p>
            <text:p>Etymologie : Aquilegia vient du latin aquila qui signifie « aigle », faisant allusion à la forme des éperons qui ressemblent à des serres d’aigle.</text:p>
            <text:p>Particularité : Ses tiges sont duveteuses et se ramifient vers le haut. Ses feuilles sont divisées, poilues et vert pâle. Perchées sur un long pédoncule, les fleurs ont les pétales en forme de cornet avec un éperon recourbé vers l’arrière. Elles sont bleu violet. L’ancolie est utilisée en médecine pour ses propriétés antiscorbutiques, calmantes et antiputrides. La plante est toxique. La sève peut entrainer des brûlures cutanées.</text:p>
            <text:p>Le saviez-vous ? Les graines séchées et mises à macérer dans de l’huile d’olive, étaient autrefois utilisées pour traiter les poux.</text:p>
            <text:p/>
          </table:table-cell>
          <table:table-cell office:value-type="string" table:style-name="ce4">
            <text:p>jardin</text:p>
          </table:table-cell>
          <table:table-cell table:number-columns-repeated="16379"/>
        </table:table-row>
        <table:table-row table:style-name="ro14">
          <table:table-cell office:value-type="float" office:value="121" table:style-name="ce4">
            <text:p>121</text:p>
          </table:table-cell>
          <table:table-cell office:value-type="string" table:style-name="ce4">
            <text:p>Jacinthe des indiens</text:p>
          </table:table-cell>
          <table:table-cell office:value-type="string" table:style-name="ce4">
            <text:p>Mis à part le bulbe, toutes les autres parties de la plante sont toxiques.</text:p>
          </table:table-cell>
          <table:table-cell office:value-type="string" table:style-name="ce4">
            <text:p>Nom commun : Jacinthe des Indiens</text:p>
            <text:p>Nom scientifique : Camassia leichtlinii ‘Caerulea’</text:p>
            <text:p>Famille : HYACINTHACEAE</text:p>
            <text:p>Type : bulbe</text:p>
            <text:p>Floraison : avril, mai</text:p>
            <text:p>Origine : Oregon (Amérique du Nord)</text:p>
            <text:p>Habitat : prairies humides</text:p>
            <text:p>Étymologie : Camassia vient du dialecte indien quamash qui désigne la plante. Leichtlinii est un hommage au botaniste allemand Max Leichtlin (1831-1910).</text:p>
            <text:p>Particularité : elle forme une touffe de longues feuilles linéaires et étroites, d’un vert vif. La floraison forme des épis de fleurs simples en étoiles et bleu clair. L’inflorescence se fait du bas vers le haut de la hampe florale. Mis à part le bulbe, toutes les autres parties de la plante sont toxiques.</text:p>
            <text:p>Le saviez-vous ? Les Indiens d’Amérique du Nord consommaient cuits les bulbes de certaines espèces, au goût de pomme de terre. D’où leur appellation commune de jacinthe des Indiens.</text:p>
            <text:p/>
          </table:table-cell>
          <table:table-cell office:value-type="string" table:style-name="ce4">
            <text:p>jardin</text:p>
          </table:table-cell>
          <table:table-cell table:number-columns-repeated="16379"/>
        </table:table-row>
        <table:table-row table:style-name="ro16">
          <table:table-cell office:value-type="float" office:value="122" table:style-name="ce4">
            <text:p>122</text:p>
          </table:table-cell>
          <table:table-cell office:value-type="string" table:style-name="ce6">
            <text:p>Arbre du clergé</text:p>
          </table:table-cell>
          <table:table-cell office:value-type="string" table:style-name="ce4">
            <text:p>En Inde, les tiges florales sont réputées pour leur propriété antiparasitaire intestinale. Elles étaient traditionnellement utilisées dans le traitement de l’hypertension.</text:p>
          </table:table-cell>
          <table:table-cell office:value-type="string" table:style-name="ce4">
            <text:p>Nom commun : Arbre du clergé</text:p>
            <text:p>Nom scientifique : Clerodendrum trichotomum</text:p>
            <text:p>Famille : VERBENACEAE</text:p>
            <text:p>Type : arbuste</text:p>
            <text:p>Floraison : août à octobre</text:p>
            <text:p>Origine : Chine, Japon</text:p>
            <text:p>Habitat : fourrés sur les pentes de montagnes</text:p>
            <text:p>Etymologie : Clerodendrum vient du grec kleros qui signifie « chance, destin » et dendron, qui désigne l’arbre. Donc l’arbre de la chance, faisant référence aux vertus médicinales de certaines espèces du genre. Kleros a donné en latin clerus qui désigne les « membres du clergé » car cet arbre était employé par les prêtres indiens dans les cérémonies religieuses. Trichotomum vient de tomos, « couper », en référence aux ramifications trifurquées des inflorescences.</text:p>
            <text:p>Particularité : c’est un arbuste au port étalé et à croissance rapide. Ses feuilles sont opposées, ovales, acuminées et pubescentes au revers. Les fleurs blanches s’épanouissent à partir de boutons rose foncé. Odorantes et nectarifères, elles attirent les abeilles et les papillons. Les fruits, des baies décoratives, sont bleus et entourés du calice rouge cramoisi. Les baies donnent un pigment bleu utilisé comme teinture.</text:p>
            <text:p>Le saviez-vous ? En Inde, les tiges florales sont réputées pour leur propriété antiparasitaire intestinale. Elles étaient traditionnellement utilisées dans le traitement de l’hypertension.</text:p>
            <text:p/>
          </table:table-cell>
          <table:table-cell office:value-type="string" table:style-name="ce4">
            <text:p>jardin</text:p>
          </table:table-cell>
          <table:table-cell table:number-columns-repeated="16379"/>
        </table:table-row>
        <table:table-row table:style-name="ro17">
          <table:table-cell office:value-type="float" office:value="123" table:style-name="ce4">
            <text:p>123</text:p>
          </table:table-cell>
          <table:table-cell office:value-type="string" table:style-name="ce4">
            <text:p>Cornouiller du Japon</text:p>
          </table:table-cell>
          <table:table-cell office:value-type="string" table:style-name="ce4">
            <text:p>Sa dimension modeste, ses fleurs de longue durée, ses fruits décoratifs et son feuillage flamboyant en font un arbre de choix pour l’ornementation</text:p>
          </table:table-cell>
          <table:table-cell office:value-type="string" table:style-name="ce4">
            <text:p>Nom commun : Cornouiller du Japon</text:p>
            <text:p>Nom scientifique : Cornus kousa</text:p>
            <text:p>Famille : CORNACEAE</text:p>
            <text:p>Type : petit arbre ou arbuste</text:p>
            <text:p>Floraison : fin printemps</text:p>
            <text:p>Origine : Chine, Japon, Corée</text:p>
            <text:p>Habitat : forêts de montagnes</text:p>
            <text:p>Etymologie : Son nom vient du latin Cornus car son bois est dur comme de la corne.</text:p>
            <text:p>Particularité : Sa dimension modeste, ses fleurs de longue durée, ses fruits décoratifs et son feuillage flamboyant en font un arbre de choix pour l’ornementation. Ses feuilles sont légèrement ondulées, ovales, luisantes et vert foncé. Les fleurs jaunes, très petites, sont entourées de 4 bractées ovales, aigües et blanches. Les fruits, rose-rouge, ressemblent à des fraises. Une ombre trop importante va limiter la quantité de fleurs produites.</text:p>
            <text:p/>
          </table:table-cell>
          <table:table-cell office:value-type="string" table:style-name="ce4">
            <text:p>jardin</text:p>
          </table:table-cell>
          <table:table-cell table:number-columns-repeated="16379"/>
        </table:table-row>
        <table:table-row table:style-name="ro13">
          <table:table-cell office:value-type="float" office:value="124" table:style-name="ce4">
            <text:p>124</text:p>
          </table:table-cell>
          <table:table-cell office:value-type="string" table:style-name="ce6">
            <text:p>Lis des steppes</text:p>
          </table:table-cell>
          <table:table-cell office:value-type="string" table:style-name="ce5">
            <text:p>Son inflorescence peut atteindre 3m de haut!</text:p>
          </table:table-cell>
          <table:table-cell office:value-type="string" table:style-name="ce4">
            <text:p>Nom commun : Lis des steppes<text:s/></text:p>
            <text:p>Nom scientifique : Eremurus robustus<text:s/></text:p>
            <text:p>Famille : LILIACEAE</text:p>
            <text:p>Type : bulbe</text:p>
            <text:p>Floraison : mai, juin</text:p>
            <text:p>Origine : Asie centrale</text:p>
            <text:p>Habitat : montagnes, collines sablonneuses, prairies rocailleuses</text:p>
            <text:p>Etymologie : Eremurus vient du grec erêmos signifiant « désert » et oura, « queue ». C’est une plante des régions semi-arides à longue inflorescence en forme de queue.</text:p>
            <text:p>Particularité : C’est une vivace au port érigé et aux racines charnues. C’est l’espèce la plus grande des Eremurus. Elle peut atteindre 3m de haut. Elle donne des fleurs rose clair réunies en épis de 1.10m de long. Cet épi s’épanouit progressivement du bas vers le haut, faisant ainsi durer la floraison pendant plusieurs semaines. Les feuilles, vertes et dentées, ressemblent à des rubans. Elles mesurent 50cm et disparaissent à l’apparition des hampes florales.</text:p>
            <text:p>Le saviez-vous ? Cette espèce est très robuste. Elle supporte des températures allant jusqu’à –20°C.</text:p>
            <text:p/>
          </table:table-cell>
          <table:table-cell office:value-type="string" table:style-name="ce4">
            <text:p>jardin</text:p>
          </table:table-cell>
          <table:table-cell table:number-columns-repeated="16379"/>
        </table:table-row>
        <table:table-row table:style-name="ro8">
          <table:table-cell office:value-type="float" office:value="125" table:style-name="ce4">
            <text:p>125</text:p>
          </table:table-cell>
          <table:table-cell office:value-type="string" table:style-name="ce4">
            <text:p>Hêtre commun</text:p>
          </table:table-cell>
          <table:table-cell office:value-type="string" table:style-name="ce4">
            <text:p>. Le fruit du hêtre, la faîne, était pressée au XIX<text:span text:style-name="T3">ème</text:span><text:s/>siècle en Angleterre pour obtenir une huile de cuisine mais aussi une huile lampante utilisée pour s’éclairer</text:p>
          </table:table-cell>
          <table:table-cell office:value-type="string" table:style-name="ce4">
            <text:p>Nom commun : Hêtre commun</text:p>
            <text:p>Nom scientifique : Fagus sylvatica<text:s/></text:p>
            <text:p>Famille : FAGACEAE</text:p>
            <text:p>Type : arbre</text:p>
            <text:p>Floraison : printemps</text:p>
            <text:p>Origine : Europe centrale et du Sud</text:p>
            <text:p>Habitat : forêts de feuillus et mixtes</text:p>
            <text:p>Etymologie : son nom vient du latin Fagus, dérivé du mot « fouet », fait à l’origine d’une baguette de hêtre. Sylvatica est un dérivé du latin silvia qui désigne la forêt.</text:p>
            <text:p>Particularité : c’est un arbre monoïque de 30 à 40m de haut. Son écorce est lisse et grisâtre. Les feuilles du hêtre commun sont marcescentes, elles sèchent et restent sur l’arbre jusqu’au printemps. Elles sont ovales, à nervures marquées et ciliées sur les bords. Les bourgeons sont très grands, effilés et pointus. Le fruit du hêtre, la faîne, était pressée au XIXème siècle en Angleterre pour obtenir une huile de cuisine mais aussi une huile lampante utilisée pour s’éclairer. Son bois, dur et homogène, est très utilisé dans l’ébénisterie mais aussi dans l’outillage (manche, rames…) et les jouets en bois.</text:p>
            <text:p>Le saviez-vous ? En période de disette, les faînes étaient utilisées comme substitut du café. Aujourd’hui, on les consomme plutôt grillées comme amuse-gueule ou garnitures de salades.</text:p>
            <text:p/>
          </table:table-cell>
          <table:table-cell office:value-type="string" table:style-name="ce4">
            <text:p>jardin; arbres</text:p>
          </table:table-cell>
          <table:table-cell table:number-columns-repeated="16379"/>
        </table:table-row>
        <table:table-row table:style-name="ro18">
          <table:table-cell office:value-type="float" office:value="126" table:style-name="ce4">
            <text:p>126</text:p>
          </table:table-cell>
          <table:table-cell office:value-type="string" table:style-name="ce4">
            <text:p>Savonnier</text:p>
          </table:table-cell>
          <table:table-cell office:value-type="string" table:style-name="ce4">
            <text:p>La saponine présente dans l’écorce et le fruit est utilisée en Asie pour faire du savon naturel d’où son nom de “savonnier”.</text:p>
          </table:table-cell>
          <table:table-cell office:value-type="string" table:style-name="ce4">
            <text:p>Nom commun : Savonnier</text:p>
            <text:p>Nom scientifique : Koelreuteria paniculata</text:p>
            <text:p>Famille : SAPINDACEA</text:p>
            <text:p>Type : arbre</text:p>
            <text:p>Floraison : juin – juillet</text:p>
            <text:p>Origine : Chine – Corée</text:p>
            <text:p>Habitat : bois, haies et forêts</text:p>
            <text:p>Étymologie: Koelreuteria vient du nom du médecin et naturaliste allemand, Joseph Gottlieb Koelreute, et paniculata de paniculus, qui vient du latin ‘panus’ qui désigne l’épi, muni de panicules (grappes d’épillets)</text:p>
            <text:p>Particularité : La saponine présente dans l’écorce et le fruit est utilisée en Asie pour faire du savon naturel d’où son nom de “savonnier”. À l’automne, son feuillage vert devient doré, d’où son nom en anglais : Goldenrain tree, « Arbre pluie d’or ». Il est déclaré comme plante invasive dans certaines régions comme la Floride.</text:p>
            <text:p/>
          </table:table-cell>
          <table:table-cell office:value-type="string" table:style-name="ce4">
            <text:p>jardin; arbres</text:p>
          </table:table-cell>
          <table:table-cell table:number-columns-repeated="16379"/>
        </table:table-row>
        <table:table-row table:style-name="ro10">
          <table:table-cell office:value-type="float" office:value="127" table:style-name="ce4">
            <text:p>127</text:p>
          </table:table-cell>
          <table:table-cell office:value-type="string" table:style-name="ce4">
            <text:p>Garrot d'Islande</text:p>
          </table:table-cell>
          <table:table-cell office:value-type="string" table:style-name="ce5">
            <text:p>Le garrot d'Islande est aussi appelé garrot de Barrow</text:p>
          </table:table-cell>
          <table:table-cell office:value-type="string" table:style-name="ce4">
            <text:p>Nom commun : Garrot d’Islande – garrot de Barrow</text:p>
            <text:p>Nom scientifique : Bucephala islandica</text:p>
            <text:p>Famille : Anatidés</text:p>
            <text:p>Habitat : Lacs, plans d’eau et rivières de la toundra</text:p>
            <text:p>Localisation géographique : Islande, Canada, Alaska, Nord-Ouest des États-Unis</text:p>
            <text:p>Taille : 42 à 53 cm</text:p>
            <text:p>Poids : 700 à 1300 g</text:p>
            <text:p>Espérance de vie : 15 ans</text:p>
            <text:p>Reproduction : Le garrot d’Islande est en général monogame. La saison de reproduction commence en avril-mai. Le nid est bien souvent dans une cavité, ou caché dans la végétation. Il est bien recouvert de duvet. La femelle y pond 8-11 œufs, qui seront incubés 28-30 jour. Les canetons seront autonomes vers 56 jours.</text:p>
            <text:p>Régime alimentaire : En hiver, le garrot d’Islande se nourrit principalement de mollusques et crustacés ; en été, il ajoute insectes et plantes à son menu.</text:p>
            <text:p>Description : Le garrot d’Islande ressemble beaucoup au garrot à œil d’or, mais il est légèrement plus grand. Chez les mâles, ce qui les distingue, surtout, c’est la tache blanche entre l’œil jaune et le bec : Un large croissant chez le garrot d’Islande, une tache ovale qui reste sous l’œil pour le garrot à œil d’or. De plus, le mâle garrot d’Islande a la tête et le dos noir, le ventre et la poitrine blanche, et les noirs bicolores, plus sombres que son cousin le garrot à œil d’or. La femelle, quant à elle, a la tête brune, le dos, la poitrine et les flancs gris clairs, et le ventre blanc.</text:p>
            <text:p>Conservation : La population de garrots d’Islande est estimée entre 260 000 et 300 000 individus, stable. L’espèce est cependant menacée par la réduction de son habitat, et la chasse. Elle est classée « en préoccupation mineure » sur la liste rouge de l’UICN.</text:p>
            <text:p/>
          </table:table-cell>
          <table:table-cell office:value-type="string" table:style-name="ce4">
            <text:p>oiseaux; Europe; Amérique</text:p>
          </table:table-cell>
          <table:table-cell table:number-columns-repeated="16379"/>
        </table:table-row>
        <table:table-row table:style-name="ro5">
          <table:table-cell office:value-type="float" office:value="128" table:style-name="ce4">
            <text:p>128</text:p>
          </table:table-cell>
          <table:table-cell office:value-type="string" table:style-name="ce4">
            <text:p>Garrot à oeil d'or<text:s/></text:p>
          </table:table-cell>
          <table:table-cell office:value-type="string" table:style-name="ce4">
            <text:p>Le genre « Bucephala », auquel appartiennent les garrots, signifie, en grec, « tête de bœuf », en référence à la tête volumineuse de ces canards plongeurs.</text:p>
          </table:table-cell>
          <table:table-cell office:value-type="string" table:style-name="ce4">
            <text:p>Nom commun : Garrot à œil d’or</text:p>
            <text:p>Nom scientifique : Bucephala clangula</text:p>
            <text:p>Famille : Anatidés</text:p>
            <text:p>Habitat : Le garrot à œil d’or niche dans des lacs, plans d’eau, et rivières bordés de forêts de conifères. Il hiverne plus sur les côtes, ou dans les estuaires.</text:p>
            <text:p>Localisation géographique : Zone de nidification dans le nord de l’Eurasie, l’Alaska et le Canada, hivernage au Japon, en Asie du Sud-Est, en Europe de l’Est et aux États-Unis.<text:s/></text:p>
            <text:p>Taille : 42 à 50 cm</text:p>
            <text:p>Poids : 700 à 1000 g</text:p>
            <text:p>Espérance de vie : 15 ans</text:p>
            <text:p>Reproduction : Les garrots à œil d’or sont monogames. Le nid est le plus souvent dans le creux d’un arbre, couvert de duvet. La femelle y dépose 8 à 11 œufs, qu’elle couvera seule pendant 29 à 30 jours. Les canetons seront capables de voler vers 57 à 66 jours.</text:p>
            <text:p>Régime alimentaire : Le garrot à œil d’or est plutôt carnivore. Il se nourrit principalement de petits invertébrés aquatiques, amphibiens et petits poissons. En automne, il agrémentera son repas de matière végétale.</text:p>
            <text:p>Description : Le garrot à œil d’or est un canard plongeur de taille moyenne, trapu, avec une tête assez volumineuse. En plumage nuptial, le mâle arbore une tête noire aux reflets verts, avec une tache blanche sous son œil, jaune. Son dos est noir, contrastant avec le reste du corps, blanc. La femelle a quant à elle la tête brune, la poitrine blanche, et le reste du corps gris.</text:p>
            <text:p>Conservation : En 2015, la population de garrot à œil d’or était estimée entre 2,7 et 4,7 millions d’individus, stable. Elle est cependant menacée par la destruction de son habitat, et dans certains endroits par la chasse. L’espèce est ainsi classée « en préoccupation mineure » sur la liste rouge de l’UICN.</text:p>
            <text:p/>
          </table:table-cell>
          <table:table-cell office:value-type="string" table:style-name="ce4">
            <text:p>oiseaux; Europe; Asie; Amérique</text:p>
          </table:table-cell>
          <table:table-cell table:number-columns-repeated="16379"/>
        </table:table-row>
        <table:table-row table:style-name="ro16">
          <table:table-cell office:value-type="float" office:value="129" table:style-name="ce4">
            <text:p>129</text:p>
          </table:table-cell>
          <table:table-cell office:value-type="string" table:style-name="ce4">
            <text:p>Sarcelle à collier</text:p>
          </table:table-cell>
          <table:table-cell office:value-type="string" table:style-name="ce5">
            <text:p>La sarcelle à collier est également appelée canard à collier noir</text:p>
          </table:table-cell>
          <table:table-cell office:value-type="string" table:style-name="ce4">
            <text:p>Nom commun : sarcelle à collier – canard à collier noir</text:p>
            <text:p>Nom scientifique : Callonetta leucophrys</text:p>
            <text:p>Famille : Anatidés</text:p>
            <text:p>Habitat : Zones humides et marais entourés de forêts.</text:p>
            <text:p>Localisation géographique : Uruguay, Argentine, Bolivie, Brésil, Paraguay</text:p>
            <text:p>Taille : 35-38 cm</text:p>
            <text:p>Poids : 190 à 360 g</text:p>
            <text:p>Espérance de vie : 10 à 15 ans</text:p>
            <text:p>Reproduction : La sarcelle à collier est monogame. Le nid est une cavité dans un arbre, recouvert de duvet. La femelle y dépose 8 à 1é œufs, qui seront incubés environ 28 jours. Les deux parents s’occupent des jeunes, qui seront capable de voler vers 50 à 55 jours.</text:p>
            <text:p>Régime alimentaire : La sarcelle à collier mange principalement des plantes aquatiques, quelques invertébrés, et des graines.</text:p>
            <text:p>Description : Le mâle a la tête beige, entourée de brun noir, la poitrine rousse mouchetée de noir, les flancs gris, le ventre blanc, le dos brun et la queue noire. La femelle est quant à elle marron, plus clair sur le dessous, moucheté. La gorge est blanche, de même qu’un trait partant des yeux vers l’arrière de la tête, et redescendant vers la gorge.</text:p>
            <text:p>Conservation : La population est estimée entre 6700 et 67 000 individus, stable. Pas de menace principale. L’espèce est ainsi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0">
          <table:table-cell office:value-type="float" office:value="130" table:style-name="ce4">
            <text:p>130</text:p>
          </table:table-cell>
          <table:table-cell office:value-type="string" table:style-name="ce4">
            <text:p>Sarcelle du Brésil</text:p>
          </table:table-cell>
          <table:table-cell office:value-type="string" table:style-name="ce5">
            <text:p>La sarcelle du Brésil est également appelée canard amazonette</text:p>
          </table:table-cell>
          <table:table-cell office:value-type="string" table:style-name="ce4">
            <text:p>Nom commun : Sarcelle du Brésil – canard amazonette</text:p>
            <text:p>Nom scientifique : Amazonetta brasiliensis</text:p>
            <text:p>Famille : Anatidés</text:p>
            <text:p>Habitat : La sarcelle du Brésil vient principalement à l’intérieur des terres, sur des plans d’eau, petits lacs, près de forêts.</text:p>
            <text:p>Localisation géographique : Nord et Est de l’Amérique du Sud, jusqu’à la Bolivie et le nord de l’Argentine.</text:p>
            <text:p>Taille : 35 à 40 cm</text:p>
            <text:p>Poids : 350 à 480 g</text:p>
            <text:p>Espérance de vie : 10 à 15 ans</text:p>
            <text:p>Reproduction : La période varie selon les localités. La sarcelle du Brésil est monogame. Le nid est fait d’un amas de plantes, caché dans la végétation, souvent près de l’eau. La femelle y pond 6 à 8 œufs, qui seront incubés environ 25 jours. Les deux parents s’occuperont des canetons.</text:p>
            <text:p>Régime alimentaire : Peu d’informations sur le sujet. On suppose que le menu est varié, fruits, racines, et insectes.</text:p>
            <text:p>Description : Dimorphisme sexuel assez prononcé. Le mâle a la calotte noire, la tête brune, les joues plus claires, la poitrine rousse mouchetée, le ventre et les flancs brun clair, le dos et la queue plus foncés, noirâtres. Les pattes et le bec sont rouge. La femelle, quant à elle, a le corps similaire, mais plus clair, notamment au niveau du ventre, la tête brune, avec des taches blanches à la base du bec et au-dessus de l’œil, et les joues et la gorge blanches également. Son bec est foncé, et ses pattes rouges.</text:p>
            <text:p>Conservation : La taille de la population de sarcelle du Brésil est inconnue, mais en déclin. L’espèce est donc classée « en préoccupation mineure » sur la liste rouge de l’UICN.</text:p>
            <text:p/>
          </table:table-cell>
          <table:table-cell office:value-type="string" table:style-name="ce4">
            <text:p>oiseaux; Amérique</text:p>
          </table:table-cell>
          <table:table-cell table:number-columns-repeated="16379"/>
        </table:table-row>
        <table:table-row table:style-name="ro16">
          <table:table-cell office:value-type="float" office:value="131" table:style-name="ce4">
            <text:p>131</text:p>
          </table:table-cell>
          <table:table-cell office:value-type="string" table:style-name="ce4">
            <text:p>Ibis sacré</text:p>
          </table:table-cell>
          <table:table-cell office:value-type="string" table:style-name="ce4">
            <text:p>L’ibis sacré était vénéré en Égypte dans l’Antiquité et considéré comme le symbole de la religion et du savoir.</text:p>
          </table:table-cell>
          <table:table-cell office:value-type="string" table:style-name="ce4">
            <text:p>Nom commun : Ibis sacré</text:p>
            <text:p>Nom scientifique : Threskiornis aethiopicus</text:p>
            <text:p>Famille : Threskiornithidés</text:p>
            <text:p>Habitat : À proximité des côtes, rivières et cours d’eau</text:p>
            <text:p>Localisation géographique : Toute l’Afrique au sud du Sahara à l’exception des forêts humides, Madagascar, Irak</text:p>
            <text:p>Taille : 65-89 cm</text:p>
            <text:p>Poids : 1500 g</text:p>
            <text:p>Espérance de vie : 21 ans</text:p>
            <text:p>Reproduction : Saison de reproduction entre mars à août, 2 à 3 œufs par couvée, 28-29 jours d’incubation. Le nid de branchettes est une plateforme construite dans les buissons ou dans un arbre. Les deux parents couvent les œufs.</text:p>
            <text:p>Régime alimentaire : Insectes, vers de terre, amphibiens (grenouilles), reptiles (lézards), poissons, œufs, graines.</text:p>
            <text:p>Description : L’ibis sacré est un oiseau de taille moyenne, avec le corps presque entièrement blanc, si ce n’est la tête, le cou, le bout des ailes et le bas du dos, noirs. Comme tous les ibis, son bec est recourbé vers le bas.</text:p>
            <text:p>Conservation : La population d’ibis sacrés est estimée entre 200 000 et 450 000 individus matures, population stable. Dans certains endroits, l’espèce est chassée et ses œufs sont collectés. L’UICN l’a classée « en préoccupation mineure » sur sa liste rouge.</text:p>
            <text:p/>
          </table:table-cell>
          <table:table-cell office:value-type="string" table:style-name="ce4">
            <text:p>oiseaux; carnivores; Afrique</text:p>
          </table:table-cell>
          <table:table-cell table:number-columns-repeated="16379"/>
        </table:table-row>
        <table:table-row table:style-name="ro11">
          <table:table-cell office:value-type="float" office:value="132" table:style-name="ce4">
            <text:p>132</text:p>
          </table:table-cell>
          <table:table-cell office:value-type="string" table:style-name="ce4">
            <text:p>Bernache néné</text:p>
          </table:table-cell>
          <table:table-cell office:value-type="string" table:style-name="ce10">
            <text:p>Les pattes de la Bernache d’Hawaï possèdent une palmure incomplète et sont ainsi adaptées à la marche sur les pentes volcaniques.</text:p>
          </table:table-cell>
          <table:table-cell office:value-type="string" table:style-name="ce4">
            <text:p>Nom commun : Bernache néné – bernache d’Hawaï</text:p>
            <text:p>Nom scientifique : Branta sandvicensis</text:p>
            <text:p>Famille : Anatidés</text:p>
            <text:p>Habitat : Pente des volcans, prairie</text:p>
            <text:p>Localisation géographique : Iles d’Hawaï</text:p>
            <text:p>Taille : 56-71 cm</text:p>
            <text:p>Poids : 1920-2215 g</text:p>
            <text:p>Espérance de vie : 20 ans en captivité</text:p>
            <text:p>Reproduction : Cette espèce est monogame et le couple est très territorial en période de reproduction. Le nid est une simple dépression au sol bordée de végétation. Les deux parents couvent les 3-5 œufs pendant 29 jours, et nourrissent les petits.</text:p>
            <text:p>Régime alimentaire : Herbes, feuilles</text:p>
            <text:p>Description : Chez cette espèce, pas de dimorphisme sexuel. La calotte, le contour des yeux, le menton et la nuque sont noirs, le reste du cou est beige, entrecoupé de lignes foncées, le reste du corps brun strié de clair et de foncé.</text:p>
            <text:p>Conservation : La bernache d’Hawaï était une espèce commune au 18ème siècle, on en comptait 25000 individus. L’introduction par les hommes de prédateurs comme les chiens, les cochons, les chats et les rats a décimé les populations : en 1952, il ne restait plus que 30 individus à l’état sauvage. L’élevage en captivité suivi de relâchés dans la nature a sauvé cette espèce. Aujourd’hui, la population sauvage est en augmentation, mais la bernache d’Hawaï reste classée « vulnérable » sur la liste rouge de l’UICN.</text:p>
            <text:p/>
          </table:table-cell>
          <table:table-cell office:value-type="string" table:style-name="ce4">
            <text:p>oiseaux; Amérique</text:p>
          </table:table-cell>
          <table:table-cell table:number-columns-repeated="16379"/>
        </table:table-row>
        <table:table-row table:style-name="ro7">
          <table:table-cell office:value-type="float" office:value="133" table:style-name="ce4">
            <text:p>133</text:p>
          </table:table-cell>
          <table:table-cell office:value-type="string" table:style-name="ce4">
            <text:p>Ibis chauve</text:p>
          </table:table-cell>
          <table:table-cell office:value-type="string" table:style-name="ce5">
            <text:p>Autrefois, l'ibis chauve était considéré</text:p>
            <text:p>par les humains comme un symbole de fertilité et de vertu. Il était même momifié pour accompagner les dépouilles des membres de la famille royale dans l’Egypte ancienne.</text:p>
            <text:p/>
          </table:table-cell>
          <table:table-cell office:value-type="string" table:style-name="ce4">
            <text:p>Nom commun : Ibis chauve</text:p>
            <text:p>Nom scientifique : geronticus eremita</text:p>
            <text:p>Famille : Threskiornithidés</text:p>
            <text:p>Habitat : zones arides ou semi-arides des steppes, des pâturages et des champs de culture, à proximité de zones escarpées comme les falaises rocheuses.</text:p>
            <text:p>Localisation géographique : Maroc, Turquie, Syrie, Espagne</text:p>
            <text:p>Taille : 70 à 80 cm</text:p>
            <text:p>Poids : 1000 à 1300 g</text:p>
            <text:p>Espérance de vie : L’espérance de vie de l’ibis chauve est de 10 à 15 ans dans la nature. Mais en captivité, le plus vieux mâle a atteint l’âge de 37 ans. La femelle la plus âgée enregistrée a vécu jusqu’à 32 ans. La longévité moyenne d’un mâle ou d’une femelle en captivité est de 20 à 25 ans.</text:p>
            <text:p>Reproduction : Les ibis chauves construisent leurs nids avec des branches et de l’herbe dans les anfractuosités des falaises, parfois les uns à côté des autres. Ils commencent à construire les nids, en février, pour pondre de mars à avril. Les femelles pondent généralement deux à quatre œufs qui sont incubés pendant 28 jours. Le mâle et la femelle participent aux soins et à l’alimentation des poussins. Les jeunes effectuent leurs premiers vols à 43-47 jours.</text:p>
            <text:p>Régime alimentaire : Carnivore, il se nourrit d’invertébrés et de petits vertébrés. Principalement des coléoptères, des sauterelles, des grillons, des escargots, des araignées, des vers, des scorpions, des larves, des lézards, des petits mammifères.</text:p>
            <text:p>Description : Pas de dimorphisme sexuel chez cette espèce. Le plumage est entièrement noir irisé de bleu, vert et violet. La tête est nue, avec de longues plumes au niveau de la nuque. Le bec et les pattes sont rouges. Les juvéniles naissent avec un duvet sur la tête, qui partira au bout de 2 ans, à la maturité sexuelle.</text:p>
            <text:p>Conservation : L’ibis chauve est menacé, son statut UICN est « en danger » EN. Après avoir été en danger critique d’extinction à la fin du 20ème et au début du 21ème siècle. La population actuelle se maintient, elle est estimée à environ 225 individus en âge de se reproduire. Les menaces qui pèsent sur l’espèce sont la perte de son habitat, l’agriculture intensive, la persécution et les troubles provoqués par l’Homme, la contamination par les pesticides.<text:s/></text:p>
            <text:p>Plusieurs régions du monde ont été déclarées sanctuaires pour cette espèce, qui bénéficie ainsi d’un programme de réintroduction, couplé à un programme européen d’élevage (EEP), programmes auxquels participe le Parc de Clères.</text:p>
            <text:p/>
          </table:table-cell>
          <table:table-cell office:value-type="string" table:style-name="ce4">
            <text:p>oiseaux; carnivores; Europe; Afrique; EEP</text:p>
          </table:table-cell>
          <table:table-cell table:number-columns-repeated="16379"/>
        </table:table-row>
        <table:table-row table:style-name="ro16">
          <table:table-cell office:value-type="float" office:value="134" table:style-name="ce4">
            <text:p>134</text:p>
          </table:table-cell>
          <table:table-cell office:value-type="string" table:style-name="ce4">
            <text:p>Aigrette garzette</text:p>
          </table:table-cell>
          <table:table-cell office:value-type="string" table:style-name="ce4">
            <text:p>Fin 19<text:span text:style-name="T3">ème</text:span>/début 20<text:span text:style-name="T3">ème</text:span> siècle: l’aigrette garzette était persécutée pour le commerce de ses plumes (ornements sur les chapeaux)</text:p>
          </table:table-cell>
          <table:table-cell office:value-type="string" table:style-name="ce4">
            <text:p>Nom commun : Aigrette garzette</text:p>
            <text:p>Nom scientifique : Egretta garzetta</text:p>
            <text:p>Famille : Ardeidés</text:p>
            <text:p>Habitat : Zones humides, roselières, lacs, marais</text:p>
            <text:p>Localisation géographique : Sur tous les continents sauf en Amérique du Sud</text:p>
            <text:p>Taille : 55 à 65 cm</text:p>
            <text:p>Poids : 400 à 500g</text:p>
            <text:p>Espérance de vie : 20 ans</text:p>
            <text:p>Reproduction : La période de reproduction se déroule entre avril et juillet. Le nid est dans la végétation haute (bois, roseaux), la femelle y ponde 3 à 4 œufs, qui seront incubés 24 à 26 jours par les 2 parents.</text:p>
            <text:p>Régime alimentaire : Carnivores. L’aigrette garzette mange des poissons, insectes, amphibiens.</text:p>
            <text:p>Description : L’aigrette garzette est entièrement blanche, avec de longues pattes noires à doigts jaunes, et un bec noir. Elle tient son nom d’aigrette aux longues plumes blanches qui ornent sa nuque en période de reproduction.</text:p>
            <text:p>Conservation : La taille de la population d’aigrettes garzette est inconnue, mais en hausse. Les menaces probables de l’espèce sont la destruction de son habitat (pression humaine), les changements dans les zones humides, la pollution. L’UICN l’a classée « en préoccupation mineure » sur sa liste rouge.</text:p>
            <text:p/>
          </table:table-cell>
          <table:table-cell office:value-type="string" table:style-name="ce4">
            <text:p>oiseaux; carnivores; Europe; Asie; Amérique; Afrique; Océanie</text:p>
          </table:table-cell>
          <table:table-cell table:number-columns-repeated="16379"/>
        </table:table-row>
        <table:table-row table:style-name="ro11">
          <table:table-cell office:value-type="float" office:value="135" table:style-name="ce4">
            <text:p>135</text:p>
          </table:table-cell>
          <table:table-cell office:value-type="string" table:style-name="ce4">
            <text:p>Cigogne blanche</text:p>
          </table:table-cell>
          <table:table-cell office:value-type="string" table:style-name="ce10">
            <text:p>La cigogne ne crie pas mais elle communique avec ses congénères en claquant du bec</text:p>
          </table:table-cell>
          <table:table-cell office:value-type="string" table:style-name="ce4">
            <text:p>Nom commun : Cigogne blanche</text:p>
            <text:p>Nom scientifique : Ciconia ciconia</text:p>
            <text:p>Famille : Ciconiidés</text:p>
            <text:p>Habitat : Zones humides : marais, prairies humides, lacs</text:p>
            <text:p>Localisation géographique : Europe, ouest de l’Asie, Sud de l’Afrique</text:p>
            <text:p>Taille : 100 à 110 cm</text:p>
            <text:p>Poids : 2,3 à 4,4 kg</text:p>
            <text:p>Espérance de vie : 25 ans dans la nature, 35 ans en captivité</text:p>
            <text:p>Reproduction : Les couples de cigognes peuvent se réunir pour la reproduction ou nidifier seuls. Le nid est bâti dans un arbre ou sur le toit d’une construction humaine. Il est constitué de branches auxquelles la cigogne rajoute de la terre, du fumier, du gazon, des brindilles, de l’herbe et parfois du papier et des chiffons; il accueille souvent 4 œufs que les deux parents couvent. L’envol des jeunes a lieu après 58 à 64 jours. Ils sont nourris par les deux parents</text:p>
            <text:p>Régime alimentaire : Carnivore. Son menu se compose de petits rongeurs, insectes (scarabées), amphibiens et reptiles</text:p>
            <text:p>Description :<text:s/></text:p>
            <text:p>Conservation : La taille de la population de cigognes blanches est estimée à environ 700 000 individus, en hausse. Cependant, certaines menaces planent sur l’espèce : chasse, électrocution, drainage des zones humides, usage de pesticides. Elle est ainsi classée « en préoccupation mineure » sur la liste rouge de l’UICN.</text:p>
            <text:p/>
          </table:table-cell>
          <table:table-cell office:value-type="string" table:style-name="ce4">
            <text:p>oiseaux; carnivores; Europe; Asie</text:p>
          </table:table-cell>
          <table:table-cell table:number-columns-repeated="16379"/>
        </table:table-row>
        <table:table-row table:style-name="ro6">
          <table:table-cell office:value-type="float" office:value="136" table:style-name="ce4">
            <text:p>136</text:p>
          </table:table-cell>
          <table:table-cell office:value-type="string" table:style-name="ce4">
            <text:p>Héron bihoreau</text:p>
          </table:table-cell>
          <table:table-cell office:value-type="string" table:style-name="ce4">
            <text:p>Son nom scientifique, Nycticorax vient du grec, et signifie corbeau de nuit</text:p>
          </table:table-cell>
          <table:table-cell office:value-type="string" table:style-name="ce4">
            <text:p>Nom commun : Héron bihoreau – bihoreau gris</text:p>
            <text:p>Nom scientifique : Nycticorax nycticorax</text:p>
            <text:p>Famille : Ardéidés</text:p>
            <text:p>Habitat : Près des lacs, marécages, rivières bordés de végétation dense</text:p>
            <text:p>Localisation géographique : Tous les continents sauf l’Australie et les pôles</text:p>
            <text:p>Taille : 58 à 70 cm</text:p>
            <text:p>Poids : 700 à 1000 g</text:p>
            <text:p>Espérance de vie : 20 ans dans la nature</text:p>
            <text:p>Reproduction : Il semblerait que l’espèce soit monogame. Le nid est situé dans les arbres ou les fourrés, fait de branches et de brindilles. La femelle y dépose 3 à 5 œufs, à intervalles de 2 jours, qui seront couvés par les deux parents pendant 24 à 26 jours. Les poussins quitteront le nid vers environ 3 semaines.</text:p>
            <text:p>Régime alimentaire : Carnivore : proies aquatiques, reptiles, insectes… Sa technique de chasse : rester debout, sans bouger, puis attraper avec le bec, secouer sa proie, et l’avaler la tête la 1ère.</text:p>
            <text:p>Description : Le héron bihoreau est tout en nuances de gris : Foncé sur la calotte et le dessus, plus clair sur les ailes et les flancs, presque blanc sur le ventre. Les pattes sont jaunes et l’œil rouge. Les juvéniles sont bruns striés de clair et de foncé, avec l’œil jaune.</text:p>
            <text:p>Conservation : La taille de la population st estimée entre 570 000 et 3 000 000 d’individus, mais en nette régression. Ses menaces principales sont : La disparition des zones humides, la pollution des eaux, le dérangement des sites de nidification, la diminution de leur nourriture. L’espèce est ainsi classée « en préoccupation mineure » sur la liste rouge de l’UICN.</text:p>
            <text:p/>
          </table:table-cell>
          <table:table-cell office:value-type="string" table:style-name="ce4">
            <text:p>oiseaux; carnivores; Europe; Asie; Afrique; Amérique</text:p>
          </table:table-cell>
          <table:table-cell table:number-columns-repeated="16379"/>
        </table:table-row>
        <table:table-row table:style-name="ro10">
          <table:table-cell office:value-type="float" office:value="137" table:style-name="ce4">
            <text:p>137</text:p>
          </table:table-cell>
          <table:table-cell office:value-type="string" table:style-name="ce4">
            <text:p>Loriquet arc-en-ciel</text:p>
          </table:table-cell>
          <table:table-cell office:value-type="string" table:style-name="ce5">
            <text:p>Le loriquet arc-en-ciel est également appelé loriquet de Swainson</text:p>
          </table:table-cell>
          <table:table-cell office:value-type="string" table:style-name="ce4">
            <text:p>Nom commun : Loriquet arc-en-ciel – Loriquet de Swainson</text:p>
            <text:p>Nom scientifique : Trichoglossus mollucanus</text:p>
            <text:p>Famille : Psittaculidés</text:p>
            <text:p>Habitat : Forêts humides, mangrove, maquis, tourbière, plantations, zones humaines</text:p>
            <text:p>Localisation géographique : Australie</text:p>
            <text:p>Taille : 25 à 30 cm</text:p>
            <text:p>Poids : 75 à 150 g</text:p>
            <text:p>Espérance de vie : Jusqu’à 30 ans en captivité<text:s/></text:p>
            <text:p>Reproduction : Le loriquet arc-en-ciel vit en couple territorial, et défend son site de nourrissage/nidification contre les autres loriquets arc-en-ciel et autres oiseaux : Il est monogame. La femelle pond 1 à 3 œufs, qui sont incubés environ 25 jours, par la femelle seule, mais le mâle aide à construire le nid (souvent dans le creux d'un arbre) et à nourrir les jeunes, qui pourront voler vers 7-8 semaines. Maturité sexuelle vers 5-6 ans</text:p>
            <text:p>Régime alimentaire : Végétarien. Son menu se compose principalement de : Fruit (papaye, mangue, pomme), pollen, nectar, graines (sorgho, maïs, tournesol)</text:p>
            <text:p>Description : Le loriquet arc-en-ciel porte bien son nom : Tête et bas-ventre bleu, poitrine allant du jaune au rouge en fonction des individus, le reste du plumage étant vert. Le bec est rouge-orange, les pattes grises. Les juvéniles ont un bec noir, qui deviendra orange à l'âge adulte, et un iris marron, qui deviendra rouge. Il n’y a pas de dimorphisme sexuel chez cette espèce.</text:p>
            <text:p>Conservation : Le loriquet arc-en-ciel est abondant au nord de l'Australie, rare en Tasmanie, mais pas de chiffre exact en ce qui concerne la taille des populations. L’oiseau est souvent chassé pour devenir un animal de compagnie, ou être mangé. Il est classé « en préoccupation mineure » sur la liste rouge de l’UICN.</text:p>
            <text:p/>
          </table:table-cell>
          <table:table-cell office:value-type="string" table:style-name="ce4">
            <text:p>oiseaux; Australie; Océanie</text:p>
          </table:table-cell>
          <table:table-cell table:number-columns-repeated="16379"/>
        </table:table-row>
        <table:table-row table:style-name="ro11">
          <table:table-cell office:value-type="float" office:value="138" table:style-name="ce4">
            <text:p>138</text:p>
          </table:table-cell>
          <table:table-cell office:value-type="string" table:style-name="ce4">
            <text:p>Spatule blanche</text:p>
          </table:table-cell>
          <table:table-cell office:value-type="string" table:style-name="ce5">
            <text:p>La spatule blanche doit son nom à la forme de son bec, long et évasé en son extrémité</text:p>
          </table:table-cell>
          <table:table-cell office:value-type="string" table:style-name="ce4">
            <text:p>Nom commun : Spatule blanche</text:p>
            <text:p>Nom scientifique : Platalea leucorodia</text:p>
            <text:p>Famille : Threskiornithidés</text:p>
            <text:p>Habitat : Zones humides peu profondes</text:p>
            <text:p>Localisation géographique : Aire de nidification vaste, comprenant toute l’Asie centrale et l’Europe de l’Ouest, hivernage en Asie du Sud-Est, et ponctuellement en Afrique.</text:p>
            <text:p>Taille : 70 à 95 cm</text:p>
            <text:p>Poids : 1200 à 1900 g</text:p>
            <text:p>Espérance de vie : jusqu’à 28 ans</text:p>
            <text:p>Reproduction : Les spatules blanches nichent en colonies. Dès la formation du couple, au début du printemps, celui-ci construit le nid, le plus souvent dans les arbres, et faits de branches et brindilles. La femelle y dépose en moyenne 3-4 œufs, qui seront incubés 24-25 jours. Les jeunes pourront voler vers 7 semaines, et seront matures sexuellement vers 3-4 ans.</text:p>
            <text:p>Régime alimentaire : Carnivore. La spatule filtre l’eau avec son long bec évasé au bout, récupérant invertébrés aquatiques et petits poissons.</text:p>
            <text:p>Description : La spatule blanche est un grand oiseau entièrement blanc, avec les pattes et le bec noir, ce dernier étant un peu jaune au niveau de la spatule, l’extrémité large du bec.</text:p>
            <text:p>Conservation : La taille de la population est estimée entre 63 000 et 65 000 individus. Ses menaces principales sont liées à la dégradation de son habitat (drainage, pollution). L’espèce est classée « en préoccupation mineure » sur la liste rouge de l’UICN.</text:p>
            <text:p/>
          </table:table-cell>
          <table:table-cell office:value-type="string" table:style-name="ce4">
            <text:p>oiseaux; carnivores; Europe; Asie</text:p>
          </table:table-cell>
          <table:table-cell table:number-columns-repeated="16379"/>
        </table:table-row>
        <table:table-row table:style-name="ro4">
          <table:table-cell office:value-type="float" office:value="139" table:style-name="ce4">
            <text:p>139</text:p>
          </table:table-cell>
          <table:table-cell office:value-type="string" table:style-name="ce4">
            <text:p>Huîtrier-pie</text:p>
          </table:table-cell>
          <table:table-cell office:value-type="string" table:style-name="ce5">
            <text:p>L'huîtrier-pie est également appelé pie de mer.</text:p>
          </table:table-cell>
          <table:table-cell office:value-type="string" table:style-name="ce4">
            <text:p>Nom commun : Huîtrier-pie – pie de mer</text:p>
            <text:p>Nom scientifique : Haematopus ostralegus</text:p>
            <text:p>Famille : Haematopodidés</text:p>
            <text:p>Habitat : Côtes littorales, de préférence sableuses, marais, estuaires.</text:p>
            <text:p>Localisation géographique : Quasiment toutes les côtes européennes, l’Ouest et l’Est de l’Asie, et hivernage sur les côtes de la moitié nord de l’Afrique et de l’Asie du Sud-Est.</text:p>
            <text:p>Taille : 40 à 18 cm</text:p>
            <text:p>Poids : 400 à 820 g</text:p>
            <text:p>Espérance de vie : <text:s/>40 ans</text:p>
            <text:p>Reproduction : Les huîtriers-pies sont grégaires, mais les couples nichent séparément. Le nid est une simple dépression au sol, garnie de coquillages et débris végétaux. La femelle y dépose en moyenne 3 œufs jaunâtres mouchetés de brun. L’incubation dure entre 24 et 27 jours. Les petits pourront voler vers 33-35 jours. Maturité sexuelle autour de 3-4 ans.</text:p>
            <text:p>Régime alimentaire : Carnivore, l’huîtrier-pie se nourrit de mollusques, gastéropodes, crevettes, crabes et vers.</text:p>
            <text:p>Description : L’huîtrier-pie est reconnaissable à son plumage entièrement noir et blanc (tête, cou et dos noir, ventre blanc, et ailes bicolores), et son bec long et fin, rouge-orangé. Ses pattes sont roses.</text:p>
            <text:p>Conservation : La population mondiale d’huîtriers-pies est estimée entre 925 000 et 1 030 000, en déclin. La principale menace de cette espèce est la surpêche, qui entraine une disparition des coquillages que l’on trouve sur le littoral. L4UICN l’a classée « quasi menacée » sur sa liste rouge.</text:p>
            <text:p/>
          </table:table-cell>
          <table:table-cell office:value-type="string" table:style-name="ce4">
            <text:p>oiseaux; carnivores; Europe; Asie</text:p>
          </table:table-cell>
          <table:table-cell table:number-columns-repeated="16379"/>
        </table:table-row>
        <table:table-row table:style-name="ro13">
          <table:table-cell office:value-type="float" office:value="140" table:style-name="ce4">
            <text:p>140</text:p>
          </table:table-cell>
          <table:table-cell office:value-type="string" table:style-name="ce4">
            <text:p>Lupin des jardins</text:p>
          </table:table-cell>
          <table:table-cell office:value-type="string" table:style-name="ce12">
            <text:p>:<text:span text:style-name="T1">  Le nom Lupin vient de</text:span><text:span text:style-name="T2"><text:s/>lupinus</text:span><text:span text:style-name="T1"><text:s/>littéralement «herbe du loup»  ainsi nommée pour l’amertume de ses graines</text:span></text:p>
          </table:table-cell>
          <table:table-cell office:value-type="string" table:style-name="ce4">
            <text:p>Nom commun : Lupin des jardins</text:p>
            <text:p>Nom scientifique : Lupinus polyphyllus<text:s text:c="2"/></text:p>
            <text:p>Famille : FABACEAE</text:p>
            <text:p>Type : vivace</text:p>
            <text:p>Floraison : Juin-Août</text:p>
            <text:p>Origine : Amérique du Nord</text:p>
            <text:p>Habitat : le long des routes et bords de ruisseaux</text:p>
            <text:p>Etymologie : <text:s/>Le nom Lupin vient de lupinus littéralement «herbe du loup» <text:s/>ainsi nommée pour l’amertume de ses graines, « poly » correspond à plusieurs et « phyllus » désigne les feuilles.</text:p>
            <text:p>Particularité : Grande plante vivace reconnaissable à ses feuilles composées de 9 à 17 folioles portées par un long pétiole. Les fleurs sont souvent bicolores et en général bleues mais peuvent également êtres pourpres, roses, blanches ou plus rarement jaunes. Cette variété de coloris est due au travail de George Russell qui pendant 20ans a tenter de créer la forme parfaite de lupin en croisant différentes variétés.</text:p>
            <text:p>Le saviez-vous ? : les Fabacées ont la capacité de fixer l’azote atmosphérique grâce à des bactéries avec lesquelles elles vivent en symbiose.</text:p>
            <text:p/>
          </table:table-cell>
          <table:table-cell office:value-type="string" table:style-name="ce4">
            <text:p>jardin</text:p>
          </table:table-cell>
          <table:table-cell table:number-columns-repeated="16379"/>
        </table:table-row>
        <table:table-row table:style-name="ro19">
          <table:table-cell office:value-type="float" office:value="141" table:style-name="ce4">
            <text:p>141</text:p>
          </table:table-cell>
          <table:table-cell office:value-type="string" table:style-name="ce4">
            <text:p>Lysimaque ponctuée</text:p>
          </table:table-cell>
          <table:table-cell office:value-type="string" table:style-name="ce4">
            <text:p>Lysimaque était un médecin de l’antiquité qui aurait découvert cette plante</text:p>
          </table:table-cell>
          <table:table-cell office:value-type="string" table:style-name="ce4">
            <text:p>Nom commun : Lysimaque ponctuée</text:p>
            <text:p>Nom scientifique : Lysimachia puncata<text:s/></text:p>
            <text:p>Famille : PRIMULACEAE</text:p>
            <text:p>Type : vivace</text:p>
            <text:p>Floraison : Juin-Août</text:p>
            <text:p>Origine : Europe</text:p>
            <text:p>Habitat : Marais, bords de rivières et bois frais</text:p>
            <text:p>Particularité : Les feuilles sont pointues et en général verticillées par 3 ou 4 et parfois opposées. Les fleurs jaunes mesurent 18 à 26 mm de diamètre et possèdent des pétales pointus contrairement à ceux de la Lysimaque commune.</text:p>
            <text:p>Etymologie : Lysimaque était un médecin de l’antiquité qui aurait découvert cette plante.</text:p>
            <text:p/>
            <text:p/>
          </table:table-cell>
          <table:table-cell office:value-type="string" table:style-name="ce4">
            <text:p>jardin</text:p>
          </table:table-cell>
          <table:table-cell table:number-columns-repeated="16379"/>
        </table:table-row>
        <table:table-row table:style-name="ro13">
          <table:table-cell office:value-type="float" office:value="142" table:style-name="ce4">
            <text:p>142</text:p>
          </table:table-cell>
          <table:table-cell office:value-type="string" table:style-name="ce4">
            <text:p>Casque de Jupiter</text:p>
          </table:table-cell>
          <table:table-cell office:value-type="string" table:style-name="ce4">
            <text:p>Cette plante contient des alcaloïdes, dont l’aconitine, fortement toxiques pour l’Homme et les animaux</text:p>
          </table:table-cell>
          <table:table-cell office:value-type="string" table:style-name="ce4">
            <text:p>Nom commun : Casque de Jupiter</text:p>
            <text:p>Nom scientifique : Aconitum napellus</text:p>
            <text:p>Famille : RANUNCULACEAE</text:p>
            <text:p>Type : vivace</text:p>
            <text:p>Floraison : juillet, août</text:p>
            <text:p>Origine : Europe</text:p>
            <text:p>Habitat : prairies, clairières, lisières de forêts</text:p>
            <text:p>Etymologie : Aconitum vient du grec akonitos, nom donné par Théophraste pour nommer une plante vénéneuse utilisée pour empoisonner les loups. Napellus signifie en latin « petit navet » et fait allusion à la forme de la racine.</text:p>
            <text:p>Particularité : ses feuilles caduques et vert clair sont profondément découpées, brillantes et fortement nervurées. La floraison prend la forme de longues et minces grappes de fleurs bleu indigo. La plante contient des alcaloïdes, dont l’aconitine, fortement toxiques pour l’Homme et les animaux. Son ingestion cause la paralysie des différents systèmes vitaux et entraine la mort.</text:p>
            <text:p>Le saviez-vous ? La partie aérienne de la plante est utilisée en homéopathie pour ses propriétés antispasmodiques.</text:p>
            <text:p/>
          </table:table-cell>
          <table:table-cell office:value-type="string" table:style-name="ce4">
            <text:p>jardin</text:p>
          </table:table-cell>
          <table:table-cell table:number-columns-repeated="16379"/>
        </table:table-row>
        <table:table-row table:style-name="ro18">
          <table:table-cell office:value-type="float" office:value="143" table:style-name="ce4">
            <text:p>143</text:p>
          </table:table-cell>
          <table:table-cell office:value-type="string" table:style-name="ce4">
            <text:p>Grande astrance</text:p>
          </table:table-cell>
          <table:table-cell office:value-type="string" table:style-name="ce4">
            <text:p>Astrance vient du latin aster « étoile », en raison de la forme des fleurs.</text:p>
          </table:table-cell>
          <table:table-cell office:value-type="string" table:style-name="ce4">
            <text:p>Nom commun : Grande astrance</text:p>
            <text:p>Nom scientifique : Astrantia major</text:p>
            <text:p>Famille : APIACEAE</text:p>
            <text:p>Type : vivace</text:p>
            <text:p>Floraison : Mai-Septembre</text:p>
            <text:p>Origine : Europe-Asie</text:p>
            <text:p>Habitat : Bois, clairières, prés</text:p>
            <text:p>Etymologie : Astrance vient du latin aster « étoile », en raison de la forme des fleurs.</text:p>
            <text:p>Particularités : Cette espèce dont le feuillage est caduc, atteint en se développant un port buissonnant. Les fleurs délicates apparaissent au sommet de tiges raides. Les fleurs sont en fait des inflorescences composées de dizaines de fleurs minuscules en ombelle et cernées d’une couronne de bractées colorées.</text:p>
            <text:p>Le saviez-vous ? : Cette espèce n’étant pas allergène, elle est conseillée pour la conception de jardins sans allergie</text:p>
            <text:p/>
          </table:table-cell>
          <table:table-cell office:value-type="string" table:style-name="ce4">
            <text:p>jardin</text:p>
          </table:table-cell>
          <table:table-cell table:number-columns-repeated="16379"/>
        </table:table-row>
        <table:table-row table:style-name="ro8">
          <table:table-cell office:value-type="float" office:value="144" table:style-name="ce4">
            <text:p>144</text:p>
          </table:table-cell>
          <table:table-cell office:value-type="string" table:style-name="ce4">
            <text:p>Houx argenté</text:p>
          </table:table-cell>
          <table:table-cell office:value-type="string" table:style-name="ce4">
            <text:p>Le feuillage, frais ou séché, était employé autrefois pour calmer la toux et l’arthrite</text:p>
          </table:table-cell>
          <table:table-cell office:value-type="string" table:style-name="ce4">
            <text:p>Nom commun : Houx argenté – houx panaché</text:p>
            <text:p>Nom scientifique : Ilex aquifolium ’Argentea Marginata’</text:p>
            <text:p>Famille : AQUIFOLIACEAE</text:p>
            <text:p>Type : arbuste</text:p>
            <text:p>Floraison : fin printemps</text:p>
            <text:p>Origine : Europe, Afrique, Asie</text:p>
            <text:p>Habitat : bois, buissons, forêts mixtes</text:p>
            <text:p>Etymologie : Ilex en latin désigne le chêne vert, nom attribué par le botaniste français Joseph Pitton de Tournefort (1656-1708) qui leur trouvait une similitude dans la forme des feuilles. Aquifolium vient du latin acer qui signifie « piquant » et folium, « feuille », et désigne le houx.</text:p>
            <text:p>Particularité : c’est un arbuste femelle à feuilles ondulées, épineuses, vertes, marginées de blanc crème. Il donne des fleurs blanches discrètes. À l’automne, il produit de nombreuses baies rouge vif et toxiques qui persistent l’hiver. Étant persistant, il conserve ses couleurs toute l’année et il illumine les jardins en hiver. Avec son feuillage vernissé, il montre une excellente résistance à la pollution atmosphérique. Souvent, les branchages coupés ornent les maisons à l’époque de Noël grâce à leur aspect décoratif.</text:p>
            <text:p>Le saviez-vous ? Le feuillage, frais ou séché, était employé autrefois pour ses propriétés diurétiques et fébrifuges, pour calmer la toux et l’arthrite.</text:p>
            <text:p/>
          </table:table-cell>
          <table:table-cell office:value-type="string" table:style-name="ce4">
            <text:p>jardin</text:p>
          </table:table-cell>
          <table:table-cell table:number-columns-repeated="16379"/>
        </table:table-row>
        <table:table-row table:style-name="ro18">
          <table:table-cell office:value-type="float" office:value="145" table:style-name="ce4">
            <text:p>145</text:p>
          </table:table-cell>
          <table:table-cell office:value-type="string" table:style-name="ce4">
            <text:p>Corète du Japon</text:p>
          </table:table-cell>
          <table:table-cell office:value-type="string" table:style-name="ce4">
            <text:p>Cette plante n’est pas originaire du Japon, pays où elle a été naturalisée, mais de Chine</text:p>
          </table:table-cell>
          <table:table-cell office:value-type="string" table:style-name="ce4">
            <text:p>Nom commun : Corète du Japon</text:p>
            <text:p>Nom scientifique : Kerria japonica</text:p>
            <text:p>Famille : ROSACEAE</text:p>
            <text:p>Type : arbuste</text:p>
            <text:p>Floraison : mars – septembre</text:p>
            <text:p>Origine : Chine</text:p>
            <text:p>Habitat : bords des rivières, bois et forêts de montagne</text:p>
            <text:p>Particularité : C’est un arbuste qui drageonne énormément. Plusieurs erreurs d’interprétation ont été faites sur cette espèce avant qu’elle ne soit correctement identifiée. Cette plante n’est pas originaire du Japon, pays où elle a été naturalisée, mais de Chine. Elle avait été classée comme telle par les botanistes européens qui avaient travaillé au XVIIIe siècle sur des descriptions écrites provenant du Japon. Cet arbuste de culture facile est maintenant très répandu dans les jardins et les parcs sous climat tempéré et offre une abondante floraison jaune au printemps, plus faible en automne.</text:p>
            <text:p/>
          </table:table-cell>
          <table:table-cell office:value-type="string" table:style-name="ce4">
            <text:p>jardin</text:p>
          </table:table-cell>
          <table:table-cell table:number-columns-repeated="16379"/>
        </table:table-row>
        <table:table-row table:style-name="ro15">
          <table:table-cell office:value-type="float" office:value="146" table:style-name="ce4">
            <text:p>146</text:p>
          </table:table-cell>
          <table:table-cell office:value-type="string" table:style-name="ce4">
            <text:p>Lamier orvale</text:p>
          </table:table-cell>
          <table:table-cell office:value-type="string" table:style-name="ce4">
            <text:p>Contrairement aux autres espèces du même nom, l'ortie rouge ne pique pas.</text:p>
          </table:table-cell>
          <table:table-cell office:value-type="string" table:style-name="ce4">
            <text:p>Nom commun : Ortie rouge – Lamier orvale</text:p>
            <text:p>Nom scientifique : Lamium orvala</text:p>
            <text:p>Famille : LAMIACEAE</text:p>
            <text:p>Type : vivace</text:p>
            <text:p>Floraison : mai à juillet</text:p>
            <text:p>Origine : Europe centrale, Balkans</text:p>
            <text:p>Habitat : bords de routes, prairies</text:p>
            <text:p>Particularité : elle forme un buisson de feuilles inégalement dentées, vertes à nervures bien marquées. Les grandes fleurs, rose violacé, naissent en verticilles en haut des tiges. Elles présentent 2 lèvres très développées dont celle du bas est mouchetée. Elles sont très mellifères et attirent les insectes.</text:p>
            <text:p>Etymologie : Lamium vient du grec lamion qui signifie « gorge », allusion à la forme des fleurs.</text:p>
            <text:p>Le saviez-vous ? Contrairement aux autres espèces du même nom, ce type d’ortie ne pique pas.</text:p>
            <text:p/>
          </table:table-cell>
          <table:table-cell office:value-type="string" table:style-name="ce4">
            <text:p>jardin</text:p>
          </table:table-cell>
          <table:table-cell table:number-columns-repeated="16379"/>
        </table:table-row>
        <table:table-row table:style-name="ro13">
          <table:table-cell office:value-type="float" office:value="147" table:style-name="ce4">
            <text:p>147</text:p>
          </table:table-cell>
          <table:table-cell office:value-type="string" table:style-name="ce4">
            <text:p>Perce-neige</text:p>
          </table:table-cell>
          <table:table-cell office:value-type="string" table:style-name="ce4">
            <text:p>Son nom scientifique, Galanthus, vient du grec gala (lait) et anthos (fleur), allusion à la couleur blanche des fleurs. Nivalis, le nom de l'espèce, signifie « des neiges », en raison de sa période de floraison précoce.</text:p>
          </table:table-cell>
          <table:table-cell office:value-type="string" table:style-name="ce4">
            <text:p>Nom commun : Perce-neige</text:p>
            <text:p>Nom scientifique : Galanthus nivalis<text:s/></text:p>
            <text:p>Famille : AMARYLLIDACEAE</text:p>
            <text:p>Type : bulbe</text:p>
            <text:p>Floraison : janvier, février</text:p>
            <text:p>Origine : Europe, Asie</text:p>
            <text:p>Habitat : bois, broussailles, près des ruisseaux</text:p>
            <text:p>Etymologie : Galanthus vient du grec gala (lait) et anthos (fleur), allusion à la couleur blanche des fleurs. Nivalis signifie « des neiges », en raison de sa période de floraison précoce.</text:p>
            <text:p>Particularité : Il se naturalise facilement sur les pelouses. Les feuilles sont linéaires, fines et gris-vert. Chaque pied porte une fleur blanche, en clochette, à odeur de miel. Les fleurs comportent 3 tépales internes marqués d’un « V » inversé de couleur verte. La plante a besoin d’une période de froid pour fleurir. Le bulbe contient des alcaloïdes pouvant provoquer des vomissements lors d’une ingestion.</text:p>
            <text:p>Le saviez-vous ? C’est une espèce protégée dans de nombreux pays d’Europe, où sa cueillette et sa transplantation sont interdites.</text:p>
            <text:p/>
          </table:table-cell>
          <table:table-cell office:value-type="string" table:style-name="ce4">
            <text:p>jardin</text:p>
          </table:table-cell>
          <table:table-cell table:number-columns-repeated="16379"/>
        </table:table-row>
        <table:table-row table:style-name="ro13">
          <table:table-cell office:value-type="float" office:value="148" table:style-name="ce4">
            <text:p>148</text:p>
          </table:table-cell>
          <table:table-cell office:value-type="string" table:style-name="ce4">
            <text:p>Thuya géant</text:p>
          </table:table-cell>
          <table:table-cell office:value-type="string" table:style-name="ce4">
            <text:p>Autrefois, les indiens d’Amérique utilisaient le thuya géant pour construire leurs embarcations et leurs totems. Celui du Parc de Clères est classé arbre remarquable de France.</text:p>
          </table:table-cell>
          <table:table-cell office:value-type="string" table:style-name="ce4">
            <text:p>Nom commun : Thuya géant de Californie</text:p>
            <text:p>Nom scientifique : Thuja plicata<text:s/></text:p>
            <text:p>Famille : CUPRESSACEAE</text:p>
            <text:p>Type : arbre (conifère)</text:p>
            <text:p>Floraison : printemps</text:p>
            <text:p>Origine : Amérique du Nord</text:p>
            <text:p>Habitat : forêts marécageuses, bords de cours d’eau</text:p>
            <text:p>Etymologie : Plicata signifie « plié », allusion à la disposition de ses feuilles écailleuses.</text:p>
            <text:p>Particularité : Très utilisé sous forme de haies taillées, supportant les stations humides, mais sensible aux longues périodes de sécheresse. Son feuillage est formé de rameaux aplatis couverts de feuilles en forme d’écailles. Cet arbre a la particularité de bien se marcotter car il conserve ses branches basses. Les marcottes sont capables de reproduire des individus entiers. Son bois brun-rouge et résistant à l’humidité est utilisé pour les bardages de maisons aux États-Unis, pour les serres et le mobilier de jardin en Europe.<text:s/></text:p>
            <text:p>Le saviez-vous ? Autrefois, les indiens d’Amérique utilisaient le thuya géant pour construire leurs embarcations et leurs totems. Celui du Parc de Clères est classé arbre remarquable de France.</text:p>
            <text:p><text:s/></text:p>
            <text:p/>
          </table:table-cell>
          <table:table-cell office:value-type="string" table:style-name="ce4">
            <text:p>jardin; arbres</text:p>
          </table:table-cell>
          <table:table-cell table:number-columns-repeated="16379"/>
        </table:table-row>
        <table:table-row table:style-name="ro16">
          <table:table-cell office:value-type="float" office:value="149" table:style-name="ce4">
            <text:p>149</text:p>
          </table:table-cell>
          <table:table-cell office:value-type="string" table:style-name="ce4">
            <text:p>Metasequoïa</text:p>
          </table:table-cell>
          <table:table-cell office:value-type="string" table:style-name="ce13">
            <text:p>Le metasequoïa est un des rares conifères au feuillage caduque</text:p>
          </table:table-cell>
          <table:table-cell office:value-type="string" table:style-name="ce4">
            <text:p>Nom commun : Métaséquoia de Chine<text:s/></text:p>
            <text:p>Nom scientifique : Metasequoia glyptostroboides</text:p>
            <text:p>Famille : TAXODIACEAE</text:p>
            <text:p>Type : arbre (conifère)</text:p>
            <text:p>Floraison : avril, mai</text:p>
            <text:p>Origine : Chine<text:s/></text:p>
            <text:p>Habitat : plaines, vallées, piémonts humides</text:p>
            <text:p>Etymologie : Metasequoia vient du grec meta qui signifie « proche de » et sequoia, faisant allusion à sa ressemblance avec Sequoia sempervirens. Glyptostroboides se réfère aux fruits en forme de cônes (les strobiles) très semblables à ceux des cyprès.</text:p>
            <text:p>Particularité : c’est un des rares conifères au feuillage caduque. Sa croissance est rapide. Au bout de quelques années, son écorce, fibreuse et rougeâtre, prend des formes tourmentées, ce qui le rend intéressant en hiver. Ses feuilles, fines, sont vertes au printemps et prennent de magnifiques couleurs en automne allant du jaune au brun. Les fleurs apparaissent après le feuillage. Elles sont minuscules, unisexuées et se situent sur les jeunes rameaux. Les cônes verts ovoïdes virent au brun à maturité et ils renferment 2 graines ailées.<text:s/></text:p>
            <text:p>Le saviez-vous ? Le métaséquoia, qu’on croyait disparu depuis l’ère des dinosaures, a été redécouvert en Chine en 1941 au bord de l’extinction. Il a été introduit en France, au Jardin des Plantes de Paris, en 1948. Les plants du Parc de Clères sont issus du même semis.</text:p>
            <text:p/>
          </table:table-cell>
          <table:table-cell office:value-type="string" table:style-name="ce4">
            <text:p>jardin; arbres</text:p>
          </table:table-cell>
          <table:table-cell table:number-columns-repeated="16379"/>
        </table:table-row>
        <table:table-row table:style-name="ro9">
          <table:table-cell office:value-type="float" office:value="150" table:style-name="ce4">
            <text:p>150</text:p>
          </table:table-cell>
          <table:table-cell office:value-type="string" table:style-name="ce4">
            <text:p>If commun</text:p>
          </table:table-cell>
          <table:table-cell office:value-type="string" table:style-name="ce13">
            <text:p>Son bois est le plus dur des arbres d’Europe</text:p>
          </table:table-cell>
          <table:table-cell office:value-type="string" table:style-name="ce4">
            <text:p>Nom commun : If commun</text:p>
            <text:p>Nom scientifique : Taxus baccata</text:p>
            <text:p>Famille : TAXACEAE</text:p>
            <text:p>Type : arbre (conifère)</text:p>
            <text:p>Floraison : printemps</text:p>
            <text:p>Origine : Europe, Afrique du Nord, Proche Orient</text:p>
            <text:p>Habitat : forêts de hêtres, bois</text:p>
            <text:p>Etymologie : Taxus vient du grec taxis qui signifie « ordre, arrangement », allusion à la disposition très régulière des feuilles sur les rameaux. Baccata vient du latin baccatus, signifiant « à baies ».</text:p>
            <text:p>Particularité : Conifère à croissance lente et à cime large. Les feuilles, en aiguilles aplaties sont vert foncé avec 2 bandes blanches dessous. Les plants femelles donnent des baies rouge vif. Toutes les parties de l’arbre sont très toxiques à l’exception de l’arille rouge qui entoure la graine. Son bois est le plus dur des arbres d’Europe. Les feuilles d’if contiennent un alcaloïde utilisé dans le traitement des cancers.</text:p>
            <text:p>Le saviez-vous ? Pour sa souplesse, le bois vert est utilisé dans la confection de flèches et d’arcs. Le normand Guillaume le Conquérant aurait importé l’arc en if en Angleterre, arme grâce à laquelle il avait vaincu les Saxons avant de s’installer chez eux.</text:p>
            <text:p><text:s/></text:p>
            <text:p/>
          </table:table-cell>
          <table:table-cell office:value-type="string" table:style-name="ce4">
            <text:p>jardin; arbres</text:p>
          </table:table-cell>
          <table:table-cell table:number-columns-repeated="16379"/>
        </table:table-row>
        <table:table-row table:style-name="ro15">
          <table:table-cell office:value-type="float" office:value="151" table:style-name="ce4">
            <text:p>151</text:p>
          </table:table-cell>
          <table:table-cell office:value-type="string" table:style-name="ce4">
            <text:p>Peuplier baumier</text:p>
          </table:table-cell>
          <table:table-cell office:value-type="string" table:style-name="ce13">
            <text:p>D’abord planté pour l’agrément, le peuplier baumier est aujourd’hui utilisé aux USA et au Canada pour la fabrication de pâte à papier et de meubles.</text:p>
          </table:table-cell>
          <table:table-cell office:value-type="string" table:style-name="ce4">
            <text:p>Nom commun : Peuplier baumier de l’ouest</text:p>
            <text:p>Nom scientifique : Populus tricocarpa</text:p>
            <text:p>Famille : SALICACEAE</text:p>
            <text:p>Type : arbre<text:s/></text:p>
            <text:p>Floraison : mars-avril</text:p>
            <text:p>Origine : Côte ouest de l’Amérique du nord</text:p>
            <text:p>Habitat : Forêts<text:s/></text:p>
            <text:p>Etymologie : Populus signifie « le peuple » en latin, les peupliers étaient en effet plantés par ces derniers dans les lieux publics. Trichocarpus signifie « à fruits velus »</text:p>
            <text:p>Particularité : C’est un arbre à la croissance juvénile très rapide qui peut mesurer 30 à 40m, il se bouture et rejette des souches très facilement. L’écorce est grise à verdâtre et lisse dans un premier temps puis devient écailleuse depuis la base. Les feuilles sont de grande taille (10 à 40cm), de couleur vert foncé sur la face supérieur et blanc jaunâtre sur le dessous.</text:p>
            <text:p>Le saviez-vous ? D’abord planté pour l’agrément, le peuplier baumier est aujourd’hui utilisé aux USA et au Canada pour la fabrication de pâte à papier et de meubles.</text:p>
            <text:p><text:s/></text:p>
            <text:p/>
          </table:table-cell>
          <table:table-cell office:value-type="string" table:style-name="ce4">
            <text:p>jardin; arbres</text:p>
          </table:table-cell>
          <table:table-cell table:number-columns-repeated="16379"/>
        </table:table-row>
        <table:table-row table:style-name="ro13">
          <table:table-cell office:value-type="float" office:value="152" table:style-name="ce4">
            <text:p>152</text:p>
          </table:table-cell>
          <table:table-cell office:value-type="string" table:style-name="ce4">
            <text:p>Erable plane</text:p>
          </table:table-cell>
          <table:table-cell office:value-type="string" table:style-name="ce13">
            <text:p>Au Canada, il est utilisé pour la production de sirop d’érable. Il produit un sirop moins sucré que l’érable à sucre, mais en grande quantité.</text:p>
          </table:table-cell>
          <table:table-cell office:value-type="string" table:style-name="ce4">
            <text:p>Nom commun : Érable plane</text:p>
            <text:p>Nom scientifique : Acer platanoides</text:p>
            <text:p>Famille : SALICACEAE</text:p>
            <text:p>Type : arbre<text:s/></text:p>
            <text:p>Floraison : début printemps</text:p>
            <text:p>Origine : Europe (de la Norvège jusqu’au Caucase) et Asie mineur</text:p>
            <text:p>Habitat : Forêts de montagne, bois, bords de rivières</text:p>
            <text:p>Etymologie : Acer signifie en latin « dur, tenace » faisant allusion au bois d’érable qui est d’une grande dureté et estimé des ébénistes. Platanoides en latin signifie « à feuilles de platane ».<text:s/></text:p>
            <text:p>Particularité : Son écorce est gris foncé, marquée de longues crevasses verticales. Ses feuilles, ressemblant à celles du platane, disposent de 5 lobes séparés par des sinus arrondis. Elles sont opposées, contrairement au platane. Ce feuillage vire au jaune d’or en automne. Les fleurs, jaune verdâtre, sont réunies en bouquets dressés. Ses fruits, des samares, sont soudés deux à deux en formant un angle obtus.</text:p>
            <text:p>Le saviez-vous ? Au Canada, il est utilisé pour la production de sirop d’érable. Il produit un sirop moins sucré que l’érable à sucre, mais en grande quantité.</text:p>
            <text:p><text:s/></text:p>
            <text:p/>
          </table:table-cell>
          <table:table-cell office:value-type="string" table:style-name="ce4">
            <text:p>jardin; arbres</text:p>
          </table:table-cell>
          <table:table-cell table:number-columns-repeated="16379"/>
        </table:table-row>
        <table:table-row table:style-name="ro8">
          <table:table-cell office:value-type="float" office:value="153" table:style-name="ce4">
            <text:p>153</text:p>
          </table:table-cell>
          <table:table-cell office:value-type="string" table:style-name="ce4">
            <text:p>Pin de Weymouth</text:p>
          </table:table-cell>
          <table:table-cell office:value-type="string" table:style-name="ce13">
            <text:p>Sa résine donne l’essence de térébenthine, un antiseptique des voies respiratoires.</text:p>
          </table:table-cell>
          <table:table-cell office:value-type="string" table:style-name="ce4">
            <text:p>Nom commun : Pin de Weymouth – pin blanc</text:p>
            <text:p>Nom scientifique : Pinus strobus</text:p>
            <text:p>Famille : PINACEAE</text:p>
            <text:p>Type : arbre (conifère)</text:p>
            <text:p>Floraison : printemps</text:p>
            <text:p>Origine : Nord des États-Unis et Sud-Est du Canada</text:p>
            <text:p>Habitat : montagnes, forêts de conifères ou mixtes</text:p>
            <text:p>Étymologie : Pinus signifierait en latin « parasol », en référence à la forme globale des arbres du genre. Strobus vient du grec strobilor qui signifie « toupie » ou strobos qui signifie « enroulé autour », faisant allusion au cône.</text:p>
            <text:p>Particularité : c’est un arbre à écorce d’abord lisse et vert grisâtre puis fissurée et gris noirâtre. Les feuilles, des aiguilles vert bleuté, sont droites et groupées par 5. Les cônes sont pendants, étroits et allongés. On l’utilise beaucoup en ornementation en raison des variations de port et du feuillage. Son bois, blanc, tendre et homogène, est facile à travailler. Il est utilisé en menuiserie pour la fabrication de portes ou d’encadrements de fenêtres. La résine donne l’essence de térébenthine, un antiseptique des voies respiratoires.</text:p>
            <text:p>Le saviez-vous ? Le pin de Weymouth aime les feux de forêts, ce qui lui permet de se régénérer plus facilement. Il est adapté aux feux par son écorce épaisse.<text:s/></text:p>
            <text:p><text:s/></text:p>
            <text:p/>
          </table:table-cell>
          <table:table-cell office:value-type="string" table:style-name="ce4">
            <text:p>jardin; arbres</text:p>
          </table:table-cell>
          <table:table-cell table:number-columns-repeated="16379"/>
        </table:table-row>
        <table:table-row table:style-name="ro14">
          <table:table-cell office:value-type="float" office:value="154" table:style-name="ce4">
            <text:p>154</text:p>
          </table:table-cell>
          <table:table-cell office:value-type="string" table:style-name="ce4">
            <text:p>Tilleul commun</text:p>
          </table:table-cell>
          <table:table-cell office:value-type="string" table:style-name="ce13">
            <text:p>L’inflorescence du tilleul est efficace en infusion pour le traitement des troubles légers du sommeil.</text:p>
          </table:table-cell>
          <table:table-cell office:value-type="string" table:style-name="ce4">
            <text:p>Nom commun : Tilleul commun</text:p>
            <text:p>Nom scientifique : Tilia x europaea<text:s/></text:p>
            <text:p>Famille : MALVACEAE</text:p>
            <text:p>Type : arbre<text:s/></text:p>
            <text:p>Floraison : juin, juillet</text:p>
            <text:p>Origine : Europe</text:p>
            <text:p>Habitat : bois, canopées</text:p>
            <text:p>Etymologie : Tilia viendrait du latin telum signifiant « javelot ». Dans l’Antiquité, son bois était utilisé dans la fabrication de javelots.<text:s/></text:p>
            <text:p>Particularité : c’est un grand arbre au port pyramidal. Il a une écorce grise et lisse qui se fissure avec l’âge. Il porte des feuilles entières en forme de cœur, vert foncé luisant et aux bords dentés. Ses fleurs, jaunâtres, sont groupées en cymes et dégagent une agréable odeur aromatique. Le tilleul commun est un arbre ornemental et il résiste bien à la pollution.<text:s/></text:p>
            <text:p>Le saviez-vous ? L’inflorescence du tilleul est efficace en infusion pour le traitement des troubles légers du sommeil.</text:p>
            <text:p/>
          </table:table-cell>
          <table:table-cell office:value-type="string" table:style-name="ce4">
            <text:p>jardin; arbres</text:p>
          </table:table-cell>
          <table:table-cell table:number-columns-repeated="16379"/>
        </table:table-row>
        <table:table-row table:style-name="ro9">
          <table:table-cell office:value-type="float" office:value="155" table:style-name="ce4">
            <text:p>155</text:p>
          </table:table-cell>
          <table:table-cell office:value-type="string" table:style-name="ce4">
            <text:p>Tilleul argenté</text:p>
          </table:table-cell>
          <table:table-cell office:value-type="string" table:style-name="ce13">
            <text:p>Les masques des sarcophages en Égypte étaient en tilleul, ce qui indique le caractère sacré de cet arbre dans les temps anciens.</text:p>
          </table:table-cell>
          <table:table-cell office:value-type="string" table:style-name="ce4">
            <text:p>Nom commun : Tilleul argenté</text:p>
            <text:p>Nom scientifique : Tilia tomentosa</text:p>
            <text:p>Famille : MALVACEAE</text:p>
            <text:p>Type : arbre<text:s/></text:p>
            <text:p>Floraison : juin, juillet</text:p>
            <text:p>Origine : Balkans</text:p>
            <text:p>Habitat : forêts de hêtres ou de chênes</text:p>
            <text:p>Etymologie : Tilia viendrait du latin telum signifiant « javelot ». Dans l’Antiquité, son bois était utilisé dans la fabrication de javelots. Tomentosa signifie « soyeux », allusion au revers des feuilles.</text:p>
            <text:p>Particularité : arbre majestueux au feuillage argenté et duveteux au revers. L’inflorescence se fait sous forme de cymes composées de fleurs jaunes, très odorantes, qui parfument les alentours au début de l’été. Ces inflorescences sont utilisées pour la confection d’infusions et tisanes réputées être digestives et calmantes. Le bois, blanc et tendre, est utilisé en sculpture et dans la fabrication de divers petits objets dont les allumettes et les caisses d’emballage.</text:p>
            <text:p>Le saviez-vous ? Les masques des sarcophages en Égypte étaient en tilleul, ce qui indique le caractère sacré de cet arbre dans les temps anciens.</text:p>
            <text:p/>
          </table:table-cell>
          <table:table-cell office:value-type="string" table:style-name="ce4">
            <text:p>jardin; arbres</text:p>
          </table:table-cell>
          <table:table-cell table:number-columns-repeated="16379"/>
        </table:table-row>
        <table:table-row table:style-name="ro8">
          <table:table-cell office:value-type="float" office:value="156" table:style-name="ce4">
            <text:p>156</text:p>
          </table:table-cell>
          <table:table-cell office:value-type="string" table:style-name="ce4">
            <text:p>Chêne pédoculé</text:p>
          </table:table-cell>
          <table:table-cell office:value-type="string" table:style-name="ce13">
            <text:p>Le chêne est très utilisé dans la tonnellerie pour la conservation des grands vins.</text:p>
          </table:table-cell>
          <table:table-cell office:value-type="string" table:style-name="ce4">
            <text:p>Nom commun : Chêne pédonculé</text:p>
            <text:p>Nom scientifique : Quercus robur</text:p>
            <text:p>Famille : FAGACEAE</text:p>
            <text:p>Type : arbre</text:p>
            <text:p>Floraison : printemps</text:p>
            <text:p>Origine : Europe</text:p>
            <text:p>Habitat : forêts de feuillus</text:p>
            <text:p>Etymologie : Quercus proviendrait du celte kaerquez signifiant « bel arbre ». Robur, du latin ruber, signifie « rouge », en référence à la couleur du bois.</text:p>
            <text:p>Particularité : c’est un arbre majestueux à la silhouette imposante. L’écorce est d’abord lisse et brillante, puis elle laisse apparaitre des sillons longitudinaux de plus en plus profonds à partir de 20 ou 30 ans. Ensuite, l’écorce s’épaissit et devient sombre et profondément crevassée. Les feuilles, tardivement caduques, sont plus ou moins profondément lobées. Les fruits, des glands, sont de forme variable et atteignent 4 à 5cm de long. Ce chêne croît lentement et vit plusieurs siècles. Exploitable vers 180 ans, son bois est apprécié dans la charpente, l’ébénisterie et l’ameublement.</text:p>
            <text:p>Le saviez-vous ? Le chêne était sacré chez les romains, les celtes et les germains. Il est un symbole de virilité, de force, d’endurance et de longévité. Le chêne est très utilisé dans la tonnellerie pour la conservation des grands vins.</text:p>
            <text:p/>
          </table:table-cell>
          <table:table-cell office:value-type="string" table:style-name="ce4">
            <text:p>jardin; arbres</text:p>
          </table:table-cell>
          <table:table-cell table:number-columns-repeated="16379"/>
        </table:table-row>
        <table:table-row table:style-name="ro8">
          <table:table-cell office:value-type="float" office:value="157" table:style-name="ce4">
            <text:p>157</text:p>
          </table:table-cell>
          <table:table-cell office:value-type="string" table:style-name="ce4">
            <text:p>Epicéa commun</text:p>
          </table:table-cell>
          <table:table-cell office:value-type="string" table:style-name="ce13">
            <text:p>Considéré par les Celtes comme « l'arbre porteur de vie »<text:span text:style-name="T5">,<text:s/></text:span>l’épicéa commun est souvent utilisé comme sapin de Noël.</text:p>
          </table:table-cell>
          <table:table-cell office:value-type="string" table:style-name="ce4">
            <text:p>Nom commun : Épicéa commun – Sapinette – Faux sapin</text:p>
            <text:p>Nom scientifique : Picea abies</text:p>
            <text:p>Famille : PINACEAE</text:p>
            <text:p>Type : arbre (conifère)</text:p>
            <text:p>Floraison : mai, juin</text:p>
            <text:p>Origine : Europe, Scandinavie, Russie, Asie de l’Est<text:s/></text:p>
            <text:p>Habitat : Forêts boréales, forêts de montagne</text:p>
            <text:p>Étymologie : Picea vient du latin Pix qui signifie « la poix, la résine ». Abies signifie en latin « sapin », nommé ainsi en raison de sa ressemblance avec le sapin.</text:p>
            <text:p>Particularité : c’est un arbre à tronc droit et à écorce fissurée brun rougeâtre. Ses feuilles, en aiguilles piquantes, sont disposées en brosse sur le rameau, sur des coussinets protubérants. L’inflorescence femelle, rouge carmin mêlé de vert, se trouve sur les rameaux de la saison précédente. Les inflorescences mâles sont groupés en nombreux chatons ovoïdes jaune rougeâtre. Les cônes sont cylindriques et pendants et mesurent environ 10cm. Il est devenu aujourd’hui notre « sapin de Noël ». Son bois blanc, rectiligne, élastique et souple est recherché pour la fabrication de poteaux, bois de coffrage, de charpentes, d’instruments de musiques (violons, pianos…).<text:s/></text:p>
            <text:p>Le saviez-vous ? Considéré par les Celtes comme « l'arbre porteur de vie », l’épicéa commun est souvent utilisé comme sapin de Noël.</text:p>
            <text:p/>
          </table:table-cell>
          <table:table-cell office:value-type="string" table:style-name="ce4">
            <text:p>jardin; arbres</text:p>
          </table:table-cell>
          <table:table-cell table:number-columns-repeated="16379"/>
        </table:table-row>
        <table:table-row table:style-name="ro9">
          <table:table-cell office:value-type="float" office:value="158" table:style-name="ce4">
            <text:p>158</text:p>
          </table:table-cell>
          <table:table-cell office:value-type="string" table:style-name="ce4">
            <text:p>Sequoïa géant</text:p>
          </table:table-cell>
          <table:table-cell office:value-type="string" table:style-name="ce13">
            <text:p>L’individu le plus vieux a environ 2500 ans.</text:p>
          </table:table-cell>
          <table:table-cell office:value-type="string" table:style-name="ce4">
            <text:p>Nom commun : Séquoia géant</text:p>
            <text:p>Nom scientifique : Sequoiadendron giganteum</text:p>
            <text:p>Famille : TAXODIACEAE</text:p>
            <text:p>Type : arbre (conifère)</text:p>
            <text:p>Floraison : Mars - avril</text:p>
            <text:p>Origine : Californie</text:p>
            <text:p>Habitat : forêts humides (entre 1400 et 2150 mètres d’altitude)</text:p>
            <text:p>Étymologie : le nom « Séquoia » réfèrerait à Sequoyah, un indien Cherokee qui est l’inventeur de l’alphabet Cherokee dans les années 1820, permettant une entente cordiale entre les Peaux Rouges et les Yankees.</text:p>
            <text:p>Particularité : C’est un arbre fossile monoïque. Les fleurs mâles, situées à l’extrémité des rameaux sont minuscules et jaunâtres. Les fleurs femelles, ovoïdes, sont érigées au sommet d’une petite tige écailleuse et brillante. Son tronc a une forme conique caractéristique avec une écorce douce et rougeâtre. La découverte de fossiles a permis d’établir que les Séquoias géants étaient largement répandus en Europe et en Amérique du Nord il y a 200 millions d’années. Seuls les jeunes individus peuvent fournir un bois de qualité.<text:s text:c="2"/></text:p>
            <text:p>Le saviez-vous ? L’individu le plus vieux a environ 2500 ans. Le séquoia géant fut introduit en Europe en 1853. Le Parc de Clères, construit entre 1863 et 1868, en possédait 3 pieds.<text:s/></text:p>
            <text:p/>
          </table:table-cell>
          <table:table-cell office:value-type="string" table:style-name="ce4">
            <text:p>jardin; arbres</text:p>
          </table:table-cell>
          <table:table-cell table:number-columns-repeated="16379"/>
        </table:table-row>
        <table:table-row table:style-name="ro8">
          <table:table-cell office:value-type="float" office:value="159" table:style-name="ce4">
            <text:p>159</text:p>
          </table:table-cell>
          <table:table-cell office:value-type="string" table:style-name="ce4">
            <text:p>Buis commun</text:p>
          </table:table-cell>
          <table:table-cell office:value-type="string" table:style-name="ce13">
            <text:p>Les buis du parc ont été planté du temps de Jean Delacour</text:p>
          </table:table-cell>
          <table:table-cell office:value-type="string" table:style-name="ce4">
            <text:p>Nom commun : Buis commun</text:p>
            <text:p>Nom scientifique : Buxus sempervirens</text:p>
            <text:p>Famille : BUXACEAE</text:p>
            <text:p>Type : arbuste</text:p>
            <text:p>Floraison : avril à juin</text:p>
            <text:p>Origine : Europe, Afrique du Nord, Asie mineure<text:s/></text:p>
            <text:p>Habitat : milieux arides et rocheux</text:p>
            <text:p>Étymologie : Buxus vient du grec pycknos qui signifie « dense » en raison de la dureté du bois. Sempervirens vient du latin semper signifiant « toujours » et virens, « vert » en référence au caractère persistant des feuilles.</text:p>
            <text:p>Particularité : arbuste touffu à croissance lente. Les feuilles sont oblongues, luisantes et vert foncé.<text:s/></text:p>
            <text:p>L’inflorescence prend la forme de grappe avec plusieurs fleurs mâles sur les côtés et une fleur femelle au centre. C’est l’arbuste qui se prête le mieux à l’art topiaire. Son bois, jaune citron à grain fin, est très recherché par les graveurs et les tourneurs car il peut être travaillé avec une grande précision. Le buis est toxique : il contient des alcaloïdes provoquant des vomissements.</text:p>
            <text:p>Le saviez-vous ? Avec le bois du buis, les romains et les grecs faisaient des tablettes pour écrire.</text:p>
            <text:p/>
          </table:table-cell>
          <table:table-cell office:value-type="string" table:style-name="ce4">
            <text:p>jardin</text:p>
          </table:table-cell>
          <table:table-cell table:number-columns-repeated="16379"/>
        </table:table-row>
        <table:table-row table:style-name="ro13">
          <table:table-cell office:value-type="float" office:value="160" table:style-name="ce4">
            <text:p>160</text:p>
          </table:table-cell>
          <table:table-cell office:value-type="string" table:style-name="ce4">
            <text:p>Marronnier d'Inde</text:p>
          </table:table-cell>
          <table:table-cell office:value-type="string" table:style-name="ce13">
            <text:p>Les marrons apparaissent en fin d’été et sont toxiques</text:p>
          </table:table-cell>
          <table:table-cell office:value-type="string" table:style-name="ce4">
            <text:p>Nom commun : Marronnier d’Inde</text:p>
            <text:p>Nom scientifique : Aesculus hippocastanum Famille : HIPPOCASTANACEAE</text:p>
            <text:p>Type : arbre<text:s/></text:p>
            <text:p>Floraison : avril à juin</text:p>
            <text:p>Origine : Sud-Est de l’Europe</text:p>
            <text:p>Habitat : forêts caduques</text:p>
            <text:p>Étymologie : Aesculus vient du latin ou il désigne un chêne à glands comestibles. Hippocastanum vient du grec hippos, qui désigne le cheval et kastanon, qui désigne la châtaigne, référence à la ressemblance entre les châtaignes et les marrons, donc ils pouvaient être donnés sans excès aux chevaux.</text:p>
            <text:p>Particularité : arbre à port étalé et aux larges feuilles palmées. La floraison prend la forme de grandes panicules de fleurs blanches marquées de jaune. Les marrons apparaissent en fin d’été et sont toxiques. Ils sont utilisés en phytothérapie pour traiter les insuffisances veineuses. Son bois n’est pas réputé de qualité pour la charpente ou la menuiserie. Il est surtout utilisé comme arbre d’ornement.<text:s/></text:p>
            <text:p>Le saviez-vous ? Une décoction de marrons décortiqués, séchés et réduits en poudre peut être utilisée comme lessive ou savon pour les mains.</text:p>
            <text:p/>
          </table:table-cell>
          <table:table-cell office:value-type="string" table:style-name="ce4">
            <text:p>jardin; arbres</text:p>
          </table:table-cell>
          <table:table-cell table:number-columns-repeated="16379"/>
        </table:table-row>
        <table:table-row table:style-name="ro13">
          <table:table-cell office:value-type="float" office:value="161" table:style-name="ce4">
            <text:p>161</text:p>
          </table:table-cell>
          <table:table-cell office:value-type="string" table:style-name="ce4">
            <text:p>Marronnier rouge</text:p>
          </table:table-cell>
          <table:table-cell office:value-type="string" table:style-name="ce5">
            <text:p>Ses fruits (des marrons) ne sont pas comestibles</text:p>
          </table:table-cell>
          <table:table-cell office:value-type="string" table:style-name="ce4">
            <text:p>Nom commun : Marronnier rouge</text:p>
            <text:p>Nom scientifique : Aesculus x carnea</text:p>
            <text:p>Famille : HIPPOCASTANACEAE</text:p>
            <text:p>Type : arbre<text:s/></text:p>
            <text:p>Floraison : mai, juin</text:p>
            <text:p>Origine : hybride</text:p>
            <text:p>Habitat : parcs et jardins</text:p>
            <text:p>Etymologie : Aesculus vient du latin ou il désigne un chêne à glands comestibles. Carnea signifie « carné », en référence à la couleur des fruits.<text:s/></text:p>
            <text:p>Particularité : C’est un arbre à port retombant et à écorce d’abord lisse puis se détachant en plaques brunes avec l’âge. Ses bourgeons sont collants et visqueux. Ses grandes feuilles palmées sont vert sombre, souvent torsadées et dentées. La floraison prend la forme de grandes panicules de fleurs parfumées à 5 pétales rose vif avec une tache au centre plus foncée. Les fruits sont moins gros que ceux du marronnier commun et peu épineux. Ils ne sont pas comestibles.<text:s text:c="2"/></text:p>
            <text:p>Le saviez-vous ? Aesculus x carnea est un hybride entre<text:s/></text:p>
            <text:p>A. hippocastanum et A. pavia. Il a été découvert en 1812 en Allemagne.<text:s/></text:p>
            <text:p/>
          </table:table-cell>
          <table:table-cell office:value-type="string" table:style-name="ce4">
            <text:p>jardin; arbres</text:p>
          </table:table-cell>
          <table:table-cell table:number-columns-repeated="16379"/>
        </table:table-row>
        <table:table-row table:style-name="ro13">
          <table:table-cell office:value-type="float" office:value="162" table:style-name="ce4">
            <text:p>162</text:p>
          </table:table-cell>
          <table:table-cell office:value-type="string" table:style-name="ce4">
            <text:p>Cerisier du Japon</text:p>
          </table:table-cell>
          <table:table-cell office:value-type="string" table:style-name="ce13">
            <text:p>Au Japon, les fleurs sont utilisées pour la confection du thé à la cerise.</text:p>
          </table:table-cell>
          <table:table-cell office:value-type="string" table:style-name="ce4">
            <text:p>Nom commun : Cerisier du Japon ‘Kanzan’</text:p>
            <text:p>Nom scientifique : Prunus serrulata ’Kanzan’</text:p>
            <text:p>Famille : ROSACEAE</text:p>
            <text:p>Type : arbre<text:s/></text:p>
            <text:p>Floraison : avril, mai</text:p>
            <text:p>Origine : Japon, Corée, Chine</text:p>
            <text:p>Habitat : forêts montagneuses</text:p>
            <text:p>Étymologie : Prunus vient du grec proumnon qui signifie « prune ». Serrulata signifie en latin « finement denté », et fait allusion au contour des feuilles de l’arbre.</text:p>
            <text:p>Particularité : c’est un arbre d’ornement au port évasé, réputé pour sa floraison abondante. Son écorce rouge est lisse et brillante avec de nombreuses lenticelles horizontales. Ses feuilles caduques sont elliptiques à bord dentelé. Elles virent au jaune-orange en automne. Ses fleurs sont semi-doubles, rosé foncé et regroupées en bouquets de 2 à 5. Le fruit est une petite drupe noire. Au Japon, les fleurs sont utilisées pour la confection du thé à la cerise.</text:p>
            <text:p>Le saviez-vous ? Au mois d’avril, les Japonais célèbrent la floraison de cet arbre lors de manifestations appelées Hanami.<text:s/></text:p>
            <text:p/>
          </table:table-cell>
          <table:table-cell office:value-type="string" table:style-name="ce4">
            <text:p>jardin; arbres</text:p>
          </table:table-cell>
          <table:table-cell table:number-columns-repeated="16379"/>
        </table:table-row>
        <table:table-row table:style-name="ro16">
          <table:table-cell office:value-type="float" office:value="163" table:style-name="ce4">
            <text:p>163</text:p>
          </table:table-cell>
          <table:table-cell office:value-type="string" table:style-name="ce4">
            <text:p>Glycine du Japon</text:p>
          </table:table-cell>
          <table:table-cell office:value-type="string" table:style-name="ce5">
            <text:p>Attention, la pante entière est toxique !</text:p>
          </table:table-cell>
          <table:table-cell office:value-type="string" table:style-name="ce4">
            <text:p>Nom commun : Glycine du Japon</text:p>
            <text:p>Nom scientifique : Wisteria floribunda</text:p>
            <text:p>Famille : FABACEAE<text:s/></text:p>
            <text:p>Type : arbuste grimpant</text:p>
            <text:p>Floraison : mai, juin</text:p>
            <text:p>Origine : Japon</text:p>
            <text:p>Habitat : zones humides, collines, montagnes</text:p>
            <text:p>Etymologie : Wisteria est un hommage au médecin anatomiste américain Caspar Wistar (1761-1818), qui enseigna l’anatomie à l’Université de Pennsylvanie. Floribunda signifie florifère.</text:p>
            <text:p>Particularité : arbuste grimpant à enracinement profond et traçant, ses feuilles caduques sont vert acide et composées de 7 à 9 paires de folioles. Les fleurs, bleu violacé à pourpre, s’épanouissent graduellement et sont faiblement odorantes. Ses branches croissent en s’enroulant autour de son support dans le sens des aiguilles d’une montre, contrairement à la glycine de Chine. Ses tiges s’épaississent et se lignifient avec l’âge, capables de former un tronc tortueux de 25cm de diamètre. <text:s/>Attention, la plante est toxique.</text:p>
            <text:p>Le saviez-vous ? Wisteria floribunda a été introduite en 1820 en Amérique du Nord pour le jardin d’agrément. Elle est devenue une espèce invasive dans certaines forêts américaines : elle y change la structure naturelle des forêts en étouffant les arbres indigènes et en modifiant la luminosité disponible pour l’étage herbacé.</text:p>
            <text:p/>
          </table:table-cell>
          <table:table-cell office:value-type="string" table:style-name="ce4">
            <text:p>jardin</text:p>
          </table:table-cell>
          <table:table-cell table:number-columns-repeated="16379"/>
        </table:table-row>
        <table:table-row table:style-name="ro14">
          <table:table-cell office:value-type="float" office:value="164" table:style-name="ce4">
            <text:p>164</text:p>
          </table:table-cell>
          <table:table-cell office:value-type="string" table:style-name="ce4">
            <text:p>Pin noir d'Autriche</text:p>
          </table:table-cell>
          <table:table-cell office:value-type="string" table:style-name="ce13">
            <text:p>On l’emploie, en Europe surtout, comme combustible ainsi que dans la fabrication de papier et dans la construction</text:p>
          </table:table-cell>
          <table:table-cell office:value-type="string" table:style-name="ce4">
            <text:p>Nom commun : Pin noir d’Autriche</text:p>
            <text:p>Nom scientifique : Pinus nigra</text:p>
            <text:p>Famille : PINACEAE</text:p>
            <text:p>Type : arbre (conifère)</text:p>
            <text:p>Floraison : mai</text:p>
            <text:p>Origine : Autriche, pays des Balkans</text:p>
            <text:p>Habitat : forêts de conifères et mixtes</text:p>
            <text:p>Etymologie : Pinus signifierait en latin « parasol », en référence à la forme globale des arbres du genre. Nigra, « noir », en raison de la teinte sombre de l’écorce et du feuillage.</text:p>
            <text:p>Particularité : C’est un arbre à tronc droit et à cime arrondie. Son écorce est brun-gris à brun rougeâtre. Ses feuilles, des aiguilles, sont rigides, vert sombre et groupées par 2. Les cônes, brun clair, sont perpendiculaires aux rameaux. Son bois est modérément dur et présente un grain droit. On l’emploie, en Europe surtout, comme combustible ainsi que dans la fabrication de papier et dans la construction. Il est très utilisé pour la restauration de terrains de montagne car il permet de stabiliser les sols.<text:s/></text:p>
            <text:p>Le saviez-vous ? Le sol de l’opéra d’État de Vienne est fait en bois de pin noir d’Autriche.</text:p>
            <text:p/>
          </table:table-cell>
          <table:table-cell office:value-type="string" table:style-name="ce4">
            <text:p>jardin; arbres</text:p>
          </table:table-cell>
          <table:table-cell table:number-columns-repeated="16379"/>
        </table:table-row>
        <table:table-row table:style-name="ro9">
          <table:table-cell office:value-type="float" office:value="165" table:style-name="ce4">
            <text:p>165</text:p>
          </table:table-cell>
          <table:table-cell office:value-type="string" table:style-name="ce4">
            <text:p>Tilleul à feuilles laciniées</text:p>
          </table:table-cell>
          <table:table-cell office:value-type="string" table:style-name="ce13">
            <text:p>Son bois est très recherché par les sculpteurs pour son grain fin.<text:s text:c="4"/></text:p>
          </table:table-cell>
          <table:table-cell office:value-type="string" table:style-name="ce4">
            <text:p>Nom commun : Tilleul à feuilles laciniées</text:p>
            <text:p>Nom scientifique : Tilia platyphyllos ’Laciniata’</text:p>
            <text:p>Famille : MALVACEAE</text:p>
            <text:p>Type : arbre<text:s/></text:p>
            <text:p>Floraison : mai, juin</text:p>
            <text:p>Origine : Europe</text:p>
            <text:p>Habitat : forêts de hêtres ou de chênes</text:p>
            <text:p>Etymologie : Tilia viendrait du latin telum signifiant « javelot ». Dans l’Antiquité, son bois était utilisé dans la fabrication de javelots. Platyphyllos est la contraction de 2 racines grecques qui signifie « à larges feuilles ».<text:s/></text:p>
            <text:p>Particularité : Arbre à croissance lente, il forme une large couronne pyramidale. Les jeunes rameaux sont poilus et brun rougeâtre, mais ils deviennent lisses en hiver. Les feuilles, profondément et irrégulièrement découpées à bords frisés, donnent au feuillage un aspect de dentelle. Elles sont vertes sur la face supérieure, poilues et vert clair sur la face inférieure. Sa floraison abondante est constituée de fleurs blanches disposées en corymbes pendants. Son bois est très recherché par les sculpteurs pour son grain fin.<text:s text:c="4"/></text:p>
            <text:p><text:s/>Le saviez-vous ? Dans l’art sacré orthodoxe, le bois du tilleul est le seul permis comme support des icônes.<text:s text:c="2"/></text:p>
            <text:p/>
          </table:table-cell>
          <table:table-cell office:value-type="string" table:style-name="ce4">
            <text:p>jardin; arbres</text:p>
          </table:table-cell>
          <table:table-cell table:number-columns-repeated="16379"/>
        </table:table-row>
        <table:table-row table:style-name="ro16">
          <table:table-cell office:value-type="float" office:value="166" table:style-name="ce4">
            <text:p>166</text:p>
          </table:table-cell>
          <table:table-cell office:value-type="string" table:style-name="ce4">
            <text:p>SequoIa toujours vert</text:p>
          </table:table-cell>
          <table:table-cell office:value-type="string" table:style-name="ce13">
            <text:p>C’est l’arbre le plus haut du monde. Le plus grand spécimen mesure 115m de haut et est âgé de 2000 ans.</text:p>
          </table:table-cell>
          <table:table-cell office:value-type="string" table:style-name="ce4">
            <text:p>Nom commun : Séquoia toujours vert</text:p>
            <text:p>Nom scientifique : Sequoia sempervirens</text:p>
            <text:p>Famille : TAXODIACEAE</text:p>
            <text:p>Type : arbre (conifère)</text:p>
            <text:p>Floraison : hiver</text:p>
            <text:p>Origine : États-Unis</text:p>
            <text:p>Habitat : forêts côtières et humides, vallées</text:p>
            <text:p>Étymologie : le nom « Séquoia » réfèrerait à Sequoyah, un indien Cherokee qui est l’inventeur de l’alphabet Cherokee dans les années 1820, permettant une entente cordiale entre les Peaux Rouges et les Yankees. Sempervirens vient du latin semper signifiant « toujours » et virens, « vert » en référence au caractère persistant des feuilles.</text:p>
            <text:p>Particularité : C’est un arbre à port conique et à croissance rapide. Son tronc est droit avec une écorce tendre d’un brun rougeâtre. Ses aiguilles grandes et plates ressemblent à celles d’un if. Ses cônes sont en forme d’œufs et sont petits. Il est recherché aux États-Unis pour son bois brun-rouge à grains très fins car il est dépourvu de canaux résinifères. Il est utilisé comme matériau de construction et dans la menuiserie et l’ébénisterie. C’est l’arbre le plus haut du monde, il peut atteindre 112m aux États-Unis. Le plus grand spécimen mesure 115m de haut et est âgé de 2000 ans. Il se trouve en Californie.</text:p>
            <text:p>Le saviez-vous ? Le séquoia toujours vert a été introduit en Europe en 1853. Le plus grand sabot du monde a été taillé dans un séquoia. Il se trouve à Gouloux dans le Morvan.<text:s/></text:p>
            <text:p/>
          </table:table-cell>
          <table:table-cell office:value-type="string" table:style-name="ce4">
            <text:p>jardin; arbres</text:p>
          </table:table-cell>
          <table:table-cell table:number-columns-repeated="16379"/>
        </table:table-row>
        <table:table-row table:style-name="ro14">
          <table:table-cell office:value-type="float" office:value="167" table:style-name="ce4">
            <text:p>167</text:p>
          </table:table-cell>
          <table:table-cell office:value-type="string" table:style-name="ce4">
            <text:p>Bégonia rustique</text:p>
          </table:table-cell>
          <table:table-cell office:value-type="string" table:style-name="ce5">
            <text:p>Cette plante vivace supporte très bien de fortes gelées, jusqu'à -15°C !</text:p>
          </table:table-cell>
          <table:table-cell office:value-type="string" table:style-name="ce4">
            <text:p>Nom commun : Bégonia rustique</text:p>
            <text:p>Nom scientifique : Begonia grandis</text:p>
            <text:p>Famille : BEGONIACEAE</text:p>
            <text:p>Type : vivace</text:p>
            <text:p>Floraison : juillet à octobre</text:p>
            <text:p>Origine : Chine, Japon</text:p>
            <text:p>Habitat : sous-bois de montagnes</text:p>
            <text:p>Etymologie : C’est au XVIIème siècle que l’intendant de Rochefort, Michel Bégon organisa une expédition aux Amériques et aux Antilles. En 1869, le père Plumier y découvre une plante qu’il nomma du nom de son protecteur.</text:p>
            <text:p>Particularité : La plus ancienne espèce de Bégonia connue a été décrite en Chine au Xème siècle. Elle produit de superbes tiges érigées dont les nœuds et les jeunes rameaux sont rougeâtres. Ses grandes feuilles sont ovales et vert clair, à pointe allongée. Les fleurs, en grappes, sont roses avec un cœur d’étamines jaune et bien visible.</text:p>
            <text:p>Le saviez-vous ? On trouve à Rochefort, le conservatoire du bégonia où sont cultivés plus de 1300 espèces naturelles et hybrides. Depuis 1845, plus de 10000 hybrides ont été obtenus.<text:s/></text:p>
            <text:p/>
          </table:table-cell>
          <table:table-cell office:value-type="string" table:style-name="ce4">
            <text:p>jardin</text:p>
          </table:table-cell>
          <table:table-cell table:number-columns-repeated="16379"/>
        </table:table-row>
        <table:table-row table:style-name="ro9">
          <table:table-cell office:value-type="float" office:value="168" table:style-name="ce4">
            <text:p>168</text:p>
          </table:table-cell>
          <table:table-cell office:value-type="string" table:style-name="ce4">
            <text:p>Hellébore orientale</text:p>
          </table:table-cell>
          <table:table-cell office:value-type="string" table:style-name="ce13">
            <text:p>Attention, toutes les parties des hellébores sont très toxiques !</text:p>
          </table:table-cell>
          <table:table-cell office:value-type="string" table:style-name="ce4">
            <text:p>Nom commun : Hellébore orientale</text:p>
            <text:p>Nom scientifique : Helleborus orientalis<text:s/></text:p>
            <text:p>Famille : RANUNCULACEAE</text:p>
            <text:p>Type : vivace</text:p>
            <text:p>Floraison : février, mars</text:p>
            <text:p>Origine : Caucase, Turquie, Grèce</text:p>
            <text:p>Habitat : forêts, fourrés, clairières<text:s text:c="2"/></text:p>
            <text:p>Étymologie : Helleborus viendrait du grec aireo qui signifie « je tue » et bora, « nourriture », en référence au caractère toxique de la plante.</text:p>
            <text:p>Particularité : plante à croissance rapide, c’est l’hellébore la plus cultivée dans les jardins. Ses feuilles, persistantes et vert foncé sont coriaces, divisées et dentelées. Elles forment une masse arrondie. Les fleurs, rose soutenu, se développent au-dessus du feuillage, par groupe de 1 à 4 avec des pétales épais et s’inclinant plus ou moins vers le sol. Toutes les parties des hellébores sont très toxiques. Elles contiennent de l’helléborine, un puissant alcaloïde ayant une action neurotoxique et cardiotoxique.<text:s/></text:p>
            <text:p>Le saviez-vous ? L’hellébore était jadis utilisée comme plante médicinale pour traiter la folie et l’épilepsie.</text:p>
            <text:p><text:s/></text:p>
            <text:p><text:s/></text:p>
            <text:p/>
          </table:table-cell>
          <table:table-cell office:value-type="string" table:style-name="ce4">
            <text:p>jardin</text:p>
          </table:table-cell>
          <table:table-cell table:number-columns-repeated="16379"/>
        </table:table-row>
        <table:table-row table:style-name="ro15">
          <table:table-cell office:value-type="float" office:value="169" table:style-name="ce4">
            <text:p>169</text:p>
          </table:table-cell>
          <table:table-cell office:value-type="string" table:style-name="ce4">
            <text:p>Crinole de Moore</text:p>
          </table:table-cell>
          <table:table-cell office:value-type="string" table:style-name="ce13">
            <text:p>La crinole de Moore est une plante toxique. Le contact cutané avec la sève peut provoquer des réactions allergiques.</text:p>
          </table:table-cell>
          <table:table-cell office:value-type="string" table:style-name="ce4">
            <text:p>Nom commun : Crinole de Moore</text:p>
            <text:p>Nom scientifique : Crinum moorei<text:s/></text:p>
            <text:p>Famille : AMARYLLIDACEAE</text:p>
            <text:p>Type : bulbe</text:p>
            <text:p>Floraison : été<text:s/></text:p>
            <text:p>Origine : Afrique du Sud<text:s/></text:p>
            <text:p>Habitat : forêts humides</text:p>
            <text:p>Etymologie : Crinum vient du grec krinon qui signifie « lys », allusion à la forme des fleurs. Moorei est un hommage au docteur D. Moore, directeur du jardin botanique de Dublin.</text:p>
            <text:p>Particularité : les feuilles longilignes sont disposées en étoile au sommet du col du bulbe. Le plein soleil abime ses feuilles, contrairement aux autres Crinum. Une longue hampe porte une dizaine de fleurs blanches en trompette étoilée et parfumées. Le fruit est une capsule déhiscente à maturité.</text:p>
            <text:p>Le saviez-vous ? La crinole de Moore est une plante toxique. Le contact cutané avec la sève peut provoquer des réactions allergiques.<text:s/></text:p>
            <text:p><text:s/></text:p>
            <text:p/>
          </table:table-cell>
          <table:table-cell office:value-type="string" table:style-name="ce4">
            <text:p>jardin</text:p>
          </table:table-cell>
          <table:table-cell table:number-columns-repeated="16379"/>
        </table:table-row>
        <table:table-row table:style-name="ro13">
          <table:table-cell office:value-type="float" office:value="170" table:style-name="ce4">
            <text:p>170</text:p>
          </table:table-cell>
          <table:table-cell office:value-type="string" table:style-name="ce4">
            <text:p>Crinole blanche de Powell</text:p>
          </table:table-cell>
          <table:table-cell office:value-type="string" table:style-name="ce5">
            <text:p>Cette plante vivace bulbeuse est assez rustique. Elle supporte bien les -10°C.</text:p>
          </table:table-cell>
          <table:table-cell office:value-type="string" table:style-name="ce4">
            <text:p>Nom commun : Crinole blanche de Powell</text:p>
            <text:p>Nom scientifuqe : Crinum powellii ’Album’</text:p>
            <text:p>Famille : AMARYLLIDACEAE</text:p>
            <text:p>Type : bulbe</text:p>
            <text:p>Floraison : été<text:s/></text:p>
            <text:p>Origine : horticole<text:s/></text:p>
            <text:p>Habitat : forêts humides</text:p>
            <text:p>Etymologie : Crinum vient du grec krinon qui signifie « lys », allusion à la forme des fleurs.<text:s/></text:p>
            <text:p>Particularité : Cette plante bulbeuse met quelques années à s’installer, puis offre chaque année une belle et généreuse floraison. La tige florale est robuste et porte une couronne de 5 à 10 fleurs en forme de trompette. Les fleurs sont grandes, très ouvertes, d’un blanc pur et délicatement parfumées. Les feuilles sont larges et rubanées. Elles dépassent souvent 1m de long et se replient sur l’extrémité. Elles sont très engainantes et forment presque une tige qui persiste au sommet du bulbe en hiver.</text:p>
            <text:p>Le saviez-vous ? L’obtention de la crinole de Powell a été décrite pour la première fois en 1880 en Angleterre. Elle est issue d’un croisement entre Crinum bulbispermum et Crinum moorei.</text:p>
            <text:p/>
          </table:table-cell>
          <table:table-cell office:value-type="string" table:style-name="ce4">
            <text:p>jardin</text:p>
          </table:table-cell>
          <table:table-cell table:number-columns-repeated="16379"/>
        </table:table-row>
        <table:table-row table:style-name="ro13">
          <table:table-cell office:value-type="float" office:value="171" table:style-name="ce4">
            <text:p>171</text:p>
          </table:table-cell>
          <table:table-cell office:value-type="string" table:style-name="ce4">
            <text:p>Bananier du Japon</text:p>
          </table:table-cell>
          <table:table-cell office:value-type="string" table:style-name="ce13">
            <text:p>C’est une des rares espèces de bananier à pouvoir être cultivé sous notre climat</text:p>
          </table:table-cell>
          <table:table-cell office:value-type="string" table:style-name="ce4">
            <text:p>Nom commun : Bananier du Japon</text:p>
            <text:p>Nom scientifique : Musa basjoo</text:p>
            <text:p>Famille : MUSACEAE</text:p>
            <text:p>Type : plante herbacée</text:p>
            <text:p>Floraison : été</text:p>
            <text:p>Origine : Chine, Japon</text:p>
            <text:p>Habitat : bois clairs, lisières de forêts</text:p>
            <text:p>Étymologie : On pensait qu’il était originaire du Japon, mais il provient en fait de Chine. Ce qui explique l’étymologie du nom qui est dérivé du chinois. Basjoo vient du chinois bā jiāo qui signifie « banane ».</text:p>
            <text:p>Particularité : C’est une des rares espèces de bananier à pouvoir être cultivé sous notre climat. Il a un fort pouvoir ornemental par ses immenses feuilles vert franc pouvant atteindre 2,5 mètres de long. Les petites fleurs tubulaires jaune pâle sont portées par de grandes bractées brunes pendantes. Elles sont suivies de petits fruits au goût désagréable mais comestibles.<text:s/></text:p>
            <text:p><text:s/>Le saviez-vous ? Il était autrefois cultivé en Chine et au<text:s/></text:p>
            <text:p>Japon pour ses fibres qui étaient extraites du stipe pour l’industrie du textile.<text:s/></text:p>
            <text:p><text:s/></text:p>
            <text:p/>
          </table:table-cell>
          <table:table-cell office:value-type="string" table:style-name="ce4">
            <text:p>jardin;<text:s/></text:p>
          </table:table-cell>
          <table:table-cell table:number-columns-repeated="16379"/>
        </table:table-row>
        <table:table-row table:style-name="ro16">
          <table:table-cell office:value-type="float" office:value="172" table:style-name="ce4">
            <text:p>172</text:p>
          </table:table-cell>
          <table:table-cell office:value-type="string" table:style-name="ce4">
            <text:p>Kiwi</text:p>
          </table:table-cell>
          <table:table-cell office:value-type="string" table:style-name="ce13">
            <text:p>Le kiwi était autrefois appelé « groseille de Chine ».</text:p>
          </table:table-cell>
          <table:table-cell office:value-type="string" table:style-name="ce4">
            <text:p>Nom commun : Kiwi</text:p>
            <text:p>Nom scientifique : Actinidia chinensis</text:p>
            <text:p>Famille : ACTINIDIACEAE</text:p>
            <text:p>Type : arbuste grimpant</text:p>
            <text:p>Floraison : mai, juin</text:p>
            <text:p>Origine : Chine</text:p>
            <text:p>Habitat : fourrés, forêts de chênes, en pente</text:p>
            <text:p>Étymologie : Actinidia vient du grec actinos signifiant « rayons », allusion à la disposition en rayon des styles à partir de l’ovaire à la manière d’une roue. Chinensis car la plante est originaire de Chine.</text:p>
            <text:p><text:s/>Particularité : C’est une plante grimpante à racines charnues et traçantes. Les feuilles, vert foncé et caduques, sont ovales au limbe obtus, cilié et tomenteux. Les fleurs mâles sont blanches aux étamines dorés. Elles sont regroupées en courtes cymes axillaires. Les fleurs femelles sont solitaires, blanc-jaunâtre et ont de courtes étamines chargées de pollen stérile. Les fruits, comestibles, sont oblongs à épiderme velu brun à roux et à pulpe vert pâle, acidulée et juteuse. Les kiwis sont apparus sur les étals français dans les années 1980. Malgré leur origine, ils sont rustiques au Nord de la France.<text:s/></text:p>
            <text:p>Le saviez-vous ? Le kiwi était autrefois appelé « groseille de Chine ». Mais pour pouvoir l’importer aux États-Unis, un arboriculteur choisit de lui donner le nom d’un oiseau indigène en 1959.</text:p>
            <text:p/>
          </table:table-cell>
          <table:table-cell office:value-type="string" table:style-name="ce4">
            <text:p>jardin</text:p>
          </table:table-cell>
          <table:table-cell table:number-columns-repeated="16379"/>
        </table:table-row>
        <table:table-row table:style-name="ro14">
          <table:table-cell office:value-type="float" office:value="173" table:style-name="ce4">
            <text:p>173</text:p>
          </table:table-cell>
          <table:table-cell office:value-type="string" table:style-name="ce4">
            <text:p>Saule pleureur</text:p>
          </table:table-cell>
          <table:table-cell office:value-type="string" table:style-name="ce13">
            <text:p>Le saule pleureur est, pour les chinois, un symbole d’immortalité et de communication avec le ciel, tandis que pour les tibétains, il est l’arbre de la vie.</text:p>
          </table:table-cell>
          <table:table-cell office:value-type="string" table:style-name="ce4">
            <text:p>Nom commun : Saule pleureur<text:s/></text:p>
            <text:p>Nom scientifique : Salix babylonica<text:s/></text:p>
            <text:p>Famille : SALICACEAE</text:p>
            <text:p>Type : arbre</text:p>
            <text:p>Floraison : avril</text:p>
            <text:p>Origine : Chine<text:s/></text:p>
            <text:p>Habitat : bords de cours d’eau, marécages</text:p>
            <text:p>Étymologie : Salix viendrait du celtique sal lis signifiant « près de l’eau », allusion à l’habitat de l’arbre.<text:s/></text:p>
            <text:p>Particularité : C’est un arbre trapu, aux longues branches pendantes pouvant parfois toucher le sol et auxquelles on doit son appellation de « pleureur ». Les feuilles sont gris blanchâtre sur la face inférieure. Les fleurs sont regroupées en chatons, courts et verdâtres pour les femelles, longs et jaunes pour les mâles. Il apprécie les sols frais et humides et les zones ensoleillées. Il est sensible aux maladies et son bois est fragile (branches cassantes).<text:s/></text:p>
            <text:p>Le saviez-vous ? Le saule pleureur est, pour les chinois, un symbole d’immortalité et de communication avec le ciel, tandis que pour les tibétains, il est l’arbre de la vie.</text:p>
            <text:p/>
          </table:table-cell>
          <table:table-cell office:value-type="string" table:style-name="ce4">
            <text:p>jardin; arbres</text:p>
          </table:table-cell>
          <table:table-cell table:number-columns-repeated="16379"/>
        </table:table-row>
        <table:table-row table:style-name="ro13">
          <table:table-cell office:value-type="float" office:value="174" table:style-name="ce4">
            <text:p>174</text:p>
          </table:table-cell>
          <table:table-cell office:value-type="string" table:style-name="ce4">
            <text:p>Bambou vert</text:p>
          </table:table-cell>
          <table:table-cell office:value-type="string" table:style-name="ce13">
            <text:p>Le bambou détient le record de vitesse pour sa croissance pouvant dépasser 1 mètre par jour.</text:p>
          </table:table-cell>
          <table:table-cell office:value-type="string" table:style-name="ce4">
            <text:p>Nom commun : Bambou vert</text:p>
            <text:p>Nom scientifique : Phyllostachys viridis</text:p>
            <text:p>Famille : POACEAE</text:p>
            <text:p>Type : herbacée</text:p>
            <text:p>Floraison : mai, juin (rare)</text:p>
            <text:p>Origine : Chine</text:p>
            <text:p>Habitat : forêts feuillues et mixtes</text:p>
            <text:p>Étymologie : Phyllostachys vient du grec phyllon qui signifie « feuille » et stachus, « épi ». Le bambou est un grand épi à feuilles.<text:s/></text:p>
            <text:p>Particularité : Le bambou est une plante herbacée, à croissance très rapide et au port dressé et touffu, légèrement incliné. Durant les premières années, les nœuds sont marqués d’un anneau de pruine blanche. Les jeunes pousses de certaines variétés sont comestibles. En Asie, elles sont consommées fraiches et crues. Les bambous sont utilisés dans la fabrication d’objets, de mobilier, le tressage et la construction de maisons. Les bambous sont très traçants : on peut trouver des pousses à plusieurs mètres de la souche principale.<text:s/></text:p>
            <text:p>Le saviez-vous ? Le bambou détient le record de vitesse pour sa croissance pouvant dépasser 1 mètre par jour.</text:p>
            <text:p/>
          </table:table-cell>
          <table:table-cell office:value-type="string" table:style-name="ce4">
            <text:p>jardin</text:p>
          </table:table-cell>
          <table:table-cell table:number-columns-repeated="16379"/>
        </table:table-row>
        <table:table-row table:style-name="ro13">
          <table:table-cell office:value-type="float" office:value="175" table:style-name="ce4">
            <text:p>175</text:p>
          </table:table-cell>
          <table:table-cell office:value-type="string" table:style-name="ce4">
            <text:p>Glycine de Chine</text:p>
          </table:table-cell>
          <table:table-cell office:value-type="string" table:style-name="ce5">
            <text:p>Attention, ses graines sont toxiques !</text:p>
          </table:table-cell>
          <table:table-cell office:value-type="string" table:style-name="ce4">
            <text:p>Nom commun : Glycine de Chine</text:p>
            <text:p>Nom scientifique : Wisteria sinensis<text:s/></text:p>
            <text:p>Famille : Fabaceae<text:s/></text:p>
            <text:p>Type : plante grimpante</text:p>
            <text:p>Floraison : avril à mai, 2nd floraison moins importante en été</text:p>
            <text:p>Origine : Chine</text:p>
            <text:p>Habitat : <text:s/>Soleil mi– ombre</text:p>
            <text:p>Étymologie : Son nom « Wistaria » lui a été donné par le botaniste-zoologiste Thomas Nuttall en souvenir de l’anatomiste- médecine C. Wistar qui enseigna l’anatomie à l’université de Pennsylvanie où ils firent connaissance. Son nom spécifique Sinensis précis quant à lui l’origine chinoise de cette espèce.</text:p>
            <text:p>Particularité : Les glycines sont des lianes volubiles à très grand développement dont la vigueur est parfois destructrice pour ses supports. La variété sinensis, très parfumée, fleurit en grappes compactes et en cascade d'un bleu violet soutenu de 20 à 30 cm de long, elle est remontante en été. Son jeune feuillage se colore de bronze toute l'année.<text:s/></text:p>
            <text:p><text:s/>Le saviez-vous ? La Wisteria sinensis peut être conduite en arbre avec un développement allant jusqu'à 20 m. De plus elle fleurit environ 2/3 ans après sa plantation.<text:s/></text:p>
            <text:p/>
          </table:table-cell>
          <table:table-cell office:value-type="string" table:style-name="ce4">
            <text:p>jardin</text:p>
          </table:table-cell>
          <table:table-cell table:number-columns-repeated="16379"/>
        </table:table-row>
        <table:table-row table:style-name="ro14">
          <table:table-cell office:value-type="float" office:value="176" table:style-name="ce4">
            <text:p>176</text:p>
          </table:table-cell>
          <table:table-cell office:value-type="string" table:style-name="ce4">
            <text:p>Erable de Freeman</text:p>
          </table:table-cell>
          <table:table-cell office:value-type="string" table:style-name="ce10">
            <text:p>Ces feuilles vertes sont caduques et deviennent rouge orangé à l'automne</text:p>
          </table:table-cell>
          <table:table-cell office:value-type="string" table:style-name="ce4">
            <text:p>Nom commun : Érable de Freeman</text:p>
            <text:p>Nom scientifique : Acer Freemanii<text:s/></text:p>
            <text:p>Famille : Acéracées</text:p>
            <text:p>Type : Arbre</text:p>
            <text:p>Floraison : Avril</text:p>
            <text:p>Origine : Horticole Américain</text:p>
            <text:p>Habitat : <text:s/>zones tempérées de l'hémisphère Nord<text:s/></text:p>
            <text:p>Étymologie : Acer signifie en latin « dur, tenace » en référence au bois d’érable qui est d’une grande dureté.<text:s/></text:p>
            <text:p>Particularité : <text:s text:c="2"/>L’érable de Freeman est un arbre à la croissance rapide, au port élancé et ovoïdal et à la cime arrondie. Il peut atteindre 15 m de hauteur pour une largeur de 5 m. Cet arbre possède une belle écorce gris clair. Ces feuilles, à trois lobes profonds et découpés, vertes, sont caduques et deviennent rouge orangé à l'automne. Les fruits sous forme de samares sont peu nombreux.<text:s/></text:p>
            <text:p>Le saviez-vous ? L'érable de Freeman est une variété créée à partir d'une hybridation entre Acer rubrum et saccharinum.</text:p>
            <text:p/>
          </table:table-cell>
          <table:table-cell office:value-type="string" table:style-name="ce4">
            <text:p>jardin; arbres</text:p>
          </table:table-cell>
          <table:table-cell table:number-columns-repeated="16379"/>
        </table:table-row>
        <table:table-row table:style-name="ro4">
          <table:table-cell office:value-type="float" office:value="177" table:style-name="ce4">
            <text:p>177</text:p>
          </table:table-cell>
          <table:table-cell office:value-type="string" table:style-name="ce4">
            <text:p>Echasse blanche</text:p>
          </table:table-cell>
          <table:table-cell office:value-type="string" table:style-name="ce4">
            <text:p>L'Échasse blanche fait partie des espèces protégées en France depuis 1976.</text:p>
          </table:table-cell>
          <table:table-cell office:value-type="string" table:style-name="ce4">
            <text:p>Nom commun : Échasse blanche</text:p>
            <text:p>Nom scientifique : Himantopus himantopus</text:p>
            <text:p>Famille : Recurvirostridés</text:p>
            <text:p>Habitat : Zones humides peu profondes</text:p>
            <text:p>Localisation géographique : Toutes les régions tropicales et tempérées du globe</text:p>
            <text:p>Taille : 35 à 40 cm</text:p>
            <text:p>Poids : 160 à 200 g<text:s/></text:p>
            <text:p>Espérance de vie : environ 10 ans dans la nature</text:p>
            <text:p>Reproduction : <text:s/>La période de reproduction dépend de l’aire de nidification de l’espèce, qui est très large. Les échasses blanches nichent souvent en colonies. Le nid est une simple dépression couverte d’herbes et de feuilles, parfois un amas végétal à la surface de l’eau. La femelle y pond en moyenne 4 œufs beiges mouchetés, qui seront couvés par les deux parents pendant 22 à 26 jours. Le petits, nidifuges, quittent le nid dès un jour. Ils seront capables de voler au bout d’un mois, et autonomes environ un mois plus tard.</text:p>
            <text:p>Régime alimentaire : Carnivore, l’échasse blanche se nourrit principalement d’invertébrés aquatiques.</text:p>
            <text:p>Description : L’échasse blanche a le plumage presque entièrement blanc, hormis les ailes, qui sont noires. Le bec, long et fin, est également noir, et les longues pattes, fines, sont rougeâtres.</text:p>
            <text:p>Conservation : La taille de la population est estimée entre 450 000 et 780 000 individus, en hausse dans certains endroits, stable dans d’autres. L’espèce est classée « en préoccupation mineure » sur la liste rouge de l’UICN.</text:p>
            <text:p/>
          </table:table-cell>
          <table:table-cell office:value-type="string" table:style-name="ce4">
            <text:p>oiseaux; carnivores; Europe; Asie; Amérique; Afrique; Océanie; Australie</text:p>
          </table:table-cell>
          <table:table-cell table:number-columns-repeated="16379"/>
        </table:table-row>
        <table:table-row table:style-name="ro10">
          <table:table-cell office:value-type="float" office:value="178" table:style-name="ce4">
            <text:p>178</text:p>
          </table:table-cell>
          <table:table-cell office:value-type="string" table:style-name="ce4">
            <text:p>Avocette élégante</text:p>
          </table:table-cell>
          <table:table-cell office:value-type="string" table:style-name="ce9">
            <text:p><text:a xlink:href="https://fr.wikipedia.org/wiki/Royal_Society_for_the_Protection_of_Birds">L'Avocette élégante est l'emblème de la Royal Society for the Protection of Birds.</text:a></text:p>
          </table:table-cell>
          <table:table-cell office:value-type="string" table:style-name="ce4">
            <text:p>Nom commun : Avocette élégante</text:p>
            <text:p>Nom scientifique : Recurvirostra avosetta</text:p>
            <text:p>Famille : Recurvirostridés</text:p>
            <text:p>Habitat : L’avocette élégante aime les milieux ouverts : lacs, marais, estuaires, vasières…</text:p>
            <text:p>Localisation géographique : On retrouve l’avocette élégante le long des côtes de l’Europe, en Asie centrale et en Afrique de l’Est t du Sud. Lorsqu’elle migre, elle peut hiverner sur les côtes Nord de l’Afrique, ou encore sur les côtes d’Asie mineure ou d’Inde.</text:p>
            <text:p>Taille : 42 à 45 cm</text:p>
            <text:p>Poids : 250 à 400 g</text:p>
            <text:p>Espérance de vie : Environ 20 ans</text:p>
            <text:p>Reproduction : En Eurasie, la saison de reproduction a lieu entre avril et août. L’avocette élégante est monogame, mais niche souvent en colonies. Le nid est un simple creux au sol, près de l’eau, recouvert de végétation. La femelle y dépose en moyenne 3-4 œufs beiges mouchetés, qui seront couvés par les deux parents pendant 23-25 jours. Les poussins sont nidifuges. Ils seront autonomes vers 35-42 jours.</text:p>
            <text:p>Régime alimentaire : Carnivore, l’avocette élégante se nourrit de petits invertébrés aquatiques.</text:p>
            <text:p>Description : L’avocette élégante est reconnaissable à son long bec fin recourbé vers le haut. Elle a le plumage majoritairement blanc, avec la partie supérieure de la tête, la nuque, la base, le haut et le bout des ailes noirs. Ses pattes sont gris bleuté.</text:p>
            <text:p>Conservation : La taille de la population est estimée entre 280 000 et 470 000 individus. L’avocette élégante est sensible à la pollution, aux perturbations humaines, au botulisme aviaire et à la grippe aviaire. L’espèce est ainsi classée « en préoccupation mineure » sur la liste rouge de l’UICN.</text:p>
            <text:p/>
          </table:table-cell>
          <table:table-cell office:value-type="string" table:style-name="ce4">
            <text:p>oiseaux; carnivores; Europe; Asie; Afrique</text:p>
          </table:table-cell>
          <table:table-cell table:number-columns-repeated="16379"/>
        </table:table-row>
        <table:table-row table:style-name="ro10">
          <table:table-cell office:value-type="float" office:value="179" table:style-name="ce4">
            <text:p>179</text:p>
          </table:table-cell>
          <table:table-cell office:value-type="string" table:style-name="ce6">
            <text:p>Œdicnème criard</text:p>
          </table:table-cell>
          <table:table-cell office:value-type="string" table:style-name="ce5">
            <text:p>L’œdicnème criard <text:s/>est également appelé le courlis de terre.</text:p>
          </table:table-cell>
          <table:table-cell office:value-type="string" table:style-name="ce4">
            <text:p>Nom commun : Œdicnème criard</text:p>
            <text:p>Nom scientifique : Burhinus oedicnemus</text:p>
            <text:p>Famille : Burhinidés</text:p>
            <text:p>Habitat : Milieux ouverts et secs, prairies, steppes.</text:p>
            <text:p>Localisation géographique : Pourtour méditerranéen, et également Asie, de l’Ukraine au Kazakhstan, jusqu’en Irak. Lorsqu’il est migrateur, il descend en Arabie Saoudite et dans le nord de l’Afrique, de la Mauritanie à l’Éthiopie.<text:s/></text:p>
            <text:p>Taille : 40 à 45 cm</text:p>
            <text:p>Poids : 350 à 450 g</text:p>
            <text:p>Espérance de vie : 16 ans</text:p>
            <text:p>Reproduction : La période de reproduction se situe au printemps. L’es œdicnèmes criards sont monogames. Le nid est une simple cuvette dans le sol, en milieu ouvert, pour que les oiseaux puissent repérer d’éventuels prédateurs. La femelle y dépose en moyenne 2-3 œufs beiges mouchetés, qui seront incubés par les deux parents pendant 24-26 jours. Les poussins pourront voler entre 36 et 42 jours.<text:s/></text:p>
            <text:p>Régime alimentaire : Carnivore, l’œdicnème criard mange principalement des invertébrés (insectes, limaces, escargots), mais également de petits rongeurs ou reptiles.</text:p>
            <text:p>Description : L’œdicnème criard possède un plumage cryptique : Brun strié, plus foncé sur le dessus, plus clair sur les dessous, avec deux bandes claires entourant ses yeux aux iris jaunes. Les pattes, robustes, et la base du bec, assez court et droit, sont également jaunes.</text:p>
            <text:p>Conservation : La taille de la population globale d’œdicnème criard est inconnue, mais estimée entre 360 000 et 590 000 individus, et en déclin. En Europe, ses principales menaces sont la disparition de son habitat et les perturbations humaines. L’espèce est classée « en préoccupation mineure » sur la liste rouge de l’UICN.</text:p>
            <text:p/>
          </table:table-cell>
          <table:table-cell office:value-type="string" table:style-name="ce4">
            <text:p>oiseaux; carnivores; Europe; Asie; Afrique</text:p>
          </table:table-cell>
          <table:table-cell table:number-columns-repeated="16379"/>
        </table:table-row>
        <table:table-row table:style-name="ro14">
          <table:table-cell office:value-type="float" office:value="180" table:style-name="ce4">
            <text:p>180</text:p>
          </table:table-cell>
          <table:table-cell office:value-type="string" table:style-name="ce4">
            <text:p>Staphylier penné ou Faux pistachier</text:p>
          </table:table-cell>
          <table:table-cell office:value-type="string" table:style-name="ce5">
            <text:p>Le Staphylea pinnata est également appelé Faux-pistachier en raison de ses graines traditionnellement consommées comme des pistaches.</text:p>
          </table:table-cell>
          <table:table-cell office:value-type="string" table:style-name="ce4">
            <text:p>Nom commun : Staphylier penné ou Faux pistachier</text:p>
            <text:p>Nom scientifique : Staphylea pinnata</text:p>
            <text:p>Famille : STAPHYLEACEAE</text:p>
            <text:p>Type : Arbuste caduc</text:p>
            <text:p>Floraison : Mai - Juin</text:p>
            <text:p>Origine : Europe centrale et orientale et Asie occidentale</text:p>
            <text:p>Habitat : Sous-bois humide</text:p>
            <text:p>Etymologie : Le Staphylea pinnata est également appelé Faux-pistachier en raison de ses graines traditionnellement consommées comme des pistaches.</text:p>
            <text:p>Particularité : Le Staphylier est un arbuste caduc répandu dans le nord-est de notre pays, bien adapté à nos climats continentaux. Il est ornemental par son feuillage de sureau, sa floraison printanière blanc pur et odorante et par sa fructification originale dont on consomme les graines grillées. Il supporte parfaitement les sols calcaires et argileux et pousse sans entretien.<text:s/></text:p>
            <text:p>Le saviez-vous ? En période de floraison, les grappes de clochettes pendantes répandent un subtil parfum de noix de coco.</text:p>
            <text:p/>
          </table:table-cell>
          <table:table-cell office:value-type="string" table:style-name="ce4">
            <text:p>jardin;<text:s/></text:p>
          </table:table-cell>
          <table:table-cell table:number-columns-repeated="16379"/>
        </table:table-row>
        <table:table-row table:style-name="ro12">
          <table:table-cell office:value-type="float" office:value="181" table:style-name="ce4">
            <text:p>181</text:p>
          </table:table-cell>
          <table:table-cell office:value-type="string" table:style-name="ce4">
            <text:p>Perruche-souris</text:p>
          </table:table-cell>
          <table:table-cell office:value-type="string" table:style-name="ce5">
            <text:p>La perruche-souris est également appelée conure veuve, ou encore perruche moine.</text:p>
          </table:table-cell>
          <table:table-cell office:value-type="string" table:style-name="ce4">
            <text:p>Nom commun : Perruche-souris - conure veuve – perruche moine</text:p>
            <text:p>Nom scientifique : Myiopsitta monachus</text:p>
            <text:p>Famille : Psittacidés</text:p>
            <text:p>Habitat : Zones ouvertes sèches, de type savane, forêt d’acacias, plantations de palmiers, zones d’habitation humaines pourvues d’arbres.</text:p>
            <text:p>Localisation géographique : Argentine, Brésil, Bolivie, Paraguay, Uruguay ; L’espèce a également été introduite en République Tchèque, Autriche, Italie, France, Espagne, Belgique, dans les Caraïbes et aux États-Unis</text:p>
            <text:p>Taille : 28-29 cm</text:p>
            <text:p>Poids : 90 à 140 g</text:p>
            <text:p>Espérance de vie : en moyenne 20 ans</text:p>
            <text:p>Reproduction : L’espèce niche en colonies. Les perruches-souris construisent un vaste nid avec de multiples chambres, fait de brindilles. La femelle pond 4 à 6 œufs, qui seront incubés entre 23 et 25 jours. Les jeunes resteront environ 6 semaines au nid. Ce dernier sera également occupé hors période de reproduction, comme reposoir.</text:p>
            <text:p>Régime alimentaire : La perruche-souris est végétarienne. Elle se nourrit principalement de graines et de fruits, mais elle peut agrémenter son repas d’insectes. Près des zones humaines, l’espèce peut faire des dégâts dans les champs de maïs et de sorgho, par exemple.</text:p>
            <text:p>Description : Pas de dimorphisme sexuel. Chez cette espèce, le devant de la tête, la gorge et la poitrine sont gris, le reste du plumage vert, avec le bout des ailes et le dessus de la queue bleus. Le bec et quant à lui beige cendré, et les pattes grises.</text:p>
            <text:p>Conservation : La taille de la population de perruches-souris est inconnue dans la nature, mais l’espèce est considérée comme commune. Elle a cependant été beaucoup chassée pour en faire un animal de compagnie. Elle est classée « en préoccupation mineure » sur la liste rouge de l’UICN.<text:s/></text:p>
            <text:p/>
          </table:table-cell>
          <table:table-cell office:value-type="string" table:style-name="ce4">
            <text:p>oiseaux; psittaciformes; Amérique</text:p>
          </table:table-cell>
          <table:table-cell table:number-columns-repeated="16379"/>
        </table:table-row>
        <table:table-row table:style-name="ro6">
          <table:table-cell office:value-type="float" office:value="182" table:style-name="ce4">
            <text:p>182</text:p>
          </table:table-cell>
          <table:table-cell office:value-type="string" table:style-name="ce4">
            <text:p>Touraco de Fischer</text:p>
          </table:table-cell>
          <table:table-cell office:value-type="string" table:style-name="ce5">
            <text:p>Tous les touracos sont originaires d'Afrique subsaharienne.</text:p>
          </table:table-cell>
          <table:table-cell office:value-type="string" table:style-name="ce4">
            <text:p>Nom commun : Touraco de Fischer</text:p>
            <text:p>Nom scientifique : Tauraco fischeri</text:p>
            <text:p>Famille : Musophagidés</text:p>
            <text:p>Habitat : Forêt</text:p>
            <text:p>Localisation géographique : Kénya, Somalie, Tanzanie</text:p>
            <text:p>Taille : 40 cm</text:p>
            <text:p>Poids : 230 à 270 g</text:p>
            <text:p>Espérance de vie : 10 ans dans la nature, 20 ans en captivité</text:p>
            <text:p>Reproduction : La saison de reproduction commence en juin. Le nid est une plateforme faire de brindille, en haut d’un arbre, dans des branchages épais. La femelle pond en général 2 œufs, qui seront couvés par les deux parents pendant 22-23 jours. Les petits sont nidicoles. Ils naissent avec un fin duvet noir.</text:p>
            <text:p>Régime alimentaire : Essentiellement frugivore.</text:p>
            <text:p>Description : Comme beaucoup de touracos, son plumage est principalement vert. Le dessus de sa tête, sa nuque et le dessous de ses ailes est rouge. Au niveau de sa crête, on distingue deux trais, un blanc, l’autre noir. Deux traits blancs entourent également ses yeux, celui du bas partant vers l’arrière de la tête. Si le reste de la tête, la gorge et la poitrine sont vert clair, le reste du corps est plus foncé, bleu-vert.</text:p>
            <text:p>Conservation : La taille de la population de touracos de Fischer est estimée entre 2500 et 9999 individus, en baisse. La principale menace de cette espèce est la chasse, pour en faire un animal de compagnie. La réduction de son habitat a également un impact sur la population. C’est la raison pour laquelle l’UICN a classé l’espèce « quasi menacé » sur sa liste rouge.</text:p>
            <text:p/>
          </table:table-cell>
          <table:table-cell office:value-type="string" table:style-name="ce4">
            <text:p>oiseaux; Afrique</text:p>
          </table:table-cell>
          <table:table-cell table:number-columns-repeated="16379"/>
        </table:table-row>
        <table:table-row table:number-rows-repeated="1048393" table:style-name="ro2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
    <dc:creator>LACROIX Christophe</dc:creator>
    <meta:creation-date>2021-11-23T10:14:51Z</meta:creation-date>
    <dc:date>2022-05-11T08:57:52Z</dc:date>
  </office:meta>
</office:document-meta>
</file>